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2.0402in"/>
    </style:style>
    <style:style style:name="co5" style:family="table-column">
      <style:table-column-properties fo:break-before="auto" style:column-width="2.7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&lt;1" style:apply-style-name="Good" style:base-cell-address="Sheet1.H2"/>
      <style:map style:condition="cell-content-is-between(1,1.25)" style:apply-style-name="Warning" style:base-cell-address="Sheet1.H2"/>
      <style:map style:condition="cell-content()&gt;1.25" style:apply-style-name="Bad" style:base-cell-address="Sheet1.H2"/>
    </style:style>
    <style:style style:name="ce5" style:family="table-cell" style:parent-style-name="Default">
      <style:map style:condition="cell-content()&lt;1" style:apply-style-name="Good" style:base-cell-address="Sheet1.L2"/>
      <style:map style:condition="cell-content-is-between(1,1.25)" style:apply-style-name="Warning" style:base-cell-address="Sheet1.L2"/>
      <style:map style:condition="cell-content()&gt;1.25" style:apply-style-name="Bad" style:base-cell-address="Sheet1.L2"/>
    </style:style>
    <style:style style:name="ce11" style:family="table-cell" style:parent-style-name="Default">
      <style:map style:condition="cell-content()&lt;1" style:apply-style-name="Good" style:base-cell-address="Sheet1.N2"/>
      <style:map style:condition="cell-content-is-between(1,1.25)" style:apply-style-name="Warning" style:base-cell-address="Sheet1.N2"/>
      <style:map style:condition="cell-content()&gt;1.25" style:apply-style-name="Bad" style:base-cell-address="Sheet1.N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4"/>
        <table:table-column table:style-name="co2" table:number-columns-repeated="3" table:default-cell-style-name="Default"/>
        <table:table-column table:style-name="co4" table:default-cell-style-name="ce5"/>
        <table:table-column table:style-name="co2" table:default-cell-style-name="Default"/>
        <table:table-column table:style-name="co5" table:default-cell-style-name="ce11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baseline_a</text:p>
          </table:table-cell>
          <table:table-cell office:value-type="string" calcext:value-type="string">
            <text:p>baseline_b</text:p>
          </table:table-cell>
          <table:table-cell office:value-type="string" calcext:value-type="string">
            <text:p>baseline_avg</text:p>
          </table:table-cell>
          <table:table-cell office:value-type="string" calcext:value-type="string">
            <text:p>master_a</text:p>
          </table:table-cell>
          <table:table-cell office:value-type="string" calcext:value-type="string">
            <text:p>master_b</text:p>
          </table:table-cell>
          <table:table-cell office:value-type="string" calcext:value-type="string">
            <text:p>master_avg</text:p>
          </table:table-cell>
          <table:table-cell table:style-name="Default" office:value-type="string" calcext:value-type="string">
            <text:p>baseline vs. Master</text:p>
          </table:table-cell>
          <table:table-cell office:value-type="string" calcext:value-type="string">
            <text:p>master_with_2384_a</text:p>
          </table:table-cell>
          <table:table-cell office:value-type="string" calcext:value-type="string">
            <text:p>master_with_2384_b</text:p>
          </table:table-cell>
          <table:table-cell/>
          <table:table-cell table:style-name="Default" office:value-type="string" calcext:value-type="string">
            <text:p>baseline vs. master_with_2384</text:p>
          </table:table-cell>
          <table:table-cell office:value-type="string" calcext:value-type="string">
            <text:p>master_with_2384_and_2377</text:p>
          </table:table-cell>
          <table:table-cell table:style-name="Default" office:value-type="string" calcext:value-type="string">
            <text:p>baseline vs. master_with_2384_and_2377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4152" calcext:value-type="float">
            <text:p>0.4152</text:p>
          </table:table-cell>
          <table:table-cell table:formula="of:=([.B2]+[.C2])/2" office:value-type="float" office:value="0.3969" calcext:value-type="float">
            <text:p>0.3969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89" calcext:value-type="float">
            <text:p>0.3989</text:p>
          </table:table-cell>
          <table:table-cell table:formula="of:=([.E2]+[.F2])/2" office:value-type="float" office:value="0.39295" calcext:value-type="float">
            <text:p>0.39295</text:p>
          </table:table-cell>
          <table:table-cell table:formula="of:=[.G2]/[.D2]" office:value-type="float" office:value="0.990047871000252" calcext:value-type="float">
            <text:p>0.990047871000252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424" calcext:value-type="float">
            <text:p>0.424</text:p>
          </table:table-cell>
          <table:table-cell table:formula="of:=([.I2]+[.J2])/2" office:value-type="float" office:value="0.40475" calcext:value-type="float">
            <text:p>0.40475</text:p>
          </table:table-cell>
          <table:table-cell table:formula="of:=[.K2]/[.D2]" office:value-type="float" office:value="1.01977828168304" calcext:value-type="float">
            <text:p>1.01977828168304</text:p>
          </table:table-cell>
          <table:table-cell office:value-type="float" office:value="1.5597" calcext:value-type="float">
            <text:p>1.5597</text:p>
          </table:table-cell>
          <table:table-cell table:formula="of:=[.M2]/[.D2]" office:value-type="float" office:value="3.9297052154195" calcext:value-type="float">
            <text:p>3.9297052154195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6835" calcext:value-type="float">
            <text:p>0.6835</text:p>
          </table:table-cell>
          <table:table-cell table:formula="of:=([.B3]+[.C3])/2" office:value-type="float" office:value="0.6742" calcext:value-type="float">
            <text:p>0.6742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7027" calcext:value-type="float">
            <text:p>0.7027</text:p>
          </table:table-cell>
          <table:table-cell table:formula="of:=([.E3]+[.F3])/2" office:value-type="float" office:value="0.7063" calcext:value-type="float">
            <text:p>0.7063</text:p>
          </table:table-cell>
          <table:table-cell table:formula="of:=[.G3]/[.D3]" office:value-type="float" office:value="1.04761198457431" calcext:value-type="float">
            <text:p>1.04761198457431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444" calcext:value-type="float">
            <text:p>0.0444</text:p>
          </table:table-cell>
          <table:table-cell table:formula="of:=([.I3]+[.J3])/2" office:value-type="float" office:value="0.04475" calcext:value-type="float">
            <text:p>0.04475</text:p>
          </table:table-cell>
          <table:table-cell table:formula="of:=[.K3]/[.D3]" office:value-type="float" office:value="0.0663749629190151" calcext:value-type="float">
            <text:p>0.066374962919015</text:p>
          </table:table-cell>
          <table:table-cell office:value-type="float" office:value="0.1208" calcext:value-type="float">
            <text:p>0.1208</text:p>
          </table:table-cell>
          <table:table-cell table:formula="of:=[.M3]/[.D3]" office:value-type="float" office:value="0.17917531889647" calcext:value-type="float">
            <text:p>0.17917531889647</text:p>
          </table:table-cell>
        </table:table-row>
        <table:table-row table:style-name="ro1">
          <table:table-cell table:style-name="ce1" office:value-type="string" calcext:value-type="string">
            <text:p>AddEmptyString</text:p>
          </table:table-cell>
          <table:table-cell table:style-name="ce1" office:value-type="float" office:value="0.0325" calcext:value-type="float">
            <text:p>0.0325</text:p>
          </table:table-cell>
          <table:table-cell table:style-name="ce1" office:value-type="float" office:value="0.0359" calcext:value-type="float">
            <text:p>0.0359</text:p>
          </table:table-cell>
          <table:table-cell table:style-name="ce1" table:formula="of:=([.B4]+[.C4])/2" office:value-type="float" office:value="0.0342" calcext:value-type="float">
            <text:p>0.0342</text:p>
          </table:table-cell>
          <table:table-cell table:style-name="ce1" office:value-type="float" office:value="0.0754" calcext:value-type="float">
            <text:p>0.0754</text:p>
          </table:table-cell>
          <table:table-cell table:style-name="ce1" office:value-type="float" office:value="0.0357" calcext:value-type="float">
            <text:p>0.0357</text:p>
          </table:table-cell>
          <table:table-cell table:style-name="ce1" table:formula="of:=([.E4]+[.F4])/2" office:value-type="float" office:value="0.05555" calcext:value-type="float">
            <text:p>0.05555</text:p>
          </table:table-cell>
          <table:table-cell table:formula="of:=[.G4]/[.D4]" office:value-type="float" office:value="1.62426900584795" calcext:value-type="float">
            <text:p>1.62426900584795</text:p>
          </table:table-cell>
          <table:table-cell table:number-columns-repeated="2" office:value-type="float" office:value="0.0337" calcext:value-type="float">
            <text:p>0.0337</text:p>
          </table:table-cell>
          <table:table-cell table:formula="of:=([.I4]+[.J4])/2" office:value-type="float" office:value="0.0337" calcext:value-type="float">
            <text:p>0.0337</text:p>
          </table:table-cell>
          <table:table-cell table:formula="of:=[.K4]/[.D4]" office:value-type="float" office:value="0.985380116959064" calcext:value-type="float">
            <text:p>0.985380116959064</text:p>
          </table:table-cell>
          <table:table-cell office:value-type="float" office:value="0.0392" calcext:value-type="float">
            <text:p>0.0392</text:p>
          </table:table-cell>
          <table:table-cell table:formula="of:=[.M4]/[.D4]" office:value-type="float" office:value="1.14619883040936" calcext:value-type="float">
            <text:p>1.14619883040936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2552" calcext:value-type="float">
            <text:p>0.2552</text:p>
          </table:table-cell>
          <table:table-cell office:value-type="float" office:value="0.2303" calcext:value-type="float">
            <text:p>0.2303</text:p>
          </table:table-cell>
          <table:table-cell table:formula="of:=([.B5]+[.C5])/2" office:value-type="float" office:value="0.24275" calcext:value-type="float">
            <text:p>0.2427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2363" calcext:value-type="float">
            <text:p>0.2363</text:p>
          </table:table-cell>
          <table:table-cell table:formula="of:=([.E5]+[.F5])/2" office:value-type="float" office:value="0.235" calcext:value-type="float">
            <text:p>0.235</text:p>
          </table:table-cell>
          <table:table-cell table:formula="of:=[.G5]/[.D5]" office:value-type="float" office:value="0.968074150360453" calcext:value-type="float">
            <text:p>0.968074150360453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2283" calcext:value-type="float">
            <text:p>0.2283</text:p>
          </table:table-cell>
          <table:table-cell table:formula="of:=([.I5]+[.J5])/2" office:value-type="float" office:value="0.231" calcext:value-type="float">
            <text:p>0.231</text:p>
          </table:table-cell>
          <table:table-cell table:formula="of:=[.K5]/[.D5]" office:value-type="float" office:value="0.951596292481977" calcext:value-type="float">
            <text:p>0.951596292481977</text:p>
          </table:table-cell>
          <table:table-cell office:value-type="float" office:value="0.2243" calcext:value-type="float">
            <text:p>0.2243</text:p>
          </table:table-cell>
          <table:table-cell table:formula="of:=[.M5]/[.D5]" office:value-type="float" office:value="0.92399588053553" calcext:value-type="float">
            <text:p>0.92399588053553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64" calcext:value-type="float">
            <text:p>0.3864</text:p>
          </table:table-cell>
          <table:table-cell table:formula="of:=([.B6]+[.C6])/2" office:value-type="float" office:value="0.3827" calcext:value-type="float">
            <text:p>0.3827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3947" calcext:value-type="float">
            <text:p>0.3947</text:p>
          </table:table-cell>
          <table:table-cell table:formula="of:=([.E6]+[.F6])/2" office:value-type="float" office:value="0.39925" calcext:value-type="float">
            <text:p>0.39925</text:p>
          </table:table-cell>
          <table:table-cell table:formula="of:=[.G6]/[.D6]" office:value-type="float" office:value="1.04324536190227" calcext:value-type="float">
            <text:p>1.04324536190227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3886" calcext:value-type="float">
            <text:p>0.3886</text:p>
          </table:table-cell>
          <table:table-cell table:formula="of:=([.I6]+[.J6])/2" office:value-type="float" office:value="0.38705" calcext:value-type="float">
            <text:p>0.38705</text:p>
          </table:table-cell>
          <table:table-cell table:formula="of:=[.K6]/[.D6]" office:value-type="float" office:value="1.01136660569637" calcext:value-type="float">
            <text:p>1.01136660569637</text:p>
          </table:table-cell>
          <table:table-cell office:value-type="float" office:value="0.413" calcext:value-type="float">
            <text:p>0.413</text:p>
          </table:table-cell>
          <table:table-cell table:formula="of:=[.M6]/[.D6]" office:value-type="float" office:value="1.07917428795401" calcext:value-type="float">
            <text:p>1.07917428795401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2739" calcext:value-type="float">
            <text:p>0.2739</text:p>
          </table:table-cell>
          <table:table-cell table:formula="of:=([.B7]+[.C7])/2" office:value-type="float" office:value="0.28015" calcext:value-type="float">
            <text:p>0.28015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2796" calcext:value-type="float">
            <text:p>0.2796</text:p>
          </table:table-cell>
          <table:table-cell table:formula="of:=([.E7]+[.F7])/2" office:value-type="float" office:value="0.27625" calcext:value-type="float">
            <text:p>0.27625</text:p>
          </table:table-cell>
          <table:table-cell table:formula="of:=[.G7]/[.D7]" office:value-type="float" office:value="0.986078886310905" calcext:value-type="float">
            <text:p>0.98607888631090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15" calcext:value-type="float">
            <text:p>0.2715</text:p>
          </table:table-cell>
          <table:table-cell table:formula="of:=([.I7]+[.J7])/2" office:value-type="float" office:value="0.27375" calcext:value-type="float">
            <text:p>0.27375</text:p>
          </table:table-cell>
          <table:table-cell table:formula="of:=[.K7]/[.D7]" office:value-type="float" office:value="0.977155095484562" calcext:value-type="float">
            <text:p>0.977155095484562</text:p>
          </table:table-cell>
          <table:table-cell office:value-type="float" office:value="0.2643" calcext:value-type="float">
            <text:p>0.2643</text:p>
          </table:table-cell>
          <table:table-cell table:formula="of:=[.M7]/[.D7]" office:value-type="float" office:value="0.943423166160985" calcext:value-type="float">
            <text:p>0.943423166160985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2351" calcext:value-type="float">
            <text:p>0.2351</text:p>
          </table:table-cell>
          <table:table-cell table:formula="of:=([.B8]+[.C8])/2" office:value-type="float" office:value="0.233" calcext:value-type="float">
            <text:p>0.233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2357" calcext:value-type="float">
            <text:p>0.2357</text:p>
          </table:table-cell>
          <table:table-cell table:formula="of:=([.E8]+[.F8])/2" office:value-type="float" office:value="0.24645" calcext:value-type="float">
            <text:p>0.24645</text:p>
          </table:table-cell>
          <table:table-cell table:formula="of:=[.G8]/[.D8]" office:value-type="float" office:value="1.05772532188841" calcext:value-type="float">
            <text:p>1.05772532188841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2333" calcext:value-type="float">
            <text:p>0.2333</text:p>
          </table:table-cell>
          <table:table-cell table:formula="of:=([.I8]+[.J8])/2" office:value-type="float" office:value="0.23325" calcext:value-type="float">
            <text:p>0.23325</text:p>
          </table:table-cell>
          <table:table-cell table:formula="of:=[.K8]/[.D8]" office:value-type="float" office:value="1.00107296137339" calcext:value-type="float">
            <text:p>1.00107296137339</text:p>
          </table:table-cell>
          <table:table-cell office:value-type="float" office:value="0.2244" calcext:value-type="float">
            <text:p>0.2244</text:p>
          </table:table-cell>
          <table:table-cell table:formula="of:=[.M8]/[.D8]" office:value-type="float" office:value="0.963090128755365" calcext:value-type="float">
            <text:p>0.963090128755365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62" calcext:value-type="float">
            <text:p>0.62</text:p>
          </table:table-cell>
          <table:table-cell table:formula="of:=([.B9]+[.C9])/2" office:value-type="float" office:value="0.6181" calcext:value-type="float">
            <text:p>0.6181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6661" calcext:value-type="float">
            <text:p>0.6661</text:p>
          </table:table-cell>
          <table:table-cell table:formula="of:=([.E9]+[.F9])/2" office:value-type="float" office:value="0.64215" calcext:value-type="float">
            <text:p>0.64215</text:p>
          </table:table-cell>
          <table:table-cell table:formula="of:=[.G9]/[.D9]" office:value-type="float" office:value="1.03890956155962" calcext:value-type="float">
            <text:p>1.03890956155962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6178" calcext:value-type="float">
            <text:p>0.6178</text:p>
          </table:table-cell>
          <table:table-cell table:formula="of:=([.I9]+[.J9])/2" office:value-type="float" office:value="0.616" calcext:value-type="float">
            <text:p>0.616</text:p>
          </table:table-cell>
          <table:table-cell table:formula="of:=[.K9]/[.D9]" office:value-type="float" office:value="0.996602491506229" calcext:value-type="float">
            <text:p>0.996602491506229</text:p>
          </table:table-cell>
          <table:table-cell office:value-type="float" office:value="0.6632" calcext:value-type="float">
            <text:p>0.6632</text:p>
          </table:table-cell>
          <table:table-cell table:formula="of:=[.M9]/[.D9]" office:value-type="float" office:value="1.07296553955671" calcext:value-type="float">
            <text:p>1.07296553955671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2.1582" calcext:value-type="float">
            <text:p>2.1582</text:p>
          </table:table-cell>
          <table:table-cell office:value-type="float" office:value="2.3433" calcext:value-type="float">
            <text:p>2.3433</text:p>
          </table:table-cell>
          <table:table-cell table:formula="of:=([.B10]+[.C10])/2" office:value-type="float" office:value="2.25075" calcext:value-type="float">
            <text:p>2.25075</text:p>
          </table:table-cell>
          <table:table-cell office:value-type="float" office:value="2.2266" calcext:value-type="float">
            <text:p>2.2266</text:p>
          </table:table-cell>
          <table:table-cell office:value-type="float" office:value="2.3828" calcext:value-type="float">
            <text:p>2.3828</text:p>
          </table:table-cell>
          <table:table-cell table:formula="of:=([.E10]+[.F10])/2" office:value-type="float" office:value="2.3047" calcext:value-type="float">
            <text:p>2.3047</text:p>
          </table:table-cell>
          <table:table-cell table:formula="of:=[.G10]/[.D10]" office:value-type="float" office:value="1.0239697878485" calcext:value-type="float">
            <text:p>1.0239697878485</text:p>
          </table:table-cell>
          <table:table-cell office:value-type="float" office:value="2.2462" calcext:value-type="float">
            <text:p>2.2462</text:p>
          </table:table-cell>
          <table:table-cell office:value-type="float" office:value="2.15" calcext:value-type="float">
            <text:p>2.15</text:p>
          </table:table-cell>
          <table:table-cell table:formula="of:=([.I10]+[.J10])/2" office:value-type="float" office:value="2.1981" calcext:value-type="float">
            <text:p>2.1981</text:p>
          </table:table-cell>
          <table:table-cell table:formula="of:=[.K10]/[.D10]" office:value-type="float" office:value="0.976607797400866" calcext:value-type="float">
            <text:p>0.976607797400866</text:p>
          </table:table-cell>
          <table:table-cell office:value-type="float" office:value="2.5231" calcext:value-type="float">
            <text:p>2.5231</text:p>
          </table:table-cell>
          <table:table-cell table:formula="of:=[.M10]/[.D10]" office:value-type="float" office:value="1.1210041097412" calcext:value-type="float">
            <text:p>1.1210041097412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2273" calcext:value-type="float">
            <text:p>0.2273</text:p>
          </table:table-cell>
          <table:table-cell table:formula="of:=([.B11]+[.C11])/2" office:value-type="float" office:value="0.221" calcext:value-type="float">
            <text:p>0.221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2491" calcext:value-type="float">
            <text:p>0.2491</text:p>
          </table:table-cell>
          <table:table-cell table:formula="of:=([.E11]+[.F11])/2" office:value-type="float" office:value="0.2445" calcext:value-type="float">
            <text:p>0.2445</text:p>
          </table:table-cell>
          <table:table-cell table:formula="of:=[.G11]/[.D11]" office:value-type="float" office:value="1.10633484162896" calcext:value-type="float">
            <text:p>1.1063348416289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2449" calcext:value-type="float">
            <text:p>0.2449</text:p>
          </table:table-cell>
          <table:table-cell table:formula="of:=([.I11]+[.J11])/2" office:value-type="float" office:value="0.22865" calcext:value-type="float">
            <text:p>0.22865</text:p>
          </table:table-cell>
          <table:table-cell table:formula="of:=[.K11]/[.D11]" office:value-type="float" office:value="1.03461538461538" calcext:value-type="float">
            <text:p>1.03461538461538</text:p>
          </table:table-cell>
          <table:table-cell office:value-type="float" office:value="0.2712" calcext:value-type="float">
            <text:p>0.2712</text:p>
          </table:table-cell>
          <table:table-cell table:formula="of:=[.M11]/[.D11]" office:value-type="float" office:value="1.22714932126697" calcext:value-type="float">
            <text:p>1.22714932126697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2406" calcext:value-type="float">
            <text:p>0.2406</text:p>
          </table:table-cell>
          <table:table-cell table:formula="of:=([.B12]+[.C12])/2" office:value-type="float" office:value="0.22185" calcext:value-type="float">
            <text:p>0.2218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2463" calcext:value-type="float">
            <text:p>0.2463</text:p>
          </table:table-cell>
          <table:table-cell table:formula="of:=([.E12]+[.F12])/2" office:value-type="float" office:value="0.24145" calcext:value-type="float">
            <text:p>0.24145</text:p>
          </table:table-cell>
          <table:table-cell table:formula="of:=[.G12]/[.D12]" office:value-type="float" office:value="1.08834798287131" calcext:value-type="float">
            <text:p>1.08834798287131</text:p>
          </table:table-cell>
          <table:table-cell office:value-type="float" office:value="0.206" calcext:value-type="float">
            <text:p>0.206</text:p>
          </table:table-cell>
          <table:table-cell office:value-type="float" office:value="0.2352" calcext:value-type="float">
            <text:p>0.2352</text:p>
          </table:table-cell>
          <table:table-cell table:formula="of:=([.I12]+[.J12])/2" office:value-type="float" office:value="0.2206" calcext:value-type="float">
            <text:p>0.2206</text:p>
          </table:table-cell>
          <table:table-cell table:formula="of:=[.K12]/[.D12]" office:value-type="float" office:value="0.994365562316881" calcext:value-type="float">
            <text:p>0.994365562316881</text:p>
          </table:table-cell>
          <table:table-cell office:value-type="float" office:value="0.2732" calcext:value-type="float">
            <text:p>0.2732</text:p>
          </table:table-cell>
          <table:table-cell table:formula="of:=[.M12]/[.D12]" office:value-type="float" office:value="1.23146270002254" calcext:value-type="float">
            <text:p>1.23146270002254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9" calcext:value-type="float">
            <text:p>0.0159</text:p>
          </table:table-cell>
          <table:table-cell table:formula="of:=([.B13]+[.C13])/2" office:value-type="float" office:value="0.01595" calcext:value-type="float">
            <text:p>0.01595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59" calcext:value-type="float">
            <text:p>0.0159</text:p>
          </table:table-cell>
          <table:table-cell table:formula="of:=([.E13]+[.F13])/2" office:value-type="float" office:value="0.01585" calcext:value-type="float">
            <text:p>0.01585</text:p>
          </table:table-cell>
          <table:table-cell table:formula="of:=[.G13]/[.D13]" office:value-type="float" office:value="0.993730407523511" calcext:value-type="float">
            <text:p>0.993730407523511</text:p>
          </table:table-cell>
          <table:table-cell table:number-columns-repeated="2" office:value-type="float" office:value="0.0148" calcext:value-type="float">
            <text:p>0.0148</text:p>
          </table:table-cell>
          <table:table-cell table:formula="of:=([.I13]+[.J13])/2" office:value-type="float" office:value="0.0148" calcext:value-type="float">
            <text:p>0.0148</text:p>
          </table:table-cell>
          <table:table-cell table:formula="of:=[.K13]/[.D13]" office:value-type="float" office:value="0.927899686520376" calcext:value-type="float">
            <text:p>0.927899686520376</text:p>
          </table:table-cell>
          <table:table-cell office:value-type="float" office:value="0.0136" calcext:value-type="float">
            <text:p>0.0136</text:p>
          </table:table-cell>
          <table:table-cell table:formula="of:=[.M13]/[.D13]" office:value-type="float" office:value="0.852664576802508" calcext:value-type="float">
            <text:p>0.852664576802508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2969" calcext:value-type="float">
            <text:p>0.2969</text:p>
          </table:table-cell>
          <table:table-cell table:formula="of:=([.B14]+[.C14])/2" office:value-type="float" office:value="0.2939" calcext:value-type="float">
            <text:p>0.2939</text:p>
          </table:table-cell>
          <table:table-cell table:number-columns-repeated="2" office:value-type="float" office:value="0.2955" calcext:value-type="float">
            <text:p>0.2955</text:p>
          </table:table-cell>
          <table:table-cell table:formula="of:=([.E14]+[.F14])/2" office:value-type="float" office:value="0.2955" calcext:value-type="float">
            <text:p>0.2955</text:p>
          </table:table-cell>
          <table:table-cell table:formula="of:=[.G14]/[.D14]" office:value-type="float" office:value="1.00544402858115" calcext:value-type="float">
            <text:p>1.00544402858115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101" calcext:value-type="float">
            <text:p>0.3101</text:p>
          </table:table-cell>
          <table:table-cell table:formula="of:=([.I14]+[.J14])/2" office:value-type="float" office:value="0.2993" calcext:value-type="float">
            <text:p>0.2993</text:p>
          </table:table-cell>
          <table:table-cell table:formula="of:=[.K14]/[.D14]" office:value-type="float" office:value="1.01837359646138" calcext:value-type="float">
            <text:p>1.01837359646138</text:p>
          </table:table-cell>
          <table:table-cell office:value-type="float" office:value="0.3334" calcext:value-type="float">
            <text:p>0.3334</text:p>
          </table:table-cell>
          <table:table-cell table:formula="of:=[.M14]/[.D14]" office:value-type="float" office:value="1.13439945559714" calcext:value-type="float">
            <text:p>1.13439945559714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91" calcext:value-type="float">
            <text:p>0.0691</text:p>
          </table:table-cell>
          <table:table-cell table:formula="of:=([.B15]+[.C15])/2" office:value-type="float" office:value="0.04555" calcext:value-type="float">
            <text:p>0.0455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4" calcext:value-type="float">
            <text:p>0.024</text:p>
          </table:table-cell>
          <table:table-cell table:formula="of:=([.E15]+[.F15])/2" office:value-type="float" office:value="0.0238" calcext:value-type="float">
            <text:p>0.0238</text:p>
          </table:table-cell>
          <table:table-cell table:formula="of:=[.G15]/[.D15]" office:value-type="float" office:value="0.522502744237102" calcext:value-type="float">
            <text:p>0.522502744237102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218" calcext:value-type="float">
            <text:p>0.0218</text:p>
          </table:table-cell>
          <table:table-cell table:formula="of:=([.I15]+[.J15])/2" office:value-type="float" office:value="0.02185" calcext:value-type="float">
            <text:p>0.02185</text:p>
          </table:table-cell>
          <table:table-cell table:formula="of:=[.K15]/[.D15]" office:value-type="float" office:value="0.479692645444566" calcext:value-type="float">
            <text:p>0.479692645444566</text:p>
          </table:table-cell>
          <table:table-cell office:value-type="float" office:value="0.0231" calcext:value-type="float">
            <text:p>0.0231</text:p>
          </table:table-cell>
          <table:table-cell table:formula="of:=[.M15]/[.D15]" office:value-type="float" office:value="0.507135016465423" calcext:value-type="float">
            <text:p>0.507135016465423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34" calcext:value-type="float">
            <text:p>0.0134</text:p>
          </table:table-cell>
          <table:table-cell table:formula="of:=([.B16]+[.C16])/2" office:value-type="float" office:value="0.01225" calcext:value-type="float">
            <text:p>0.01225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26" calcext:value-type="float">
            <text:p>0.0126</text:p>
          </table:table-cell>
          <table:table-cell table:formula="of:=([.E16]+[.F16])/2" office:value-type="float" office:value="0.0121" calcext:value-type="float">
            <text:p>0.0121</text:p>
          </table:table-cell>
          <table:table-cell table:formula="of:=[.G16]/[.D16]" office:value-type="float" office:value="0.987755102040816" calcext:value-type="float">
            <text:p>0.987755102040816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14" calcext:value-type="float">
            <text:p>0.0114</text:p>
          </table:table-cell>
          <table:table-cell table:formula="of:=([.I16]+[.J16])/2" office:value-type="float" office:value="0.01135" calcext:value-type="float">
            <text:p>0.01135</text:p>
          </table:table-cell>
          <table:table-cell table:formula="of:=[.K16]/[.D16]" office:value-type="float" office:value="0.926530612244898" calcext:value-type="float">
            <text:p>0.926530612244898</text:p>
          </table:table-cell>
          <table:table-cell office:value-type="float" office:value="0.0133" calcext:value-type="float">
            <text:p>0.0133</text:p>
          </table:table-cell>
          <table:table-cell table:formula="of:=[.M16]/[.D16]" office:value-type="float" office:value="1.08571428571429" calcext:value-type="float">
            <text:p>1.08571428571429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2508" calcext:value-type="float">
            <text:p>0.2508</text:p>
          </table:table-cell>
          <table:table-cell table:formula="of:=([.B17]+[.C17])/2" office:value-type="float" office:value="0.2357" calcext:value-type="float">
            <text:p>0.2357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2289" calcext:value-type="float">
            <text:p>0.2289</text:p>
          </table:table-cell>
          <table:table-cell table:formula="of:=([.E17]+[.F17])/2" office:value-type="float" office:value="0.24725" calcext:value-type="float">
            <text:p>0.24725</text:p>
          </table:table-cell>
          <table:table-cell table:formula="of:=[.G17]/[.D17]" office:value-type="float" office:value="1.04900296987696" calcext:value-type="float">
            <text:p>1.04900296987696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2525" calcext:value-type="float">
            <text:p>0.2525</text:p>
          </table:table-cell>
          <table:table-cell table:formula="of:=([.I17]+[.J17])/2" office:value-type="float" office:value="0.2371" calcext:value-type="float">
            <text:p>0.2371</text:p>
          </table:table-cell>
          <table:table-cell table:formula="of:=[.K17]/[.D17]" office:value-type="float" office:value="1.00593975392448" calcext:value-type="float">
            <text:p>1.00593975392448</text:p>
          </table:table-cell>
          <table:table-cell office:value-type="float" office:value="0.2372" calcext:value-type="float">
            <text:p>0.2372</text:p>
          </table:table-cell>
          <table:table-cell table:formula="of:=[.M17]/[.D17]" office:value-type="float" office:value="1.00636402206194" calcext:value-type="float">
            <text:p>1.00636402206194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631" calcext:value-type="float">
            <text:p>0.0631</text:p>
          </table:table-cell>
          <table:table-cell table:formula="of:=([.B18]+[.C18])/2" office:value-type="float" office:value="0.0614" calcext:value-type="float">
            <text:p>0.0614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649" calcext:value-type="float">
            <text:p>0.0649</text:p>
          </table:table-cell>
          <table:table-cell table:formula="of:=([.E18]+[.F18])/2" office:value-type="float" office:value="0.0639" calcext:value-type="float">
            <text:p>0.0639</text:p>
          </table:table-cell>
          <table:table-cell table:formula="of:=[.G18]/[.D18]" office:value-type="float" office:value="1.04071661237785" calcext:value-type="float">
            <text:p>1.0407166123778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01" calcext:value-type="float">
            <text:p>0.0601</text:p>
          </table:table-cell>
          <table:table-cell table:formula="of:=([.I18]+[.J18])/2" office:value-type="float" office:value="0.07055" calcext:value-type="float">
            <text:p>0.07055</text:p>
          </table:table-cell>
          <table:table-cell table:formula="of:=[.K18]/[.D18]" office:value-type="float" office:value="1.14902280130293" calcext:value-type="float">
            <text:p>1.14902280130293</text:p>
          </table:table-cell>
          <table:table-cell office:value-type="float" office:value="0.3127" calcext:value-type="float">
            <text:p>0.3127</text:p>
          </table:table-cell>
          <table:table-cell table:formula="of:=[.M18]/[.D18]" office:value-type="float" office:value="5.0928338762215" calcext:value-type="float">
            <text:p>5.0928338762215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234" calcext:value-type="float">
            <text:p>0.234</text:p>
          </table:table-cell>
          <table:table-cell office:value-type="float" office:value="0.2609" calcext:value-type="float">
            <text:p>0.2609</text:p>
          </table:table-cell>
          <table:table-cell table:formula="of:=([.B19]+[.C19])/2" office:value-type="float" office:value="0.24745" calcext:value-type="float">
            <text:p>0.24745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241" calcext:value-type="float">
            <text:p>0.2241</text:p>
          </table:table-cell>
          <table:table-cell table:formula="of:=([.E19]+[.F19])/2" office:value-type="float" office:value="0.23945" calcext:value-type="float">
            <text:p>0.23945</text:p>
          </table:table-cell>
          <table:table-cell table:formula="of:=[.G19]/[.D19]" office:value-type="float" office:value="0.967670236411396" calcext:value-type="float">
            <text:p>0.967670236411396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2162" calcext:value-type="float">
            <text:p>0.2162</text:p>
          </table:table-cell>
          <table:table-cell table:formula="of:=([.I19]+[.J19])/2" office:value-type="float" office:value="0.2184" calcext:value-type="float">
            <text:p>0.2184</text:p>
          </table:table-cell>
          <table:table-cell table:formula="of:=[.K19]/[.D19]" office:value-type="float" office:value="0.882602545968883" calcext:value-type="float">
            <text:p>0.882602545968883</text:p>
          </table:table-cell>
          <table:table-cell office:value-type="float" office:value="0.2201" calcext:value-type="float">
            <text:p>0.2201</text:p>
          </table:table-cell>
          <table:table-cell table:formula="of:=[.M19]/[.D19]" office:value-type="float" office:value="0.889472620731461" calcext:value-type="float">
            <text:p>0.889472620731461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2786" calcext:value-type="float">
            <text:p>0.2786</text:p>
          </table:table-cell>
          <table:table-cell table:formula="of:=([.B20]+[.C20])/2" office:value-type="float" office:value="0.2915" calcext:value-type="float">
            <text:p>0.291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461" calcext:value-type="float">
            <text:p>0.2461</text:p>
          </table:table-cell>
          <table:table-cell table:formula="of:=([.E20]+[.F20])/2" office:value-type="float" office:value="0.2471" calcext:value-type="float">
            <text:p>0.2471</text:p>
          </table:table-cell>
          <table:table-cell table:formula="of:=[.G20]/[.D20]" office:value-type="float" office:value="0.847684391080617" calcext:value-type="float">
            <text:p>0.847684391080617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2654" calcext:value-type="float">
            <text:p>0.2654</text:p>
          </table:table-cell>
          <table:table-cell table:formula="of:=([.I20]+[.J20])/2" office:value-type="float" office:value="0.2549" calcext:value-type="float">
            <text:p>0.2549</text:p>
          </table:table-cell>
          <table:table-cell table:formula="of:=[.K20]/[.D20]" office:value-type="float" office:value="0.874442538593482" calcext:value-type="float">
            <text:p>0.874442538593482</text:p>
          </table:table-cell>
          <table:table-cell office:value-type="float" office:value="0.2382" calcext:value-type="float">
            <text:p>0.2382</text:p>
          </table:table-cell>
          <table:table-cell table:formula="of:=[.M20]/[.D20]" office:value-type="float" office:value="0.817152658662093" calcext:value-type="float">
            <text:p>0.817152658662093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39" calcext:value-type="float">
            <text:p>0.3339</text:p>
          </table:table-cell>
          <table:table-cell table:formula="of:=([.B21]+[.C21])/2" office:value-type="float" office:value="0.33595" calcext:value-type="float">
            <text:p>0.33595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3792" calcext:value-type="float">
            <text:p>0.3792</text:p>
          </table:table-cell>
          <table:table-cell table:formula="of:=([.E21]+[.F21])/2" office:value-type="float" office:value="0.3682" calcext:value-type="float">
            <text:p>0.3682</text:p>
          </table:table-cell>
          <table:table-cell table:formula="of:=[.G21]/[.D21]" office:value-type="float" office:value="1.09599642803989" calcext:value-type="float">
            <text:p>1.09599642803989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3384" calcext:value-type="float">
            <text:p>0.3384</text:p>
          </table:table-cell>
          <table:table-cell table:formula="of:=([.I21]+[.J21])/2" office:value-type="float" office:value="0.3389" calcext:value-type="float">
            <text:p>0.3389</text:p>
          </table:table-cell>
          <table:table-cell table:formula="of:=[.K21]/[.D21]" office:value-type="float" office:value="1.0087810686114" calcext:value-type="float">
            <text:p>1.0087810686114</text:p>
          </table:table-cell>
          <table:table-cell office:value-type="float" office:value="0.3462" calcext:value-type="float">
            <text:p>0.3462</text:p>
          </table:table-cell>
          <table:table-cell table:formula="of:=[.M21]/[.D21]" office:value-type="float" office:value="1.03051049263283" calcext:value-type="float">
            <text:p>1.03051049263283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195" calcext:value-type="float">
            <text:p>0.195</text:p>
          </table:table-cell>
          <table:table-cell office:value-type="float" office:value="0.2262" calcext:value-type="float">
            <text:p>0.2262</text:p>
          </table:table-cell>
          <table:table-cell table:formula="of:=([.B22]+[.C22])/2" office:value-type="float" office:value="0.2106" calcext:value-type="float">
            <text:p>0.2106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2066" calcext:value-type="float">
            <text:p>0.2066</text:p>
          </table:table-cell>
          <table:table-cell table:formula="of:=([.E22]+[.F22])/2" office:value-type="float" office:value="0.2155" calcext:value-type="float">
            <text:p>0.2155</text:p>
          </table:table-cell>
          <table:table-cell table:formula="of:=[.G22]/[.D22]" office:value-type="float" office:value="1.02326685660019" calcext:value-type="float">
            <text:p>1.02326685660019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1938" calcext:value-type="float">
            <text:p>0.1938</text:p>
          </table:table-cell>
          <table:table-cell table:formula="of:=([.I22]+[.J22])/2" office:value-type="float" office:value="0.1956" calcext:value-type="float">
            <text:p>0.1956</text:p>
          </table:table-cell>
          <table:table-cell table:formula="of:=[.K22]/[.D22]" office:value-type="float" office:value="0.928774928774929" calcext:value-type="float">
            <text:p>0.928774928774929</text:p>
          </table:table-cell>
          <table:table-cell office:value-type="float" office:value="0.2512" calcext:value-type="float">
            <text:p>0.2512</text:p>
          </table:table-cell>
          <table:table-cell table:formula="of:=[.M22]/[.D22]" office:value-type="float" office:value="1.19278252611586" calcext:value-type="float">
            <text:p>1.19278252611586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2628" calcext:value-type="float">
            <text:p>0.2628</text:p>
          </table:table-cell>
          <table:table-cell office:value-type="float" office:value="0.2627" calcext:value-type="float">
            <text:p>0.2627</text:p>
          </table:table-cell>
          <table:table-cell table:formula="of:=([.B23]+[.C23])/2" office:value-type="float" office:value="0.26275" calcext:value-type="float">
            <text:p>0.26275</text:p>
          </table:table-cell>
          <table:table-cell office:value-type="float" office:value="0.2669" calcext:value-type="float">
            <text:p>0.2669</text:p>
          </table:table-cell>
          <table:table-cell office:value-type="float" office:value="0.2654" calcext:value-type="float">
            <text:p>0.2654</text:p>
          </table:table-cell>
          <table:table-cell table:formula="of:=([.E23]+[.F23])/2" office:value-type="float" office:value="0.26615" calcext:value-type="float">
            <text:p>0.26615</text:p>
          </table:table-cell>
          <table:table-cell table:formula="of:=[.G23]/[.D23]" office:value-type="float" office:value="1.01294005708849" calcext:value-type="float">
            <text:p>1.01294005708849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2613" calcext:value-type="float">
            <text:p>0.2613</text:p>
          </table:table-cell>
          <table:table-cell table:formula="of:=([.I23]+[.J23])/2" office:value-type="float" office:value="0.2632" calcext:value-type="float">
            <text:p>0.2632</text:p>
          </table:table-cell>
          <table:table-cell table:formula="of:=[.K23]/[.D23]" office:value-type="float" office:value="1.00171265461465" calcext:value-type="float">
            <text:p>1.00171265461465</text:p>
          </table:table-cell>
          <table:table-cell office:value-type="float" office:value="0.2678" calcext:value-type="float">
            <text:p>0.2678</text:p>
          </table:table-cell>
          <table:table-cell table:formula="of:=[.M23]/[.D23]" office:value-type="float" office:value="1.01921979067555" calcext:value-type="float">
            <text:p>1.01921979067555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2465" calcext:value-type="float">
            <text:p>0.2465</text:p>
          </table:table-cell>
          <table:table-cell table:formula="of:=([.B24]+[.C24])/2" office:value-type="float" office:value="0.232" calcext:value-type="float">
            <text:p>0.232</text:p>
          </table:table-cell>
          <table:table-cell office:value-type="float" office:value="0.2243" calcext:value-type="float">
            <text:p>0.2243</text:p>
          </table:table-cell>
          <table:table-cell office:value-type="float" office:value="0.2222" calcext:value-type="float">
            <text:p>0.2222</text:p>
          </table:table-cell>
          <table:table-cell table:formula="of:=([.E24]+[.F24])/2" office:value-type="float" office:value="0.22325" calcext:value-type="float">
            <text:p>0.22325</text:p>
          </table:table-cell>
          <table:table-cell table:formula="of:=[.G24]/[.D24]" office:value-type="float" office:value="0.962284482758621" calcext:value-type="float">
            <text:p>0.962284482758621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2172" calcext:value-type="float">
            <text:p>0.2172</text:p>
          </table:table-cell>
          <table:table-cell table:formula="of:=([.I24]+[.J24])/2" office:value-type="float" office:value="0.21875" calcext:value-type="float">
            <text:p>0.21875</text:p>
          </table:table-cell>
          <table:table-cell table:formula="of:=[.K24]/[.D24]" office:value-type="float" office:value="0.942887931034483" calcext:value-type="float">
            <text:p>0.942887931034483</text:p>
          </table:table-cell>
          <table:table-cell office:value-type="float" office:value="0.2125" calcext:value-type="float">
            <text:p>0.2125</text:p>
          </table:table-cell>
          <table:table-cell table:formula="of:=[.M24]/[.D24]" office:value-type="float" office:value="0.915948275862069" calcext:value-type="float">
            <text:p>0.915948275862069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3367" calcext:value-type="float">
            <text:p>0.3367</text:p>
          </table:table-cell>
          <table:table-cell table:formula="of:=([.B25]+[.C25])/2" office:value-type="float" office:value="0.32765" calcext:value-type="float">
            <text:p>0.32765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4006" calcext:value-type="float">
            <text:p>0.4006</text:p>
          </table:table-cell>
          <table:table-cell table:formula="of:=([.E25]+[.F25])/2" office:value-type="float" office:value="0.3725" calcext:value-type="float">
            <text:p>0.3725</text:p>
          </table:table-cell>
          <table:table-cell table:formula="of:=[.G25]/[.D25]" office:value-type="float" office:value="1.13688386998321" calcext:value-type="float">
            <text:p>1.13688386998321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3509" calcext:value-type="float">
            <text:p>0.3509</text:p>
          </table:table-cell>
          <table:table-cell table:formula="of:=([.I25]+[.J25])/2" office:value-type="float" office:value="0.3397" calcext:value-type="float">
            <text:p>0.3397</text:p>
          </table:table-cell>
          <table:table-cell table:formula="of:=[.K25]/[.D25]" office:value-type="float" office:value="1.03677704867999" calcext:value-type="float">
            <text:p>1.03677704867999</text:p>
          </table:table-cell>
          <table:table-cell office:value-type="float" office:value="0.7207" calcext:value-type="float">
            <text:p>0.7207</text:p>
          </table:table-cell>
          <table:table-cell table:formula="of:=[.M25]/[.D25]" office:value-type="float" office:value="2.19960323515947" calcext:value-type="float">
            <text:p>2.19960323515947</text:p>
          </table:table-cell>
        </table:table-row>
        <table:table-row table:style-name="ro1">
          <table:table-cell table:style-name="ce2" office:value-type="string" calcext:value-type="string">
            <text:p>AvoidInstanceofChecksInCatchClause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89" calcext:value-type="float">
            <text:p>0.0289</text:p>
          </table:table-cell>
          <table:table-cell table:formula="of:=([.B26]+[.C26])/2" office:value-type="float" office:value="0.02855" calcext:value-type="float">
            <text:p>0.0285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87" calcext:value-type="float">
            <text:p>0.0287</text:p>
          </table:table-cell>
          <table:table-cell table:formula="of:=([.E26]+[.F26])/2" office:value-type="float" office:value="0.0283" calcext:value-type="float">
            <text:p>0.0283</text:p>
          </table:table-cell>
          <table:table-cell table:formula="of:=[.G26]/[.D26]" office:value-type="float" office:value="0.991243432574431" calcext:value-type="float">
            <text:p>0.991243432574431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285" calcext:value-type="float">
            <text:p>0.0285</text:p>
          </table:table-cell>
          <table:table-cell table:formula="of:=([.I26]+[.J26])/2" office:value-type="float" office:value="0.052" calcext:value-type="float">
            <text:p>0.052</text:p>
          </table:table-cell>
          <table:table-cell table:formula="of:=[.K26]/[.D26]" office:value-type="float" office:value="1.82136602451839" calcext:value-type="float">
            <text:p>1.82136602451839</text:p>
          </table:table-cell>
          <table:table-cell office:value-type="float" office:value="0.0217" calcext:value-type="float">
            <text:p>0.0217</text:p>
          </table:table-cell>
          <table:table-cell table:formula="of:=[.M26]/[.D26]" office:value-type="float" office:value="0.760070052539404" calcext:value-type="float">
            <text:p>0.760070052539404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2155" calcext:value-type="float">
            <text:p>0.2155</text:p>
          </table:table-cell>
          <table:table-cell table:formula="of:=([.B27]+[.C27])/2" office:value-type="float" office:value="0.235" calcext:value-type="float">
            <text:p>0.235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2194" calcext:value-type="float">
            <text:p>0.2194</text:p>
          </table:table-cell>
          <table:table-cell table:formula="of:=([.E27]+[.F27])/2" office:value-type="float" office:value="0.22645" calcext:value-type="float">
            <text:p>0.22645</text:p>
          </table:table-cell>
          <table:table-cell table:formula="of:=[.G27]/[.D27]" office:value-type="float" office:value="0.963617021276596" calcext:value-type="float">
            <text:p>0.963617021276596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11" calcext:value-type="float">
            <text:p>0.2311</text:p>
          </table:table-cell>
          <table:table-cell table:formula="of:=([.I27]+[.J27])/2" office:value-type="float" office:value="0.22505" calcext:value-type="float">
            <text:p>0.22505</text:p>
          </table:table-cell>
          <table:table-cell table:formula="of:=[.K27]/[.D27]" office:value-type="float" office:value="0.957659574468085" calcext:value-type="float">
            <text:p>0.957659574468085</text:p>
          </table:table-cell>
          <table:table-cell office:value-type="float" office:value="0.2069" calcext:value-type="float">
            <text:p>0.2069</text:p>
          </table:table-cell>
          <table:table-cell table:formula="of:=[.M27]/[.D27]" office:value-type="float" office:value="0.880425531914894" calcext:value-type="float">
            <text:p>0.880425531914894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9756" calcext:value-type="float">
            <text:p>0.9756</text:p>
          </table:table-cell>
          <table:table-cell table:formula="of:=([.B28]+[.C28])/2" office:value-type="float" office:value="0.97315" calcext:value-type="float">
            <text:p>0.97315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1664" calcext:value-type="float">
            <text:p>0.1664</text:p>
          </table:table-cell>
          <table:table-cell table:formula="of:=([.E28]+[.F28])/2" office:value-type="float" office:value="0.16215" calcext:value-type="float">
            <text:p>0.16215</text:p>
          </table:table-cell>
          <table:table-cell table:formula="of:=[.G28]/[.D28]" office:value-type="float" office:value="0.166623850382778" calcext:value-type="float">
            <text:p>0.166623850382778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739" calcext:value-type="float">
            <text:p>0.1739</text:p>
          </table:table-cell>
          <table:table-cell table:formula="of:=([.I28]+[.J28])/2" office:value-type="float" office:value="0.1657" calcext:value-type="float">
            <text:p>0.1657</text:p>
          </table:table-cell>
          <table:table-cell table:formula="of:=[.K28]/[.D28]" office:value-type="float" office:value="0.170271797770128" calcext:value-type="float">
            <text:p>0.170271797770128</text:p>
          </table:table-cell>
          <table:table-cell office:value-type="float" office:value="0.1361" calcext:value-type="float">
            <text:p>0.1361</text:p>
          </table:table-cell>
          <table:table-cell table:formula="of:=[.M28]/[.D28]" office:value-type="float" office:value="0.139855109695319" calcext:value-type="float">
            <text:p>0.139855109695319</text:p>
          </table:table-cell>
        </table:table-row>
        <table:table-row table:style-name="ro1">
          <table:table-cell table:style-name="ce2" office:value-type="string" calcext:value-type="string">
            <text:p>AvoidLosingExceptionInformation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84" calcext:value-type="float">
            <text:p>0.0384</text:p>
          </table:table-cell>
          <table:table-cell table:formula="of:=([.B29]+[.C29])/2" office:value-type="float" office:value="0.03825" calcext:value-type="float">
            <text:p>0.03825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05" calcext:value-type="float">
            <text:p>0.0405</text:p>
          </table:table-cell>
          <table:table-cell table:formula="of:=([.E29]+[.F29])/2" office:value-type="float" office:value="0.0409" calcext:value-type="float">
            <text:p>0.0409</text:p>
          </table:table-cell>
          <table:table-cell table:formula="of:=[.G29]/[.D29]" office:value-type="float" office:value="1.06928104575163" calcext:value-type="float">
            <text:p>1.06928104575163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0394" calcext:value-type="float">
            <text:p>0.0394</text:p>
          </table:table-cell>
          <table:table-cell table:formula="of:=([.I29]+[.J29])/2" office:value-type="float" office:value="0.0534" calcext:value-type="float">
            <text:p>0.0534</text:p>
          </table:table-cell>
          <table:table-cell table:formula="of:=[.K29]/[.D29]" office:value-type="float" office:value="1.39607843137255" calcext:value-type="float">
            <text:p>1.39607843137255</text:p>
          </table:table-cell>
          <table:table-cell office:value-type="float" office:value="0.0425" calcext:value-type="float">
            <text:p>0.0425</text:p>
          </table:table-cell>
          <table:table-cell table:formula="of:=[.M29]/[.D29]" office:value-type="float" office:value="1.11111111111111" calcext:value-type="float">
            <text:p>1.11111111111111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2.1662" calcext:value-type="float">
            <text:p>2.1662</text:p>
          </table:table-cell>
          <table:table-cell office:value-type="float" office:value="2.0896" calcext:value-type="float">
            <text:p>2.0896</text:p>
          </table:table-cell>
          <table:table-cell table:formula="of:=([.B30]+[.C30])/2" office:value-type="float" office:value="2.1279" calcext:value-type="float">
            <text:p>2.1279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7557" calcext:value-type="float">
            <text:p>0.7557</text:p>
          </table:table-cell>
          <table:table-cell table:formula="of:=([.E30]+[.F30])/2" office:value-type="float" office:value="0.7738" calcext:value-type="float">
            <text:p>0.7738</text:p>
          </table:table-cell>
          <table:table-cell table:formula="of:=[.G30]/[.D30]" office:value-type="float" office:value="0.363644908125382" calcext:value-type="float">
            <text:p>0.363644908125382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831" calcext:value-type="float">
            <text:p>0.831</text:p>
          </table:table-cell>
          <table:table-cell table:formula="of:=([.I30]+[.J30])/2" office:value-type="float" office:value="0.8462" calcext:value-type="float">
            <text:p>0.8462</text:p>
          </table:table-cell>
          <table:table-cell table:formula="of:=[.K30]/[.D30]" office:value-type="float" office:value="0.397669063395836" calcext:value-type="float">
            <text:p>0.397669063395836</text:p>
          </table:table-cell>
          <table:table-cell office:value-type="float" office:value="0.0602" calcext:value-type="float">
            <text:p>0.0602</text:p>
          </table:table-cell>
          <table:table-cell table:formula="of:=[.M30]/[.D30]" office:value-type="float" office:value="0.0282908031392453" calcext:value-type="float">
            <text:p>0.028290803139245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89" calcext:value-type="float">
            <text:p>0.0089</text:p>
          </table:table-cell>
          <table:table-cell table:formula="of:=([.B31]+[.C31])/2" office:value-type="float" office:value="0.008" calcext:value-type="float">
            <text:p>0.008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4" calcext:value-type="float">
            <text:p>0.0074</text:p>
          </table:table-cell>
          <table:table-cell table:formula="of:=([.E31]+[.F31])/2" office:value-type="float" office:value="0.00715" calcext:value-type="float">
            <text:p>0.00715</text:p>
          </table:table-cell>
          <table:table-cell table:formula="of:=[.G31]/[.D31]" office:value-type="float" office:value="0.89375" calcext:value-type="float">
            <text:p>0.89375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7" calcext:value-type="float">
            <text:p>0.007</text:p>
          </table:table-cell>
          <table:table-cell table:formula="of:=([.I31]+[.J31])/2" office:value-type="float" office:value="0.00705" calcext:value-type="float">
            <text:p>0.00705</text:p>
          </table:table-cell>
          <table:table-cell table:formula="of:=[.K31]/[.D31]" office:value-type="float" office:value="0.88125" calcext:value-type="float">
            <text:p>0.88125</text:p>
          </table:table-cell>
          <table:table-cell office:value-type="float" office:value="0.008" calcext:value-type="float">
            <text:p>0.008</text:p>
          </table:table-cell>
          <table:table-cell table:formula="of:=[.M31]/[.D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587" calcext:value-type="float">
            <text:p>0.8587</text:p>
          </table:table-cell>
          <table:table-cell table:formula="of:=([.B32]+[.C32])/2" office:value-type="float" office:value="0.8561" calcext:value-type="float">
            <text:p>0.8561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7547" calcext:value-type="float">
            <text:p>0.7547</text:p>
          </table:table-cell>
          <table:table-cell table:formula="of:=([.E32]+[.F32])/2" office:value-type="float" office:value="0.77375" calcext:value-type="float">
            <text:p>0.77375</text:p>
          </table:table-cell>
          <table:table-cell table:formula="of:=[.G32]/[.D32]" office:value-type="float" office:value="0.90380796635907" calcext:value-type="float">
            <text:p>0.90380796635907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135" calcext:value-type="float">
            <text:p>0.7135</text:p>
          </table:table-cell>
          <table:table-cell table:formula="of:=([.I32]+[.J32])/2" office:value-type="float" office:value="0.7406" calcext:value-type="float">
            <text:p>0.7406</text:p>
          </table:table-cell>
          <table:table-cell table:formula="of:=[.K32]/[.D32]" office:value-type="float" office:value="0.865085854456255" calcext:value-type="float">
            <text:p>0.865085854456255</text:p>
          </table:table-cell>
          <table:table-cell office:value-type="float" office:value="0.9251" calcext:value-type="float">
            <text:p>0.9251</text:p>
          </table:table-cell>
          <table:table-cell table:formula="of:=[.M32]/[.D32]" office:value-type="float" office:value="1.08059806097419" calcext:value-type="float">
            <text:p>1.08059806097419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54" calcext:value-type="float">
            <text:p>0.0454</text:p>
          </table:table-cell>
          <table:table-cell table:formula="of:=([.B33]+[.C33])/2" office:value-type="float" office:value="0.04395" calcext:value-type="float">
            <text:p>0.0439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82" calcext:value-type="float">
            <text:p>0.0482</text:p>
          </table:table-cell>
          <table:table-cell table:formula="of:=([.E33]+[.F33])/2" office:value-type="float" office:value="0.0481" calcext:value-type="float">
            <text:p>0.0481</text:p>
          </table:table-cell>
          <table:table-cell table:formula="of:=[.G33]/[.D33]" office:value-type="float" office:value="1.09442548350398" calcext:value-type="float">
            <text:p>1.09442548350398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49" calcext:value-type="float">
            <text:p>0.0449</text:p>
          </table:table-cell>
          <table:table-cell table:formula="of:=([.I33]+[.J33])/2" office:value-type="float" office:value="0.0454" calcext:value-type="float">
            <text:p>0.0454</text:p>
          </table:table-cell>
          <table:table-cell table:formula="of:=[.K33]/[.D33]" office:value-type="float" office:value="1.03299203640501" calcext:value-type="float">
            <text:p>1.03299203640501</text:p>
          </table:table-cell>
          <table:table-cell office:value-type="float" office:value="0.0538" calcext:value-type="float">
            <text:p>0.0538</text:p>
          </table:table-cell>
          <table:table-cell table:formula="of:=[.M33]/[.D33]" office:value-type="float" office:value="1.22411831626849" calcext:value-type="float">
            <text:p>1.22411831626849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624" calcext:value-type="float">
            <text:p>0.0624</text:p>
          </table:table-cell>
          <table:table-cell table:formula="of:=([.B34]+[.C34])/2" office:value-type="float" office:value="0.04775" calcext:value-type="float">
            <text:p>0.0477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44" calcext:value-type="float">
            <text:p>0.0344</text:p>
          </table:table-cell>
          <table:table-cell table:formula="of:=([.E34]+[.F34])/2" office:value-type="float" office:value="0.0352" calcext:value-type="float">
            <text:p>0.0352</text:p>
          </table:table-cell>
          <table:table-cell table:formula="of:=[.G34]/[.D34]" office:value-type="float" office:value="0.73717277486911" calcext:value-type="float">
            <text:p>0.73717277486911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46" calcext:value-type="float">
            <text:p>0.0346</text:p>
          </table:table-cell>
          <table:table-cell table:formula="of:=([.I34]+[.J34])/2" office:value-type="float" office:value="0.03435" calcext:value-type="float">
            <text:p>0.03435</text:p>
          </table:table-cell>
          <table:table-cell table:formula="of:=[.K34]/[.D34]" office:value-type="float" office:value="0.719371727748691" calcext:value-type="float">
            <text:p>0.719371727748691</text:p>
          </table:table-cell>
          <table:table-cell office:value-type="float" office:value="0.0376" calcext:value-type="float">
            <text:p>0.0376</text:p>
          </table:table-cell>
          <table:table-cell table:formula="of:=[.M34]/[.D34]" office:value-type="float" office:value="0.787434554973822" calcext:value-type="float">
            <text:p>0.787434554973822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607" calcext:value-type="float">
            <text:p>0.1607</text:p>
          </table:table-cell>
          <table:table-cell table:formula="of:=([.B35]+[.C35])/2" office:value-type="float" office:value="0.1304" calcext:value-type="float">
            <text:p>0.1304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0998" calcext:value-type="float">
            <text:p>0.0998</text:p>
          </table:table-cell>
          <table:table-cell table:formula="of:=([.E35]+[.F35])/2" office:value-type="float" office:value="0.1153" calcext:value-type="float">
            <text:p>0.1153</text:p>
          </table:table-cell>
          <table:table-cell table:formula="of:=[.G35]/[.D35]" office:value-type="float" office:value="0.88420245398773" calcext:value-type="float">
            <text:p>0.88420245398773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0975" calcext:value-type="float">
            <text:p>0.0975</text:p>
          </table:table-cell>
          <table:table-cell table:formula="of:=([.I35]+[.J35])/2" office:value-type="float" office:value="0.09755" calcext:value-type="float">
            <text:p>0.09755</text:p>
          </table:table-cell>
          <table:table-cell table:formula="of:=[.K35]/[.D35]" office:value-type="float" office:value="0.748082822085889" calcext:value-type="float">
            <text:p>0.748082822085889</text:p>
          </table:table-cell>
          <table:table-cell office:value-type="float" office:value="0.0973" calcext:value-type="float">
            <text:p>0.0973</text:p>
          </table:table-cell>
          <table:table-cell table:formula="of:=[.M35]/[.D35]" office:value-type="float" office:value="0.746165644171779" calcext:value-type="float">
            <text:p>0.746165644171779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911" calcext:value-type="float">
            <text:p>0.3911</text:p>
          </table:table-cell>
          <table:table-cell table:formula="of:=([.B36]+[.C36])/2" office:value-type="float" office:value="0.37015" calcext:value-type="float">
            <text:p>0.37015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3479" calcext:value-type="float">
            <text:p>0.3479</text:p>
          </table:table-cell>
          <table:table-cell table:formula="of:=([.E36]+[.F36])/2" office:value-type="float" office:value="0.34575" calcext:value-type="float">
            <text:p>0.34575</text:p>
          </table:table-cell>
          <table:table-cell table:formula="of:=[.G36]/[.D36]" office:value-type="float" office:value="0.934080778062948" calcext:value-type="float">
            <text:p>0.934080778062948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352" calcext:value-type="float">
            <text:p>0.352</text:p>
          </table:table-cell>
          <table:table-cell table:formula="of:=([.I36]+[.J36])/2" office:value-type="float" office:value="0.3502" calcext:value-type="float">
            <text:p>0.3502</text:p>
          </table:table-cell>
          <table:table-cell table:formula="of:=[.K36]/[.D36]" office:value-type="float" office:value="0.94610293124409" calcext:value-type="float">
            <text:p>0.94610293124409</text:p>
          </table:table-cell>
          <table:table-cell office:value-type="float" office:value="0.3518" calcext:value-type="float">
            <text:p>0.3518</text:p>
          </table:table-cell>
          <table:table-cell table:formula="of:=[.M36]/[.D36]" office:value-type="float" office:value="0.950425503174389" calcext:value-type="float">
            <text:p>0.950425503174389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66" calcext:value-type="float">
            <text:p>0.0166</text:p>
          </table:table-cell>
          <table:table-cell table:formula="of:=([.B37]+[.C37])/2" office:value-type="float" office:value="0.0159" calcext:value-type="float">
            <text:p>0.0159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73" calcext:value-type="float">
            <text:p>0.0173</text:p>
          </table:table-cell>
          <table:table-cell table:formula="of:=([.E37]+[.F37])/2" office:value-type="float" office:value="0.017" calcext:value-type="float">
            <text:p>0.017</text:p>
          </table:table-cell>
          <table:table-cell table:formula="of:=[.G37]/[.D37]" office:value-type="float" office:value="1.06918238993711" calcext:value-type="float">
            <text:p>1.06918238993711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52" calcext:value-type="float">
            <text:p>0.0152</text:p>
          </table:table-cell>
          <table:table-cell table:formula="of:=([.I37]+[.J37])/2" office:value-type="float" office:value="0.01555" calcext:value-type="float">
            <text:p>0.01555</text:p>
          </table:table-cell>
          <table:table-cell table:formula="of:=[.K37]/[.D37]" office:value-type="float" office:value="0.977987421383648" calcext:value-type="float">
            <text:p>0.977987421383648</text:p>
          </table:table-cell>
          <table:table-cell office:value-type="float" office:value="0.0167" calcext:value-type="float">
            <text:p>0.0167</text:p>
          </table:table-cell>
          <table:table-cell table:formula="of:=[.M37]/[.D37]" office:value-type="float" office:value="1.05031446540881" calcext:value-type="float">
            <text:p>1.05031446540881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569" calcext:value-type="float">
            <text:p>0.0569</text:p>
          </table:table-cell>
          <table:table-cell table:formula="of:=([.B38]+[.C38])/2" office:value-type="float" office:value="0.05535" calcext:value-type="float">
            <text:p>0.05535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569" calcext:value-type="float">
            <text:p>0.0569</text:p>
          </table:table-cell>
          <table:table-cell table:formula="of:=([.E38]+[.F38])/2" office:value-type="float" office:value="0.05635" calcext:value-type="float">
            <text:p>0.05635</text:p>
          </table:table-cell>
          <table:table-cell table:formula="of:=[.G38]/[.D38]" office:value-type="float" office:value="1.01806684733514" calcext:value-type="float">
            <text:p>1.01806684733514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551" calcext:value-type="float">
            <text:p>0.0551</text:p>
          </table:table-cell>
          <table:table-cell table:formula="of:=([.I38]+[.J38])/2" office:value-type="float" office:value="0.0549" calcext:value-type="float">
            <text:p>0.0549</text:p>
          </table:table-cell>
          <table:table-cell table:formula="of:=[.K38]/[.D38]" office:value-type="float" office:value="0.991869918699187" calcext:value-type="float">
            <text:p>0.991869918699187</text:p>
          </table:table-cell>
          <table:table-cell office:value-type="float" office:value="0.0652" calcext:value-type="float">
            <text:p>0.0652</text:p>
          </table:table-cell>
          <table:table-cell table:formula="of:=[.M38]/[.D38]" office:value-type="float" office:value="1.17795844625113" calcext:value-type="float">
            <text:p>1.17795844625113</text:p>
          </table:table-cell>
        </table:table-row>
        <table:table-row table:style-name="ro1">
          <table:table-cell table:style-name="ce2" office:value-type="string" calcext:value-type="string">
            <text:p>AvoidSynchronizedAtMethodLevel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26" calcext:value-type="float">
            <text:p>0.126</text:p>
          </table:table-cell>
          <table:table-cell table:formula="of:=([.B39]+[.C39])/2" office:value-type="float" office:value="0.12395" calcext:value-type="float">
            <text:p>0.12395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1288" calcext:value-type="float">
            <text:p>0.1288</text:p>
          </table:table-cell>
          <table:table-cell table:formula="of:=([.E39]+[.F39])/2" office:value-type="float" office:value="0.1472" calcext:value-type="float">
            <text:p>0.1472</text:p>
          </table:table-cell>
          <table:table-cell table:formula="of:=[.G39]/[.D39]" office:value-type="float" office:value="1.18757563533683" calcext:value-type="float">
            <text:p>1.18757563533683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1551" calcext:value-type="float">
            <text:p>0.1551</text:p>
          </table:table-cell>
          <table:table-cell table:formula="of:=([.I39]+[.J39])/2" office:value-type="float" office:value="0.15615" calcext:value-type="float">
            <text:p>0.15615</text:p>
          </table:table-cell>
          <table:table-cell table:formula="of:=[.K39]/[.D39]" office:value-type="float" office:value="1.25978217022993" calcext:value-type="float">
            <text:p>1.25978217022993</text:p>
          </table:table-cell>
          <table:table-cell office:value-type="float" office:value="0.1487" calcext:value-type="float">
            <text:p>0.1487</text:p>
          </table:table-cell>
          <table:table-cell table:formula="of:=[.M39]/[.D39]" office:value-type="float" office:value="1.19967728922953" calcext:value-type="float">
            <text:p>1.19967728922953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1" calcext:value-type="float">
            <text:p>0.41</text:p>
          </table:table-cell>
          <table:table-cell table:formula="of:=([.B40]+[.C40])/2" office:value-type="float" office:value="0.41885" calcext:value-type="float">
            <text:p>0.41885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419" calcext:value-type="float">
            <text:p>0.419</text:p>
          </table:table-cell>
          <table:table-cell table:formula="of:=([.E40]+[.F40])/2" office:value-type="float" office:value="0.42505" calcext:value-type="float">
            <text:p>0.42505</text:p>
          </table:table-cell>
          <table:table-cell table:formula="of:=[.G40]/[.D40]" office:value-type="float" office:value="1.01480243523935" calcext:value-type="float">
            <text:p>1.01480243523935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3903" calcext:value-type="float">
            <text:p>0.3903</text:p>
          </table:table-cell>
          <table:table-cell table:formula="of:=([.I40]+[.J40])/2" office:value-type="float" office:value="0.39235" calcext:value-type="float">
            <text:p>0.39235</text:p>
          </table:table-cell>
          <table:table-cell table:formula="of:=[.K40]/[.D40]" office:value-type="float" office:value="0.93673152679957" calcext:value-type="float">
            <text:p>0.93673152679957</text:p>
          </table:table-cell>
          <table:table-cell office:value-type="float" office:value="0.6345" calcext:value-type="float">
            <text:p>0.6345</text:p>
          </table:table-cell>
          <table:table-cell table:formula="of:=[.M40]/[.D40]" office:value-type="float" office:value="1.51486212247821" calcext:value-type="float">
            <text:p>1.51486212247821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48" calcext:value-type="float">
            <text:p>0.0148</text:p>
          </table:table-cell>
          <table:table-cell table:formula="of:=([.B41]+[.C41])/2" office:value-type="float" office:value="0.01405" calcext:value-type="float">
            <text:p>0.0140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53" calcext:value-type="float">
            <text:p>0.0153</text:p>
          </table:table-cell>
          <table:table-cell table:formula="of:=([.E41]+[.F41])/2" office:value-type="float" office:value="0.0149" calcext:value-type="float">
            <text:p>0.0149</text:p>
          </table:table-cell>
          <table:table-cell table:formula="of:=[.G41]/[.D41]" office:value-type="float" office:value="1.06049822064057" calcext:value-type="float">
            <text:p>1.06049822064057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8" calcext:value-type="float">
            <text:p>0.0138</text:p>
          </table:table-cell>
          <table:table-cell table:formula="of:=([.I41]+[.J41])/2" office:value-type="float" office:value="0.01385" calcext:value-type="float">
            <text:p>0.01385</text:p>
          </table:table-cell>
          <table:table-cell table:formula="of:=[.K41]/[.D41]" office:value-type="float" office:value="0.98576512455516" calcext:value-type="float">
            <text:p>0.98576512455516</text:p>
          </table:table-cell>
          <table:table-cell office:value-type="float" office:value="0.0142" calcext:value-type="float">
            <text:p>0.0142</text:p>
          </table:table-cell>
          <table:table-cell table:formula="of:=[.M41]/[.D41]" office:value-type="float" office:value="1.01067615658363" calcext:value-type="float">
            <text:p>1.01067615658363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621" calcext:value-type="float">
            <text:p>0.0621</text:p>
          </table:table-cell>
          <table:table-cell table:formula="of:=([.B42]+[.C42])/2" office:value-type="float" office:value="0.0609" calcext:value-type="float">
            <text:p>0.0609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08" calcext:value-type="float">
            <text:p>0.0608</text:p>
          </table:table-cell>
          <table:table-cell table:formula="of:=([.E42]+[.F42])/2" office:value-type="float" office:value="0.06425" calcext:value-type="float">
            <text:p>0.06425</text:p>
          </table:table-cell>
          <table:table-cell table:formula="of:=[.G42]/[.D42]" office:value-type="float" office:value="1.05500821018062" calcext:value-type="float">
            <text:p>1.05500821018062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569" calcext:value-type="float">
            <text:p>0.0569</text:p>
          </table:table-cell>
          <table:table-cell table:formula="of:=([.I42]+[.J42])/2" office:value-type="float" office:value="0.05765" calcext:value-type="float">
            <text:p>0.05765</text:p>
          </table:table-cell>
          <table:table-cell table:formula="of:=[.K42]/[.D42]" office:value-type="float" office:value="0.946633825944171" calcext:value-type="float">
            <text:p>0.946633825944171</text:p>
          </table:table-cell>
          <table:table-cell office:value-type="float" office:value="0.0847" calcext:value-type="float">
            <text:p>0.0847</text:p>
          </table:table-cell>
          <table:table-cell table:formula="of:=[.M42]/[.D42]" office:value-type="float" office:value="1.39080459770115" calcext:value-type="float">
            <text:p>1.39080459770115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32" calcext:value-type="float">
            <text:p>0.0432</text:p>
          </table:table-cell>
          <table:table-cell table:formula="of:=([.B43]+[.C43])/2" office:value-type="float" office:value="0.0421" calcext:value-type="float">
            <text:p>0.042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7" calcext:value-type="float">
            <text:p>0.0437</text:p>
          </table:table-cell>
          <table:table-cell table:formula="of:=([.E43]+[.F43])/2" office:value-type="float" office:value="0.04285" calcext:value-type="float">
            <text:p>0.04285</text:p>
          </table:table-cell>
          <table:table-cell table:formula="of:=[.G43]/[.D43]" office:value-type="float" office:value="1.01781472684086" calcext:value-type="float">
            <text:p>1.01781472684086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407" calcext:value-type="float">
            <text:p>0.0407</text:p>
          </table:table-cell>
          <table:table-cell table:formula="of:=([.I43]+[.J43])/2" office:value-type="float" office:value="0.04115" calcext:value-type="float">
            <text:p>0.04115</text:p>
          </table:table-cell>
          <table:table-cell table:formula="of:=[.K43]/[.D43]" office:value-type="float" office:value="0.977434679334917" calcext:value-type="float">
            <text:p>0.977434679334917</text:p>
          </table:table-cell>
          <table:table-cell office:value-type="float" office:value="0.0393" calcext:value-type="float">
            <text:p>0.0393</text:p>
          </table:table-cell>
          <table:table-cell table:formula="of:=[.M43]/[.D43]" office:value-type="float" office:value="0.933491686460808" calcext:value-type="float">
            <text:p>0.933491686460808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0662" calcext:value-type="float">
            <text:p>0.0662</text:p>
          </table:table-cell>
          <table:table-cell table:formula="of:=([.B44]+[.C44])/2" office:value-type="float" office:value="0.0825" calcext:value-type="float">
            <text:p>0.0825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678" calcext:value-type="float">
            <text:p>0.0678</text:p>
          </table:table-cell>
          <table:table-cell table:formula="of:=([.E44]+[.F44])/2" office:value-type="float" office:value="0.06755" calcext:value-type="float">
            <text:p>0.06755</text:p>
          </table:table-cell>
          <table:table-cell table:formula="of:=[.G44]/[.D44]" office:value-type="float" office:value="0.818787878787879" calcext:value-type="float">
            <text:p>0.818787878787879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46" calcext:value-type="float">
            <text:p>0.0646</text:p>
          </table:table-cell>
          <table:table-cell table:formula="of:=([.I44]+[.J44])/2" office:value-type="float" office:value="0.0657" calcext:value-type="float">
            <text:p>0.0657</text:p>
          </table:table-cell>
          <table:table-cell table:formula="of:=[.K44]/[.D44]" office:value-type="float" office:value="0.796363636363636" calcext:value-type="float">
            <text:p>0.796363636363636</text:p>
          </table:table-cell>
          <table:table-cell office:value-type="float" office:value="0.1209" calcext:value-type="float">
            <text:p>0.1209</text:p>
          </table:table-cell>
          <table:table-cell table:formula="of:=[.M44]/[.D44]" office:value-type="float" office:value="1.46545454545455" calcext:value-type="float">
            <text:p>1.46545454545455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517" calcext:value-type="float">
            <text:p>0.0517</text:p>
          </table:table-cell>
          <table:table-cell table:formula="of:=([.B45]+[.C45])/2" office:value-type="float" office:value="0.0499" calcext:value-type="float">
            <text:p>0.0499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18" calcext:value-type="float">
            <text:p>0.0518</text:p>
          </table:table-cell>
          <table:table-cell table:formula="of:=([.E45]+[.F45])/2" office:value-type="float" office:value="0.05355" calcext:value-type="float">
            <text:p>0.05355</text:p>
          </table:table-cell>
          <table:table-cell table:formula="of:=[.G45]/[.D45]" office:value-type="float" office:value="1.07314629258517" calcext:value-type="float">
            <text:p>1.07314629258517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503" calcext:value-type="float">
            <text:p>0.0503</text:p>
          </table:table-cell>
          <table:table-cell table:formula="of:=([.I45]+[.J45])/2" office:value-type="float" office:value="0.05425" calcext:value-type="float">
            <text:p>0.05425</text:p>
          </table:table-cell>
          <table:table-cell table:formula="of:=[.K45]/[.D45]" office:value-type="float" office:value="1.08717434869739" calcext:value-type="float">
            <text:p>1.08717434869739</text:p>
          </table:table-cell>
          <table:table-cell office:value-type="float" office:value="0.0511" calcext:value-type="float">
            <text:p>0.0511</text:p>
          </table:table-cell>
          <table:table-cell table:formula="of:=[.M45]/[.D45]" office:value-type="float" office:value="1.02404809619238" calcext:value-type="float">
            <text:p>1.02404809619238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5405" calcext:value-type="float">
            <text:p>0.5405</text:p>
          </table:table-cell>
          <table:table-cell table:formula="of:=([.B46]+[.C46])/2" office:value-type="float" office:value="0.51005" calcext:value-type="float">
            <text:p>0.51005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548" calcext:value-type="float">
            <text:p>0.5548</text:p>
          </table:table-cell>
          <table:table-cell table:formula="of:=([.E46]+[.F46])/2" office:value-type="float" office:value="0.5438" calcext:value-type="float">
            <text:p>0.5438</text:p>
          </table:table-cell>
          <table:table-cell table:formula="of:=[.G46]/[.D46]" office:value-type="float" office:value="1.06616998333497" calcext:value-type="float">
            <text:p>1.06616998333497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4787" calcext:value-type="float">
            <text:p>0.4787</text:p>
          </table:table-cell>
          <table:table-cell table:formula="of:=([.I46]+[.J46])/2" office:value-type="float" office:value="0.47855" calcext:value-type="float">
            <text:p>0.47855</text:p>
          </table:table-cell>
          <table:table-cell table:formula="of:=[.K46]/[.D46]" office:value-type="float" office:value="0.938241348887364" calcext:value-type="float">
            <text:p>0.938241348887364</text:p>
          </table:table-cell>
          <table:table-cell office:value-type="float" office:value="0.8094" calcext:value-type="float">
            <text:p>0.8094</text:p>
          </table:table-cell>
          <table:table-cell table:formula="of:=[.M46]/[.D46]" office:value-type="float" office:value="1.58690324477992" calcext:value-type="float">
            <text:p>1.58690324477992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2663" calcext:value-type="float">
            <text:p>0.2663</text:p>
          </table:table-cell>
          <table:table-cell table:formula="of:=([.B47]+[.C47])/2" office:value-type="float" office:value="0.26395" calcext:value-type="float">
            <text:p>0.26395</text:p>
          </table:table-cell>
          <table:table-cell office:value-type="float" office:value="0.2451" calcext:value-type="float">
            <text:p>0.2451</text:p>
          </table:table-cell>
          <table:table-cell office:value-type="float" office:value="0.2472" calcext:value-type="float">
            <text:p>0.2472</text:p>
          </table:table-cell>
          <table:table-cell table:formula="of:=([.E47]+[.F47])/2" office:value-type="float" office:value="0.24615" calcext:value-type="float">
            <text:p>0.24615</text:p>
          </table:table-cell>
          <table:table-cell table:formula="of:=[.G47]/[.D47]" office:value-type="float" office:value="0.932562985413904" calcext:value-type="float">
            <text:p>0.932562985413904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2393" calcext:value-type="float">
            <text:p>0.2393</text:p>
          </table:table-cell>
          <table:table-cell table:formula="of:=([.I47]+[.J47])/2" office:value-type="float" office:value="0.2406" calcext:value-type="float">
            <text:p>0.2406</text:p>
          </table:table-cell>
          <table:table-cell table:formula="of:=[.K47]/[.D47]" office:value-type="float" office:value="0.911536275809812" calcext:value-type="float">
            <text:p>0.911536275809812</text:p>
          </table:table-cell>
          <table:table-cell office:value-type="float" office:value="0.2316" calcext:value-type="float">
            <text:p>0.2316</text:p>
          </table:table-cell>
          <table:table-cell table:formula="of:=[.M47]/[.D47]" office:value-type="float" office:value="0.877438908884258" calcext:value-type="float">
            <text:p>0.877438908884258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3351" calcext:value-type="float">
            <text:p>0.3351</text:p>
          </table:table-cell>
          <table:table-cell table:formula="of:=([.B48]+[.C48])/2" office:value-type="float" office:value="0.31495" calcext:value-type="float">
            <text:p>0.3149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67" calcext:value-type="float">
            <text:p>0.3267</text:p>
          </table:table-cell>
          <table:table-cell table:formula="of:=([.E48]+[.F48])/2" office:value-type="float" office:value="0.32285" calcext:value-type="float">
            <text:p>0.32285</text:p>
          </table:table-cell>
          <table:table-cell table:formula="of:=[.G48]/[.D48]" office:value-type="float" office:value="1.02508334656295" calcext:value-type="float">
            <text:p>1.02508334656295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302" calcext:value-type="float">
            <text:p>0.302</text:p>
          </table:table-cell>
          <table:table-cell table:formula="of:=([.I48]+[.J48])/2" office:value-type="float" office:value="0.30475" calcext:value-type="float">
            <text:p>0.30475</text:p>
          </table:table-cell>
          <table:table-cell table:formula="of:=[.K48]/[.D48]" office:value-type="float" office:value="0.96761390696936" calcext:value-type="float">
            <text:p>0.96761390696936</text:p>
          </table:table-cell>
          <table:table-cell office:value-type="float" office:value="0.3481" calcext:value-type="float">
            <text:p>0.3481</text:p>
          </table:table-cell>
          <table:table-cell table:formula="of:=[.M48]/[.D48]" office:value-type="float" office:value="1.10525480234958" calcext:value-type="float">
            <text:p>1.10525480234958</text:p>
          </table:table-cell>
        </table:table-row>
        <table:table-row table:style-name="ro1">
          <table:table-cell table:style-name="ce2" office:value-type="string" calcext:value-type="string">
            <text:p>AvoidUsingVolatile</text:p>
          </table:table-cell>
          <table:table-cell table:style-name="ce1" office:value-type="float" office:value="0.0436" calcext:value-type="float">
            <text:p>0.0436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table:formula="of:=([.B49]+[.C49])/2" office:value-type="float" office:value="0.0473" calcext:value-type="float">
            <text:p>0.0473</text:p>
          </table:table-cell>
          <table:table-cell table:style-name="ce1" office:value-type="float" office:value="0.0765" calcext:value-type="float">
            <text:p>0.0765</text:p>
          </table:table-cell>
          <table:table-cell table:style-name="ce1" office:value-type="float" office:value="0.0459" calcext:value-type="float">
            <text:p>0.0459</text:p>
          </table:table-cell>
          <table:table-cell table:style-name="ce1" table:formula="of:=([.E49]+[.F49])/2" office:value-type="float" office:value="0.0612" calcext:value-type="float">
            <text:p>0.0612</text:p>
          </table:table-cell>
          <table:table-cell table:formula="of:=[.G49]/[.D49]" office:value-type="float" office:value="1.2938689217759" calcext:value-type="float">
            <text:p>1.2938689217759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433" calcext:value-type="float">
            <text:p>0.0433</text:p>
          </table:table-cell>
          <table:table-cell table:formula="of:=([.I49]+[.J49])/2" office:value-type="float" office:value="0.04355" calcext:value-type="float">
            <text:p>0.04355</text:p>
          </table:table-cell>
          <table:table-cell table:formula="of:=[.K49]/[.D49]" office:value-type="float" office:value="0.920718816067653" calcext:value-type="float">
            <text:p>0.920718816067653</text:p>
          </table:table-cell>
          <table:table-cell office:value-type="float" office:value="0.0595" calcext:value-type="float">
            <text:p>0.0595</text:p>
          </table:table-cell>
          <table:table-cell table:formula="of:=[.M49]/[.D49]" office:value-type="float" office:value="1.25792811839323" calcext:value-type="float">
            <text:p>1.25792811839323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406" calcext:value-type="float">
            <text:p>0.0406</text:p>
          </table:table-cell>
          <table:table-cell table:formula="of:=([.B50]+[.C50])/2" office:value-type="float" office:value="0.05185" calcext:value-type="float">
            <text:p>0.05185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33" calcext:value-type="float">
            <text:p>0.0433</text:p>
          </table:table-cell>
          <table:table-cell table:formula="of:=([.E50]+[.F50])/2" office:value-type="float" office:value="0.0432" calcext:value-type="float">
            <text:p>0.0432</text:p>
          </table:table-cell>
          <table:table-cell table:formula="of:=[.G50]/[.D50]" office:value-type="float" office:value="0.833172613307618" calcext:value-type="float">
            <text:p>0.833172613307618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402" calcext:value-type="float">
            <text:p>0.0402</text:p>
          </table:table-cell>
          <table:table-cell table:formula="of:=([.I50]+[.J50])/2" office:value-type="float" office:value="0.0404" calcext:value-type="float">
            <text:p>0.0404</text:p>
          </table:table-cell>
          <table:table-cell table:formula="of:=[.K50]/[.D50]" office:value-type="float" office:value="0.77917068466731" calcext:value-type="float">
            <text:p>0.77917068466731</text:p>
          </table:table-cell>
          <table:table-cell office:value-type="float" office:value="0.0444" calcext:value-type="float">
            <text:p>0.0444</text:p>
          </table:table-cell>
          <table:table-cell table:formula="of:=[.M50]/[.D50]" office:value-type="float" office:value="0.856316297010607" calcext:value-type="float">
            <text:p>0.856316297010607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1.2602" calcext:value-type="float">
            <text:p>1.2602</text:p>
          </table:table-cell>
          <table:table-cell office:value-type="float" office:value="1.2876" calcext:value-type="float">
            <text:p>1.2876</text:p>
          </table:table-cell>
          <table:table-cell table:formula="of:=([.B51]+[.C51])/2" office:value-type="float" office:value="1.2739" calcext:value-type="float">
            <text:p>1.2739</text:p>
          </table:table-cell>
          <table:table-cell office:value-type="float" office:value="1.2752" calcext:value-type="float">
            <text:p>1.2752</text:p>
          </table:table-cell>
          <table:table-cell office:value-type="float" office:value="1.2784" calcext:value-type="float">
            <text:p>1.2784</text:p>
          </table:table-cell>
          <table:table-cell table:formula="of:=([.E51]+[.F51])/2" office:value-type="float" office:value="1.2768" calcext:value-type="float">
            <text:p>1.2768</text:p>
          </table:table-cell>
          <table:table-cell table:formula="of:=[.G51]/[.D51]" office:value-type="float" office:value="1.00227647382055" calcext:value-type="float">
            <text:p>1.00227647382055</text:p>
          </table:table-cell>
          <table:table-cell office:value-type="float" office:value="1.2418" calcext:value-type="float">
            <text:p>1.2418</text:p>
          </table:table-cell>
          <table:table-cell office:value-type="float" office:value="1.2499" calcext:value-type="float">
            <text:p>1.2499</text:p>
          </table:table-cell>
          <table:table-cell table:formula="of:=([.I51]+[.J51])/2" office:value-type="float" office:value="1.24585" calcext:value-type="float">
            <text:p>1.24585</text:p>
          </table:table-cell>
          <table:table-cell table:formula="of:=[.K51]/[.D51]" office:value-type="float" office:value="0.977981003218463" calcext:value-type="float">
            <text:p>0.977981003218463</text:p>
          </table:table-cell>
          <table:table-cell office:value-type="float" office:value="1.2198" calcext:value-type="float">
            <text:p>1.2198</text:p>
          </table:table-cell>
          <table:table-cell table:formula="of:=[.M51]/[.D51]" office:value-type="float" office:value="0.957531988382134" calcext:value-type="float">
            <text:p>0.957531988382134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2493" calcext:value-type="float">
            <text:p>0.2493</text:p>
          </table:table-cell>
          <table:table-cell table:formula="of:=([.B52]+[.C52])/2" office:value-type="float" office:value="0.2502" calcext:value-type="float">
            <text:p>0.2502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2405" calcext:value-type="float">
            <text:p>0.2405</text:p>
          </table:table-cell>
          <table:table-cell table:formula="of:=([.E52]+[.F52])/2" office:value-type="float" office:value="0.2408" calcext:value-type="float">
            <text:p>0.2408</text:p>
          </table:table-cell>
          <table:table-cell table:formula="of:=[.G52]/[.D52]" office:value-type="float" office:value="0.962430055955236" calcext:value-type="float">
            <text:p>0.962430055955236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33" calcext:value-type="float">
            <text:p>0.233</text:p>
          </table:table-cell>
          <table:table-cell table:formula="of:=([.I52]+[.J52])/2" office:value-type="float" office:value="0.23475" calcext:value-type="float">
            <text:p>0.23475</text:p>
          </table:table-cell>
          <table:table-cell table:formula="of:=[.K52]/[.D52]" office:value-type="float" office:value="0.938249400479617" calcext:value-type="float">
            <text:p>0.938249400479617</text:p>
          </table:table-cell>
          <table:table-cell office:value-type="float" office:value="0.2294" calcext:value-type="float">
            <text:p>0.2294</text:p>
          </table:table-cell>
          <table:table-cell table:formula="of:=[.M52]/[.D52]" office:value-type="float" office:value="0.916866506794564" calcext:value-type="float">
            <text:p>0.916866506794564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865" calcext:value-type="float">
            <text:p>0.1865</text:p>
          </table:table-cell>
          <table:table-cell table:formula="of:=([.B53]+[.C53])/2" office:value-type="float" office:value="0.18405" calcext:value-type="float">
            <text:p>0.18405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1873" calcext:value-type="float">
            <text:p>0.1873</text:p>
          </table:table-cell>
          <table:table-cell table:formula="of:=([.E53]+[.F53])/2" office:value-type="float" office:value="0.1877" calcext:value-type="float">
            <text:p>0.1877</text:p>
          </table:table-cell>
          <table:table-cell table:formula="of:=[.G53]/[.D53]" office:value-type="float" office:value="1.01983156750883" calcext:value-type="float">
            <text:p>1.01983156750883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1778" calcext:value-type="float">
            <text:p>0.1778</text:p>
          </table:table-cell>
          <table:table-cell table:formula="of:=([.I53]+[.J53])/2" office:value-type="float" office:value="0.1925" calcext:value-type="float">
            <text:p>0.1925</text:p>
          </table:table-cell>
          <table:table-cell table:formula="of:=[.K53]/[.D53]" office:value-type="float" office:value="1.04591143710948" calcext:value-type="float">
            <text:p>1.04591143710948</text:p>
          </table:table-cell>
          <table:table-cell office:value-type="float" office:value="0.1429" calcext:value-type="float">
            <text:p>0.1429</text:p>
          </table:table-cell>
          <table:table-cell table:formula="of:=[.M53]/[.D53]" office:value-type="float" office:value="0.776419451236077" calcext:value-type="float">
            <text:p>0.776419451236077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2578" calcext:value-type="float">
            <text:p>0.2578</text:p>
          </table:table-cell>
          <table:table-cell table:formula="of:=([.B54]+[.C54])/2" office:value-type="float" office:value="0.2542" calcext:value-type="float">
            <text:p>0.2542</text:p>
          </table:table-cell>
          <table:table-cell office:value-type="float" office:value="0.2602" calcext:value-type="float">
            <text:p>0.2602</text:p>
          </table:table-cell>
          <table:table-cell office:value-type="float" office:value="0.2627" calcext:value-type="float">
            <text:p>0.2627</text:p>
          </table:table-cell>
          <table:table-cell table:formula="of:=([.E54]+[.F54])/2" office:value-type="float" office:value="0.26145" calcext:value-type="float">
            <text:p>0.26145</text:p>
          </table:table-cell>
          <table:table-cell table:formula="of:=[.G54]/[.D54]" office:value-type="float" office:value="1.02852084972463" calcext:value-type="float">
            <text:p>1.02852084972463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2687" calcext:value-type="float">
            <text:p>0.2687</text:p>
          </table:table-cell>
          <table:table-cell table:formula="of:=([.I54]+[.J54])/2" office:value-type="float" office:value="0.2636" calcext:value-type="float">
            <text:p>0.2636</text:p>
          </table:table-cell>
          <table:table-cell table:formula="of:=[.K54]/[.D54]" office:value-type="float" office:value="1.03697875688434" calcext:value-type="float">
            <text:p>1.03697875688434</text:p>
          </table:table-cell>
          <table:table-cell office:value-type="float" office:value="0.2535" calcext:value-type="float">
            <text:p>0.2535</text:p>
          </table:table-cell>
          <table:table-cell table:formula="of:=[.M54]/[.D54]" office:value-type="float" office:value="0.997246262785209" calcext:value-type="float">
            <text:p>0.997246262785209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2817" calcext:value-type="float">
            <text:p>0.2817</text:p>
          </table:table-cell>
          <table:table-cell table:formula="of:=([.B55]+[.C55])/2" office:value-type="float" office:value="0.26645" calcext:value-type="float">
            <text:p>0.26645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2618" calcext:value-type="float">
            <text:p>0.2618</text:p>
          </table:table-cell>
          <table:table-cell table:formula="of:=([.E55]+[.F55])/2" office:value-type="float" office:value="0.2598" calcext:value-type="float">
            <text:p>0.2598</text:p>
          </table:table-cell>
          <table:table-cell table:formula="of:=[.G55]/[.D55]" office:value-type="float" office:value="0.975042221805217" calcext:value-type="float">
            <text:p>0.975042221805217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2834" calcext:value-type="float">
            <text:p>0.2834</text:p>
          </table:table-cell>
          <table:table-cell table:formula="of:=([.I55]+[.J55])/2" office:value-type="float" office:value="0.2686" calcext:value-type="float">
            <text:p>0.2686</text:p>
          </table:table-cell>
          <table:table-cell table:formula="of:=[.K55]/[.D55]" office:value-type="float" office:value="1.00806905610809" calcext:value-type="float">
            <text:p>1.00806905610809</text:p>
          </table:table-cell>
          <table:table-cell office:value-type="float" office:value="0.2454" calcext:value-type="float">
            <text:p>0.2454</text:p>
          </table:table-cell>
          <table:table-cell table:formula="of:=[.M55]/[.D55]" office:value-type="float" office:value="0.920998311127791" calcext:value-type="float">
            <text:p>0.920998311127791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522" calcext:value-type="float">
            <text:p>0.0522</text:p>
          </table:table-cell>
          <table:table-cell table:formula="of:=([.B56]+[.C56])/2" office:value-type="float" office:value="0.0515" calcext:value-type="float">
            <text:p>0.0515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544" calcext:value-type="float">
            <text:p>0.0544</text:p>
          </table:table-cell>
          <table:table-cell table:formula="of:=([.E56]+[.F56])/2" office:value-type="float" office:value="0.05435" calcext:value-type="float">
            <text:p>0.05435</text:p>
          </table:table-cell>
          <table:table-cell table:formula="of:=[.G56]/[.D56]" office:value-type="float" office:value="1.05533980582524" calcext:value-type="float">
            <text:p>1.05533980582524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51" calcext:value-type="float">
            <text:p>0.051</text:p>
          </table:table-cell>
          <table:table-cell table:formula="of:=([.I56]+[.J56])/2" office:value-type="float" office:value="0.0509" calcext:value-type="float">
            <text:p>0.0509</text:p>
          </table:table-cell>
          <table:table-cell table:formula="of:=[.K56]/[.D56]" office:value-type="float" office:value="0.988349514563107" calcext:value-type="float">
            <text:p>0.988349514563107</text:p>
          </table:table-cell>
          <table:table-cell office:value-type="float" office:value="0.0755" calcext:value-type="float">
            <text:p>0.0755</text:p>
          </table:table-cell>
          <table:table-cell table:formula="of:=[.M56]/[.D56]" office:value-type="float" office:value="1.46601941747573" calcext:value-type="float">
            <text:p>1.46601941747573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8602" calcext:value-type="float">
            <text:p>0.8602</text:p>
          </table:table-cell>
          <table:table-cell table:formula="of:=([.B57]+[.C57])/2" office:value-type="float" office:value="0.84275" calcext:value-type="float">
            <text:p>0.84275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673" calcext:value-type="float">
            <text:p>0.8673</text:p>
          </table:table-cell>
          <table:table-cell table:formula="of:=([.E57]+[.F57])/2" office:value-type="float" office:value="0.8691" calcext:value-type="float">
            <text:p>0.8691</text:p>
          </table:table-cell>
          <table:table-cell table:formula="of:=[.G57]/[.D57]" office:value-type="float" office:value="1.03126668644319" calcext:value-type="float">
            <text:p>1.03126668644319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371" calcext:value-type="float">
            <text:p>0.8371</text:p>
          </table:table-cell>
          <table:table-cell table:formula="of:=([.I57]+[.J57])/2" office:value-type="float" office:value="0.84495" calcext:value-type="float">
            <text:p>0.84495</text:p>
          </table:table-cell>
          <table:table-cell table:formula="of:=[.K57]/[.D57]" office:value-type="float" office:value="1.00261050133492" calcext:value-type="float">
            <text:p>1.00261050133492</text:p>
          </table:table-cell>
          <table:table-cell office:value-type="float" office:value="0.7616" calcext:value-type="float">
            <text:p>0.7616</text:p>
          </table:table-cell>
          <table:table-cell table:formula="of:=[.M57]/[.D57]" office:value-type="float" office:value="0.903708098487096" calcext:value-type="float">
            <text:p>0.903708098487096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979" calcext:value-type="float">
            <text:p>0.0979</text:p>
          </table:table-cell>
          <table:table-cell table:formula="of:=([.B58]+[.C58])/2" office:value-type="float" office:value="0.10435" calcext:value-type="float">
            <text:p>0.1043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671" calcext:value-type="float">
            <text:p>0.0671</text:p>
          </table:table-cell>
          <table:table-cell table:formula="of:=([.E58]+[.F58])/2" office:value-type="float" office:value="0.06585" calcext:value-type="float">
            <text:p>0.06585</text:p>
          </table:table-cell>
          <table:table-cell table:formula="of:=[.G58]/[.D58]" office:value-type="float" office:value="0.631049353138476" calcext:value-type="float">
            <text:p>0.631049353138476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634" calcext:value-type="float">
            <text:p>0.0634</text:p>
          </table:table-cell>
          <table:table-cell table:formula="of:=([.I58]+[.J58])/2" office:value-type="float" office:value="0.06435" calcext:value-type="float">
            <text:p>0.06435</text:p>
          </table:table-cell>
          <table:table-cell table:formula="of:=[.K58]/[.D58]" office:value-type="float" office:value="0.616674652611404" calcext:value-type="float">
            <text:p>0.616674652611404</text:p>
          </table:table-cell>
          <table:table-cell office:value-type="float" office:value="0.045" calcext:value-type="float">
            <text:p>0.045</text:p>
          </table:table-cell>
          <table:table-cell table:formula="of:=[.M58]/[.D58]" office:value-type="float" office:value="0.431241015812171" calcext:value-type="float">
            <text:p>0.431241015812171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6431" calcext:value-type="float">
            <text:p>0.6431</text:p>
          </table:table-cell>
          <table:table-cell table:formula="of:=([.B59]+[.C59])/2" office:value-type="float" office:value="0.63975" calcext:value-type="float">
            <text:p>0.63975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6516" calcext:value-type="float">
            <text:p>0.6516</text:p>
          </table:table-cell>
          <table:table-cell table:formula="of:=([.E59]+[.F59])/2" office:value-type="float" office:value="0.67315" calcext:value-type="float">
            <text:p>0.67315</text:p>
          </table:table-cell>
          <table:table-cell table:formula="of:=[.G59]/[.D59]" office:value-type="float" office:value="1.05220789370848" calcext:value-type="float">
            <text:p>1.05220789370848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6526" calcext:value-type="float">
            <text:p>0.6526</text:p>
          </table:table-cell>
          <table:table-cell table:formula="of:=([.I59]+[.J59])/2" office:value-type="float" office:value="0.647" calcext:value-type="float">
            <text:p>0.647</text:p>
          </table:table-cell>
          <table:table-cell table:formula="of:=[.K59]/[.D59]" office:value-type="float" office:value="1.01133255177804" calcext:value-type="float">
            <text:p>1.01133255177804</text:p>
          </table:table-cell>
          <table:table-cell office:value-type="float" office:value="0.6244" calcext:value-type="float">
            <text:p>0.6244</text:p>
          </table:table-cell>
          <table:table-cell table:formula="of:=[.M59]/[.D59]" office:value-type="float" office:value="0.97600625244236" calcext:value-type="float">
            <text:p>0.97600625244236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29" calcext:value-type="float">
            <text:p>0.29</text:p>
          </table:table-cell>
          <table:table-cell office:value-type="float" office:value="0.2989" calcext:value-type="float">
            <text:p>0.2989</text:p>
          </table:table-cell>
          <table:table-cell table:formula="of:=([.B60]+[.C60])/2" office:value-type="float" office:value="0.29445" calcext:value-type="float">
            <text:p>0.29445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2943" calcext:value-type="float">
            <text:p>0.2943</text:p>
          </table:table-cell>
          <table:table-cell table:formula="of:=([.E60]+[.F60])/2" office:value-type="float" office:value="0.2915" calcext:value-type="float">
            <text:p>0.2915</text:p>
          </table:table-cell>
          <table:table-cell table:formula="of:=[.G60]/[.D60]" office:value-type="float" office:value="0.989981321107149" calcext:value-type="float">
            <text:p>0.989981321107149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2872" calcext:value-type="float">
            <text:p>0.2872</text:p>
          </table:table-cell>
          <table:table-cell table:formula="of:=([.I60]+[.J60])/2" office:value-type="float" office:value="0.28875" calcext:value-type="float">
            <text:p>0.28875</text:p>
          </table:table-cell>
          <table:table-cell table:formula="of:=[.K60]/[.D60]" office:value-type="float" office:value="0.98064187468161" calcext:value-type="float">
            <text:p>0.98064187468161</text:p>
          </table:table-cell>
          <table:table-cell office:value-type="float" office:value="0.2862" calcext:value-type="float">
            <text:p>0.2862</text:p>
          </table:table-cell>
          <table:table-cell table:formula="of:=[.M60]/[.D60]" office:value-type="float" office:value="0.971981660723383" calcext:value-type="float">
            <text:p>0.971981660723383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58" calcext:value-type="float">
            <text:p>0.258</text:p>
          </table:table-cell>
          <table:table-cell table:formula="of:=([.B61]+[.C61])/2" office:value-type="float" office:value="0.2529" calcext:value-type="float">
            <text:p>0.2529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2531" calcext:value-type="float">
            <text:p>0.2531</text:p>
          </table:table-cell>
          <table:table-cell table:formula="of:=([.E61]+[.F61])/2" office:value-type="float" office:value="0.26795" calcext:value-type="float">
            <text:p>0.26795</text:p>
          </table:table-cell>
          <table:table-cell table:formula="of:=[.G61]/[.D61]" office:value-type="float" office:value="1.05950968762357" calcext:value-type="float">
            <text:p>1.05950968762357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3046" calcext:value-type="float">
            <text:p>0.3046</text:p>
          </table:table-cell>
          <table:table-cell table:formula="of:=([.I61]+[.J61])/2" office:value-type="float" office:value="0.2782" calcext:value-type="float">
            <text:p>0.2782</text:p>
          </table:table-cell>
          <table:table-cell table:formula="of:=[.K61]/[.D61]" office:value-type="float" office:value="1.10003954132068" calcext:value-type="float">
            <text:p>1.10003954132068</text:p>
          </table:table-cell>
          <table:table-cell office:value-type="float" office:value="0.2385" calcext:value-type="float">
            <text:p>0.2385</text:p>
          </table:table-cell>
          <table:table-cell table:formula="of:=[.M61]/[.D61]" office:value-type="float" office:value="0.943060498220641" calcext:value-type="float">
            <text:p>0.943060498220641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329" calcext:value-type="float">
            <text:p>0.0329</text:p>
          </table:table-cell>
          <table:table-cell table:formula="of:=([.B62]+[.C62])/2" office:value-type="float" office:value="0.03225" calcext:value-type="float">
            <text:p>0.03225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347" calcext:value-type="float">
            <text:p>0.0347</text:p>
          </table:table-cell>
          <table:table-cell table:formula="of:=([.E62]+[.F62])/2" office:value-type="float" office:value="0.03395" calcext:value-type="float">
            <text:p>0.03395</text:p>
          </table:table-cell>
          <table:table-cell table:formula="of:=[.G62]/[.D62]" office:value-type="float" office:value="1.05271317829457" calcext:value-type="float">
            <text:p>1.0527131782945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13" calcext:value-type="float">
            <text:p>0.0313</text:p>
          </table:table-cell>
          <table:table-cell table:formula="of:=([.I62]+[.J62])/2" office:value-type="float" office:value="0.03265" calcext:value-type="float">
            <text:p>0.03265</text:p>
          </table:table-cell>
          <table:table-cell table:formula="of:=[.K62]/[.D62]" office:value-type="float" office:value="1.01240310077519" calcext:value-type="float">
            <text:p>1.01240310077519</text:p>
          </table:table-cell>
          <table:table-cell office:value-type="float" office:value="0.0365" calcext:value-type="float">
            <text:p>0.0365</text:p>
          </table:table-cell>
          <table:table-cell table:formula="of:=[.M62]/[.D62]" office:value-type="float" office:value="1.13178294573643" calcext:value-type="float">
            <text:p>1.13178294573643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545" calcext:value-type="float">
            <text:p>0.0545</text:p>
          </table:table-cell>
          <table:table-cell table:formula="of:=([.B63]+[.C63])/2" office:value-type="float" office:value="0.0556" calcext:value-type="float">
            <text:p>0.0556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47" calcext:value-type="float">
            <text:p>0.0547</text:p>
          </table:table-cell>
          <table:table-cell table:formula="of:=([.E63]+[.F63])/2" office:value-type="float" office:value="0.055" calcext:value-type="float">
            <text:p>0.055</text:p>
          </table:table-cell>
          <table:table-cell table:formula="of:=[.G63]/[.D63]" office:value-type="float" office:value="0.989208633093525" calcext:value-type="float">
            <text:p>0.989208633093525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31" calcext:value-type="float">
            <text:p>0.0531</text:p>
          </table:table-cell>
          <table:table-cell table:formula="of:=([.I63]+[.J63])/2" office:value-type="float" office:value="0.05325" calcext:value-type="float">
            <text:p>0.05325</text:p>
          </table:table-cell>
          <table:table-cell table:formula="of:=[.K63]/[.D63]" office:value-type="float" office:value="0.95773381294964" calcext:value-type="float">
            <text:p>0.95773381294964</text:p>
          </table:table-cell>
          <table:table-cell office:value-type="float" office:value="0.0584" calcext:value-type="float">
            <text:p>0.0584</text:p>
          </table:table-cell>
          <table:table-cell table:formula="of:=[.M63]/[.D63]" office:value-type="float" office:value="1.05035971223022" calcext:value-type="float">
            <text:p>1.05035971223022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1177" calcext:value-type="float">
            <text:p>0.1177</text:p>
          </table:table-cell>
          <table:table-cell table:formula="of:=([.B64]+[.C64])/2" office:value-type="float" office:value="0.11355" calcext:value-type="float">
            <text:p>0.11355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141" calcext:value-type="float">
            <text:p>0.1141</text:p>
          </table:table-cell>
          <table:table-cell table:formula="of:=([.E64]+[.F64])/2" office:value-type="float" office:value="0.1128" calcext:value-type="float">
            <text:p>0.1128</text:p>
          </table:table-cell>
          <table:table-cell table:formula="of:=[.G64]/[.D64]" office:value-type="float" office:value="0.993394980184941" calcext:value-type="float">
            <text:p>0.993394980184941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1096" calcext:value-type="float">
            <text:p>0.1096</text:p>
          </table:table-cell>
          <table:table-cell table:formula="of:=([.I64]+[.J64])/2" office:value-type="float" office:value="0.10845" calcext:value-type="float">
            <text:p>0.10845</text:p>
          </table:table-cell>
          <table:table-cell table:formula="of:=[.K64]/[.D64]" office:value-type="float" office:value="0.955085865257596" calcext:value-type="float">
            <text:p>0.955085865257596</text:p>
          </table:table-cell>
          <table:table-cell office:value-type="float" office:value="0.0737" calcext:value-type="float">
            <text:p>0.0737</text:p>
          </table:table-cell>
          <table:table-cell table:formula="of:=[.M64]/[.D64]" office:value-type="float" office:value="0.649053280493175" calcext:value-type="float">
            <text:p>0.649053280493175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1675" calcext:value-type="float">
            <text:p>0.1675</text:p>
          </table:table-cell>
          <table:table-cell table:formula="of:=([.B65]+[.C65])/2" office:value-type="float" office:value="0.1557" calcext:value-type="float">
            <text:p>0.1557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1787" calcext:value-type="float">
            <text:p>0.1787</text:p>
          </table:table-cell>
          <table:table-cell table:formula="of:=([.E65]+[.F65])/2" office:value-type="float" office:value="0.1648" calcext:value-type="float">
            <text:p>0.1648</text:p>
          </table:table-cell>
          <table:table-cell table:formula="of:=[.G65]/[.D65]" office:value-type="float" office:value="1.05844572896596" calcext:value-type="float">
            <text:p>1.05844572896596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1449" calcext:value-type="float">
            <text:p>0.1449</text:p>
          </table:table-cell>
          <table:table-cell table:formula="of:=([.I65]+[.J65])/2" office:value-type="float" office:value="0.1464" calcext:value-type="float">
            <text:p>0.1464</text:p>
          </table:table-cell>
          <table:table-cell table:formula="of:=[.K65]/[.D65]" office:value-type="float" office:value="0.940269749518304" calcext:value-type="float">
            <text:p>0.940269749518304</text:p>
          </table:table-cell>
          <table:table-cell office:value-type="float" office:value="0.1912" calcext:value-type="float">
            <text:p>0.1912</text:p>
          </table:table-cell>
          <table:table-cell table:formula="of:=[.M65]/[.D65]" office:value-type="float" office:value="1.22800256904303" calcext:value-type="float">
            <text:p>1.22800256904303</text:p>
          </table:table-cell>
        </table:table-row>
        <table:table-row table:style-name="ro1">
          <table:table-cell table:style-name="ce1" office:value-type="string" calcext:value-type="string">
            <text:p>CloneMethodMustImplementCloneable</text:p>
          </table:table-cell>
          <table:table-cell table:style-name="ce1" office:value-type="float" office:value="0.0516" calcext:value-type="float">
            <text:p>0.0516</text:p>
          </table:table-cell>
          <table:table-cell table:style-name="ce1" office:value-type="float" office:value="0.0532" calcext:value-type="float">
            <text:p>0.0532</text:p>
          </table:table-cell>
          <table:table-cell table:style-name="ce1" table:formula="of:=([.B66]+[.C66])/2" office:value-type="float" office:value="0.0524" calcext:value-type="float">
            <text:p>0.0524</text:p>
          </table:table-cell>
          <table:table-cell table:style-name="ce1" office:value-type="float" office:value="0.0539" calcext:value-type="float">
            <text:p>0.0539</text:p>
          </table:table-cell>
          <table:table-cell table:style-name="ce1" office:value-type="float" office:value="0.0832" calcext:value-type="float">
            <text:p>0.0832</text:p>
          </table:table-cell>
          <table:table-cell table:style-name="ce1" table:formula="of:=([.E66]+[.F66])/2" office:value-type="float" office:value="0.06855" calcext:value-type="float">
            <text:p>0.06855</text:p>
          </table:table-cell>
          <table:table-cell table:formula="of:=[.G66]/[.D66]" office:value-type="float" office:value="1.30820610687023" calcext:value-type="float">
            <text:p>1.30820610687023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517" calcext:value-type="float">
            <text:p>0.0517</text:p>
          </table:table-cell>
          <table:table-cell table:formula="of:=([.I66]+[.J66])/2" office:value-type="float" office:value="0.0522" calcext:value-type="float">
            <text:p>0.0522</text:p>
          </table:table-cell>
          <table:table-cell table:formula="of:=[.K66]/[.D66]" office:value-type="float" office:value="0.99618320610687" calcext:value-type="float">
            <text:p>0.99618320610687</text:p>
          </table:table-cell>
          <table:table-cell office:value-type="float" office:value="0.0502" calcext:value-type="float">
            <text:p>0.0502</text:p>
          </table:table-cell>
          <table:table-cell table:formula="of:=[.M66]/[.D66]" office:value-type="float" office:value="0.958015267175573" calcext:value-type="float">
            <text:p>0.958015267175573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616" calcext:value-type="float">
            <text:p>0.1616</text:p>
          </table:table-cell>
          <table:table-cell table:formula="of:=([.B67]+[.C67])/2" office:value-type="float" office:value="0.1416" calcext:value-type="float">
            <text:p>0.1416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1281" calcext:value-type="float">
            <text:p>0.1281</text:p>
          </table:table-cell>
          <table:table-cell table:formula="of:=([.E67]+[.F67])/2" office:value-type="float" office:value="0.13895" calcext:value-type="float">
            <text:p>0.13895</text:p>
          </table:table-cell>
          <table:table-cell table:formula="of:=[.G67]/[.D67]" office:value-type="float" office:value="0.981285310734463" calcext:value-type="float">
            <text:p>0.981285310734463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1231" calcext:value-type="float">
            <text:p>0.1231</text:p>
          </table:table-cell>
          <table:table-cell table:formula="of:=([.I67]+[.J67])/2" office:value-type="float" office:value="0.1247" calcext:value-type="float">
            <text:p>0.1247</text:p>
          </table:table-cell>
          <table:table-cell table:formula="of:=[.K67]/[.D67]" office:value-type="float" office:value="0.880649717514124" calcext:value-type="float">
            <text:p>0.880649717514124</text:p>
          </table:table-cell>
          <table:table-cell office:value-type="float" office:value="0.1411" calcext:value-type="float">
            <text:p>0.1411</text:p>
          </table:table-cell>
          <table:table-cell table:formula="of:=[.M67]/[.D67]" office:value-type="float" office:value="0.996468926553672" calcext:value-type="float">
            <text:p>0.996468926553672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268" calcext:value-type="float">
            <text:p>0.1268</text:p>
          </table:table-cell>
          <table:table-cell table:formula="of:=([.B68]+[.C68])/2" office:value-type="float" office:value="0.1242" calcext:value-type="float">
            <text:p>0.1242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1276" calcext:value-type="float">
            <text:p>0.1276</text:p>
          </table:table-cell>
          <table:table-cell table:formula="of:=([.E68]+[.F68])/2" office:value-type="float" office:value="0.1286" calcext:value-type="float">
            <text:p>0.1286</text:p>
          </table:table-cell>
          <table:table-cell table:formula="of:=[.G68]/[.D68]" office:value-type="float" office:value="1.03542673107891" calcext:value-type="float">
            <text:p>1.03542673107891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1255" calcext:value-type="float">
            <text:p>0.1255</text:p>
          </table:table-cell>
          <table:table-cell table:formula="of:=([.I68]+[.J68])/2" office:value-type="float" office:value="0.1251" calcext:value-type="float">
            <text:p>0.1251</text:p>
          </table:table-cell>
          <table:table-cell table:formula="of:=[.K68]/[.D68]" office:value-type="float" office:value="1.00724637681159" calcext:value-type="float">
            <text:p>1.00724637681159</text:p>
          </table:table-cell>
          <table:table-cell office:value-type="float" office:value="0.2272" calcext:value-type="float">
            <text:p>0.2272</text:p>
          </table:table-cell>
          <table:table-cell table:formula="of:=[.M68]/[.D68]" office:value-type="float" office:value="1.829307568438" calcext:value-type="float">
            <text:p>1.829307568438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6419" calcext:value-type="float">
            <text:p>0.6419</text:p>
          </table:table-cell>
          <table:table-cell table:formula="of:=([.B69]+[.C69])/2" office:value-type="float" office:value="0.63685" calcext:value-type="float">
            <text:p>0.63685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6437" calcext:value-type="float">
            <text:p>0.6437</text:p>
          </table:table-cell>
          <table:table-cell table:formula="of:=([.E69]+[.F69])/2" office:value-type="float" office:value="0.65495" calcext:value-type="float">
            <text:p>0.65495</text:p>
          </table:table-cell>
          <table:table-cell table:formula="of:=[.G69]/[.D69]" office:value-type="float" office:value="1.02842113527518" calcext:value-type="float">
            <text:p>1.02842113527518</text:p>
          </table:table-cell>
          <table:table-cell office:value-type="float" office:value="0.7107" calcext:value-type="float">
            <text:p>0.7107</text:p>
          </table:table-cell>
          <table:table-cell office:value-type="float" office:value="0.635" calcext:value-type="float">
            <text:p>0.635</text:p>
          </table:table-cell>
          <table:table-cell table:formula="of:=([.I69]+[.J69])/2" office:value-type="float" office:value="0.67285" calcext:value-type="float">
            <text:p>0.67285</text:p>
          </table:table-cell>
          <table:table-cell table:formula="of:=[.K69]/[.D69]" office:value-type="float" office:value="1.05652822485672" calcext:value-type="float">
            <text:p>1.05652822485672</text:p>
          </table:table-cell>
          <table:table-cell office:value-type="float" office:value="0.6321" calcext:value-type="float">
            <text:p>0.6321</text:p>
          </table:table-cell>
          <table:table-cell table:formula="of:=[.M69]/[.D69]" office:value-type="float" office:value="0.99254141477585" calcext:value-type="float">
            <text:p>0.99254141477585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885" calcext:value-type="float">
            <text:p>0.0885</text:p>
          </table:table-cell>
          <table:table-cell table:formula="of:=([.B70]+[.C70])/2" office:value-type="float" office:value="0.1001" calcext:value-type="float">
            <text:p>0.1001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873" calcext:value-type="float">
            <text:p>0.0873</text:p>
          </table:table-cell>
          <table:table-cell table:formula="of:=([.E70]+[.F70])/2" office:value-type="float" office:value="0.08575" calcext:value-type="float">
            <text:p>0.08575</text:p>
          </table:table-cell>
          <table:table-cell table:formula="of:=[.G70]/[.D70]" office:value-type="float" office:value="0.856643356643357" calcext:value-type="float">
            <text:p>0.856643356643357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0806" calcext:value-type="float">
            <text:p>0.0806</text:p>
          </table:table-cell>
          <table:table-cell table:formula="of:=([.I70]+[.J70])/2" office:value-type="float" office:value="0.0954" calcext:value-type="float">
            <text:p>0.0954</text:p>
          </table:table-cell>
          <table:table-cell table:formula="of:=[.K70]/[.D70]" office:value-type="float" office:value="0.953046953046953" calcext:value-type="float">
            <text:p>0.953046953046953</text:p>
          </table:table-cell>
          <table:table-cell office:value-type="float" office:value="0.0685" calcext:value-type="float">
            <text:p>0.0685</text:p>
          </table:table-cell>
          <table:table-cell table:formula="of:=[.M70]/[.D70]" office:value-type="float" office:value="0.684315684315684" calcext:value-type="float">
            <text:p>0.684315684315684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6373" calcext:value-type="float">
            <text:p>1.6373</text:p>
          </table:table-cell>
          <table:table-cell office:value-type="float" office:value="1.7076" calcext:value-type="float">
            <text:p>1.7076</text:p>
          </table:table-cell>
          <table:table-cell table:formula="of:=([.B71]+[.C71])/2" office:value-type="float" office:value="1.67245" calcext:value-type="float">
            <text:p>1.67245</text:p>
          </table:table-cell>
          <table:table-cell office:value-type="float" office:value="1.6578" calcext:value-type="float">
            <text:p>1.6578</text:p>
          </table:table-cell>
          <table:table-cell office:value-type="float" office:value="1.7209" calcext:value-type="float">
            <text:p>1.7209</text:p>
          </table:table-cell>
          <table:table-cell table:formula="of:=([.E71]+[.F71])/2" office:value-type="float" office:value="1.68935" calcext:value-type="float">
            <text:p>1.68935</text:p>
          </table:table-cell>
          <table:table-cell table:formula="of:=[.G71]/[.D71]" office:value-type="float" office:value="1.01010493587252" calcext:value-type="float">
            <text:p>1.01010493587252</text:p>
          </table:table-cell>
          <table:table-cell office:value-type="float" office:value="1.7001" calcext:value-type="float">
            <text:p>1.7001</text:p>
          </table:table-cell>
          <table:table-cell office:value-type="float" office:value="1.6388" calcext:value-type="float">
            <text:p>1.6388</text:p>
          </table:table-cell>
          <table:table-cell table:formula="of:=([.I71]+[.J71])/2" office:value-type="float" office:value="1.66945" calcext:value-type="float">
            <text:p>1.66945</text:p>
          </table:table-cell>
          <table:table-cell table:formula="of:=[.K71]/[.D71]" office:value-type="float" office:value="0.998206224401327" calcext:value-type="float">
            <text:p>0.998206224401327</text:p>
          </table:table-cell>
          <table:table-cell office:value-type="float" office:value="1.5624" calcext:value-type="float">
            <text:p>1.5624</text:p>
          </table:table-cell>
          <table:table-cell table:formula="of:=[.M71]/[.D71]" office:value-type="float" office:value="0.934198331788693" calcext:value-type="float">
            <text:p>0.934198331788693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3707" calcext:value-type="float">
            <text:p>0.3707</text:p>
          </table:table-cell>
          <table:table-cell office:value-type="float" office:value="0.3792" calcext:value-type="float">
            <text:p>0.3792</text:p>
          </table:table-cell>
          <table:table-cell table:formula="of:=([.B72]+[.C72])/2" office:value-type="float" office:value="0.37495" calcext:value-type="float">
            <text:p>0.37495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4037" calcext:value-type="float">
            <text:p>0.4037</text:p>
          </table:table-cell>
          <table:table-cell table:formula="of:=([.E72]+[.F72])/2" office:value-type="float" office:value="0.38895" calcext:value-type="float">
            <text:p>0.38895</text:p>
          </table:table-cell>
          <table:table-cell table:formula="of:=[.G72]/[.D72]" office:value-type="float" office:value="1.0373383117749" calcext:value-type="float">
            <text:p>1.0373383117749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16" calcext:value-type="float">
            <text:p>0.3616</text:p>
          </table:table-cell>
          <table:table-cell table:formula="of:=([.I72]+[.J72])/2" office:value-type="float" office:value="0.3653" calcext:value-type="float">
            <text:p>0.3653</text:p>
          </table:table-cell>
          <table:table-cell table:formula="of:=[.K72]/[.D72]" office:value-type="float" office:value="0.974263235098013" calcext:value-type="float">
            <text:p>0.974263235098013</text:p>
          </table:table-cell>
          <table:table-cell office:value-type="float" office:value="0.3686" calcext:value-type="float">
            <text:p>0.3686</text:p>
          </table:table-cell>
          <table:table-cell table:formula="of:=[.M72]/[.D72]" office:value-type="float" office:value="0.983064408587812" calcext:value-type="float">
            <text:p>0.983064408587812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2.2776" calcext:value-type="float">
            <text:p>2.2776</text:p>
          </table:table-cell>
          <table:table-cell office:value-type="float" office:value="2.3025" calcext:value-type="float">
            <text:p>2.3025</text:p>
          </table:table-cell>
          <table:table-cell table:formula="of:=([.B73]+[.C73])/2" office:value-type="float" office:value="2.29005" calcext:value-type="float">
            <text:p>2.29005</text:p>
          </table:table-cell>
          <table:table-cell office:value-type="float" office:value="2.3339" calcext:value-type="float">
            <text:p>2.3339</text:p>
          </table:table-cell>
          <table:table-cell office:value-type="float" office:value="2.3432" calcext:value-type="float">
            <text:p>2.3432</text:p>
          </table:table-cell>
          <table:table-cell table:formula="of:=([.E73]+[.F73])/2" office:value-type="float" office:value="2.33855" calcext:value-type="float">
            <text:p>2.33855</text:p>
          </table:table-cell>
          <table:table-cell table:formula="of:=[.G73]/[.D73]" office:value-type="float" office:value="1.02117857688697" calcext:value-type="float">
            <text:p>1.02117857688697</text:p>
          </table:table-cell>
          <table:table-cell office:value-type="float" office:value="2.2486" calcext:value-type="float">
            <text:p>2.2486</text:p>
          </table:table-cell>
          <table:table-cell office:value-type="float" office:value="2.3406" calcext:value-type="float">
            <text:p>2.3406</text:p>
          </table:table-cell>
          <table:table-cell table:formula="of:=([.I73]+[.J73])/2" office:value-type="float" office:value="2.2946" calcext:value-type="float">
            <text:p>2.2946</text:p>
          </table:table-cell>
          <table:table-cell table:formula="of:=[.K73]/[.D73]" office:value-type="float" office:value="1.00198685618218" calcext:value-type="float">
            <text:p>1.00198685618218</text:p>
          </table:table-cell>
          <table:table-cell office:value-type="float" office:value="2.2368" calcext:value-type="float">
            <text:p>2.2368</text:p>
          </table:table-cell>
          <table:table-cell table:formula="of:=[.M73]/[.D73]" office:value-type="float" office:value="0.976747232593175" calcext:value-type="float">
            <text:p>0.976747232593175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4585" calcext:value-type="float">
            <text:p>0.4585</text:p>
          </table:table-cell>
          <table:table-cell table:formula="of:=([.B74]+[.C74])/2" office:value-type="float" office:value="0.4541" calcext:value-type="float">
            <text:p>0.4541</text:p>
          </table:table-cell>
          <table:table-cell office:value-type="float" office:value="0.496" calcext:value-type="float">
            <text:p>0.496</text:p>
          </table:table-cell>
          <table:table-cell office:value-type="float" office:value="0.471" calcext:value-type="float">
            <text:p>0.471</text:p>
          </table:table-cell>
          <table:table-cell table:formula="of:=([.E74]+[.F74])/2" office:value-type="float" office:value="0.4835" calcext:value-type="float">
            <text:p>0.4835</text:p>
          </table:table-cell>
          <table:table-cell table:formula="of:=[.G74]/[.D74]" office:value-type="float" office:value="1.06474344857961" calcext:value-type="float">
            <text:p>1.06474344857961</text:p>
          </table:table-cell>
          <table:table-cell office:value-type="float" office:value="0.48" calcext:value-type="float">
            <text:p>0.48</text:p>
          </table:table-cell>
          <table:table-cell office:value-type="float" office:value="0.4588" calcext:value-type="float">
            <text:p>0.4588</text:p>
          </table:table-cell>
          <table:table-cell table:formula="of:=([.I74]+[.J74])/2" office:value-type="float" office:value="0.4694" calcext:value-type="float">
            <text:p>0.4694</text:p>
          </table:table-cell>
          <table:table-cell table:formula="of:=[.K74]/[.D74]" office:value-type="float" office:value="1.03369301915878" calcext:value-type="float">
            <text:p>1.03369301915878</text:p>
          </table:table-cell>
          <table:table-cell office:value-type="float" office:value="0.4493" calcext:value-type="float">
            <text:p>0.4493</text:p>
          </table:table-cell>
          <table:table-cell table:formula="of:=[.M74]/[.D74]" office:value-type="float" office:value="0.989429641048227" calcext:value-type="float">
            <text:p>0.989429641048227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355" calcext:value-type="float">
            <text:p>0.2355</text:p>
          </table:table-cell>
          <table:table-cell table:formula="of:=([.B75]+[.C75])/2" office:value-type="float" office:value="0.23305" calcext:value-type="float">
            <text:p>0.23305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2495" calcext:value-type="float">
            <text:p>0.2495</text:p>
          </table:table-cell>
          <table:table-cell table:formula="of:=([.E75]+[.F75])/2" office:value-type="float" office:value="0.24055" calcext:value-type="float">
            <text:p>0.24055</text:p>
          </table:table-cell>
          <table:table-cell table:formula="of:=[.G75]/[.D75]" office:value-type="float" office:value="1.03218193520704" calcext:value-type="float">
            <text:p>1.03218193520704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2266" calcext:value-type="float">
            <text:p>0.2266</text:p>
          </table:table-cell>
          <table:table-cell table:formula="of:=([.I75]+[.J75])/2" office:value-type="float" office:value="0.22835" calcext:value-type="float">
            <text:p>0.22835</text:p>
          </table:table-cell>
          <table:table-cell table:formula="of:=[.K75]/[.D75]" office:value-type="float" office:value="0.979832653936923" calcext:value-type="float">
            <text:p>0.979832653936923</text:p>
          </table:table-cell>
          <table:table-cell office:value-type="float" office:value="0.2232" calcext:value-type="float">
            <text:p>0.2232</text:p>
          </table:table-cell>
          <table:table-cell table:formula="of:=[.M75]/[.D75]" office:value-type="float" office:value="0.957734391761425" calcext:value-type="float">
            <text:p>0.957734391761425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2487" calcext:value-type="float">
            <text:p>0.2487</text:p>
          </table:table-cell>
          <table:table-cell table:formula="of:=([.B76]+[.C76])/2" office:value-type="float" office:value="0.244" calcext:value-type="float">
            <text:p>0.244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975" calcext:value-type="float">
            <text:p>0.2975</text:p>
          </table:table-cell>
          <table:table-cell table:formula="of:=([.E76]+[.F76])/2" office:value-type="float" office:value="0.2728" calcext:value-type="float">
            <text:p>0.2728</text:p>
          </table:table-cell>
          <table:table-cell table:formula="of:=[.G76]/[.D76]" office:value-type="float" office:value="1.11803278688525" calcext:value-type="float">
            <text:p>1.11803278688525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2413" calcext:value-type="float">
            <text:p>0.2413</text:p>
          </table:table-cell>
          <table:table-cell table:formula="of:=([.I76]+[.J76])/2" office:value-type="float" office:value="0.2424" calcext:value-type="float">
            <text:p>0.2424</text:p>
          </table:table-cell>
          <table:table-cell table:formula="of:=[.K76]/[.D76]" office:value-type="float" office:value="0.99344262295082" calcext:value-type="float">
            <text:p>0.99344262295082</text:p>
          </table:table-cell>
          <table:table-cell office:value-type="float" office:value="0.2525" calcext:value-type="float">
            <text:p>0.2525</text:p>
          </table:table-cell>
          <table:table-cell table:formula="of:=[.M76]/[.D76]" office:value-type="float" office:value="1.03483606557377" calcext:value-type="float">
            <text:p>1.03483606557377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3137" calcext:value-type="float">
            <text:p>0.3137</text:p>
          </table:table-cell>
          <table:table-cell table:formula="of:=([.B77]+[.C77])/2" office:value-type="float" office:value="0.31415" calcext:value-type="float">
            <text:p>0.31415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213" calcext:value-type="float">
            <text:p>0.3213</text:p>
          </table:table-cell>
          <table:table-cell table:formula="of:=([.E77]+[.F77])/2" office:value-type="float" office:value="0.322" calcext:value-type="float">
            <text:p>0.322</text:p>
          </table:table-cell>
          <table:table-cell table:formula="of:=[.G77]/[.D77]" office:value-type="float" office:value="1.02498806302722" calcext:value-type="float">
            <text:p>1.02498806302722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44" calcext:value-type="float">
            <text:p>0.3144</text:p>
          </table:table-cell>
          <table:table-cell table:formula="of:=([.I77]+[.J77])/2" office:value-type="float" office:value="0.31955" calcext:value-type="float">
            <text:p>0.31955</text:p>
          </table:table-cell>
          <table:table-cell table:formula="of:=[.K77]/[.D77]" office:value-type="float" office:value="1.01718924080853" calcext:value-type="float">
            <text:p>1.01718924080853</text:p>
          </table:table-cell>
          <table:table-cell office:value-type="float" office:value="0.319" calcext:value-type="float">
            <text:p>0.319</text:p>
          </table:table-cell>
          <table:table-cell table:formula="of:=[.M77]/[.D77]" office:value-type="float" office:value="1.01543848480025" calcext:value-type="float">
            <text:p>1.01543848480025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2564" calcext:value-type="float">
            <text:p>0.2564</text:p>
          </table:table-cell>
          <table:table-cell table:formula="of:=([.B78]+[.C78])/2" office:value-type="float" office:value="0.2536" calcext:value-type="float">
            <text:p>0.2536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2576" calcext:value-type="float">
            <text:p>0.2576</text:p>
          </table:table-cell>
          <table:table-cell table:formula="of:=([.E78]+[.F78])/2" office:value-type="float" office:value="0.26005" calcext:value-type="float">
            <text:p>0.26005</text:p>
          </table:table-cell>
          <table:table-cell table:formula="of:=[.G78]/[.D78]" office:value-type="float" office:value="1.02543375394322" calcext:value-type="float">
            <text:p>1.02543375394322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555" calcext:value-type="float">
            <text:p>0.2555</text:p>
          </table:table-cell>
          <table:table-cell table:formula="of:=([.I78]+[.J78])/2" office:value-type="float" office:value="0.2584" calcext:value-type="float">
            <text:p>0.2584</text:p>
          </table:table-cell>
          <table:table-cell table:formula="of:=[.K78]/[.D78]" office:value-type="float" office:value="1.01892744479495" calcext:value-type="float">
            <text:p>1.01892744479495</text:p>
          </table:table-cell>
          <table:table-cell office:value-type="float" office:value="0.2451" calcext:value-type="float">
            <text:p>0.2451</text:p>
          </table:table-cell>
          <table:table-cell table:formula="of:=[.M78]/[.D78]" office:value-type="float" office:value="0.966482649842271" calcext:value-type="float">
            <text:p>0.966482649842271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729" calcext:value-type="float">
            <text:p>0.0729</text:p>
          </table:table-cell>
          <table:table-cell table:formula="of:=([.B79]+[.C79])/2" office:value-type="float" office:value="0.0715" calcext:value-type="float">
            <text:p>0.0715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731" calcext:value-type="float">
            <text:p>0.0731</text:p>
          </table:table-cell>
          <table:table-cell table:formula="of:=([.E79]+[.F79])/2" office:value-type="float" office:value="0.0732" calcext:value-type="float">
            <text:p>0.0732</text:p>
          </table:table-cell>
          <table:table-cell table:formula="of:=[.G79]/[.D79]" office:value-type="float" office:value="1.02377622377622" calcext:value-type="float">
            <text:p>1.02377622377622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04" calcext:value-type="float">
            <text:p>0.0704</text:p>
          </table:table-cell>
          <table:table-cell table:formula="of:=([.I79]+[.J79])/2" office:value-type="float" office:value="0.07115" calcext:value-type="float">
            <text:p>0.07115</text:p>
          </table:table-cell>
          <table:table-cell table:formula="of:=[.K79]/[.D79]" office:value-type="float" office:value="0.995104895104895" calcext:value-type="float">
            <text:p>0.995104895104895</text:p>
          </table:table-cell>
          <table:table-cell office:value-type="float" office:value="0.1235" calcext:value-type="float">
            <text:p>0.1235</text:p>
          </table:table-cell>
          <table:table-cell table:formula="of:=[.M79]/[.D79]" office:value-type="float" office:value="1.72727272727273" calcext:value-type="float">
            <text:p>1.72727272727273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6482" calcext:value-type="float">
            <text:p>0.6482</text:p>
          </table:table-cell>
          <table:table-cell table:formula="of:=([.B80]+[.C80])/2" office:value-type="float" office:value="0.64525" calcext:value-type="float">
            <text:p>0.64525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6555" calcext:value-type="float">
            <text:p>0.6555</text:p>
          </table:table-cell>
          <table:table-cell table:formula="of:=([.E80]+[.F80])/2" office:value-type="float" office:value="0.6583" calcext:value-type="float">
            <text:p>0.6583</text:p>
          </table:table-cell>
          <table:table-cell table:formula="of:=[.G80]/[.D80]" office:value-type="float" office:value="1.02022471910112" calcext:value-type="float">
            <text:p>1.02022471910112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6527" calcext:value-type="float">
            <text:p>0.6527</text:p>
          </table:table-cell>
          <table:table-cell table:formula="of:=([.I80]+[.J80])/2" office:value-type="float" office:value="0.65065" calcext:value-type="float">
            <text:p>0.65065</text:p>
          </table:table-cell>
          <table:table-cell table:formula="of:=[.K80]/[.D80]" office:value-type="float" office:value="1.00836884928322" calcext:value-type="float">
            <text:p>1.00836884928322</text:p>
          </table:table-cell>
          <table:table-cell office:value-type="float" office:value="0.6261" calcext:value-type="float">
            <text:p>0.6261</text:p>
          </table:table-cell>
          <table:table-cell table:formula="of:=[.M80]/[.D80]" office:value-type="float" office:value="0.970321580782642" calcext:value-type="float">
            <text:p>0.970321580782642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3.8119" calcext:value-type="float">
            <text:p>3.8119</text:p>
          </table:table-cell>
          <table:table-cell office:value-type="float" office:value="3.9858" calcext:value-type="float">
            <text:p>3.9858</text:p>
          </table:table-cell>
          <table:table-cell table:formula="of:=([.B81]+[.C81])/2" office:value-type="float" office:value="3.89885" calcext:value-type="float">
            <text:p>3.89885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8177" calcext:value-type="float">
            <text:p>0.8177</text:p>
          </table:table-cell>
          <table:table-cell table:formula="of:=([.E81]+[.F81])/2" office:value-type="float" office:value="0.7938" calcext:value-type="float">
            <text:p>0.7938</text:p>
          </table:table-cell>
          <table:table-cell table:formula="of:=[.G81]/[.D81]" office:value-type="float" office:value="0.203598496992703" calcext:value-type="float">
            <text:p>0.203598496992703</text:p>
          </table:table-cell>
          <table:table-cell office:value-type="float" office:value="0.7946" calcext:value-type="float">
            <text:p>0.7946</text:p>
          </table:table-cell>
          <table:table-cell office:value-type="float" office:value="0.7674" calcext:value-type="float">
            <text:p>0.7674</text:p>
          </table:table-cell>
          <table:table-cell table:formula="of:=([.I81]+[.J81])/2" office:value-type="float" office:value="0.781" calcext:value-type="float">
            <text:p>0.781</text:p>
          </table:table-cell>
          <table:table-cell table:formula="of:=[.K81]/[.D81]" office:value-type="float" office:value="0.200315477640843" calcext:value-type="float">
            <text:p>0.200315477640843</text:p>
          </table:table-cell>
          <table:table-cell office:value-type="float" office:value="0.6676" calcext:value-type="float">
            <text:p>0.6676</text:p>
          </table:table-cell>
          <table:table-cell table:formula="of:=[.M81]/[.D81]" office:value-type="float" office:value="0.171229978070457" calcext:value-type="float">
            <text:p>0.171229978070457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3442" calcext:value-type="float">
            <text:p>0.3442</text:p>
          </table:table-cell>
          <table:table-cell table:formula="of:=([.B82]+[.C82])/2" office:value-type="float" office:value="0.3409" calcext:value-type="float">
            <text:p>0.3409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3436" calcext:value-type="float">
            <text:p>0.3436</text:p>
          </table:table-cell>
          <table:table-cell table:formula="of:=([.E82]+[.F82])/2" office:value-type="float" office:value="0.37315" calcext:value-type="float">
            <text:p>0.37315</text:p>
          </table:table-cell>
          <table:table-cell table:formula="of:=[.G82]/[.D82]" office:value-type="float" office:value="1.09460252273394" calcext:value-type="float">
            <text:p>1.09460252273394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3313" calcext:value-type="float">
            <text:p>0.3313</text:p>
          </table:table-cell>
          <table:table-cell table:formula="of:=([.I82]+[.J82])/2" office:value-type="float" office:value="0.33535" calcext:value-type="float">
            <text:p>0.33535</text:p>
          </table:table-cell>
          <table:table-cell table:formula="of:=[.K82]/[.D82]" office:value-type="float" office:value="0.98371956585509" calcext:value-type="float">
            <text:p>0.98371956585509</text:p>
          </table:table-cell>
          <table:table-cell office:value-type="float" office:value="0.3357" calcext:value-type="float">
            <text:p>0.3357</text:p>
          </table:table-cell>
          <table:table-cell table:formula="of:=[.M82]/[.D82]" office:value-type="float" office:value="0.984746259900264" calcext:value-type="float">
            <text:p>0.984746259900264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4341" calcext:value-type="float">
            <text:p>0.4341</text:p>
          </table:table-cell>
          <table:table-cell table:formula="of:=([.B83]+[.C83])/2" office:value-type="float" office:value="0.43475" calcext:value-type="float">
            <text:p>0.43475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4438" calcext:value-type="float">
            <text:p>0.4438</text:p>
          </table:table-cell>
          <table:table-cell table:formula="of:=([.E83]+[.F83])/2" office:value-type="float" office:value="0.44215" calcext:value-type="float">
            <text:p>0.44215</text:p>
          </table:table-cell>
          <table:table-cell table:formula="of:=[.G83]/[.D83]" office:value-type="float" office:value="1.01702127659574" calcext:value-type="float">
            <text:p>1.01702127659574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4341" calcext:value-type="float">
            <text:p>0.4341</text:p>
          </table:table-cell>
          <table:table-cell table:formula="of:=([.I83]+[.J83])/2" office:value-type="float" office:value="0.4359" calcext:value-type="float">
            <text:p>0.4359</text:p>
          </table:table-cell>
          <table:table-cell table:formula="of:=[.K83]/[.D83]" office:value-type="float" office:value="1.00264519838988" calcext:value-type="float">
            <text:p>1.00264519838988</text:p>
          </table:table-cell>
          <table:table-cell office:value-type="float" office:value="0.4439" calcext:value-type="float">
            <text:p>0.4439</text:p>
          </table:table-cell>
          <table:table-cell table:formula="of:=[.M83]/[.D83]" office:value-type="float" office:value="1.02104657849339" calcext:value-type="float">
            <text:p>1.02104657849339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578" calcext:value-type="float">
            <text:p>0.578</text:p>
          </table:table-cell>
          <table:table-cell office:value-type="float" office:value="0.5752" calcext:value-type="float">
            <text:p>0.5752</text:p>
          </table:table-cell>
          <table:table-cell table:formula="of:=([.B84]+[.C84])/2" office:value-type="float" office:value="0.5766" calcext:value-type="float">
            <text:p>0.5766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6203" calcext:value-type="float">
            <text:p>0.6203</text:p>
          </table:table-cell>
          <table:table-cell table:formula="of:=([.E84]+[.F84])/2" office:value-type="float" office:value="0.62905" calcext:value-type="float">
            <text:p>0.62905</text:p>
          </table:table-cell>
          <table:table-cell table:formula="of:=[.G84]/[.D84]" office:value-type="float" office:value="1.0909642733264" calcext:value-type="float">
            <text:p>1.0909642733264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5967" calcext:value-type="float">
            <text:p>0.5967</text:p>
          </table:table-cell>
          <table:table-cell table:formula="of:=([.I84]+[.J84])/2" office:value-type="float" office:value="0.5956" calcext:value-type="float">
            <text:p>0.5956</text:p>
          </table:table-cell>
          <table:table-cell table:formula="of:=[.K84]/[.D84]" office:value-type="float" office:value="1.03295178633368" calcext:value-type="float">
            <text:p>1.03295178633368</text:p>
          </table:table-cell>
          <table:table-cell office:value-type="float" office:value="0.5865" calcext:value-type="float">
            <text:p>0.5865</text:p>
          </table:table-cell>
          <table:table-cell table:formula="of:=[.M84]/[.D84]" office:value-type="float" office:value="1.01716961498439" calcext:value-type="float">
            <text:p>1.01716961498439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6191" calcext:value-type="float">
            <text:p>1.6191</text:p>
          </table:table-cell>
          <table:table-cell office:value-type="float" office:value="1.6891" calcext:value-type="float">
            <text:p>1.6891</text:p>
          </table:table-cell>
          <table:table-cell table:formula="of:=([.B85]+[.C85])/2" office:value-type="float" office:value="1.6541" calcext:value-type="float">
            <text:p>1.6541</text:p>
          </table:table-cell>
          <table:table-cell office:value-type="float" office:value="1.6847" calcext:value-type="float">
            <text:p>1.6847</text:p>
          </table:table-cell>
          <table:table-cell office:value-type="float" office:value="1.7204" calcext:value-type="float">
            <text:p>1.7204</text:p>
          </table:table-cell>
          <table:table-cell table:formula="of:=([.E85]+[.F85])/2" office:value-type="float" office:value="1.70255" calcext:value-type="float">
            <text:p>1.70255</text:p>
          </table:table-cell>
          <table:table-cell table:formula="of:=[.G85]/[.D85]" office:value-type="float" office:value="1.02929085303186" calcext:value-type="float">
            <text:p>1.02929085303186</text:p>
          </table:table-cell>
          <table:table-cell office:value-type="float" office:value="1.7813" calcext:value-type="float">
            <text:p>1.7813</text:p>
          </table:table-cell>
          <table:table-cell office:value-type="float" office:value="1.5925" calcext:value-type="float">
            <text:p>1.5925</text:p>
          </table:table-cell>
          <table:table-cell table:formula="of:=([.I85]+[.J85])/2" office:value-type="float" office:value="1.6869" calcext:value-type="float">
            <text:p>1.6869</text:p>
          </table:table-cell>
          <table:table-cell table:formula="of:=[.K85]/[.D85]" office:value-type="float" office:value="1.01982951453963" calcext:value-type="float">
            <text:p>1.01982951453963</text:p>
          </table:table-cell>
          <table:table-cell office:value-type="float" office:value="1.4972" calcext:value-type="float">
            <text:p>1.4972</text:p>
          </table:table-cell>
          <table:table-cell table:formula="of:=[.M85]/[.D85]" office:value-type="float" office:value="0.905144791729641" calcext:value-type="float">
            <text:p>0.905144791729641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56" calcext:value-type="float">
            <text:p>0.0056</text:p>
          </table:table-cell>
          <table:table-cell table:formula="of:=([.B86]+[.C86])/2" office:value-type="float" office:value="0.0054" calcext:value-type="float">
            <text:p>0.0054</text:p>
          </table:table-cell>
          <table:table-cell table:number-columns-repeated="2" office:value-type="float" office:value="0.0054" calcext:value-type="float">
            <text:p>0.0054</text:p>
          </table:table-cell>
          <table:table-cell table:formula="of:=([.E86]+[.F86])/2" office:value-type="float" office:value="0.0054" calcext:value-type="float">
            <text:p>0.0054</text:p>
          </table:table-cell>
          <table:table-cell table:formula="of:=[.G86]/[.D86]" office:value-type="float" office:value="1" calcext:value-type="float">
            <text:p>1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55" calcext:value-type="float">
            <text:p>0.0055</text:p>
          </table:table-cell>
          <table:table-cell table:formula="of:=([.I86]+[.J86])/2" office:value-type="float" office:value="0.00515" calcext:value-type="float">
            <text:p>0.00515</text:p>
          </table:table-cell>
          <table:table-cell table:formula="of:=[.K86]/[.D86]" office:value-type="float" office:value="0.953703703703704" calcext:value-type="float">
            <text:p>0.953703703703704</text:p>
          </table:table-cell>
          <table:table-cell office:value-type="float" office:value="0.005" calcext:value-type="float">
            <text:p>0.005</text:p>
          </table:table-cell>
          <table:table-cell table:formula="of:=[.M86]/[.D86]" office:value-type="float" office:value="0.925925925925926" calcext:value-type="float">
            <text:p>0.925925925925926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493" calcext:value-type="float">
            <text:p>0.3493</text:p>
          </table:table-cell>
          <table:table-cell table:formula="of:=([.B87]+[.C87])/2" office:value-type="float" office:value="0.3426" calcext:value-type="float">
            <text:p>0.3426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3584" calcext:value-type="float">
            <text:p>0.3584</text:p>
          </table:table-cell>
          <table:table-cell table:formula="of:=([.E87]+[.F87])/2" office:value-type="float" office:value="0.3724" calcext:value-type="float">
            <text:p>0.3724</text:p>
          </table:table-cell>
          <table:table-cell table:formula="of:=[.G87]/[.D87]" office:value-type="float" office:value="1.08698190309399" calcext:value-type="float">
            <text:p>1.0869819030939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09" calcext:value-type="float">
            <text:p>0.3409</text:p>
          </table:table-cell>
          <table:table-cell table:formula="of:=([.I87]+[.J87])/2" office:value-type="float" office:value="0.34395" calcext:value-type="float">
            <text:p>0.34395</text:p>
          </table:table-cell>
          <table:table-cell table:formula="of:=[.K87]/[.D87]" office:value-type="float" office:value="1.00394045534151" calcext:value-type="float">
            <text:p>1.00394045534151</text:p>
          </table:table-cell>
          <table:table-cell office:value-type="float" office:value="0.2661" calcext:value-type="float">
            <text:p>0.2661</text:p>
          </table:table-cell>
          <table:table-cell table:formula="of:=[.M87]/[.D87]" office:value-type="float" office:value="0.776707530647986" calcext:value-type="float">
            <text:p>0.776707530647986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2.0325" calcext:value-type="float">
            <text:p>2.0325</text:p>
          </table:table-cell>
          <table:table-cell office:value-type="float" office:value="2.0832" calcext:value-type="float">
            <text:p>2.0832</text:p>
          </table:table-cell>
          <table:table-cell table:formula="of:=([.B88]+[.C88])/2" office:value-type="float" office:value="2.05785" calcext:value-type="float">
            <text:p>2.05785</text:p>
          </table:table-cell>
          <table:table-cell office:value-type="float" office:value="1.2462" calcext:value-type="float">
            <text:p>1.2462</text:p>
          </table:table-cell>
          <table:table-cell office:value-type="float" office:value="1.4178" calcext:value-type="float">
            <text:p>1.4178</text:p>
          </table:table-cell>
          <table:table-cell table:formula="of:=([.E88]+[.F88])/2" office:value-type="float" office:value="1.332" calcext:value-type="float">
            <text:p>1.332</text:p>
          </table:table-cell>
          <table:table-cell table:formula="of:=[.G88]/[.D88]" office:value-type="float" office:value="0.647277498359939" calcext:value-type="float">
            <text:p>0.647277498359939</text:p>
          </table:table-cell>
          <table:table-cell office:value-type="float" office:value="1.2927" calcext:value-type="float">
            <text:p>1.2927</text:p>
          </table:table-cell>
          <table:table-cell office:value-type="float" office:value="1.289" calcext:value-type="float">
            <text:p>1.289</text:p>
          </table:table-cell>
          <table:table-cell table:formula="of:=([.I88]+[.J88])/2" office:value-type="float" office:value="1.29085" calcext:value-type="float">
            <text:p>1.29085</text:p>
          </table:table-cell>
          <table:table-cell table:formula="of:=[.K88]/[.D88]" office:value-type="float" office:value="0.627280899968414" calcext:value-type="float">
            <text:p>0.627280899968414</text:p>
          </table:table-cell>
          <table:table-cell office:value-type="float" office:value="1.1566" calcext:value-type="float">
            <text:p>1.1566</text:p>
          </table:table-cell>
          <table:table-cell table:formula="of:=[.M88]/[.D88]" office:value-type="float" office:value="0.56204290886119" calcext:value-type="float">
            <text:p>0.56204290886119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9049" calcext:value-type="float">
            <text:p>0.9049</text:p>
          </table:table-cell>
          <table:table-cell table:formula="of:=([.B89]+[.C89])/2" office:value-type="float" office:value="0.87525" calcext:value-type="float">
            <text:p>0.87525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9053" calcext:value-type="float">
            <text:p>0.9053</text:p>
          </table:table-cell>
          <table:table-cell table:formula="of:=([.E89]+[.F89])/2" office:value-type="float" office:value="0.8911" calcext:value-type="float">
            <text:p>0.8911</text:p>
          </table:table-cell>
          <table:table-cell table:formula="of:=[.G89]/[.D89]" office:value-type="float" office:value="1.01810911168238" calcext:value-type="float">
            <text:p>1.01810911168238</text:p>
          </table:table-cell>
          <table:table-cell office:value-type="float" office:value="0.8616" calcext:value-type="float">
            <text:p>0.8616</text:p>
          </table:table-cell>
          <table:table-cell office:value-type="float" office:value="0.8624" calcext:value-type="float">
            <text:p>0.8624</text:p>
          </table:table-cell>
          <table:table-cell table:formula="of:=([.I89]+[.J89])/2" office:value-type="float" office:value="0.862" calcext:value-type="float">
            <text:p>0.862</text:p>
          </table:table-cell>
          <table:table-cell table:formula="of:=[.K89]/[.D89]" office:value-type="float" office:value="0.984861468151957" calcext:value-type="float">
            <text:p>0.984861468151957</text:p>
          </table:table-cell>
          <table:table-cell office:value-type="float" office:value="1.0836" calcext:value-type="float">
            <text:p>1.0836</text:p>
          </table:table-cell>
          <table:table-cell table:formula="of:=[.M89]/[.D89]" office:value-type="float" office:value="1.23804627249357" calcext:value-type="float">
            <text:p>1.23804627249357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677" calcext:value-type="float">
            <text:p>0.8677</text:p>
          </table:table-cell>
          <table:table-cell table:formula="of:=([.B90]+[.C90])/2" office:value-type="float" office:value="0.8548" calcext:value-type="float">
            <text:p>0.8548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8457" calcext:value-type="float">
            <text:p>0.8457</text:p>
          </table:table-cell>
          <table:table-cell table:formula="of:=([.E90]+[.F90])/2" office:value-type="float" office:value="0.8937" calcext:value-type="float">
            <text:p>0.8937</text:p>
          </table:table-cell>
          <table:table-cell table:formula="of:=[.G90]/[.D90]" office:value-type="float" office:value="1.04550772110435" calcext:value-type="float">
            <text:p>1.04550772110435</text:p>
          </table:table-cell>
          <table:table-cell office:value-type="float" office:value="0.8287" calcext:value-type="float">
            <text:p>0.8287</text:p>
          </table:table-cell>
          <table:table-cell office:value-type="float" office:value="0.8095" calcext:value-type="float">
            <text:p>0.8095</text:p>
          </table:table-cell>
          <table:table-cell table:formula="of:=([.I90]+[.J90])/2" office:value-type="float" office:value="0.8191" calcext:value-type="float">
            <text:p>0.8191</text:p>
          </table:table-cell>
          <table:table-cell table:formula="of:=[.K90]/[.D90]" office:value-type="float" office:value="0.958235844642021" calcext:value-type="float">
            <text:p>0.958235844642021</text:p>
          </table:table-cell>
          <table:table-cell office:value-type="float" office:value="1.0956" calcext:value-type="float">
            <text:p>1.0956</text:p>
          </table:table-cell>
          <table:table-cell table:formula="of:=[.M90]/[.D90]" office:value-type="float" office:value="1.2817033224146" calcext:value-type="float">
            <text:p>1.2817033224146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57" calcext:value-type="float">
            <text:p>0.0157</text:p>
          </table:table-cell>
          <table:table-cell table:formula="of:=([.B91]+[.C91])/2" office:value-type="float" office:value="0.0162" calcext:value-type="float">
            <text:p>0.016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58" calcext:value-type="float">
            <text:p>0.0158</text:p>
          </table:table-cell>
          <table:table-cell table:formula="of:=([.E91]+[.F91])/2" office:value-type="float" office:value="0.0156" calcext:value-type="float">
            <text:p>0.0156</text:p>
          </table:table-cell>
          <table:table-cell table:formula="of:=[.G91]/[.D91]" office:value-type="float" office:value="0.962962962962963" calcext:value-type="float">
            <text:p>0.962962962962963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44" calcext:value-type="float">
            <text:p>0.0144</text:p>
          </table:table-cell>
          <table:table-cell table:formula="of:=([.I91]+[.J91])/2" office:value-type="float" office:value="0.01505" calcext:value-type="float">
            <text:p>0.01505</text:p>
          </table:table-cell>
          <table:table-cell table:formula="of:=[.K91]/[.D91]" office:value-type="float" office:value="0.929012345679012" calcext:value-type="float">
            <text:p>0.929012345679012</text:p>
          </table:table-cell>
          <table:table-cell office:value-type="float" office:value="0.0235" calcext:value-type="float">
            <text:p>0.0235</text:p>
          </table:table-cell>
          <table:table-cell table:formula="of:=[.M91]/[.D91]" office:value-type="float" office:value="1.45061728395062" calcext:value-type="float">
            <text:p>1.45061728395062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25" calcext:value-type="float">
            <text:p>0.0225</text:p>
          </table:table-cell>
          <table:table-cell table:formula="of:=([.B92]+[.C92])/2" office:value-type="float" office:value="0.02285" calcext:value-type="float">
            <text:p>0.02285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242" calcext:value-type="float">
            <text:p>0.0242</text:p>
          </table:table-cell>
          <table:table-cell table:formula="of:=([.E92]+[.F92])/2" office:value-type="float" office:value="0.02355" calcext:value-type="float">
            <text:p>0.02355</text:p>
          </table:table-cell>
          <table:table-cell table:formula="of:=[.G92]/[.D92]" office:value-type="float" office:value="1.03063457330416" calcext:value-type="float">
            <text:p>1.0306345733041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7" calcext:value-type="float">
            <text:p>0.0227</text:p>
          </table:table-cell>
          <table:table-cell table:formula="of:=([.I92]+[.J92])/2" office:value-type="float" office:value="0.02285" calcext:value-type="float">
            <text:p>0.02285</text:p>
          </table:table-cell>
          <table:table-cell table:formula="of:=[.K92]/[.D92]" office:value-type="float" office:value="1" calcext:value-type="float">
            <text:p>1</text:p>
          </table:table-cell>
          <table:table-cell office:value-type="float" office:value="0.0292" calcext:value-type="float">
            <text:p>0.0292</text:p>
          </table:table-cell>
          <table:table-cell table:formula="of:=[.M92]/[.D92]" office:value-type="float" office:value="1.27789934354486" calcext:value-type="float">
            <text:p>1.27789934354486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2414" calcext:value-type="float">
            <text:p>0.2414</text:p>
          </table:table-cell>
          <table:table-cell table:formula="of:=([.B93]+[.C93])/2" office:value-type="float" office:value="0.23905" calcext:value-type="float">
            <text:p>0.23905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2542" calcext:value-type="float">
            <text:p>0.2542</text:p>
          </table:table-cell>
          <table:table-cell table:formula="of:=([.E93]+[.F93])/2" office:value-type="float" office:value="0.2483" calcext:value-type="float">
            <text:p>0.2483</text:p>
          </table:table-cell>
          <table:table-cell table:formula="of:=[.G93]/[.D93]" office:value-type="float" office:value="1.0386948337168" calcext:value-type="float">
            <text:p>1.0386948337168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2324" calcext:value-type="float">
            <text:p>0.2324</text:p>
          </table:table-cell>
          <table:table-cell table:formula="of:=([.I93]+[.J93])/2" office:value-type="float" office:value="0.23275" calcext:value-type="float">
            <text:p>0.23275</text:p>
          </table:table-cell>
          <table:table-cell table:formula="of:=[.K93]/[.D93]" office:value-type="float" office:value="0.973645680819912" calcext:value-type="float">
            <text:p>0.973645680819912</text:p>
          </table:table-cell>
          <table:table-cell office:value-type="float" office:value="0.349" calcext:value-type="float">
            <text:p>0.349</text:p>
          </table:table-cell>
          <table:table-cell table:formula="of:=[.M93]/[.D93]" office:value-type="float" office:value="1.45994561807153" calcext:value-type="float">
            <text:p>1.45994561807153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1" calcext:value-type="float">
            <text:p>0.0051</text:p>
          </table:table-cell>
          <table:table-cell table:formula="of:=([.B94]+[.C94])/2" office:value-type="float" office:value="0.0052" calcext:value-type="float">
            <text:p>0.005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51" calcext:value-type="float">
            <text:p>0.0051</text:p>
          </table:table-cell>
          <table:table-cell table:formula="of:=([.E94]+[.F94])/2" office:value-type="float" office:value="0.00495" calcext:value-type="float">
            <text:p>0.00495</text:p>
          </table:table-cell>
          <table:table-cell table:formula="of:=[.G94]/[.D94]" office:value-type="float" office:value="0.951923076923077" calcext:value-type="float">
            <text:p>0.951923076923077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51" calcext:value-type="float">
            <text:p>0.0051</text:p>
          </table:table-cell>
          <table:table-cell table:formula="of:=([.I94]+[.J94])/2" office:value-type="float" office:value="0.0053" calcext:value-type="float">
            <text:p>0.0053</text:p>
          </table:table-cell>
          <table:table-cell table:formula="of:=[.K94]/[.D94]" office:value-type="float" office:value="1.01923076923077" calcext:value-type="float">
            <text:p>1.01923076923077</text:p>
          </table:table-cell>
          <table:table-cell office:value-type="float" office:value="0.0045" calcext:value-type="float">
            <text:p>0.0045</text:p>
          </table:table-cell>
          <table:table-cell table:formula="of:=[.M94]/[.D94]" office:value-type="float" office:value="0.865384615384616" calcext:value-type="float">
            <text:p>0.865384615384616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4768" calcext:value-type="float">
            <text:p>0.4768</text:p>
          </table:table-cell>
          <table:table-cell table:formula="of:=([.B95]+[.C95])/2" office:value-type="float" office:value="0.48515" calcext:value-type="float">
            <text:p>0.48515</text:p>
          </table:table-cell>
          <table:table-cell office:value-type="float" office:value="0.5181" calcext:value-type="float">
            <text:p>0.5181</text:p>
          </table:table-cell>
          <table:table-cell office:value-type="float" office:value="0.4869" calcext:value-type="float">
            <text:p>0.4869</text:p>
          </table:table-cell>
          <table:table-cell table:formula="of:=([.E95]+[.F95])/2" office:value-type="float" office:value="0.5025" calcext:value-type="float">
            <text:p>0.5025</text:p>
          </table:table-cell>
          <table:table-cell table:formula="of:=[.G95]/[.D95]" office:value-type="float" office:value="1.03576213542203" calcext:value-type="float">
            <text:p>1.03576213542203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4552" calcext:value-type="float">
            <text:p>0.4552</text:p>
          </table:table-cell>
          <table:table-cell table:formula="of:=([.I95]+[.J95])/2" office:value-type="float" office:value="0.4582" calcext:value-type="float">
            <text:p>0.4582</text:p>
          </table:table-cell>
          <table:table-cell table:formula="of:=[.K95]/[.D95]" office:value-type="float" office:value="0.9444501700505" calcext:value-type="float">
            <text:p>0.9444501700505</text:p>
          </table:table-cell>
          <table:table-cell office:value-type="float" office:value="0.6925" calcext:value-type="float">
            <text:p>0.6925</text:p>
          </table:table-cell>
          <table:table-cell table:formula="of:=[.M95]/[.D95]" office:value-type="float" office:value="1.42739358961146" calcext:value-type="float">
            <text:p>1.42739358961146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355" calcext:value-type="float">
            <text:p>0.355</text:p>
          </table:table-cell>
          <table:table-cell office:value-type="float" office:value="0.4488" calcext:value-type="float">
            <text:p>0.4488</text:p>
          </table:table-cell>
          <table:table-cell table:formula="of:=([.B96]+[.C96])/2" office:value-type="float" office:value="0.4019" calcext:value-type="float">
            <text:p>0.4019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3939" calcext:value-type="float">
            <text:p>0.3939</text:p>
          </table:table-cell>
          <table:table-cell table:formula="of:=([.E96]+[.F96])/2" office:value-type="float" office:value="0.4086" calcext:value-type="float">
            <text:p>0.4086</text:p>
          </table:table-cell>
          <table:table-cell table:formula="of:=[.G96]/[.D96]" office:value-type="float" office:value="1.01667081363523" calcext:value-type="float">
            <text:p>1.016670813635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39" calcext:value-type="float">
            <text:p>0.1239</text:p>
          </table:table-cell>
          <table:table-cell table:formula="of:=([.I96]+[.J96])/2" office:value-type="float" office:value="0.12545" calcext:value-type="float">
            <text:p>0.12545</text:p>
          </table:table-cell>
          <table:table-cell table:formula="of:=[.K96]/[.D96]" office:value-type="float" office:value="0.312142323961184" calcext:value-type="float">
            <text:p>0.312142323961184</text:p>
          </table:table-cell>
          <table:table-cell office:value-type="float" office:value="0.1906" calcext:value-type="float">
            <text:p>0.1906</text:p>
          </table:table-cell>
          <table:table-cell table:formula="of:=[.M96]/[.D96]" office:value-type="float" office:value="0.474247325205275" calcext:value-type="float">
            <text:p>0.474247325205275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2635" calcext:value-type="float">
            <text:p>0.2635</text:p>
          </table:table-cell>
          <table:table-cell table:formula="of:=([.B97]+[.C97])/2" office:value-type="float" office:value="0.26" calcext:value-type="float">
            <text:p>0.26</text:p>
          </table:table-cell>
          <table:table-cell office:value-type="float" office:value="0.2231" calcext:value-type="float">
            <text:p>0.2231</text:p>
          </table:table-cell>
          <table:table-cell office:value-type="float" office:value="0.2212" calcext:value-type="float">
            <text:p>0.2212</text:p>
          </table:table-cell>
          <table:table-cell table:formula="of:=([.E97]+[.F97])/2" office:value-type="float" office:value="0.22215" calcext:value-type="float">
            <text:p>0.22215</text:p>
          </table:table-cell>
          <table:table-cell table:formula="of:=[.G97]/[.D97]" office:value-type="float" office:value="0.854423076923077" calcext:value-type="float">
            <text:p>0.854423076923077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2149" calcext:value-type="float">
            <text:p>0.2149</text:p>
          </table:table-cell>
          <table:table-cell table:formula="of:=([.I97]+[.J97])/2" office:value-type="float" office:value="0.2169" calcext:value-type="float">
            <text:p>0.2169</text:p>
          </table:table-cell>
          <table:table-cell table:formula="of:=[.K97]/[.D97]" office:value-type="float" office:value="0.834230769230769" calcext:value-type="float">
            <text:p>0.834230769230769</text:p>
          </table:table-cell>
          <table:table-cell office:value-type="float" office:value="0.2145" calcext:value-type="float">
            <text:p>0.2145</text:p>
          </table:table-cell>
          <table:table-cell table:formula="of:=[.M97]/[.D97]"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683" calcext:value-type="float">
            <text:p>0.2683</text:p>
          </table:table-cell>
          <table:table-cell table:formula="of:=([.B98]+[.C98])/2" office:value-type="float" office:value="0.2641" calcext:value-type="float">
            <text:p>0.2641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2413" calcext:value-type="float">
            <text:p>0.2413</text:p>
          </table:table-cell>
          <table:table-cell table:formula="of:=([.E98]+[.F98])/2" office:value-type="float" office:value="0.2514" calcext:value-type="float">
            <text:p>0.2514</text:p>
          </table:table-cell>
          <table:table-cell table:formula="of:=[.G98]/[.D98]" office:value-type="float" office:value="0.951912154486937" calcext:value-type="float">
            <text:p>0.951912154486937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2746" calcext:value-type="float">
            <text:p>0.2746</text:p>
          </table:table-cell>
          <table:table-cell table:formula="of:=([.I98]+[.J98])/2" office:value-type="float" office:value="0.25865" calcext:value-type="float">
            <text:p>0.25865</text:p>
          </table:table-cell>
          <table:table-cell table:formula="of:=[.K98]/[.D98]" office:value-type="float" office:value="0.979363877319197" calcext:value-type="float">
            <text:p>0.979363877319197</text:p>
          </table:table-cell>
          <table:table-cell office:value-type="float" office:value="0.2288" calcext:value-type="float">
            <text:p>0.2288</text:p>
          </table:table-cell>
          <table:table-cell table:formula="of:=[.M98]/[.D98]" office:value-type="float" office:value="0.866338508140856" calcext:value-type="float">
            <text:p>0.866338508140856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79" calcext:value-type="float">
            <text:p>0.0079</text:p>
          </table:table-cell>
          <table:table-cell table:formula="of:=([.B99]+[.C99])/2" office:value-type="float" office:value="0.00765" calcext:value-type="float">
            <text:p>0.0076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87" calcext:value-type="float">
            <text:p>0.0087</text:p>
          </table:table-cell>
          <table:table-cell table:formula="of:=([.E99]+[.F99])/2" office:value-type="float" office:value="0.0089" calcext:value-type="float">
            <text:p>0.0089</text:p>
          </table:table-cell>
          <table:table-cell table:formula="of:=[.G99]/[.D99]" office:value-type="float" office:value="1.16339869281046" calcext:value-type="float">
            <text:p>1.1633986928104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76" calcext:value-type="float">
            <text:p>0.0076</text:p>
          </table:table-cell>
          <table:table-cell table:formula="of:=([.I99]+[.J99])/2" office:value-type="float" office:value="0.00795" calcext:value-type="float">
            <text:p>0.00795</text:p>
          </table:table-cell>
          <table:table-cell table:formula="of:=[.K99]/[.D99]" office:value-type="float" office:value="1.03921568627451" calcext:value-type="float">
            <text:p>1.03921568627451</text:p>
          </table:table-cell>
          <table:table-cell office:value-type="float" office:value="0.0095" calcext:value-type="float">
            <text:p>0.0095</text:p>
          </table:table-cell>
          <table:table-cell table:formula="of:=[.M99]/[.D99]" office:value-type="float" office:value="1.24183006535948" calcext:value-type="float">
            <text:p>1.24183006535948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8049" calcext:value-type="float">
            <text:p>0.8049</text:p>
          </table:table-cell>
          <table:table-cell office:value-type="float" office:value="0.8538" calcext:value-type="float">
            <text:p>0.8538</text:p>
          </table:table-cell>
          <table:table-cell table:formula="of:=([.B100]+[.C100])/2" office:value-type="float" office:value="0.82935" calcext:value-type="float">
            <text:p>0.82935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1548" calcext:value-type="float">
            <text:p>0.1548</text:p>
          </table:table-cell>
          <table:table-cell table:formula="of:=([.E100]+[.F100])/2" office:value-type="float" office:value="0.1545" calcext:value-type="float">
            <text:p>0.1545</text:p>
          </table:table-cell>
          <table:table-cell table:formula="of:=[.G100]/[.D100]" office:value-type="float" office:value="0.186290468439139" calcext:value-type="float">
            <text:p>0.186290468439139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1559" calcext:value-type="float">
            <text:p>0.1559</text:p>
          </table:table-cell>
          <table:table-cell table:formula="of:=([.I100]+[.J100])/2" office:value-type="float" office:value="0.15665" calcext:value-type="float">
            <text:p>0.15665</text:p>
          </table:table-cell>
          <table:table-cell table:formula="of:=[.K100]/[.D100]" office:value-type="float" office:value="0.18888286007114" calcext:value-type="float">
            <text:p>0.18888286007114</text:p>
          </table:table-cell>
          <table:table-cell office:value-type="float" office:value="0.0613" calcext:value-type="float">
            <text:p>0.0613</text:p>
          </table:table-cell>
          <table:table-cell table:formula="of:=[.M100]/[.D100]" office:value-type="float" office:value="0.0739133056007717" calcext:value-type="float">
            <text:p>0.073913305600772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3288" calcext:value-type="float">
            <text:p>0.3288</text:p>
          </table:table-cell>
          <table:table-cell office:value-type="float" office:value="0.3328" calcext:value-type="float">
            <text:p>0.3328</text:p>
          </table:table-cell>
          <table:table-cell table:formula="of:=([.B101]+[.C101])/2" office:value-type="float" office:value="0.3308" calcext:value-type="float">
            <text:p>0.3308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343" calcext:value-type="float">
            <text:p>0.343</text:p>
          </table:table-cell>
          <table:table-cell table:formula="of:=([.E101]+[.F101])/2" office:value-type="float" office:value="0.3404" calcext:value-type="float">
            <text:p>0.3404</text:p>
          </table:table-cell>
          <table:table-cell table:formula="of:=[.G101]/[.D101]" office:value-type="float" office:value="1.02902055622733" calcext:value-type="float">
            <text:p>1.02902055622733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3305" calcext:value-type="float">
            <text:p>0.3305</text:p>
          </table:table-cell>
          <table:table-cell table:formula="of:=([.I101]+[.J101])/2" office:value-type="float" office:value="0.33385" calcext:value-type="float">
            <text:p>0.33385</text:p>
          </table:table-cell>
          <table:table-cell table:formula="of:=[.K101]/[.D101]" office:value-type="float" office:value="1.00922007255139" calcext:value-type="float">
            <text:p>1.00922007255139</text:p>
          </table:table-cell>
          <table:table-cell office:value-type="float" office:value="0.3297" calcext:value-type="float">
            <text:p>0.3297</text:p>
          </table:table-cell>
          <table:table-cell table:formula="of:=[.M101]/[.D101]" office:value-type="float" office:value="0.996674727932285" calcext:value-type="float">
            <text:p>0.996674727932285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504" calcext:value-type="float">
            <text:p>0.2504</text:p>
          </table:table-cell>
          <table:table-cell table:formula="of:=([.B102]+[.C102])/2" office:value-type="float" office:value="0.2463" calcext:value-type="float">
            <text:p>0.2463</text:p>
          </table:table-cell>
          <table:table-cell office:value-type="float" office:value="0.2361" calcext:value-type="float">
            <text:p>0.2361</text:p>
          </table:table-cell>
          <table:table-cell office:value-type="float" office:value="0.2427" calcext:value-type="float">
            <text:p>0.2427</text:p>
          </table:table-cell>
          <table:table-cell table:formula="of:=([.E102]+[.F102])/2" office:value-type="float" office:value="0.2394" calcext:value-type="float">
            <text:p>0.2394</text:p>
          </table:table-cell>
          <table:table-cell table:formula="of:=[.G102]/[.D102]" office:value-type="float" office:value="0.971985383678441" calcext:value-type="float">
            <text:p>0.971985383678441</text:p>
          </table:table-cell>
          <table:table-cell office:value-type="float" office:value="0.2328" calcext:value-type="float">
            <text:p>0.2328</text:p>
          </table:table-cell>
          <table:table-cell office:value-type="float" office:value="0.2301" calcext:value-type="float">
            <text:p>0.2301</text:p>
          </table:table-cell>
          <table:table-cell table:formula="of:=([.I102]+[.J102])/2" office:value-type="float" office:value="0.23145" calcext:value-type="float">
            <text:p>0.23145</text:p>
          </table:table-cell>
          <table:table-cell table:formula="of:=[.K102]/[.D102]" office:value-type="float" office:value="0.939707673568818" calcext:value-type="float">
            <text:p>0.939707673568818</text:p>
          </table:table-cell>
          <table:table-cell office:value-type="float" office:value="0.2242" calcext:value-type="float">
            <text:p>0.2242</text:p>
          </table:table-cell>
          <table:table-cell table:formula="of:=[.M102]/[.D102]" office:value-type="float" office:value="0.910272025984572" calcext:value-type="float">
            <text:p>0.910272025984572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92" calcext:value-type="float">
            <text:p>0.0192</text:p>
          </table:table-cell>
          <table:table-cell table:formula="of:=([.B103]+[.C103])/2" office:value-type="float" office:value="0.01885" calcext:value-type="float">
            <text:p>0.01885</text:p>
          </table:table-cell>
          <table:table-cell table:number-columns-repeated="2" office:value-type="float" office:value="0.0197" calcext:value-type="float">
            <text:p>0.0197</text:p>
          </table:table-cell>
          <table:table-cell table:formula="of:=([.E103]+[.F103])/2" office:value-type="float" office:value="0.0197" calcext:value-type="float">
            <text:p>0.0197</text:p>
          </table:table-cell>
          <table:table-cell table:formula="of:=[.G103]/[.D103]" office:value-type="float" office:value="1.04509283819629" calcext:value-type="float">
            <text:p>1.04509283819629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89" calcext:value-type="float">
            <text:p>0.0189</text:p>
          </table:table-cell>
          <table:table-cell table:formula="of:=([.I103]+[.J103])/2" office:value-type="float" office:value="0.0188" calcext:value-type="float">
            <text:p>0.0188</text:p>
          </table:table-cell>
          <table:table-cell table:formula="of:=[.K103]/[.D103]" office:value-type="float" office:value="0.997347480106101" calcext:value-type="float">
            <text:p>0.997347480106101</text:p>
          </table:table-cell>
          <table:table-cell office:value-type="float" office:value="0.0505" calcext:value-type="float">
            <text:p>0.0505</text:p>
          </table:table-cell>
          <table:table-cell table:formula="of:=[.M103]/[.D103]" office:value-type="float" office:value="2.6790450928382" calcext:value-type="float">
            <text:p>2.6790450928382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584" calcext:value-type="float">
            <text:p>0.1584</text:p>
          </table:table-cell>
          <table:table-cell table:formula="of:=([.B104]+[.C104])/2" office:value-type="float" office:value="0.14195" calcext:value-type="float">
            <text:p>0.14195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687" calcext:value-type="float">
            <text:p>0.1687</text:p>
          </table:table-cell>
          <table:table-cell table:formula="of:=([.E104]+[.F104])/2" office:value-type="float" office:value="0.15155" calcext:value-type="float">
            <text:p>0.15155</text:p>
          </table:table-cell>
          <table:table-cell table:formula="of:=[.G104]/[.D104]" office:value-type="float" office:value="1.06762944698838" calcext:value-type="float">
            <text:p>1.06762944698838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1277" calcext:value-type="float">
            <text:p>0.1277</text:p>
          </table:table-cell>
          <table:table-cell table:formula="of:=([.I104]+[.J104])/2" office:value-type="float" office:value="0.14375" calcext:value-type="float">
            <text:p>0.14375</text:p>
          </table:table-cell>
          <table:table-cell table:formula="of:=[.K104]/[.D104]" office:value-type="float" office:value="1.01268052131032" calcext:value-type="float">
            <text:p>1.01268052131032</text:p>
          </table:table-cell>
          <table:table-cell office:value-type="float" office:value="0.1866" calcext:value-type="float">
            <text:p>0.1866</text:p>
          </table:table-cell>
          <table:table-cell table:formula="of:=[.M104]/[.D104]" office:value-type="float" office:value="1.31454737583656" calcext:value-type="float">
            <text:p>1.31454737583656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6" calcext:value-type="float">
            <text:p>0.0026</text:p>
          </table:table-cell>
          <table:table-cell table:formula="of:=([.B105]+[.C105])/2" office:value-type="float" office:value="0.00285" calcext:value-type="float">
            <text:p>0.0028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5" calcext:value-type="float">
            <text:p>0.0035</text:p>
          </table:table-cell>
          <table:table-cell table:formula="of:=([.E105]+[.F105])/2" office:value-type="float" office:value="0.00335" calcext:value-type="float">
            <text:p>0.00335</text:p>
          </table:table-cell>
          <table:table-cell table:formula="of:=[.G105]/[.D105]" office:value-type="float" office:value="1.17543859649123" calcext:value-type="float">
            <text:p>1.175438596491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8" calcext:value-type="float">
            <text:p>0.0028</text:p>
          </table:table-cell>
          <table:table-cell table:formula="of:=([.I105]+[.J105])/2" office:value-type="float" office:value="0.0029" calcext:value-type="float">
            <text:p>0.0029</text:p>
          </table:table-cell>
          <table:table-cell table:formula="of:=[.K105]/[.D105]" office:value-type="float" office:value="1.01754385964912" calcext:value-type="float">
            <text:p>1.01754385964912</text:p>
          </table:table-cell>
          <table:table-cell office:value-type="float" office:value="0.0032" calcext:value-type="float">
            <text:p>0.0032</text:p>
          </table:table-cell>
          <table:table-cell table:formula="of:=[.M105]/[.D105]" office:value-type="float" office:value="1.12280701754386" calcext:value-type="float">
            <text:p>1.12280701754386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89" calcext:value-type="float">
            <text:p>0.0389</text:p>
          </table:table-cell>
          <table:table-cell table:formula="of:=([.B106]+[.C106])/2" office:value-type="float" office:value="0.03785" calcext:value-type="float">
            <text:p>0.0378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409" calcext:value-type="float">
            <text:p>0.0409</text:p>
          </table:table-cell>
          <table:table-cell table:formula="of:=([.E106]+[.F106])/2" office:value-type="float" office:value="0.0396" calcext:value-type="float">
            <text:p>0.0396</text:p>
          </table:table-cell>
          <table:table-cell table:formula="of:=[.G106]/[.D106]" office:value-type="float" office:value="1.04623513870542" calcext:value-type="float">
            <text:p>1.0462351387054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71" calcext:value-type="float">
            <text:p>0.0371</text:p>
          </table:table-cell>
          <table:table-cell table:formula="of:=([.I106]+[.J106])/2" office:value-type="float" office:value="0.03825" calcext:value-type="float">
            <text:p>0.03825</text:p>
          </table:table-cell>
          <table:table-cell table:formula="of:=[.K106]/[.D106]" office:value-type="float" office:value="1.0105680317041" calcext:value-type="float">
            <text:p>1.0105680317041</text:p>
          </table:table-cell>
          <table:table-cell office:value-type="float" office:value="0.0356" calcext:value-type="float">
            <text:p>0.0356</text:p>
          </table:table-cell>
          <table:table-cell table:formula="of:=[.M106]/[.D106]" office:value-type="float" office:value="0.940554821664465" calcext:value-type="float">
            <text:p>0.940554821664465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4" calcext:value-type="float">
            <text:p>0.0024</text:p>
          </table:table-cell>
          <table:table-cell table:formula="of:=([.B107]+[.C107])/2" office:value-type="float" office:value="0.00285" calcext:value-type="float">
            <text:p>0.00285</text:p>
          </table:table-cell>
          <table:table-cell table:number-columns-repeated="2" office:value-type="float" office:value="0.0028" calcext:value-type="float">
            <text:p>0.0028</text:p>
          </table:table-cell>
          <table:table-cell table:formula="of:=([.E107]+[.F107])/2" office:value-type="float" office:value="0.0028" calcext:value-type="float">
            <text:p>0.0028</text:p>
          </table:table-cell>
          <table:table-cell table:formula="of:=[.G107]/[.D107]" office:value-type="float" office:value="0.982456140350877" calcext:value-type="float">
            <text:p>0.98245614035087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6" calcext:value-type="float">
            <text:p>0.0026</text:p>
          </table:table-cell>
          <table:table-cell table:formula="of:=([.I107]+[.J107])/2" office:value-type="float" office:value="0.0027" calcext:value-type="float">
            <text:p>0.0027</text:p>
          </table:table-cell>
          <table:table-cell table:formula="of:=[.K107]/[.D107]" office:value-type="float" office:value="0.947368421052632" calcext:value-type="float">
            <text:p>0.947368421052632</text:p>
          </table:table-cell>
          <table:table-cell office:value-type="float" office:value="0.0026" calcext:value-type="float">
            <text:p>0.0026</text:p>
          </table:table-cell>
          <table:table-cell table:formula="of:=[.M107]/[.D107]" office:value-type="float" office:value="0.912280701754386" calcext:value-type="float">
            <text:p>0.912280701754386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1532" calcext:value-type="float">
            <text:p>0.1532</text:p>
          </table:table-cell>
          <table:table-cell table:formula="of:=([.B108]+[.C108])/2" office:value-type="float" office:value="0.13825" calcext:value-type="float">
            <text:p>0.13825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1317" calcext:value-type="float">
            <text:p>0.1317</text:p>
          </table:table-cell>
          <table:table-cell table:formula="of:=([.E108]+[.F108])/2" office:value-type="float" office:value="0.1318" calcext:value-type="float">
            <text:p>0.1318</text:p>
          </table:table-cell>
          <table:table-cell table:formula="of:=[.G108]/[.D108]" office:value-type="float" office:value="0.953345388788427" calcext:value-type="float">
            <text:p>0.953345388788427</text:p>
          </table:table-cell>
          <table:table-cell office:value-type="float" office:value="0.13" calcext:value-type="float">
            <text:p>0.13</text:p>
          </table:table-cell>
          <table:table-cell office:value-type="float" office:value="0.1316" calcext:value-type="float">
            <text:p>0.1316</text:p>
          </table:table-cell>
          <table:table-cell table:formula="of:=([.I108]+[.J108])/2" office:value-type="float" office:value="0.1308" calcext:value-type="float">
            <text:p>0.1308</text:p>
          </table:table-cell>
          <table:table-cell table:formula="of:=[.K108]/[.D108]" office:value-type="float" office:value="0.946112115732369" calcext:value-type="float">
            <text:p>0.946112115732369</text:p>
          </table:table-cell>
          <table:table-cell office:value-type="float" office:value="0.0872" calcext:value-type="float">
            <text:p>0.0872</text:p>
          </table:table-cell>
          <table:table-cell table:formula="of:=[.M108]/[.D108]" office:value-type="float" office:value="0.630741410488246" calcext:value-type="float">
            <text:p>0.630741410488246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367" calcext:value-type="float">
            <text:p>0.1367</text:p>
          </table:table-cell>
          <table:table-cell table:formula="of:=([.B109]+[.C109])/2" office:value-type="float" office:value="0.13305" calcext:value-type="float">
            <text:p>0.13305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149" calcext:value-type="float">
            <text:p>0.149</text:p>
          </table:table-cell>
          <table:table-cell table:formula="of:=([.E109]+[.F109])/2" office:value-type="float" office:value="0.14255" calcext:value-type="float">
            <text:p>0.14255</text:p>
          </table:table-cell>
          <table:table-cell table:formula="of:=[.G109]/[.D109]" office:value-type="float" office:value="1.07140172867343" calcext:value-type="float">
            <text:p>1.07140172867343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1277" calcext:value-type="float">
            <text:p>0.1277</text:p>
          </table:table-cell>
          <table:table-cell table:formula="of:=([.I109]+[.J109])/2" office:value-type="float" office:value="0.12945" calcext:value-type="float">
            <text:p>0.12945</text:p>
          </table:table-cell>
          <table:table-cell table:formula="of:=[.K109]/[.D109]" office:value-type="float" office:value="0.972942502818489" calcext:value-type="float">
            <text:p>0.972942502818489</text:p>
          </table:table-cell>
          <table:table-cell office:value-type="float" office:value="0.2537" calcext:value-type="float">
            <text:p>0.2537</text:p>
          </table:table-cell>
          <table:table-cell table:formula="of:=[.M109]/[.D109]" office:value-type="float" office:value="1.90680195415257" calcext:value-type="float">
            <text:p>1.90680195415257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table:formula="of:=([.B110]+[.C110])/2" office:value-type="float" office:value="0.00245" calcext:value-type="float">
            <text:p>0.0024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8" calcext:value-type="float">
            <text:p>0.0028</text:p>
          </table:table-cell>
          <table:table-cell table:formula="of:=([.E110]+[.F110])/2" office:value-type="float" office:value="0.0029" calcext:value-type="float">
            <text:p>0.0029</text:p>
          </table:table-cell>
          <table:table-cell table:formula="of:=[.G110]/[.D110]" office:value-type="float" office:value="1.18367346938776" calcext:value-type="float">
            <text:p>1.18367346938776</text:p>
          </table:table-cell>
          <table:table-cell table:number-columns-repeated="2" office:value-type="float" office:value="0.0028" calcext:value-type="float">
            <text:p>0.0028</text:p>
          </table:table-cell>
          <table:table-cell table:formula="of:=([.I110]+[.J110])/2" office:value-type="float" office:value="0.0028" calcext:value-type="float">
            <text:p>0.0028</text:p>
          </table:table-cell>
          <table:table-cell table:formula="of:=[.K110]/[.D110]" office:value-type="float" office:value="1.14285714285714" calcext:value-type="float">
            <text:p>1.14285714285714</text:p>
          </table:table-cell>
          <table:table-cell office:value-type="float" office:value="0.0021" calcext:value-type="float">
            <text:p>0.0021</text:p>
          </table:table-cell>
          <table:table-cell table:formula="of:=[.M110]/[.D110]"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4" calcext:value-type="float">
            <text:p>0.0024</text:p>
          </table:table-cell>
          <table:table-cell table:formula="of:=([.B111]+[.C111])/2" office:value-type="float" office:value="0.00255" calcext:value-type="float">
            <text:p>0.0025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4" calcext:value-type="float">
            <text:p>0.0024</text:p>
          </table:table-cell>
          <table:table-cell table:formula="of:=([.E111]+[.F111])/2" office:value-type="float" office:value="0.0025" calcext:value-type="float">
            <text:p>0.0025</text:p>
          </table:table-cell>
          <table:table-cell table:formula="of:=[.G111]/[.D111]" office:value-type="float" office:value="0.980392156862745" calcext:value-type="float">
            <text:p>0.98039215686274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1" calcext:value-type="float">
            <text:p>0.0021</text:p>
          </table:table-cell>
          <table:table-cell table:formula="of:=([.I111]+[.J111])/2" office:value-type="float" office:value="0.0022" calcext:value-type="float">
            <text:p>0.0022</text:p>
          </table:table-cell>
          <table:table-cell table:formula="of:=[.K111]/[.D111]" office:value-type="float" office:value="0.862745098039216" calcext:value-type="float">
            <text:p>0.862745098039216</text:p>
          </table:table-cell>
          <table:table-cell office:value-type="float" office:value="0.0029" calcext:value-type="float">
            <text:p>0.0029</text:p>
          </table:table-cell>
          <table:table-cell table:formula="of:=[.M111]/[.D111]" office:value-type="float" office:value="1.13725490196078" calcext:value-type="float">
            <text:p>1.13725490196078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7" calcext:value-type="float">
            <text:p>0.0027</text:p>
          </table:table-cell>
          <table:table-cell table:formula="of:=([.B112]+[.C112])/2" office:value-type="float" office:value="0.0028" calcext:value-type="float">
            <text:p>0.00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6" calcext:value-type="float">
            <text:p>0.0026</text:p>
          </table:table-cell>
          <table:table-cell table:formula="of:=([.E112]+[.F112])/2" office:value-type="float" office:value="0.0028" calcext:value-type="float">
            <text:p>0.0028</text:p>
          </table:table-cell>
          <table:table-cell table:formula="of:=[.G112]/[.D112]" office:value-type="float" office:value="1" calcext:value-type="float">
            <text:p>1</text:p>
          </table:table-cell>
          <table:table-cell table:number-columns-repeated="2" office:value-type="float" office:value="0.003" calcext:value-type="float">
            <text:p>0.003</text:p>
          </table:table-cell>
          <table:table-cell table:formula="of:=([.I112]+[.J112])/2" office:value-type="float" office:value="0.003" calcext:value-type="float">
            <text:p>0.003</text:p>
          </table:table-cell>
          <table:table-cell table:formula="of:=[.K112]/[.D112]" office:value-type="float" office:value="1.07142857142857" calcext:value-type="float">
            <text:p>1.07142857142857</text:p>
          </table:table-cell>
          <table:table-cell office:value-type="float" office:value="0.0028" calcext:value-type="float">
            <text:p>0.0028</text:p>
          </table:table-cell>
          <table:table-cell table:formula="of:=[.M112]/[.D1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89" calcext:value-type="float">
            <text:p>0.0089</text:p>
          </table:table-cell>
          <table:table-cell table:formula="of:=([.B113]+[.C113])/2" office:value-type="float" office:value="0.0088" calcext:value-type="float">
            <text:p>0.0088</text:p>
          </table:table-cell>
          <table:table-cell table:number-columns-repeated="2" office:value-type="float" office:value="0.009" calcext:value-type="float">
            <text:p>0.009</text:p>
          </table:table-cell>
          <table:table-cell table:formula="of:=([.E113]+[.F113])/2" office:value-type="float" office:value="0.009" calcext:value-type="float">
            <text:p>0.009</text:p>
          </table:table-cell>
          <table:table-cell table:formula="of:=[.G113]/[.D113]" office:value-type="float" office:value="1.02272727272727" calcext:value-type="float">
            <text:p>1.02272727272727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8" calcext:value-type="float">
            <text:p>0.008</text:p>
          </table:table-cell>
          <table:table-cell table:formula="of:=([.I113]+[.J113])/2" office:value-type="float" office:value="0.00845" calcext:value-type="float">
            <text:p>0.00845</text:p>
          </table:table-cell>
          <table:table-cell table:formula="of:=[.K113]/[.D113]" office:value-type="float" office:value="0.960227272727273" calcext:value-type="float">
            <text:p>0.960227272727273</text:p>
          </table:table-cell>
          <table:table-cell office:value-type="float" office:value="0.0093" calcext:value-type="float">
            <text:p>0.0093</text:p>
          </table:table-cell>
          <table:table-cell table:formula="of:=[.M113]/[.D113]" office:value-type="float" office:value="1.05681818181818" calcext:value-type="float">
            <text:p>1.05681818181818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3" calcext:value-type="float">
            <text:p>0.0033</text:p>
          </table:table-cell>
          <table:table-cell table:formula="of:=([.B114]+[.C114])/2" office:value-type="float" office:value="0.003" calcext:value-type="float">
            <text:p>0.003</text:p>
          </table:table-cell>
          <table:table-cell table:number-columns-repeated="2" office:value-type="float" office:value="0.0034" calcext:value-type="float">
            <text:p>0.0034</text:p>
          </table:table-cell>
          <table:table-cell table:formula="of:=([.E114]+[.F114])/2" office:value-type="float" office:value="0.0034" calcext:value-type="float">
            <text:p>0.0034</text:p>
          </table:table-cell>
          <table:table-cell table:formula="of:=[.G114]/[.D114]" office:value-type="float" office:value="1.13333333333333" calcext:value-type="float">
            <text:p>1.133333333333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3" calcext:value-type="float">
            <text:p>0.0023</text:p>
          </table:table-cell>
          <table:table-cell table:formula="of:=([.I114]+[.J114])/2" office:value-type="float" office:value="0.00265" calcext:value-type="float">
            <text:p>0.00265</text:p>
          </table:table-cell>
          <table:table-cell table:formula="of:=[.K114]/[.D114]" office:value-type="float" office:value="0.883333333333333" calcext:value-type="float">
            <text:p>0.883333333333333</text:p>
          </table:table-cell>
          <table:table-cell office:value-type="float" office:value="0.0024" calcext:value-type="float">
            <text:p>0.0024</text:p>
          </table:table-cell>
          <table:table-cell table:formula="of:=[.M114]/[.D114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1886" calcext:value-type="float">
            <text:p>1.1886</text:p>
          </table:table-cell>
          <table:table-cell office:value-type="float" office:value="1.2434" calcext:value-type="float">
            <text:p>1.2434</text:p>
          </table:table-cell>
          <table:table-cell table:formula="of:=([.B115]+[.C115])/2" office:value-type="float" office:value="1.216" calcext:value-type="float">
            <text:p>1.216</text:p>
          </table:table-cell>
          <table:table-cell office:value-type="float" office:value="1.224" calcext:value-type="float">
            <text:p>1.224</text:p>
          </table:table-cell>
          <table:table-cell office:value-type="float" office:value="1.2031" calcext:value-type="float">
            <text:p>1.2031</text:p>
          </table:table-cell>
          <table:table-cell table:formula="of:=([.E115]+[.F115])/2" office:value-type="float" office:value="1.21355" calcext:value-type="float">
            <text:p>1.21355</text:p>
          </table:table-cell>
          <table:table-cell table:formula="of:=[.G115]/[.D115]" office:value-type="float" office:value="0.997985197368421" calcext:value-type="float">
            <text:p>0.997985197368421</text:p>
          </table:table-cell>
          <table:table-cell office:value-type="float" office:value="1.2035" calcext:value-type="float">
            <text:p>1.2035</text:p>
          </table:table-cell>
          <table:table-cell office:value-type="float" office:value="1.1237" calcext:value-type="float">
            <text:p>1.1237</text:p>
          </table:table-cell>
          <table:table-cell table:formula="of:=([.I115]+[.J115])/2" office:value-type="float" office:value="1.1636" calcext:value-type="float">
            <text:p>1.1636</text:p>
          </table:table-cell>
          <table:table-cell table:formula="of:=[.K115]/[.D115]" office:value-type="float" office:value="0.956907894736842" calcext:value-type="float">
            <text:p>0.956907894736842</text:p>
          </table:table-cell>
          <table:table-cell office:value-type="float" office:value="1.3932" calcext:value-type="float">
            <text:p>1.3932</text:p>
          </table:table-cell>
          <table:table-cell table:formula="of:=[.M115]/[.D115]" office:value-type="float" office:value="1.14572368421053" calcext:value-type="float">
            <text:p>1.14572368421053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75" calcext:value-type="float">
            <text:p>0.2275</text:p>
          </table:table-cell>
          <table:table-cell table:formula="of:=([.B116]+[.C116])/2" office:value-type="float" office:value="0.22575" calcext:value-type="float">
            <text:p>0.22575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248" calcext:value-type="float">
            <text:p>0.248</text:p>
          </table:table-cell>
          <table:table-cell table:formula="of:=([.E116]+[.F116])/2" office:value-type="float" office:value="0.2771" calcext:value-type="float">
            <text:p>0.2771</text:p>
          </table:table-cell>
          <table:table-cell table:formula="of:=[.G116]/[.D116]" office:value-type="float" office:value="1.22746400885936" calcext:value-type="float">
            <text:p>1.22746400885936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2244" calcext:value-type="float">
            <text:p>0.2244</text:p>
          </table:table-cell>
          <table:table-cell table:formula="of:=([.I116]+[.J116])/2" office:value-type="float" office:value="0.22815" calcext:value-type="float">
            <text:p>0.22815</text:p>
          </table:table-cell>
          <table:table-cell table:formula="of:=[.K116]/[.D116]" office:value-type="float" office:value="1.01063122923588" calcext:value-type="float">
            <text:p>1.01063122923588</text:p>
          </table:table-cell>
          <table:table-cell office:value-type="float" office:value="0.2203" calcext:value-type="float">
            <text:p>0.2203</text:p>
          </table:table-cell>
          <table:table-cell table:formula="of:=[.M116]/[.D116]" office:value-type="float" office:value="0.975858250276855" calcext:value-type="float">
            <text:p>0.975858250276855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426" calcext:value-type="float">
            <text:p>0.426</text:p>
          </table:table-cell>
          <table:table-cell office:value-type="float" office:value="0.403" calcext:value-type="float">
            <text:p>0.403</text:p>
          </table:table-cell>
          <table:table-cell table:formula="of:=([.B117]+[.C117])/2" office:value-type="float" office:value="0.4145" calcext:value-type="float">
            <text:p>0.4145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055" calcext:value-type="float">
            <text:p>0.4055</text:p>
          </table:table-cell>
          <table:table-cell table:formula="of:=([.E117]+[.F117])/2" office:value-type="float" office:value="0.40605" calcext:value-type="float">
            <text:p>0.40605</text:p>
          </table:table-cell>
          <table:table-cell table:formula="of:=[.G117]/[.D117]" office:value-type="float" office:value="0.979613992762364" calcext:value-type="float">
            <text:p>0.979613992762364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4002" calcext:value-type="float">
            <text:p>0.4002</text:p>
          </table:table-cell>
          <table:table-cell table:formula="of:=([.I117]+[.J117])/2" office:value-type="float" office:value="0.4025" calcext:value-type="float">
            <text:p>0.4025</text:p>
          </table:table-cell>
          <table:table-cell table:formula="of:=[.K117]/[.D117]" office:value-type="float" office:value="0.971049457177322" calcext:value-type="float">
            <text:p>0.971049457177322</text:p>
          </table:table-cell>
          <table:table-cell office:value-type="float" office:value="0.3979" calcext:value-type="float">
            <text:p>0.3979</text:p>
          </table:table-cell>
          <table:table-cell table:formula="of:=[.M117]/[.D117]" office:value-type="float" office:value="0.959951749095296" calcext:value-type="float">
            <text:p>0.959951749095296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2711" calcext:value-type="float">
            <text:p>0.2711</text:p>
          </table:table-cell>
          <table:table-cell table:formula="of:=([.B118]+[.C118])/2" office:value-type="float" office:value="0.27075" calcext:value-type="float">
            <text:p>0.27075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2789" calcext:value-type="float">
            <text:p>0.2789</text:p>
          </table:table-cell>
          <table:table-cell table:formula="of:=([.E118]+[.F118])/2" office:value-type="float" office:value="0.28155" calcext:value-type="float">
            <text:p>0.28155</text:p>
          </table:table-cell>
          <table:table-cell table:formula="of:=[.G118]/[.D118]" office:value-type="float" office:value="1.0398891966759" calcext:value-type="float">
            <text:p>1.0398891966759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2731" calcext:value-type="float">
            <text:p>0.2731</text:p>
          </table:table-cell>
          <table:table-cell table:formula="of:=([.I118]+[.J118])/2" office:value-type="float" office:value="0.27835" calcext:value-type="float">
            <text:p>0.27835</text:p>
          </table:table-cell>
          <table:table-cell table:formula="of:=[.K118]/[.D118]" office:value-type="float" office:value="1.0280701754386" calcext:value-type="float">
            <text:p>1.0280701754386</text:p>
          </table:table-cell>
          <table:table-cell office:value-type="float" office:value="0.2625" calcext:value-type="float">
            <text:p>0.2625</text:p>
          </table:table-cell>
          <table:table-cell table:formula="of:=[.M118]/[.D118]" office:value-type="float" office:value="0.969529085872576" calcext:value-type="float">
            <text:p>0.969529085872576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3703" calcext:value-type="float">
            <text:p>0.3703</text:p>
          </table:table-cell>
          <table:table-cell table:formula="of:=([.B119]+[.C119])/2" office:value-type="float" office:value="0.366" calcext:value-type="float">
            <text:p>0.366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714" calcext:value-type="float">
            <text:p>0.3714</text:p>
          </table:table-cell>
          <table:table-cell table:formula="of:=([.E119]+[.F119])/2" office:value-type="float" office:value="0.37095" calcext:value-type="float">
            <text:p>0.37095</text:p>
          </table:table-cell>
          <table:table-cell table:formula="of:=[.G119]/[.D119]" office:value-type="float" office:value="1.01352459016393" calcext:value-type="float">
            <text:p>1.01352459016393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3642" calcext:value-type="float">
            <text:p>0.3642</text:p>
          </table:table-cell>
          <table:table-cell table:formula="of:=([.I119]+[.J119])/2" office:value-type="float" office:value="0.3668" calcext:value-type="float">
            <text:p>0.3668</text:p>
          </table:table-cell>
          <table:table-cell table:formula="of:=[.K119]/[.D119]" office:value-type="float" office:value="1.00218579234973" calcext:value-type="float">
            <text:p>1.00218579234973</text:p>
          </table:table-cell>
          <table:table-cell office:value-type="float" office:value="0.3562" calcext:value-type="float">
            <text:p>0.3562</text:p>
          </table:table-cell>
          <table:table-cell table:formula="of:=[.M119]/[.D119]" office:value-type="float" office:value="0.973224043715847" calcext:value-type="float">
            <text:p>0.973224043715847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2446" calcext:value-type="float">
            <text:p>0.2446</text:p>
          </table:table-cell>
          <table:table-cell table:formula="of:=([.B120]+[.C120])/2" office:value-type="float" office:value="0.24365" calcext:value-type="float">
            <text:p>0.24365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2485" calcext:value-type="float">
            <text:p>0.2485</text:p>
          </table:table-cell>
          <table:table-cell table:formula="of:=([.E120]+[.F120])/2" office:value-type="float" office:value="0.2495" calcext:value-type="float">
            <text:p>0.2495</text:p>
          </table:table-cell>
          <table:table-cell table:formula="of:=[.G120]/[.D120]" office:value-type="float" office:value="1.02400985019495" calcext:value-type="float">
            <text:p>1.02400985019495</text:p>
          </table:table-cell>
          <table:table-cell office:value-type="float" office:value="0.2528" calcext:value-type="float">
            <text:p>0.2528</text:p>
          </table:table-cell>
          <table:table-cell office:value-type="float" office:value="0.2436" calcext:value-type="float">
            <text:p>0.2436</text:p>
          </table:table-cell>
          <table:table-cell table:formula="of:=([.I120]+[.J120])/2" office:value-type="float" office:value="0.2482" calcext:value-type="float">
            <text:p>0.2482</text:p>
          </table:table-cell>
          <table:table-cell table:formula="of:=[.K120]/[.D120]" office:value-type="float" office:value="1.01867432792941" calcext:value-type="float">
            <text:p>1.01867432792941</text:p>
          </table:table-cell>
          <table:table-cell office:value-type="float" office:value="0.2346" calcext:value-type="float">
            <text:p>0.2346</text:p>
          </table:table-cell>
          <table:table-cell table:formula="of:=[.M120]/[.D120]" office:value-type="float" office:value="0.962856556536015" calcext:value-type="float">
            <text:p>0.962856556536015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2239" calcext:value-type="float">
            <text:p>0.2239</text:p>
          </table:table-cell>
          <table:table-cell office:value-type="float" office:value="0.225" calcext:value-type="float">
            <text:p>0.225</text:p>
          </table:table-cell>
          <table:table-cell table:formula="of:=([.B121]+[.C121])/2" office:value-type="float" office:value="0.22445" calcext:value-type="float">
            <text:p>0.2244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83" calcext:value-type="float">
            <text:p>0.2283</text:p>
          </table:table-cell>
          <table:table-cell table:formula="of:=([.E121]+[.F121])/2" office:value-type="float" office:value="0.22865" calcext:value-type="float">
            <text:p>0.22865</text:p>
          </table:table-cell>
          <table:table-cell table:formula="of:=[.G121]/[.D121]" office:value-type="float" office:value="1.01871240810871" calcext:value-type="float">
            <text:p>1.01871240810871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243" calcext:value-type="float">
            <text:p>0.2243</text:p>
          </table:table-cell>
          <table:table-cell table:formula="of:=([.I121]+[.J121])/2" office:value-type="float" office:value="0.22745" calcext:value-type="float">
            <text:p>0.22745</text:p>
          </table:table-cell>
          <table:table-cell table:formula="of:=[.K121]/[.D121]" office:value-type="float" office:value="1.01336600579194" calcext:value-type="float">
            <text:p>1.01336600579194</text:p>
          </table:table-cell>
          <table:table-cell office:value-type="float" office:value="0.2164" calcext:value-type="float">
            <text:p>0.2164</text:p>
          </table:table-cell>
          <table:table-cell table:formula="of:=[.M121]/[.D121]" office:value-type="float" office:value="0.964134551124972" calcext:value-type="float">
            <text:p>0.964134551124972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56" calcext:value-type="float">
            <text:p>0.0156</text:p>
          </table:table-cell>
          <table:table-cell table:formula="of:=([.B122]+[.C122])/2" office:value-type="float" office:value="0.01495" calcext:value-type="float">
            <text:p>0.0149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51" calcext:value-type="float">
            <text:p>0.0151</text:p>
          </table:table-cell>
          <table:table-cell table:formula="of:=([.E122]+[.F122])/2" office:value-type="float" office:value="0.0153" calcext:value-type="float">
            <text:p>0.0153</text:p>
          </table:table-cell>
          <table:table-cell table:formula="of:=[.G122]/[.D122]" office:value-type="float" office:value="1.02341137123746" calcext:value-type="float">
            <text:p>1.02341137123746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4" calcext:value-type="float">
            <text:p>0.0144</text:p>
          </table:table-cell>
          <table:table-cell table:formula="of:=([.I122]+[.J122])/2" office:value-type="float" office:value="0.01445" calcext:value-type="float">
            <text:p>0.01445</text:p>
          </table:table-cell>
          <table:table-cell table:formula="of:=[.K122]/[.D122]" office:value-type="float" office:value="0.966555183946488" calcext:value-type="float">
            <text:p>0.966555183946488</text:p>
          </table:table-cell>
          <table:table-cell office:value-type="float" office:value="0.0179" calcext:value-type="float">
            <text:p>0.0179</text:p>
          </table:table-cell>
          <table:table-cell table:formula="of:=[.M122]/[.D122]" office:value-type="float" office:value="1.19732441471572" calcext:value-type="float">
            <text:p>1.19732441471572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2203" calcext:value-type="float">
            <text:p>0.2203</text:p>
          </table:table-cell>
          <table:table-cell table:formula="of:=([.B123]+[.C123])/2" office:value-type="float" office:value="0.21805" calcext:value-type="float">
            <text:p>0.21805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2278" calcext:value-type="float">
            <text:p>0.2278</text:p>
          </table:table-cell>
          <table:table-cell table:formula="of:=([.E123]+[.F123])/2" office:value-type="float" office:value="0.22415" calcext:value-type="float">
            <text:p>0.22415</text:p>
          </table:table-cell>
          <table:table-cell table:formula="of:=[.G123]/[.D123]" office:value-type="float" office:value="1.02797523503784" calcext:value-type="float">
            <text:p>1.02797523503784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2168" calcext:value-type="float">
            <text:p>0.2168</text:p>
          </table:table-cell>
          <table:table-cell table:formula="of:=([.I123]+[.J123])/2" office:value-type="float" office:value="0.21855" calcext:value-type="float">
            <text:p>0.21855</text:p>
          </table:table-cell>
          <table:table-cell table:formula="of:=[.K123]/[.D123]" office:value-type="float" office:value="1.00229305205228" calcext:value-type="float">
            <text:p>1.00229305205228</text:p>
          </table:table-cell>
          <table:table-cell office:value-type="float" office:value="0.2119" calcext:value-type="float">
            <text:p>0.2119</text:p>
          </table:table-cell>
          <table:table-cell table:formula="of:=[.M123]/[.D123]" office:value-type="float" office:value="0.971795459756936" calcext:value-type="float">
            <text:p>0.971795459756936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409" calcext:value-type="float">
            <text:p>0.0409</text:p>
          </table:table-cell>
          <table:table-cell table:formula="of:=([.B124]+[.C124])/2" office:value-type="float" office:value="0.041" calcext:value-type="float">
            <text:p>0.041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12" calcext:value-type="float">
            <text:p>0.0412</text:p>
          </table:table-cell>
          <table:table-cell table:formula="of:=([.E124]+[.F124])/2" office:value-type="float" office:value="0.0419" calcext:value-type="float">
            <text:p>0.0419</text:p>
          </table:table-cell>
          <table:table-cell table:formula="of:=[.G124]/[.D124]" office:value-type="float" office:value="1.0219512195122" calcext:value-type="float">
            <text:p>1.0219512195122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408" calcext:value-type="float">
            <text:p>0.0408</text:p>
          </table:table-cell>
          <table:table-cell table:formula="of:=([.I124]+[.J124])/2" office:value-type="float" office:value="0.041" calcext:value-type="float">
            <text:p>0.041</text:p>
          </table:table-cell>
          <table:table-cell table:formula="of:=[.K124]/[.D124]" office:value-type="float" office:value="1" calcext:value-type="float">
            <text:p>1</text:p>
          </table:table-cell>
          <table:table-cell office:value-type="float" office:value="0.0434" calcext:value-type="float">
            <text:p>0.0434</text:p>
          </table:table-cell>
          <table:table-cell table:formula="of:=[.M124]/[.D124]" office:value-type="float" office:value="1.05853658536585" calcext:value-type="float">
            <text:p>1.05853658536585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729" calcext:value-type="float">
            <text:p>0.0729</text:p>
          </table:table-cell>
          <table:table-cell table:formula="of:=([.B125]+[.C125])/2" office:value-type="float" office:value="0.0709" calcext:value-type="float">
            <text:p>0.0709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0853" calcext:value-type="float">
            <text:p>0.0853</text:p>
          </table:table-cell>
          <table:table-cell table:formula="of:=([.E125]+[.F125])/2" office:value-type="float" office:value="0.0785" calcext:value-type="float">
            <text:p>0.0785</text:p>
          </table:table-cell>
          <table:table-cell table:formula="of:=[.G125]/[.D125]" office:value-type="float" office:value="1.10719322990127" calcext:value-type="float">
            <text:p>1.10719322990127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95" calcext:value-type="float">
            <text:p>0.0695</text:p>
          </table:table-cell>
          <table:table-cell table:formula="of:=([.I125]+[.J125])/2" office:value-type="float" office:value="0.0693" calcext:value-type="float">
            <text:p>0.0693</text:p>
          </table:table-cell>
          <table:table-cell table:formula="of:=[.K125]/[.D125]" office:value-type="float" office:value="0.977433004231312" calcext:value-type="float">
            <text:p>0.977433004231312</text:p>
          </table:table-cell>
          <table:table-cell office:value-type="float" office:value="0.0636" calcext:value-type="float">
            <text:p>0.0636</text:p>
          </table:table-cell>
          <table:table-cell table:formula="of:=[.M125]/[.D125]" office:value-type="float" office:value="0.89703808180536" calcext:value-type="float">
            <text:p>0.89703808180536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155" calcext:value-type="float">
            <text:p>0.155</text:p>
          </table:table-cell>
          <table:table-cell table:formula="of:=([.B126]+[.C126])/2" office:value-type="float" office:value="0.1411" calcext:value-type="float">
            <text:p>0.1411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352" calcext:value-type="float">
            <text:p>0.1352</text:p>
          </table:table-cell>
          <table:table-cell table:formula="of:=([.E126]+[.F126])/2" office:value-type="float" office:value="0.1348" calcext:value-type="float">
            <text:p>0.1348</text:p>
          </table:table-cell>
          <table:table-cell table:formula="of:=[.G126]/[.D126]" office:value-type="float" office:value="0.955350815024805" calcext:value-type="float">
            <text:p>0.955350815024805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292" calcext:value-type="float">
            <text:p>0.1292</text:p>
          </table:table-cell>
          <table:table-cell table:formula="of:=([.I126]+[.J126])/2" office:value-type="float" office:value="0.1299" calcext:value-type="float">
            <text:p>0.1299</text:p>
          </table:table-cell>
          <table:table-cell table:formula="of:=[.K126]/[.D126]" office:value-type="float" office:value="0.920623671155209" calcext:value-type="float">
            <text:p>0.920623671155209</text:p>
          </table:table-cell>
          <table:table-cell office:value-type="float" office:value="0.1899" calcext:value-type="float">
            <text:p>0.1899</text:p>
          </table:table-cell>
          <table:table-cell table:formula="of:=[.M126]/[.D126]" office:value-type="float" office:value="1.3458540042523" calcext:value-type="float">
            <text:p>1.3458540042523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265" calcext:value-type="float">
            <text:p>0.1265</text:p>
          </table:table-cell>
          <table:table-cell table:formula="of:=([.B127]+[.C127])/2" office:value-type="float" office:value="0.1236" calcext:value-type="float">
            <text:p>0.1236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1288" calcext:value-type="float">
            <text:p>0.1288</text:p>
          </table:table-cell>
          <table:table-cell table:formula="of:=([.E127]+[.F127])/2" office:value-type="float" office:value="0.12905" calcext:value-type="float">
            <text:p>0.12905</text:p>
          </table:table-cell>
          <table:table-cell table:formula="of:=[.G127]/[.D127]" office:value-type="float" office:value="1.04409385113269" calcext:value-type="float">
            <text:p>1.04409385113269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1238" calcext:value-type="float">
            <text:p>0.1238</text:p>
          </table:table-cell>
          <table:table-cell table:formula="of:=([.I127]+[.J127])/2" office:value-type="float" office:value="0.12455" calcext:value-type="float">
            <text:p>0.12455</text:p>
          </table:table-cell>
          <table:table-cell table:formula="of:=[.K127]/[.D127]" office:value-type="float" office:value="1.00768608414239" calcext:value-type="float">
            <text:p>1.00768608414239</text:p>
          </table:table-cell>
          <table:table-cell office:value-type="float" office:value="0.1784" calcext:value-type="float">
            <text:p>0.1784</text:p>
          </table:table-cell>
          <table:table-cell table:formula="of:=[.M127]/[.D127]" office:value-type="float" office:value="1.44336569579288" calcext:value-type="float">
            <text:p>1.44336569579288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1221" calcext:value-type="float">
            <text:p>0.1221</text:p>
          </table:table-cell>
          <table:table-cell table:formula="of:=([.B128]+[.C128])/2" office:value-type="float" office:value="0.1339" calcext:value-type="float">
            <text:p>0.1339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249" calcext:value-type="float">
            <text:p>0.1249</text:p>
          </table:table-cell>
          <table:table-cell table:formula="of:=([.E128]+[.F128])/2" office:value-type="float" office:value="0.1258" calcext:value-type="float">
            <text:p>0.1258</text:p>
          </table:table-cell>
          <table:table-cell table:formula="of:=[.G128]/[.D128]" office:value-type="float" office:value="0.939507094846901" calcext:value-type="float">
            <text:p>0.939507094846901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2" calcext:value-type="float">
            <text:p>0.12</text:p>
          </table:table-cell>
          <table:table-cell table:formula="of:=([.I128]+[.J128])/2" office:value-type="float" office:value="0.1208" calcext:value-type="float">
            <text:p>0.1208</text:p>
          </table:table-cell>
          <table:table-cell table:formula="of:=[.K128]/[.D128]" office:value-type="float" office:value="0.902165795369679" calcext:value-type="float">
            <text:p>0.902165795369679</text:p>
          </table:table-cell>
          <table:table-cell office:value-type="float" office:value="0.1721" calcext:value-type="float">
            <text:p>0.1721</text:p>
          </table:table-cell>
          <table:table-cell table:formula="of:=[.M128]/[.D128]" office:value-type="float" office:value="1.28528752800597" calcext:value-type="float">
            <text:p>1.28528752800597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52" calcext:value-type="float">
            <text:p>0.2252</text:p>
          </table:table-cell>
          <table:table-cell table:formula="of:=([.B129]+[.C129])/2" office:value-type="float" office:value="0.2206" calcext:value-type="float">
            <text:p>0.2206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2272" calcext:value-type="float">
            <text:p>0.2272</text:p>
          </table:table-cell>
          <table:table-cell table:formula="of:=([.E129]+[.F129])/2" office:value-type="float" office:value="0.24255" calcext:value-type="float">
            <text:p>0.24255</text:p>
          </table:table-cell>
          <table:table-cell table:formula="of:=[.G129]/[.D129]" office:value-type="float" office:value="1.09950135992747" calcext:value-type="float">
            <text:p>1.09950135992747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181" calcext:value-type="float">
            <text:p>0.2181</text:p>
          </table:table-cell>
          <table:table-cell table:formula="of:=([.I129]+[.J129])/2" office:value-type="float" office:value="0.2397" calcext:value-type="float">
            <text:p>0.2397</text:p>
          </table:table-cell>
          <table:table-cell table:formula="of:=[.K129]/[.D129]" office:value-type="float" office:value="1.08658204895739" calcext:value-type="float">
            <text:p>1.08658204895739</text:p>
          </table:table-cell>
          <table:table-cell office:value-type="float" office:value="0.1935" calcext:value-type="float">
            <text:p>0.1935</text:p>
          </table:table-cell>
          <table:table-cell table:formula="of:=[.M129]/[.D129]" office:value-type="float" office:value="0.877153218495014" calcext:value-type="float">
            <text:p>0.877153218495014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1197" calcext:value-type="float">
            <text:p>0.1197</text:p>
          </table:table-cell>
          <table:table-cell table:formula="of:=([.B130]+[.C130])/2" office:value-type="float" office:value="0.12355" calcext:value-type="float">
            <text:p>0.12355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144" calcext:value-type="float">
            <text:p>0.144</text:p>
          </table:table-cell>
          <table:table-cell table:formula="of:=([.E130]+[.F130])/2" office:value-type="float" office:value="0.14955" calcext:value-type="float">
            <text:p>0.14955</text:p>
          </table:table-cell>
          <table:table-cell table:formula="of:=[.G130]/[.D130]" office:value-type="float" office:value="1.2104411169567" calcext:value-type="float">
            <text:p>1.2104411169567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1162" calcext:value-type="float">
            <text:p>0.1162</text:p>
          </table:table-cell>
          <table:table-cell table:formula="of:=([.I130]+[.J130])/2" office:value-type="float" office:value="0.11865" calcext:value-type="float">
            <text:p>0.11865</text:p>
          </table:table-cell>
          <table:table-cell table:formula="of:=[.K130]/[.D130]" office:value-type="float" office:value="0.960339943342776" calcext:value-type="float">
            <text:p>0.960339943342776</text:p>
          </table:table-cell>
          <table:table-cell office:value-type="float" office:value="0.2219" calcext:value-type="float">
            <text:p>0.2219</text:p>
          </table:table-cell>
          <table:table-cell table:formula="of:=[.M130]/[.D130]" office:value-type="float" office:value="1.79603399433428" calcext:value-type="float">
            <text:p>1.79603399433428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75" calcext:value-type="float">
            <text:p>0.0075</text:p>
          </table:table-cell>
          <table:table-cell table:formula="of:=([.B131]+[.C131])/2" office:value-type="float" office:value="0.0076" calcext:value-type="float">
            <text:p>0.0076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72" calcext:value-type="float">
            <text:p>0.0072</text:p>
          </table:table-cell>
          <table:table-cell table:formula="of:=([.E131]+[.F131])/2" office:value-type="float" office:value="0.00715" calcext:value-type="float">
            <text:p>0.00715</text:p>
          </table:table-cell>
          <table:table-cell table:formula="of:=[.G131]/[.D131]" office:value-type="float" office:value="0.94078947368421" calcext:value-type="float">
            <text:p>0.94078947368421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7" calcext:value-type="float">
            <text:p>0.0067</text:p>
          </table:table-cell>
          <table:table-cell table:formula="of:=([.I131]+[.J131])/2" office:value-type="float" office:value="0.00675" calcext:value-type="float">
            <text:p>0.00675</text:p>
          </table:table-cell>
          <table:table-cell table:formula="of:=[.K131]/[.D131]" office:value-type="float" office:value="0.888157894736842" calcext:value-type="float">
            <text:p>0.888157894736842</text:p>
          </table:table-cell>
          <table:table-cell office:value-type="float" office:value="0.0093" calcext:value-type="float">
            <text:p>0.0093</text:p>
          </table:table-cell>
          <table:table-cell table:formula="of:=[.M131]/[.D131]" office:value-type="float" office:value="1.22368421052632" calcext:value-type="float">
            <text:p>1.22368421052632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3" calcext:value-type="float">
            <text:p>0.0043</text:p>
          </table:table-cell>
          <table:table-cell table:formula="of:=([.B132]+[.C132])/2" office:value-type="float" office:value="0.0047" calcext:value-type="float">
            <text:p>0.0047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51" calcext:value-type="float">
            <text:p>0.0051</text:p>
          </table:table-cell>
          <table:table-cell table:formula="of:=([.E132]+[.F132])/2" office:value-type="float" office:value="0.0053" calcext:value-type="float">
            <text:p>0.0053</text:p>
          </table:table-cell>
          <table:table-cell table:formula="of:=[.G132]/[.D132]" office:value-type="float" office:value="1.12765957446809" calcext:value-type="float">
            <text:p>1.1276595744680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54" calcext:value-type="float">
            <text:p>0.0054</text:p>
          </table:table-cell>
          <table:table-cell table:formula="of:=([.I132]+[.J132])/2" office:value-type="float" office:value="0.00555" calcext:value-type="float">
            <text:p>0.00555</text:p>
          </table:table-cell>
          <table:table-cell table:formula="of:=[.K132]/[.D132]" office:value-type="float" office:value="1.18085106382979" calcext:value-type="float">
            <text:p>1.18085106382979</text:p>
          </table:table-cell>
          <table:table-cell office:value-type="float" office:value="0.0105" calcext:value-type="float">
            <text:p>0.0105</text:p>
          </table:table-cell>
          <table:table-cell table:formula="of:=[.M132]/[.D132]" office:value-type="float" office:value="2.23404255319149" calcext:value-type="float">
            <text:p>2.23404255319149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52" calcext:value-type="float">
            <text:p>0.0452</text:p>
          </table:table-cell>
          <table:table-cell table:formula="of:=([.B133]+[.C133])/2" office:value-type="float" office:value="0.04475" calcext:value-type="float">
            <text:p>0.0447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77" calcext:value-type="float">
            <text:p>0.0477</text:p>
          </table:table-cell>
          <table:table-cell table:formula="of:=([.E133]+[.F133])/2" office:value-type="float" office:value="0.04595" calcext:value-type="float">
            <text:p>0.04595</text:p>
          </table:table-cell>
          <table:table-cell table:formula="of:=[.G133]/[.D133]" office:value-type="float" office:value="1.0268156424581" calcext:value-type="float">
            <text:p>1.026815642458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55" calcext:value-type="float">
            <text:p>0.0455</text:p>
          </table:table-cell>
          <table:table-cell table:formula="of:=([.I133]+[.J133])/2" office:value-type="float" office:value="0.04525" calcext:value-type="float">
            <text:p>0.04525</text:p>
          </table:table-cell>
          <table:table-cell table:formula="of:=[.K133]/[.D133]" office:value-type="float" office:value="1.01117318435754" calcext:value-type="float">
            <text:p>1.01117318435754</text:p>
          </table:table-cell>
          <table:table-cell office:value-type="float" office:value="0.0464" calcext:value-type="float">
            <text:p>0.0464</text:p>
          </table:table-cell>
          <table:table-cell table:formula="of:=[.M133]/[.D133]" office:value-type="float" office:value="1.03687150837989" calcext:value-type="float">
            <text:p>1.03687150837989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67" calcext:value-type="float">
            <text:p>0.0167</text:p>
          </table:table-cell>
          <table:table-cell table:formula="of:=([.B134]+[.C134])/2" office:value-type="float" office:value="0.01635" calcext:value-type="float">
            <text:p>0.01635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57" calcext:value-type="float">
            <text:p>0.0157</text:p>
          </table:table-cell>
          <table:table-cell table:formula="of:=([.E134]+[.F134])/2" office:value-type="float" office:value="0.01595" calcext:value-type="float">
            <text:p>0.01595</text:p>
          </table:table-cell>
          <table:table-cell table:formula="of:=[.G134]/[.D134]" office:value-type="float" office:value="0.975535168195719" calcext:value-type="float">
            <text:p>0.975535168195719</text:p>
          </table:table-cell>
          <table:table-cell table:number-columns-repeated="2" office:value-type="float" office:value="0.0147" calcext:value-type="float">
            <text:p>0.0147</text:p>
          </table:table-cell>
          <table:table-cell table:formula="of:=([.I134]+[.J134])/2" office:value-type="float" office:value="0.0147" calcext:value-type="float">
            <text:p>0.0147</text:p>
          </table:table-cell>
          <table:table-cell table:formula="of:=[.K134]/[.D134]" office:value-type="float" office:value="0.89908256880734" calcext:value-type="float">
            <text:p>0.89908256880734</text:p>
          </table:table-cell>
          <table:table-cell office:value-type="float" office:value="0.0205" calcext:value-type="float">
            <text:p>0.0205</text:p>
          </table:table-cell>
          <table:table-cell table:formula="of:=[.M134]/[.D134]" office:value-type="float" office:value="1.25382262996942" calcext:value-type="float">
            <text:p>1.25382262996942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1811" calcext:value-type="float">
            <text:p>1.1811</text:p>
          </table:table-cell>
          <table:table-cell office:value-type="float" office:value="1.2617" calcext:value-type="float">
            <text:p>1.2617</text:p>
          </table:table-cell>
          <table:table-cell table:formula="of:=([.B135]+[.C135])/2" office:value-type="float" office:value="1.2214" calcext:value-type="float">
            <text:p>1.2214</text:p>
          </table:table-cell>
          <table:table-cell office:value-type="float" office:value="1.242" calcext:value-type="float">
            <text:p>1.242</text:p>
          </table:table-cell>
          <table:table-cell office:value-type="float" office:value="1.2332" calcext:value-type="float">
            <text:p>1.2332</text:p>
          </table:table-cell>
          <table:table-cell table:formula="of:=([.E135]+[.F135])/2" office:value-type="float" office:value="1.2376" calcext:value-type="float">
            <text:p>1.2376</text:p>
          </table:table-cell>
          <table:table-cell table:formula="of:=[.G135]/[.D135]" office:value-type="float" office:value="1.0132634681513" calcext:value-type="float">
            <text:p>1.0132634681513</text:p>
          </table:table-cell>
          <table:table-cell office:value-type="float" office:value="1.2816" calcext:value-type="float">
            <text:p>1.2816</text:p>
          </table:table-cell>
          <table:table-cell office:value-type="float" office:value="1.211" calcext:value-type="float">
            <text:p>1.211</text:p>
          </table:table-cell>
          <table:table-cell table:formula="of:=([.I135]+[.J135])/2" office:value-type="float" office:value="1.2463" calcext:value-type="float">
            <text:p>1.2463</text:p>
          </table:table-cell>
          <table:table-cell table:formula="of:=[.K135]/[.D135]" office:value-type="float" office:value="1.02038644178811" calcext:value-type="float">
            <text:p>1.02038644178811</text:p>
          </table:table-cell>
          <table:table-cell office:value-type="float" office:value="1.1588" calcext:value-type="float">
            <text:p>1.1588</text:p>
          </table:table-cell>
          <table:table-cell table:formula="of:=[.M135]/[.D135]" office:value-type="float" office:value="0.948747339119044" calcext:value-type="float">
            <text:p>0.948747339119044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2885" calcext:value-type="float">
            <text:p>0.2885</text:p>
          </table:table-cell>
          <table:table-cell table:formula="of:=([.B136]+[.C136])/2" office:value-type="float" office:value="0.2771" calcext:value-type="float">
            <text:p>0.2771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259" calcext:value-type="float">
            <text:p>0.259</text:p>
          </table:table-cell>
          <table:table-cell table:formula="of:=([.E136]+[.F136])/2" office:value-type="float" office:value="0.25875" calcext:value-type="float">
            <text:p>0.25875</text:p>
          </table:table-cell>
          <table:table-cell table:formula="of:=[.G136]/[.D136]" office:value-type="float" office:value="0.933778419343197" calcext:value-type="float">
            <text:p>0.93377841934319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21" calcext:value-type="float">
            <text:p>0.2521</text:p>
          </table:table-cell>
          <table:table-cell table:formula="of:=([.I136]+[.J136])/2" office:value-type="float" office:value="0.25205" calcext:value-type="float">
            <text:p>0.25205</text:p>
          </table:table-cell>
          <table:table-cell table:formula="of:=[.K136]/[.D136]" office:value-type="float" office:value="0.909599422591122" calcext:value-type="float">
            <text:p>0.909599422591122</text:p>
          </table:table-cell>
          <table:table-cell office:value-type="float" office:value="0.2472" calcext:value-type="float">
            <text:p>0.2472</text:p>
          </table:table-cell>
          <table:table-cell table:formula="of:=[.M136]/[.D136]" office:value-type="float" office:value="0.892096715987008" calcext:value-type="float">
            <text:p>0.892096715987008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table:number-columns-repeated="2" office:value-type="float" office:value="0.0118" calcext:value-type="float">
            <text:p>0.0118</text:p>
          </table:table-cell>
          <table:table-cell table:formula="of:=([.B137]+[.C137])/2" office:value-type="float" office:value="0.0118" calcext:value-type="float">
            <text:p>0.0118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12" calcext:value-type="float">
            <text:p>0.0112</text:p>
          </table:table-cell>
          <table:table-cell table:formula="of:=([.E137]+[.F137])/2" office:value-type="float" office:value="0.0114" calcext:value-type="float">
            <text:p>0.0114</text:p>
          </table:table-cell>
          <table:table-cell table:formula="of:=[.G137]/[.D137]" office:value-type="float" office:value="0.966101694915254" calcext:value-type="float">
            <text:p>0.96610169491525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114" calcext:value-type="float">
            <text:p>0.0114</text:p>
          </table:table-cell>
          <table:table-cell table:formula="of:=([.I137]+[.J137])/2" office:value-type="float" office:value="0.01105" calcext:value-type="float">
            <text:p>0.01105</text:p>
          </table:table-cell>
          <table:table-cell table:formula="of:=[.K137]/[.D137]" office:value-type="float" office:value="0.936440677966102" calcext:value-type="float">
            <text:p>0.936440677966102</text:p>
          </table:table-cell>
          <table:table-cell office:value-type="float" office:value="0.0112" calcext:value-type="float">
            <text:p>0.0112</text:p>
          </table:table-cell>
          <table:table-cell table:formula="of:=[.M137]/[.D137]" office:value-type="float" office:value="0.949152542372881" calcext:value-type="float">
            <text:p>0.949152542372881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2388" calcext:value-type="float">
            <text:p>0.2388</text:p>
          </table:table-cell>
          <table:table-cell table:formula="of:=([.B138]+[.C138])/2" office:value-type="float" office:value="0.23595" calcext:value-type="float">
            <text:p>0.2359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2539" calcext:value-type="float">
            <text:p>0.2539</text:p>
          </table:table-cell>
          <table:table-cell table:formula="of:=([.E138]+[.F138])/2" office:value-type="float" office:value="0.2428" calcext:value-type="float">
            <text:p>0.2428</text:p>
          </table:table-cell>
          <table:table-cell table:formula="of:=[.G138]/[.D138]" office:value-type="float" office:value="1.02903157448612" calcext:value-type="float">
            <text:p>1.02903157448612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2256" calcext:value-type="float">
            <text:p>0.2256</text:p>
          </table:table-cell>
          <table:table-cell table:formula="of:=([.I138]+[.J138])/2" office:value-type="float" office:value="0.2287" calcext:value-type="float">
            <text:p>0.2287</text:p>
          </table:table-cell>
          <table:table-cell table:formula="of:=[.K138]/[.D138]" office:value-type="float" office:value="0.969273151091333" calcext:value-type="float">
            <text:p>0.969273151091333</text:p>
          </table:table-cell>
          <table:table-cell office:value-type="float" office:value="0.23" calcext:value-type="float">
            <text:p>0.23</text:p>
          </table:table-cell>
          <table:table-cell table:formula="of:=[.M138]/[.D138]" office:value-type="float" office:value="0.974782792964611" calcext:value-type="float">
            <text:p>0.974782792964611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2235" calcext:value-type="float">
            <text:p>0.2235</text:p>
          </table:table-cell>
          <table:table-cell table:formula="of:=([.B139]+[.C139])/2" office:value-type="float" office:value="0.2283" calcext:value-type="float">
            <text:p>0.2283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2272" calcext:value-type="float">
            <text:p>0.2272</text:p>
          </table:table-cell>
          <table:table-cell table:formula="of:=([.E139]+[.F139])/2" office:value-type="float" office:value="0.22665" calcext:value-type="float">
            <text:p>0.22665</text:p>
          </table:table-cell>
          <table:table-cell table:formula="of:=[.G139]/[.D139]" office:value-type="float" office:value="0.992772667542707" calcext:value-type="float">
            <text:p>0.992772667542707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181" calcext:value-type="float">
            <text:p>0.2181</text:p>
          </table:table-cell>
          <table:table-cell table:formula="of:=([.I139]+[.J139])/2" office:value-type="float" office:value="0.2203" calcext:value-type="float">
            <text:p>0.2203</text:p>
          </table:table-cell>
          <table:table-cell table:formula="of:=[.K139]/[.D139]" office:value-type="float" office:value="0.964958388085852" calcext:value-type="float">
            <text:p>0.964958388085852</text:p>
          </table:table-cell>
          <table:table-cell office:value-type="float" office:value="0.2138" calcext:value-type="float">
            <text:p>0.2138</text:p>
          </table:table-cell>
          <table:table-cell table:formula="of:=[.M139]/[.D139]" office:value-type="float" office:value="0.936487078405607" calcext:value-type="float">
            <text:p>0.936487078405607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1.5501" calcext:value-type="float">
            <text:p>1.5501</text:p>
          </table:table-cell>
          <table:table-cell office:value-type="float" office:value="1.5848" calcext:value-type="float">
            <text:p>1.5848</text:p>
          </table:table-cell>
          <table:table-cell table:formula="of:=([.B140]+[.C140])/2" office:value-type="float" office:value="1.56745" calcext:value-type="float">
            <text:p>1.56745</text:p>
          </table:table-cell>
          <table:table-cell office:value-type="float" office:value="1.6073" calcext:value-type="float">
            <text:p>1.6073</text:p>
          </table:table-cell>
          <table:table-cell office:value-type="float" office:value="1.5628" calcext:value-type="float">
            <text:p>1.5628</text:p>
          </table:table-cell>
          <table:table-cell table:formula="of:=([.E140]+[.F140])/2" office:value-type="float" office:value="1.58505" calcext:value-type="float">
            <text:p>1.58505</text:p>
          </table:table-cell>
          <table:table-cell table:formula="of:=[.G140]/[.D140]" office:value-type="float" office:value="1.01122842833902" calcext:value-type="float">
            <text:p>1.01122842833902</text:p>
          </table:table-cell>
          <table:table-cell office:value-type="float" office:value="1.5677" calcext:value-type="float">
            <text:p>1.5677</text:p>
          </table:table-cell>
          <table:table-cell office:value-type="float" office:value="1.5343" calcext:value-type="float">
            <text:p>1.5343</text:p>
          </table:table-cell>
          <table:table-cell table:formula="of:=([.I140]+[.J140])/2" office:value-type="float" office:value="1.551" calcext:value-type="float">
            <text:p>1.551</text:p>
          </table:table-cell>
          <table:table-cell table:formula="of:=[.K140]/[.D140]" office:value-type="float" office:value="0.989505247376312" calcext:value-type="float">
            <text:p>0.989505247376312</text:p>
          </table:table-cell>
          <table:table-cell office:value-type="float" office:value="1.4299" calcext:value-type="float">
            <text:p>1.4299</text:p>
          </table:table-cell>
          <table:table-cell table:formula="of:=[.M140]/[.D140]" office:value-type="float" office:value="0.912246004657246" calcext:value-type="float">
            <text:p>0.912246004657246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2713" calcext:value-type="float">
            <text:p>0.2713</text:p>
          </table:table-cell>
          <table:table-cell table:formula="of:=([.B141]+[.C141])/2" office:value-type="float" office:value="0.24825" calcext:value-type="float">
            <text:p>0.24825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2267" calcext:value-type="float">
            <text:p>0.2267</text:p>
          </table:table-cell>
          <table:table-cell table:formula="of:=([.E141]+[.F141])/2" office:value-type="float" office:value="0.2258" calcext:value-type="float">
            <text:p>0.2258</text:p>
          </table:table-cell>
          <table:table-cell table:formula="of:=[.G141]/[.D141]" office:value-type="float" office:value="0.90956696878147" calcext:value-type="float">
            <text:p>0.90956696878147</text:p>
          </table:table-cell>
          <table:table-cell office:value-type="float" office:value="0.2279" calcext:value-type="float">
            <text:p>0.2279</text:p>
          </table:table-cell>
          <table:table-cell office:value-type="float" office:value="0.2207" calcext:value-type="float">
            <text:p>0.2207</text:p>
          </table:table-cell>
          <table:table-cell table:formula="of:=([.I141]+[.J141])/2" office:value-type="float" office:value="0.2243" calcext:value-type="float">
            <text:p>0.2243</text:p>
          </table:table-cell>
          <table:table-cell table:formula="of:=[.K141]/[.D141]" office:value-type="float" office:value="0.903524672708963" calcext:value-type="float">
            <text:p>0.903524672708963</text:p>
          </table:table-cell>
          <table:table-cell office:value-type="float" office:value="0.2245" calcext:value-type="float">
            <text:p>0.2245</text:p>
          </table:table-cell>
          <table:table-cell table:formula="of:=[.M141]/[.D141]" office:value-type="float" office:value="0.904330312185297" calcext:value-type="float">
            <text:p>0.904330312185297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1688" calcext:value-type="float">
            <text:p>0.1688</text:p>
          </table:table-cell>
          <table:table-cell table:formula="of:=([.B142]+[.C142])/2" office:value-type="float" office:value="0.1675" calcext:value-type="float">
            <text:p>0.1675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1727" calcext:value-type="float">
            <text:p>0.1727</text:p>
          </table:table-cell>
          <table:table-cell table:formula="of:=([.E142]+[.F142])/2" office:value-type="float" office:value="0.17045" calcext:value-type="float">
            <text:p>0.17045</text:p>
          </table:table-cell>
          <table:table-cell table:formula="of:=[.G142]/[.D142]" office:value-type="float" office:value="1.01761194029851" calcext:value-type="float">
            <text:p>1.01761194029851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1659" calcext:value-type="float">
            <text:p>0.1659</text:p>
          </table:table-cell>
          <table:table-cell table:formula="of:=([.I142]+[.J142])/2" office:value-type="float" office:value="0.168" calcext:value-type="float">
            <text:p>0.168</text:p>
          </table:table-cell>
          <table:table-cell table:formula="of:=[.K142]/[.D142]" office:value-type="float" office:value="1.00298507462687" calcext:value-type="float">
            <text:p>1.00298507462687</text:p>
          </table:table-cell>
          <table:table-cell office:value-type="float" office:value="0.1591" calcext:value-type="float">
            <text:p>0.1591</text:p>
          </table:table-cell>
          <table:table-cell table:formula="of:=[.M142]/[.D142]" office:value-type="float" office:value="0.949850746268657" calcext:value-type="float">
            <text:p>0.949850746268657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379" calcext:value-type="float">
            <text:p>0.2379</text:p>
          </table:table-cell>
          <table:table-cell table:formula="of:=([.B143]+[.C143])/2" office:value-type="float" office:value="0.2356" calcext:value-type="float">
            <text:p>0.2356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2403" calcext:value-type="float">
            <text:p>0.2403</text:p>
          </table:table-cell>
          <table:table-cell table:formula="of:=([.E143]+[.F143])/2" office:value-type="float" office:value="0.24" calcext:value-type="float">
            <text:p>0.24</text:p>
          </table:table-cell>
          <table:table-cell table:formula="of:=[.G143]/[.D143]" office:value-type="float" office:value="1.01867572156197" calcext:value-type="float">
            <text:p>1.01867572156197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231" calcext:value-type="float">
            <text:p>0.231</text:p>
          </table:table-cell>
          <table:table-cell table:formula="of:=([.I143]+[.J143])/2" office:value-type="float" office:value="0.24395" calcext:value-type="float">
            <text:p>0.24395</text:p>
          </table:table-cell>
          <table:table-cell table:formula="of:=[.K143]/[.D143]" office:value-type="float" office:value="1.03544142614601" calcext:value-type="float">
            <text:p>1.03544142614601</text:p>
          </table:table-cell>
          <table:table-cell office:value-type="float" office:value="0.2419" calcext:value-type="float">
            <text:p>0.2419</text:p>
          </table:table-cell>
          <table:table-cell table:formula="of:=[.M143]/[.D143]" office:value-type="float" office:value="1.026740237691" calcext:value-type="float">
            <text:p>1.026740237691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92" calcext:value-type="float">
            <text:p>0.0092</text:p>
          </table:table-cell>
          <table:table-cell table:formula="of:=([.B144]+[.C144])/2" office:value-type="float" office:value="0.0094" calcext:value-type="float">
            <text:p>0.0094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92" calcext:value-type="float">
            <text:p>0.0092</text:p>
          </table:table-cell>
          <table:table-cell table:formula="of:=([.E144]+[.F144])/2" office:value-type="float" office:value="0.00905" calcext:value-type="float">
            <text:p>0.00905</text:p>
          </table:table-cell>
          <table:table-cell table:formula="of:=[.G144]/[.D144]" office:value-type="float" office:value="0.962765957446808" calcext:value-type="float">
            <text:p>0.962765957446808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02" calcext:value-type="float">
            <text:p>0.0102</text:p>
          </table:table-cell>
          <table:table-cell table:formula="of:=([.I144]+[.J144])/2" office:value-type="float" office:value="0.00965" calcext:value-type="float">
            <text:p>0.00965</text:p>
          </table:table-cell>
          <table:table-cell table:formula="of:=[.K144]/[.D144]" office:value-type="float" office:value="1.02659574468085" calcext:value-type="float">
            <text:p>1.02659574468085</text:p>
          </table:table-cell>
          <table:table-cell office:value-type="float" office:value="0.0086" calcext:value-type="float">
            <text:p>0.0086</text:p>
          </table:table-cell>
          <table:table-cell table:formula="of:=[.M144]/[.D144]" office:value-type="float" office:value="0.914893617021277" calcext:value-type="float">
            <text:p>0.914893617021277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402" calcext:value-type="float">
            <text:p>0.402</text:p>
          </table:table-cell>
          <table:table-cell office:value-type="float" office:value="0.3838" calcext:value-type="float">
            <text:p>0.3838</text:p>
          </table:table-cell>
          <table:table-cell table:formula="of:=([.B145]+[.C145])/2" office:value-type="float" office:value="0.3929" calcext:value-type="float">
            <text:p>0.3929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3875" calcext:value-type="float">
            <text:p>0.3875</text:p>
          </table:table-cell>
          <table:table-cell table:formula="of:=([.E145]+[.F145])/2" office:value-type="float" office:value="0.41065" calcext:value-type="float">
            <text:p>0.41065</text:p>
          </table:table-cell>
          <table:table-cell table:formula="of:=[.G145]/[.D145]" office:value-type="float" office:value="1.04517688979384" calcext:value-type="float">
            <text:p>1.04517688979384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3638" calcext:value-type="float">
            <text:p>0.3638</text:p>
          </table:table-cell>
          <table:table-cell table:formula="of:=([.I145]+[.J145])/2" office:value-type="float" office:value="0.3661" calcext:value-type="float">
            <text:p>0.3661</text:p>
          </table:table-cell>
          <table:table-cell table:formula="of:=[.K145]/[.D145]" office:value-type="float" office:value="0.931789259353525" calcext:value-type="float">
            <text:p>0.931789259353525</text:p>
          </table:table-cell>
          <table:table-cell office:value-type="float" office:value="0.4861" calcext:value-type="float">
            <text:p>0.4861</text:p>
          </table:table-cell>
          <table:table-cell table:formula="of:=[.M145]/[.D145]" office:value-type="float" office:value="1.23721048612879" calcext:value-type="float">
            <text:p>1.23721048612879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3356" calcext:value-type="float">
            <text:p>0.3356</text:p>
          </table:table-cell>
          <table:table-cell table:formula="of:=([.B146]+[.C146])/2" office:value-type="float" office:value="0.3114" calcext:value-type="float">
            <text:p>0.3114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07" calcext:value-type="float">
            <text:p>0.3007</text:p>
          </table:table-cell>
          <table:table-cell table:formula="of:=([.E146]+[.F146])/2" office:value-type="float" office:value="0.29885" calcext:value-type="float">
            <text:p>0.29885</text:p>
          </table:table-cell>
          <table:table-cell table:formula="of:=[.G146]/[.D146]" office:value-type="float" office:value="0.959698137443802" calcext:value-type="float">
            <text:p>0.959698137443802</text:p>
          </table:table-cell>
          <table:table-cell office:value-type="float" office:value="0.3007" calcext:value-type="float">
            <text:p>0.3007</text:p>
          </table:table-cell>
          <table:table-cell office:value-type="float" office:value="0.2877" calcext:value-type="float">
            <text:p>0.2877</text:p>
          </table:table-cell>
          <table:table-cell table:formula="of:=([.I146]+[.J146])/2" office:value-type="float" office:value="0.2942" calcext:value-type="float">
            <text:p>0.2942</text:p>
          </table:table-cell>
          <table:table-cell table:formula="of:=[.K146]/[.D146]" office:value-type="float" office:value="0.944765574823378" calcext:value-type="float">
            <text:p>0.944765574823378</text:p>
          </table:table-cell>
          <table:table-cell office:value-type="float" office:value="0.2852" calcext:value-type="float">
            <text:p>0.2852</text:p>
          </table:table-cell>
          <table:table-cell table:formula="of:=[.M146]/[.D146]" office:value-type="float" office:value="0.915863840719332" calcext:value-type="float">
            <text:p>0.915863840719332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62" calcext:value-type="float">
            <text:p>0.0462</text:p>
          </table:table-cell>
          <table:table-cell table:formula="of:=([.B147]+[.C147])/2" office:value-type="float" office:value="0.046" calcext:value-type="float">
            <text:p>0.046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488" calcext:value-type="float">
            <text:p>0.0488</text:p>
          </table:table-cell>
          <table:table-cell table:formula="of:=([.E147]+[.F147])/2" office:value-type="float" office:value="0.04905" calcext:value-type="float">
            <text:p>0.04905</text:p>
          </table:table-cell>
          <table:table-cell table:formula="of:=[.G147]/[.D147]" office:value-type="float" office:value="1.06630434782609" calcext:value-type="float">
            <text:p>1.06630434782609</text:p>
          </table:table-cell>
          <table:table-cell table:number-columns-repeated="2" office:value-type="float" office:value="0.0469" calcext:value-type="float">
            <text:p>0.0469</text:p>
          </table:table-cell>
          <table:table-cell table:formula="of:=([.I147]+[.J147])/2" office:value-type="float" office:value="0.0469" calcext:value-type="float">
            <text:p>0.0469</text:p>
          </table:table-cell>
          <table:table-cell table:formula="of:=[.K147]/[.D147]" office:value-type="float" office:value="1.0195652173913" calcext:value-type="float">
            <text:p>1.0195652173913</text:p>
          </table:table-cell>
          <table:table-cell office:value-type="float" office:value="0.0673" calcext:value-type="float">
            <text:p>0.0673</text:p>
          </table:table-cell>
          <table:table-cell table:formula="of:=[.M147]/[.D147]" office:value-type="float" office:value="1.46304347826087" calcext:value-type="float">
            <text:p>1.46304347826087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1166" calcext:value-type="float">
            <text:p>0.1166</text:p>
          </table:table-cell>
          <table:table-cell table:formula="of:=([.B148]+[.C148])/2" office:value-type="float" office:value="0.1146" calcext:value-type="float">
            <text:p>0.1146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193" calcext:value-type="float">
            <text:p>0.1193</text:p>
          </table:table-cell>
          <table:table-cell table:formula="of:=([.E148]+[.F148])/2" office:value-type="float" office:value="0.1188" calcext:value-type="float">
            <text:p>0.1188</text:p>
          </table:table-cell>
          <table:table-cell table:formula="of:=[.G148]/[.D148]" office:value-type="float" office:value="1.03664921465969" calcext:value-type="float">
            <text:p>1.03664921465969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1175" calcext:value-type="float">
            <text:p>0.1175</text:p>
          </table:table-cell>
          <table:table-cell table:formula="of:=([.I148]+[.J148])/2" office:value-type="float" office:value="0.1194" calcext:value-type="float">
            <text:p>0.1194</text:p>
          </table:table-cell>
          <table:table-cell table:formula="of:=[.K148]/[.D148]" office:value-type="float" office:value="1.04188481675393" calcext:value-type="float">
            <text:p>1.04188481675393</text:p>
          </table:table-cell>
          <table:table-cell office:value-type="float" office:value="0.1101" calcext:value-type="float">
            <text:p>0.1101</text:p>
          </table:table-cell>
          <table:table-cell table:formula="of:=[.M148]/[.D148]" office:value-type="float" office:value="0.960732984293194" calcext:value-type="float">
            <text:p>0.960732984293194</text:p>
          </table:table-cell>
        </table:table-row>
        <table:table-row table:style-name="ro1">
          <table:table-cell table:style-name="ce1" office:value-type="string" calcext:value-type="string">
            <text:p>JUnit4SuitesShouldUseSuiteAnnotation</text:p>
          </table:table-cell>
          <table:table-cell table:style-name="ce1" office:value-type="float" office:value="0.1854" calcext:value-type="float">
            <text:p>0.1854</text:p>
          </table:table-cell>
          <table:table-cell table:style-name="ce1" office:value-type="float" office:value="0.1962" calcext:value-type="float">
            <text:p>0.1962</text:p>
          </table:table-cell>
          <table:table-cell table:style-name="ce1" table:formula="of:=([.B149]+[.C149])/2" office:value-type="float" office:value="0.1908" calcext:value-type="float">
            <text:p>0.1908</text:p>
          </table:table-cell>
          <table:table-cell table:style-name="ce1" office:value-type="float" office:value="0.2747" calcext:value-type="float">
            <text:p>0.2747</text:p>
          </table:table-cell>
          <table:table-cell table:style-name="ce1" office:value-type="float" office:value="0.2111" calcext:value-type="float">
            <text:p>0.2111</text:p>
          </table:table-cell>
          <table:table-cell table:style-name="ce1" table:formula="of:=([.E149]+[.F149])/2" office:value-type="float" office:value="0.2429" calcext:value-type="float">
            <text:p>0.2429</text:p>
          </table:table-cell>
          <table:table-cell table:formula="of:=[.G149]/[.D149]" office:value-type="float" office:value="1.2730607966457" calcext:value-type="float">
            <text:p>1.2730607966457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1865" calcext:value-type="float">
            <text:p>0.1865</text:p>
          </table:table-cell>
          <table:table-cell table:formula="of:=([.I149]+[.J149])/2" office:value-type="float" office:value="0.18815" calcext:value-type="float">
            <text:p>0.18815</text:p>
          </table:table-cell>
          <table:table-cell table:formula="of:=[.K149]/[.D149]" office:value-type="float" office:value="0.986111111111111" calcext:value-type="float">
            <text:p>0.986111111111111</text:p>
          </table:table-cell>
          <table:table-cell office:value-type="float" office:value="4.4443" calcext:value-type="float">
            <text:p>4.4443</text:p>
          </table:table-cell>
          <table:table-cell table:formula="of:=[.M149]/[.D149]" office:value-type="float" office:value="23.2929769392034" calcext:value-type="float">
            <text:p>23.2929769392034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1628" calcext:value-type="float">
            <text:p>0.1628</text:p>
          </table:table-cell>
          <table:table-cell table:formula="of:=([.B150]+[.C150])/2" office:value-type="float" office:value="0.2003" calcext:value-type="float">
            <text:p>0.2003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1764" calcext:value-type="float">
            <text:p>0.1764</text:p>
          </table:table-cell>
          <table:table-cell table:formula="of:=([.E150]+[.F150])/2" office:value-type="float" office:value="0.17015" calcext:value-type="float">
            <text:p>0.17015</text:p>
          </table:table-cell>
          <table:table-cell table:formula="of:=[.G150]/[.D150]" office:value-type="float" office:value="0.849475786320519" calcext:value-type="float">
            <text:p>0.849475786320519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1595" calcext:value-type="float">
            <text:p>0.1595</text:p>
          </table:table-cell>
          <table:table-cell table:formula="of:=([.I150]+[.J150])/2" office:value-type="float" office:value="0.1687" calcext:value-type="float">
            <text:p>0.1687</text:p>
          </table:table-cell>
          <table:table-cell table:formula="of:=[.K150]/[.D150]" office:value-type="float" office:value="0.842236645032451" calcext:value-type="float">
            <text:p>0.842236645032451</text:p>
          </table:table-cell>
          <table:table-cell office:value-type="float" office:value="7.6554" calcext:value-type="float">
            <text:p>7.6554</text:p>
          </table:table-cell>
          <table:table-cell table:formula="of:=[.M150]/[.D150]" office:value-type="float" office:value="38.2196704942586" calcext:value-type="float">
            <text:p>38.2196704942586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1583" calcext:value-type="float">
            <text:p>0.1583</text:p>
          </table:table-cell>
          <table:table-cell office:value-type="float" office:value="0.1659" calcext:value-type="float">
            <text:p>0.1659</text:p>
          </table:table-cell>
          <table:table-cell table:formula="of:=([.B151]+[.C151])/2" office:value-type="float" office:value="0.1621" calcext:value-type="float">
            <text:p>0.1621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1674" calcext:value-type="float">
            <text:p>0.1674</text:p>
          </table:table-cell>
          <table:table-cell table:formula="of:=([.E151]+[.F151])/2" office:value-type="float" office:value="0.17785" calcext:value-type="float">
            <text:p>0.17785</text:p>
          </table:table-cell>
          <table:table-cell table:formula="of:=[.G151]/[.D151]" office:value-type="float" office:value="1.09716224552745" calcext:value-type="float">
            <text:p>1.09716224552745</text:p>
          </table:table-cell>
          <table:table-cell office:value-type="float" office:value="0.2001" calcext:value-type="float">
            <text:p>0.2001</text:p>
          </table:table-cell>
          <table:table-cell office:value-type="float" office:value="0.1609" calcext:value-type="float">
            <text:p>0.1609</text:p>
          </table:table-cell>
          <table:table-cell table:formula="of:=([.I151]+[.J151])/2" office:value-type="float" office:value="0.1805" calcext:value-type="float">
            <text:p>0.1805</text:p>
          </table:table-cell>
          <table:table-cell table:formula="of:=[.K151]/[.D151]" office:value-type="float" office:value="1.11351017890191" calcext:value-type="float">
            <text:p>1.11351017890191</text:p>
          </table:table-cell>
          <table:table-cell office:value-type="float" office:value="7.5725" calcext:value-type="float">
            <text:p>7.5725</text:p>
          </table:table-cell>
          <table:table-cell table:formula="of:=[.M151]/[.D151]" office:value-type="float" office:value="46.7149907464528" calcext:value-type="float">
            <text:p>46.7149907464528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1.1198" calcext:value-type="float">
            <text:p>1.1198</text:p>
          </table:table-cell>
          <table:table-cell office:value-type="float" office:value="1.0981" calcext:value-type="float">
            <text:p>1.0981</text:p>
          </table:table-cell>
          <table:table-cell table:formula="of:=([.B152]+[.C152])/2" office:value-type="float" office:value="1.10895" calcext:value-type="float">
            <text:p>1.10895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3504" calcext:value-type="float">
            <text:p>0.3504</text:p>
          </table:table-cell>
          <table:table-cell table:formula="of:=([.E152]+[.F152])/2" office:value-type="float" office:value="0.37625" calcext:value-type="float">
            <text:p>0.37625</text:p>
          </table:table-cell>
          <table:table-cell table:formula="of:=[.G152]/[.D152]" office:value-type="float" office:value="0.339284909148293" calcext:value-type="float">
            <text:p>0.339284909148293</text:p>
          </table:table-cell>
          <table:table-cell office:value-type="float" office:value="0.3374" calcext:value-type="float">
            <text:p>0.3374</text:p>
          </table:table-cell>
          <table:table-cell office:value-type="float" office:value="0.3381" calcext:value-type="float">
            <text:p>0.3381</text:p>
          </table:table-cell>
          <table:table-cell table:formula="of:=([.I152]+[.J152])/2" office:value-type="float" office:value="0.33775" calcext:value-type="float">
            <text:p>0.33775</text:p>
          </table:table-cell>
          <table:table-cell table:formula="of:=[.K152]/[.D152]" office:value-type="float" office:value="0.304567383561026" calcext:value-type="float">
            <text:p>0.304567383561026</text:p>
          </table:table-cell>
          <table:table-cell office:value-type="float" office:value="0.2428" calcext:value-type="float">
            <text:p>0.2428</text:p>
          </table:table-cell>
          <table:table-cell table:formula="of:=[.M152]/[.D152]" office:value-type="float" office:value="0.218945849677623" calcext:value-type="float">
            <text:p>0.218945849677623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3.2728" calcext:value-type="float">
            <text:p>3.2728</text:p>
          </table:table-cell>
          <table:table-cell office:value-type="float" office:value="3.4051" calcext:value-type="float">
            <text:p>3.4051</text:p>
          </table:table-cell>
          <table:table-cell table:formula="of:=([.B153]+[.C153])/2" office:value-type="float" office:value="3.33895" calcext:value-type="float">
            <text:p>3.33895</text:p>
          </table:table-cell>
          <table:table-cell office:value-type="float" office:value="3.3334" calcext:value-type="float">
            <text:p>3.3334</text:p>
          </table:table-cell>
          <table:table-cell office:value-type="float" office:value="3.4194" calcext:value-type="float">
            <text:p>3.4194</text:p>
          </table:table-cell>
          <table:table-cell table:formula="of:=([.E153]+[.F153])/2" office:value-type="float" office:value="3.3764" calcext:value-type="float">
            <text:p>3.3764</text:p>
          </table:table-cell>
          <table:table-cell table:formula="of:=[.G153]/[.D153]" office:value-type="float" office:value="1.01121610087003" calcext:value-type="float">
            <text:p>1.01121610087003</text:p>
          </table:table-cell>
          <table:table-cell office:value-type="float" office:value="3.3582" calcext:value-type="float">
            <text:p>3.3582</text:p>
          </table:table-cell>
          <table:table-cell office:value-type="float" office:value="3.3182" calcext:value-type="float">
            <text:p>3.3182</text:p>
          </table:table-cell>
          <table:table-cell table:formula="of:=([.I153]+[.J153])/2" office:value-type="float" office:value="3.3382" calcext:value-type="float">
            <text:p>3.3382</text:p>
          </table:table-cell>
          <table:table-cell table:formula="of:=[.K153]/[.D153]" office:value-type="float" office:value="0.999775378487249" calcext:value-type="float">
            <text:p>0.999775378487249</text:p>
          </table:table-cell>
          <table:table-cell office:value-type="float" office:value="2.9998" calcext:value-type="float">
            <text:p>2.9998</text:p>
          </table:table-cell>
          <table:table-cell table:formula="of:=[.M153]/[.D153]" office:value-type="float" office:value="0.898426151933991" calcext:value-type="float">
            <text:p>0.898426151933991</text:p>
          </table:table-cell>
        </table:table-row>
        <table:table-row table:style-name="ro1">
          <table:table-cell table:style-name="ce2" office:value-type="string" calcext:value-type="string">
            <text:p>JUnitSpelling</text:p>
          </table:table-cell>
          <table:table-cell office:value-type="float" office:value="1.5901" calcext:value-type="float">
            <text:p>1.5901</text:p>
          </table:table-cell>
          <table:table-cell office:value-type="float" office:value="1.5358" calcext:value-type="float">
            <text:p>1.5358</text:p>
          </table:table-cell>
          <table:table-cell table:formula="of:=([.B154]+[.C154])/2" office:value-type="float" office:value="1.56295" calcext:value-type="float">
            <text:p>1.56295</text:p>
          </table:table-cell>
          <table:table-cell office:value-type="float" office:value="1.642" calcext:value-type="float">
            <text:p>1.642</text:p>
          </table:table-cell>
          <table:table-cell office:value-type="float" office:value="1.6144" calcext:value-type="float">
            <text:p>1.6144</text:p>
          </table:table-cell>
          <table:table-cell table:formula="of:=([.E154]+[.F154])/2" office:value-type="float" office:value="1.6282" calcext:value-type="float">
            <text:p>1.6282</text:p>
          </table:table-cell>
          <table:table-cell table:formula="of:=[.G154]/[.D154]" office:value-type="float" office:value="1.04174797658274" calcext:value-type="float">
            <text:p>1.04174797658274</text:p>
          </table:table-cell>
          <table:table-cell office:value-type="float" office:value="1.2779" calcext:value-type="float">
            <text:p>1.2779</text:p>
          </table:table-cell>
          <table:table-cell office:value-type="float" office:value="1.2662" calcext:value-type="float">
            <text:p>1.2662</text:p>
          </table:table-cell>
          <table:table-cell table:formula="of:=([.I154]+[.J154])/2" office:value-type="float" office:value="1.27205" calcext:value-type="float">
            <text:p>1.27205</text:p>
          </table:table-cell>
          <table:table-cell table:formula="of:=[.K154]/[.D154]" office:value-type="float" office:value="0.813877603250264" calcext:value-type="float">
            <text:p>0.813877603250264</text:p>
          </table:table-cell>
          <table:table-cell office:value-type="float" office:value="212.5135" calcext:value-type="float">
            <text:p>212.5135</text:p>
          </table:table-cell>
          <table:table-cell table:formula="of:=[.M154]/[.D154]" office:value-type="float" office:value="135.969480789533" calcext:value-type="float">
            <text:p>135.969480789533</text:p>
          </table:table-cell>
        </table:table-row>
        <table:table-row table:style-name="ro1">
          <table:table-cell table:style-name="ce2" office:value-type="string" calcext:value-type="string">
            <text:p>JUnitStaticSuite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2492" calcext:value-type="float">
            <text:p>0.2492</text:p>
          </table:table-cell>
          <table:table-cell table:formula="of:=([.B155]+[.C155])/2" office:value-type="float" office:value="0.2432" calcext:value-type="float">
            <text:p>0.2432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846" calcext:value-type="float">
            <text:p>0.2846</text:p>
          </table:table-cell>
          <table:table-cell table:formula="of:=([.E155]+[.F155])/2" office:value-type="float" office:value="0.29085" calcext:value-type="float">
            <text:p>0.29085</text:p>
          </table:table-cell>
          <table:table-cell table:formula="of:=[.G155]/[.D155]" office:value-type="float" office:value="1.19592927631579" calcext:value-type="float">
            <text:p>1.1959292763157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9" calcext:value-type="float">
            <text:p>0.259</text:p>
          </table:table-cell>
          <table:table-cell table:formula="of:=([.I155]+[.J155])/2" office:value-type="float" office:value="0.2535" calcext:value-type="float">
            <text:p>0.2535</text:p>
          </table:table-cell>
          <table:table-cell table:formula="of:=[.K155]/[.D155]" office:value-type="float" office:value="1.04235197368421" calcext:value-type="float">
            <text:p>1.04235197368421</text:p>
          </table:table-cell>
          <table:table-cell office:value-type="float" office:value="211.9678" calcext:value-type="float">
            <text:p>211.9678</text:p>
          </table:table-cell>
          <table:table-cell table:formula="of:=[.M155]/[.D155]" office:value-type="float" office:value="871.578125" calcext:value-type="float">
            <text:p>871.578125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9589" calcext:value-type="float">
            <text:p>1.9589</text:p>
          </table:table-cell>
          <table:table-cell office:value-type="float" office:value="2.0803" calcext:value-type="float">
            <text:p>2.0803</text:p>
          </table:table-cell>
          <table:table-cell table:formula="of:=([.B156]+[.C156])/2" office:value-type="float" office:value="2.0196" calcext:value-type="float">
            <text:p>2.0196</text:p>
          </table:table-cell>
          <table:table-cell office:value-type="float" office:value="1.3948" calcext:value-type="float">
            <text:p>1.3948</text:p>
          </table:table-cell>
          <table:table-cell office:value-type="float" office:value="1.5034" calcext:value-type="float">
            <text:p>1.5034</text:p>
          </table:table-cell>
          <table:table-cell table:formula="of:=([.E156]+[.F156])/2" office:value-type="float" office:value="1.4491" calcext:value-type="float">
            <text:p>1.4491</text:p>
          </table:table-cell>
          <table:table-cell table:formula="of:=[.G156]/[.D156]" office:value-type="float" office:value="0.717518320459497" calcext:value-type="float">
            <text:p>0.717518320459497</text:p>
          </table:table-cell>
          <table:table-cell office:value-type="float" office:value="1.4721" calcext:value-type="float">
            <text:p>1.4721</text:p>
          </table:table-cell>
          <table:table-cell office:value-type="float" office:value="1.4147" calcext:value-type="float">
            <text:p>1.4147</text:p>
          </table:table-cell>
          <table:table-cell table:formula="of:=([.I156]+[.J156])/2" office:value-type="float" office:value="1.4434" calcext:value-type="float">
            <text:p>1.4434</text:p>
          </table:table-cell>
          <table:table-cell table:formula="of:=[.K156]/[.D156]" office:value-type="float" office:value="0.714695979401862" calcext:value-type="float">
            <text:p>0.714695979401862</text:p>
          </table:table-cell>
          <table:table-cell office:value-type="float" office:value="1.4238" calcext:value-type="float">
            <text:p>1.4238</text:p>
          </table:table-cell>
          <table:table-cell table:formula="of:=[.M156]/[.D156]" office:value-type="float" office:value="0.704991087344028" calcext:value-type="float">
            <text:p>0.704991087344028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4.297" calcext:value-type="float">
            <text:p>4.297</text:p>
          </table:table-cell>
          <table:table-cell office:value-type="float" office:value="4.3466" calcext:value-type="float">
            <text:p>4.3466</text:p>
          </table:table-cell>
          <table:table-cell table:formula="of:=([.B157]+[.C157])/2" office:value-type="float" office:value="4.3218" calcext:value-type="float">
            <text:p>4.3218</text:p>
          </table:table-cell>
          <table:table-cell office:value-type="float" office:value="4.1676" calcext:value-type="float">
            <text:p>4.1676</text:p>
          </table:table-cell>
          <table:table-cell office:value-type="float" office:value="4.2024" calcext:value-type="float">
            <text:p>4.2024</text:p>
          </table:table-cell>
          <table:table-cell table:formula="of:=([.E157]+[.F157])/2" office:value-type="float" office:value="4.185" calcext:value-type="float">
            <text:p>4.185</text:p>
          </table:table-cell>
          <table:table-cell table:formula="of:=[.G157]/[.D157]" office:value-type="float" office:value="0.968346522282383" calcext:value-type="float">
            <text:p>0.968346522282383</text:p>
          </table:table-cell>
          <table:table-cell office:value-type="float" office:value="4.1612" calcext:value-type="float">
            <text:p>4.1612</text:p>
          </table:table-cell>
          <table:table-cell office:value-type="float" office:value="4.1192" calcext:value-type="float">
            <text:p>4.1192</text:p>
          </table:table-cell>
          <table:table-cell table:formula="of:=([.I157]+[.J157])/2" office:value-type="float" office:value="4.1402" calcext:value-type="float">
            <text:p>4.1402</text:p>
          </table:table-cell>
          <table:table-cell table:formula="of:=[.K157]/[.D157]" office:value-type="float" office:value="0.957980471100005" calcext:value-type="float">
            <text:p>0.957980471100005</text:p>
          </table:table-cell>
          <table:table-cell office:value-type="float" office:value="3.8845" calcext:value-type="float">
            <text:p>3.8845</text:p>
          </table:table-cell>
          <table:table-cell table:formula="of:=[.M157]/[.D157]" office:value-type="float" office:value="0.8988153084363" calcext:value-type="float">
            <text:p>0.8988153084363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3.0924" calcext:value-type="float">
            <text:p>3.0924</text:p>
          </table:table-cell>
          <table:table-cell office:value-type="float" office:value="3.1673" calcext:value-type="float">
            <text:p>3.1673</text:p>
          </table:table-cell>
          <table:table-cell table:formula="of:=([.B158]+[.C158])/2" office:value-type="float" office:value="3.12985" calcext:value-type="float">
            <text:p>3.12985</text:p>
          </table:table-cell>
          <table:table-cell office:value-type="float" office:value="3.1495" calcext:value-type="float">
            <text:p>3.1495</text:p>
          </table:table-cell>
          <table:table-cell office:value-type="float" office:value="3.1209" calcext:value-type="float">
            <text:p>3.1209</text:p>
          </table:table-cell>
          <table:table-cell table:formula="of:=([.E158]+[.F158])/2" office:value-type="float" office:value="3.1352" calcext:value-type="float">
            <text:p>3.1352</text:p>
          </table:table-cell>
          <table:table-cell table:formula="of:=[.G158]/[.D158]" office:value-type="float" office:value="1.00170934709331" calcext:value-type="float">
            <text:p>1.00170934709331</text:p>
          </table:table-cell>
          <table:table-cell office:value-type="float" office:value="3.1283" calcext:value-type="float">
            <text:p>3.1283</text:p>
          </table:table-cell>
          <table:table-cell office:value-type="float" office:value="3.159" calcext:value-type="float">
            <text:p>3.159</text:p>
          </table:table-cell>
          <table:table-cell table:formula="of:=([.I158]+[.J158])/2" office:value-type="float" office:value="3.14365" calcext:value-type="float">
            <text:p>3.14365</text:p>
          </table:table-cell>
          <table:table-cell table:formula="of:=[.K158]/[.D158]" office:value-type="float" office:value="1.00440915698835" calcext:value-type="float">
            <text:p>1.00440915698835</text:p>
          </table:table-cell>
          <table:table-cell office:value-type="float" office:value="2.886" calcext:value-type="float">
            <text:p>2.886</text:p>
          </table:table-cell>
          <table:table-cell table:formula="of:=[.M158]/[.D158]" office:value-type="float" office:value="0.922088917999265" calcext:value-type="float">
            <text:p>0.922088917999265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23" calcext:value-type="float">
            <text:p>0.0123</text:p>
          </table:table-cell>
          <table:table-cell table:formula="of:=([.B159]+[.C159])/2" office:value-type="float" office:value="0.01175" calcext:value-type="float">
            <text:p>0.0117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3" calcext:value-type="float">
            <text:p>0.013</text:p>
          </table:table-cell>
          <table:table-cell table:formula="of:=([.E159]+[.F159])/2" office:value-type="float" office:value="0.01295" calcext:value-type="float">
            <text:p>0.01295</text:p>
          </table:table-cell>
          <table:table-cell table:formula="of:=[.G159]/[.D159]" office:value-type="float" office:value="1.10212765957447" calcext:value-type="float">
            <text:p>1.1021276595744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5" calcext:value-type="float">
            <text:p>0.0115</text:p>
          </table:table-cell>
          <table:table-cell table:formula="of:=([.I159]+[.J159])/2" office:value-type="float" office:value="0.01175" calcext:value-type="float">
            <text:p>0.01175</text:p>
          </table:table-cell>
          <table:table-cell table:formula="of:=[.K159]/[.D159]" office:value-type="float" office:value="1" calcext:value-type="float">
            <text:p>1</text:p>
          </table:table-cell>
          <table:table-cell office:value-type="float" office:value="0.0125" calcext:value-type="float">
            <text:p>0.0125</text:p>
          </table:table-cell>
          <table:table-cell table:formula="of:=[.M159]/[.D159]" office:value-type="float" office:value="1.06382978723404" calcext:value-type="float">
            <text:p>1.06382978723404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2.1339" calcext:value-type="float">
            <text:p>2.1339</text:p>
          </table:table-cell>
          <table:table-cell office:value-type="float" office:value="2.1158" calcext:value-type="float">
            <text:p>2.1158</text:p>
          </table:table-cell>
          <table:table-cell table:formula="of:=([.B160]+[.C160])/2" office:value-type="float" office:value="2.12485" calcext:value-type="float">
            <text:p>2.12485</text:p>
          </table:table-cell>
          <table:table-cell office:value-type="float" office:value="2.2435" calcext:value-type="float">
            <text:p>2.2435</text:p>
          </table:table-cell>
          <table:table-cell office:value-type="float" office:value="2.2948" calcext:value-type="float">
            <text:p>2.2948</text:p>
          </table:table-cell>
          <table:table-cell table:formula="of:=([.E160]+[.F160])/2" office:value-type="float" office:value="2.26915" calcext:value-type="float">
            <text:p>2.26915</text:p>
          </table:table-cell>
          <table:table-cell table:formula="of:=[.G160]/[.D160]" office:value-type="float" office:value="1.06791067604772" calcext:value-type="float">
            <text:p>1.06791067604772</text:p>
          </table:table-cell>
          <table:table-cell office:value-type="float" office:value="2.1651" calcext:value-type="float">
            <text:p>2.1651</text:p>
          </table:table-cell>
          <table:table-cell office:value-type="float" office:value="2.0838" calcext:value-type="float">
            <text:p>2.0838</text:p>
          </table:table-cell>
          <table:table-cell table:formula="of:=([.I160]+[.J160])/2" office:value-type="float" office:value="2.12445" calcext:value-type="float">
            <text:p>2.12445</text:p>
          </table:table-cell>
          <table:table-cell table:formula="of:=[.K160]/[.D160]" office:value-type="float" office:value="0.999811751417747" calcext:value-type="float">
            <text:p>0.999811751417747</text:p>
          </table:table-cell>
          <table:table-cell office:value-type="float" office:value="2.1139" calcext:value-type="float">
            <text:p>2.1139</text:p>
          </table:table-cell>
          <table:table-cell table:formula="of:=[.M160]/[.D160]" office:value-type="float" office:value="0.994846695060828" calcext:value-type="float">
            <text:p>0.994846695060828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1837" calcext:value-type="float">
            <text:p>0.1837</text:p>
          </table:table-cell>
          <table:table-cell table:formula="of:=([.B161]+[.C161])/2" office:value-type="float" office:value="0.18125" calcext:value-type="float">
            <text:p>0.18125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191" calcext:value-type="float">
            <text:p>0.191</text:p>
          </table:table-cell>
          <table:table-cell table:formula="of:=([.E161]+[.F161])/2" office:value-type="float" office:value="0.1867" calcext:value-type="float">
            <text:p>0.1867</text:p>
          </table:table-cell>
          <table:table-cell table:formula="of:=[.G161]/[.D161]" office:value-type="float" office:value="1.03006896551724" calcext:value-type="float">
            <text:p>1.03006896551724</text:p>
          </table:table-cell>
          <table:table-cell office:value-type="float" office:value="0.1985" calcext:value-type="float">
            <text:p>0.1985</text:p>
          </table:table-cell>
          <table:table-cell office:value-type="float" office:value="0.2096" calcext:value-type="float">
            <text:p>0.2096</text:p>
          </table:table-cell>
          <table:table-cell table:formula="of:=([.I161]+[.J161])/2" office:value-type="float" office:value="0.20405" calcext:value-type="float">
            <text:p>0.20405</text:p>
          </table:table-cell>
          <table:table-cell table:formula="of:=[.K161]/[.D161]" office:value-type="float" office:value="1.12579310344828" calcext:value-type="float">
            <text:p>1.12579310344828</text:p>
          </table:table-cell>
          <table:table-cell office:value-type="float" office:value="0.1841" calcext:value-type="float">
            <text:p>0.1841</text:p>
          </table:table-cell>
          <table:table-cell table:formula="of:=[.M161]/[.D161]" office:value-type="float" office:value="1.01572413793103" calcext:value-type="float">
            <text:p>1.01572413793103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229" calcext:value-type="float">
            <text:p>0.0229</text:p>
          </table:table-cell>
          <table:table-cell table:formula="of:=([.B162]+[.C162])/2" office:value-type="float" office:value="0.0225" calcext:value-type="float">
            <text:p>0.022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21" calcext:value-type="float">
            <text:p>0.0221</text:p>
          </table:table-cell>
          <table:table-cell table:formula="of:=([.E162]+[.F162])/2" office:value-type="float" office:value="0.0224" calcext:value-type="float">
            <text:p>0.0224</text:p>
          </table:table-cell>
          <table:table-cell table:formula="of:=[.G162]/[.D162]" office:value-type="float" office:value="0.995555555555556" calcext:value-type="float">
            <text:p>0.995555555555556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215" calcext:value-type="float">
            <text:p>0.0215</text:p>
          </table:table-cell>
          <table:table-cell table:formula="of:=([.I162]+[.J162])/2" office:value-type="float" office:value="0.0217" calcext:value-type="float">
            <text:p>0.0217</text:p>
          </table:table-cell>
          <table:table-cell table:formula="of:=[.K162]/[.D162]" office:value-type="float" office:value="0.964444444444445" calcext:value-type="float">
            <text:p>0.964444444444445</text:p>
          </table:table-cell>
          <table:table-cell office:value-type="float" office:value="0.027" calcext:value-type="float">
            <text:p>0.027</text:p>
          </table:table-cell>
          <table:table-cell table:formula="of:=[.M162]/[.D162]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69" calcext:value-type="float">
            <text:p>0.0169</text:p>
          </table:table-cell>
          <table:table-cell table:formula="of:=([.B163]+[.C163])/2" office:value-type="float" office:value="0.0163" calcext:value-type="float">
            <text:p>0.0163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63" calcext:value-type="float">
            <text:p>0.0163</text:p>
          </table:table-cell>
          <table:table-cell table:formula="of:=([.E163]+[.F163])/2" office:value-type="float" office:value="0.0169" calcext:value-type="float">
            <text:p>0.0169</text:p>
          </table:table-cell>
          <table:table-cell table:formula="of:=[.G163]/[.D163]" office:value-type="float" office:value="1.03680981595092" calcext:value-type="float">
            <text:p>1.03680981595092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63" calcext:value-type="float">
            <text:p>0.0163</text:p>
          </table:table-cell>
          <table:table-cell table:formula="of:=([.I163]+[.J163])/2" office:value-type="float" office:value="0.016" calcext:value-type="float">
            <text:p>0.016</text:p>
          </table:table-cell>
          <table:table-cell table:formula="of:=[.K163]/[.D163]" office:value-type="float" office:value="0.98159509202454" calcext:value-type="float">
            <text:p>0.98159509202454</text:p>
          </table:table-cell>
          <table:table-cell office:value-type="float" office:value="0.0302" calcext:value-type="float">
            <text:p>0.0302</text:p>
          </table:table-cell>
          <table:table-cell table:formula="of:=[.M163]/[.D163]" office:value-type="float" office:value="1.85276073619632" calcext:value-type="float">
            <text:p>1.85276073619632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4001" calcext:value-type="float">
            <text:p>0.4001</text:p>
          </table:table-cell>
          <table:table-cell office:value-type="float" office:value="0.4043" calcext:value-type="float">
            <text:p>0.4043</text:p>
          </table:table-cell>
          <table:table-cell table:formula="of:=([.B164]+[.C164])/2" office:value-type="float" office:value="0.4022" calcext:value-type="float">
            <text:p>0.4022</text:p>
          </table:table-cell>
          <table:table-cell office:value-type="float" office:value="0.459" calcext:value-type="float">
            <text:p>0.459</text:p>
          </table:table-cell>
          <table:table-cell office:value-type="float" office:value="0.4177" calcext:value-type="float">
            <text:p>0.4177</text:p>
          </table:table-cell>
          <table:table-cell table:formula="of:=([.E164]+[.F164])/2" office:value-type="float" office:value="0.43835" calcext:value-type="float">
            <text:p>0.43835</text:p>
          </table:table-cell>
          <table:table-cell table:formula="of:=[.G164]/[.D164]" office:value-type="float" office:value="1.08988065638986" calcext:value-type="float">
            <text:p>1.08988065638986</text:p>
          </table:table-cell>
          <table:table-cell office:value-type="float" office:value="0.4145" calcext:value-type="float">
            <text:p>0.4145</text:p>
          </table:table-cell>
          <table:table-cell office:value-type="float" office:value="0.4043" calcext:value-type="float">
            <text:p>0.4043</text:p>
          </table:table-cell>
          <table:table-cell table:formula="of:=([.I164]+[.J164])/2" office:value-type="float" office:value="0.4094" calcext:value-type="float">
            <text:p>0.4094</text:p>
          </table:table-cell>
          <table:table-cell table:formula="of:=[.K164]/[.D164]" office:value-type="float" office:value="1.01790154152163" calcext:value-type="float">
            <text:p>1.01790154152163</text:p>
          </table:table-cell>
          <table:table-cell office:value-type="float" office:value="0.4092" calcext:value-type="float">
            <text:p>0.4092</text:p>
          </table:table-cell>
          <table:table-cell table:formula="of:=[.M164]/[.D164]" office:value-type="float" office:value="1.01740427647936" calcext:value-type="float">
            <text:p>1.01740427647936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382" calcext:value-type="float">
            <text:p>0.0382</text:p>
          </table:table-cell>
          <table:table-cell table:formula="of:=([.B165]+[.C165])/2" office:value-type="float" office:value="0.0378" calcext:value-type="float">
            <text:p>0.0378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389" calcext:value-type="float">
            <text:p>0.0389</text:p>
          </table:table-cell>
          <table:table-cell table:formula="of:=([.E165]+[.F165])/2" office:value-type="float" office:value="0.03825" calcext:value-type="float">
            <text:p>0.03825</text:p>
          </table:table-cell>
          <table:table-cell table:formula="of:=[.G165]/[.D165]" office:value-type="float" office:value="1.01190476190476" calcext:value-type="float">
            <text:p>1.01190476190476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387" calcext:value-type="float">
            <text:p>0.0387</text:p>
          </table:table-cell>
          <table:table-cell table:formula="of:=([.I165]+[.J165])/2" office:value-type="float" office:value="0.03845" calcext:value-type="float">
            <text:p>0.03845</text:p>
          </table:table-cell>
          <table:table-cell table:formula="of:=[.K165]/[.D165]" office:value-type="float" office:value="1.01719576719577" calcext:value-type="float">
            <text:p>1.01719576719577</text:p>
          </table:table-cell>
          <table:table-cell office:value-type="float" office:value="0.0376" calcext:value-type="float">
            <text:p>0.0376</text:p>
          </table:table-cell>
          <table:table-cell table:formula="of:=[.M165]/[.D165]" office:value-type="float" office:value="0.994708994708995" calcext:value-type="float">
            <text:p>0.994708994708995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2" calcext:value-type="float">
            <text:p>0.012</text:p>
          </table:table-cell>
          <table:table-cell table:formula="of:=([.B166]+[.C166])/2" office:value-type="float" office:value="0.01165" calcext:value-type="float">
            <text:p>0.0116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19" calcext:value-type="float">
            <text:p>0.0119</text:p>
          </table:table-cell>
          <table:table-cell table:formula="of:=([.E166]+[.F166])/2" office:value-type="float" office:value="0.01165" calcext:value-type="float">
            <text:p>0.01165</text:p>
          </table:table-cell>
          <table:table-cell table:formula="of:=[.G166]/[.D166]" office:value-type="float" office:value="1" calcext:value-type="float">
            <text:p>1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15" calcext:value-type="float">
            <text:p>0.0115</text:p>
          </table:table-cell>
          <table:table-cell table:formula="of:=([.I166]+[.J166])/2" office:value-type="float" office:value="0.0117" calcext:value-type="float">
            <text:p>0.0117</text:p>
          </table:table-cell>
          <table:table-cell table:formula="of:=[.K166]/[.D166]" office:value-type="float" office:value="1.00429184549356" calcext:value-type="float">
            <text:p>1.00429184549356</text:p>
          </table:table-cell>
          <table:table-cell office:value-type="float" office:value="0.0144" calcext:value-type="float">
            <text:p>0.0144</text:p>
          </table:table-cell>
          <table:table-cell table:formula="of:=[.M166]/[.D166]" office:value-type="float" office:value="1.23605150214592" calcext:value-type="float">
            <text:p>1.23605150214592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525" calcext:value-type="float">
            <text:p>0.0525</text:p>
          </table:table-cell>
          <table:table-cell table:formula="of:=([.B167]+[.C167])/2" office:value-type="float" office:value="0.04855" calcext:value-type="float">
            <text:p>0.04855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729" calcext:value-type="float">
            <text:p>0.0729</text:p>
          </table:table-cell>
          <table:table-cell table:formula="of:=([.E167]+[.F167])/2" office:value-type="float" office:value="0.05915" calcext:value-type="float">
            <text:p>0.05915</text:p>
          </table:table-cell>
          <table:table-cell table:formula="of:=[.G167]/[.D167]" office:value-type="float" office:value="1.2183316168898" calcext:value-type="float">
            <text:p>1.2183316168898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5" calcext:value-type="float">
            <text:p>0.045</text:p>
          </table:table-cell>
          <table:table-cell table:formula="of:=([.I167]+[.J167])/2" office:value-type="float" office:value="0.04425" calcext:value-type="float">
            <text:p>0.04425</text:p>
          </table:table-cell>
          <table:table-cell table:formula="of:=[.K167]/[.D167]" office:value-type="float" office:value="0.911431513903192" calcext:value-type="float">
            <text:p>0.911431513903192</text:p>
          </table:table-cell>
          <table:table-cell office:value-type="float" office:value="0.065" calcext:value-type="float">
            <text:p>0.065</text:p>
          </table:table-cell>
          <table:table-cell table:formula="of:=[.M167]/[.D167]" office:value-type="float" office:value="1.33882595262616" calcext:value-type="float">
            <text:p>1.33882595262616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2875" calcext:value-type="float">
            <text:p>0.2875</text:p>
          </table:table-cell>
          <table:table-cell table:formula="of:=([.B168]+[.C168])/2" office:value-type="float" office:value="0.27965" calcext:value-type="float">
            <text:p>0.27965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3139" calcext:value-type="float">
            <text:p>0.3139</text:p>
          </table:table-cell>
          <table:table-cell table:formula="of:=([.E168]+[.F168])/2" office:value-type="float" office:value="0.29605" calcext:value-type="float">
            <text:p>0.29605</text:p>
          </table:table-cell>
          <table:table-cell table:formula="of:=[.G168]/[.D168]" office:value-type="float" office:value="1.05864473448954" calcext:value-type="float">
            <text:p>1.05864473448954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2689" calcext:value-type="float">
            <text:p>0.2689</text:p>
          </table:table-cell>
          <table:table-cell table:formula="of:=([.I168]+[.J168])/2" office:value-type="float" office:value="0.27085" calcext:value-type="float">
            <text:p>0.27085</text:p>
          </table:table-cell>
          <table:table-cell table:formula="of:=[.K168]/[.D168]" office:value-type="float" office:value="0.968532093688539" calcext:value-type="float">
            <text:p>0.968532093688539</text:p>
          </table:table-cell>
          <table:table-cell office:value-type="float" office:value="0.4464" calcext:value-type="float">
            <text:p>0.4464</text:p>
          </table:table-cell>
          <table:table-cell table:formula="of:=[.M168]/[.D168]" office:value-type="float" office:value="1.59628106561774" calcext:value-type="float">
            <text:p>1.59628106561774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364" calcext:value-type="float">
            <text:p>0.364</text:p>
          </table:table-cell>
          <table:table-cell office:value-type="float" office:value="0.4117" calcext:value-type="float">
            <text:p>0.4117</text:p>
          </table:table-cell>
          <table:table-cell table:formula="of:=([.B169]+[.C169])/2" office:value-type="float" office:value="0.38785" calcext:value-type="float">
            <text:p>0.38785</text:p>
          </table:table-cell>
          <table:table-cell office:value-type="float" office:value="0.3701" calcext:value-type="float">
            <text:p>0.3701</text:p>
          </table:table-cell>
          <table:table-cell office:value-type="float" office:value="0.3693" calcext:value-type="float">
            <text:p>0.3693</text:p>
          </table:table-cell>
          <table:table-cell table:formula="of:=([.E169]+[.F169])/2" office:value-type="float" office:value="0.3697" calcext:value-type="float">
            <text:p>0.3697</text:p>
          </table:table-cell>
          <table:table-cell table:formula="of:=[.G169]/[.D169]" office:value-type="float" office:value="0.953203558076576" calcext:value-type="float">
            <text:p>0.953203558076576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593" calcext:value-type="float">
            <text:p>0.3593</text:p>
          </table:table-cell>
          <table:table-cell table:formula="of:=([.I169]+[.J169])/2" office:value-type="float" office:value="0.363" calcext:value-type="float">
            <text:p>0.363</text:p>
          </table:table-cell>
          <table:table-cell table:formula="of:=[.K169]/[.D169]" office:value-type="float" office:value="0.93592883846848" calcext:value-type="float">
            <text:p>0.93592883846848</text:p>
          </table:table-cell>
          <table:table-cell office:value-type="float" office:value="0.3462" calcext:value-type="float">
            <text:p>0.3462</text:p>
          </table:table-cell>
          <table:table-cell table:formula="of:=[.M169]/[.D169]" office:value-type="float" office:value="0.892613123630269" calcext:value-type="float">
            <text:p>0.892613123630269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38" calcext:value-type="float">
            <text:p>0.0238</text:p>
          </table:table-cell>
          <table:table-cell table:formula="of:=([.B170]+[.C170])/2" office:value-type="float" office:value="0.02315" calcext:value-type="float">
            <text:p>0.0231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46" calcext:value-type="float">
            <text:p>0.0246</text:p>
          </table:table-cell>
          <table:table-cell table:formula="of:=([.E170]+[.F170])/2" office:value-type="float" office:value="0.02405" calcext:value-type="float">
            <text:p>0.02405</text:p>
          </table:table-cell>
          <table:table-cell table:formula="of:=[.G170]/[.D170]" office:value-type="float" office:value="1.03887688984881" calcext:value-type="float">
            <text:p>1.03887688984881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32" calcext:value-type="float">
            <text:p>0.0232</text:p>
          </table:table-cell>
          <table:table-cell table:formula="of:=([.I170]+[.J170])/2" office:value-type="float" office:value="0.02325" calcext:value-type="float">
            <text:p>0.02325</text:p>
          </table:table-cell>
          <table:table-cell table:formula="of:=[.K170]/[.D170]" office:value-type="float" office:value="1.00431965442765" calcext:value-type="float">
            <text:p>1.00431965442765</text:p>
          </table:table-cell>
          <table:table-cell office:value-type="float" office:value="0.0253" calcext:value-type="float">
            <text:p>0.0253</text:p>
          </table:table-cell>
          <table:table-cell table:formula="of:=[.M170]/[.D170]" office:value-type="float" office:value="1.09287257019438" calcext:value-type="float">
            <text:p>1.09287257019438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4071" calcext:value-type="float">
            <text:p>0.4071</text:p>
          </table:table-cell>
          <table:table-cell table:formula="of:=([.B171]+[.C171])/2" office:value-type="float" office:value="0.4333" calcext:value-type="float">
            <text:p>0.4333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4241" calcext:value-type="float">
            <text:p>0.4241</text:p>
          </table:table-cell>
          <table:table-cell table:formula="of:=([.E171]+[.F171])/2" office:value-type="float" office:value="0.42525" calcext:value-type="float">
            <text:p>0.42525</text:p>
          </table:table-cell>
          <table:table-cell table:formula="of:=[.G171]/[.D171]" office:value-type="float" office:value="0.981421647819063" calcext:value-type="float">
            <text:p>0.981421647819063</text:p>
          </table:table-cell>
          <table:table-cell office:value-type="float" office:value="0.4151" calcext:value-type="float">
            <text:p>0.4151</text:p>
          </table:table-cell>
          <table:table-cell office:value-type="float" office:value="0.4141" calcext:value-type="float">
            <text:p>0.4141</text:p>
          </table:table-cell>
          <table:table-cell table:formula="of:=([.I171]+[.J171])/2" office:value-type="float" office:value="0.4146" calcext:value-type="float">
            <text:p>0.4146</text:p>
          </table:table-cell>
          <table:table-cell table:formula="of:=[.K171]/[.D171]" office:value-type="float" office:value="0.956842834064159" calcext:value-type="float">
            <text:p>0.956842834064159</text:p>
          </table:table-cell>
          <table:table-cell office:value-type="float" office:value="0.3958" calcext:value-type="float">
            <text:p>0.3958</text:p>
          </table:table-cell>
          <table:table-cell table:formula="of:=[.M171]/[.D171]" office:value-type="float" office:value="0.913454881144703" calcext:value-type="float">
            <text:p>0.913454881144703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3957" calcext:value-type="float">
            <text:p>0.3957</text:p>
          </table:table-cell>
          <table:table-cell office:value-type="float" office:value="0.3959" calcext:value-type="float">
            <text:p>0.3959</text:p>
          </table:table-cell>
          <table:table-cell table:formula="of:=([.B172]+[.C172])/2" office:value-type="float" office:value="0.3958" calcext:value-type="float">
            <text:p>0.3958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3671" calcext:value-type="float">
            <text:p>0.3671</text:p>
          </table:table-cell>
          <table:table-cell table:formula="of:=([.E172]+[.F172])/2" office:value-type="float" office:value="0.3763" calcext:value-type="float">
            <text:p>0.3763</text:p>
          </table:table-cell>
          <table:table-cell table:formula="of:=[.G172]/[.D172]" office:value-type="float" office:value="0.950732693279434" calcext:value-type="float">
            <text:p>0.950732693279434</text:p>
          </table:table-cell>
          <table:table-cell office:value-type="float" office:value="0.3652" calcext:value-type="float">
            <text:p>0.3652</text:p>
          </table:table-cell>
          <table:table-cell office:value-type="float" office:value="0.3598" calcext:value-type="float">
            <text:p>0.3598</text:p>
          </table:table-cell>
          <table:table-cell table:formula="of:=([.I172]+[.J172])/2" office:value-type="float" office:value="0.3625" calcext:value-type="float">
            <text:p>0.3625</text:p>
          </table:table-cell>
          <table:table-cell table:formula="of:=[.K172]/[.D172]" office:value-type="float" office:value="0.915866599292572" calcext:value-type="float">
            <text:p>0.915866599292572</text:p>
          </table:table-cell>
          <table:table-cell office:value-type="float" office:value="0.3579" calcext:value-type="float">
            <text:p>0.3579</text:p>
          </table:table-cell>
          <table:table-cell table:formula="of:=[.M172]/[.D172]" office:value-type="float" office:value="0.904244567963618" calcext:value-type="float">
            <text:p>0.904244567963618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1412" calcext:value-type="float">
            <text:p>0.1412</text:p>
          </table:table-cell>
          <table:table-cell table:formula="of:=([.B173]+[.C173])/2" office:value-type="float" office:value="0.1565" calcext:value-type="float">
            <text:p>0.1565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137" calcext:value-type="float">
            <text:p>0.137</text:p>
          </table:table-cell>
          <table:table-cell table:formula="of:=([.E173]+[.F173])/2" office:value-type="float" office:value="0.14035" calcext:value-type="float">
            <text:p>0.14035</text:p>
          </table:table-cell>
          <table:table-cell table:formula="of:=[.G173]/[.D173]" office:value-type="float" office:value="0.896805111821086" calcext:value-type="float">
            <text:p>0.896805111821086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1341" calcext:value-type="float">
            <text:p>0.1341</text:p>
          </table:table-cell>
          <table:table-cell table:formula="of:=([.I173]+[.J173])/2" office:value-type="float" office:value="0.1352" calcext:value-type="float">
            <text:p>0.1352</text:p>
          </table:table-cell>
          <table:table-cell table:formula="of:=[.K173]/[.D173]" office:value-type="float" office:value="0.863897763578274" calcext:value-type="float">
            <text:p>0.863897763578274</text:p>
          </table:table-cell>
          <table:table-cell office:value-type="float" office:value="0.1288" calcext:value-type="float">
            <text:p>0.1288</text:p>
          </table:table-cell>
          <table:table-cell table:formula="of:=[.M173]/[.D173]" office:value-type="float" office:value="0.823003194888179" calcext:value-type="float">
            <text:p>0.823003194888179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4358" calcext:value-type="float">
            <text:p>0.4358</text:p>
          </table:table-cell>
          <table:table-cell table:formula="of:=([.B174]+[.C174])/2" office:value-type="float" office:value="0.4543" calcext:value-type="float">
            <text:p>0.4543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37" calcext:value-type="float">
            <text:p>0.437</text:p>
          </table:table-cell>
          <table:table-cell table:formula="of:=([.E174]+[.F174])/2" office:value-type="float" office:value="0.43235" calcext:value-type="float">
            <text:p>0.43235</text:p>
          </table:table-cell>
          <table:table-cell table:formula="of:=[.G174]/[.D174]" office:value-type="float" office:value="0.951683909311028" calcext:value-type="float">
            <text:p>0.951683909311028</text:p>
          </table:table-cell>
          <table:table-cell office:value-type="float" office:value="0.4299" calcext:value-type="float">
            <text:p>0.4299</text:p>
          </table:table-cell>
          <table:table-cell office:value-type="float" office:value="0.4649" calcext:value-type="float">
            <text:p>0.4649</text:p>
          </table:table-cell>
          <table:table-cell table:formula="of:=([.I174]+[.J174])/2" office:value-type="float" office:value="0.4474" calcext:value-type="float">
            <text:p>0.4474</text:p>
          </table:table-cell>
          <table:table-cell table:formula="of:=[.K174]/[.D174]" office:value-type="float" office:value="0.98481179837112" calcext:value-type="float">
            <text:p>0.98481179837112</text:p>
          </table:table-cell>
          <table:table-cell office:value-type="float" office:value="0.4196" calcext:value-type="float">
            <text:p>0.4196</text:p>
          </table:table-cell>
          <table:table-cell table:formula="of:=[.M174]/[.D174]" office:value-type="float" office:value="0.923618754127229" calcext:value-type="float">
            <text:p>0.923618754127229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1.6452" calcext:value-type="float">
            <text:p>1.6452</text:p>
          </table:table-cell>
          <table:table-cell office:value-type="float" office:value="1.6365" calcext:value-type="float">
            <text:p>1.6365</text:p>
          </table:table-cell>
          <table:table-cell table:formula="of:=([.B175]+[.C175])/2" office:value-type="float" office:value="1.64085" calcext:value-type="float">
            <text:p>1.64085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309" calcext:value-type="float">
            <text:p>0.0309</text:p>
          </table:table-cell>
          <table:table-cell table:formula="of:=([.E175]+[.F175])/2" office:value-type="float" office:value="0.03025" calcext:value-type="float">
            <text:p>0.03025</text:p>
          </table:table-cell>
          <table:table-cell table:formula="of:=[.G175]/[.D175]" office:value-type="float" office:value="0.0184355669317732" calcext:value-type="float">
            <text:p>0.018435566931773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282" calcext:value-type="float">
            <text:p>0.0282</text:p>
          </table:table-cell>
          <table:table-cell table:formula="of:=([.I175]+[.J175])/2" office:value-type="float" office:value="0.0289" calcext:value-type="float">
            <text:p>0.0289</text:p>
          </table:table-cell>
          <table:table-cell table:formula="of:=[.K175]/[.D175]" office:value-type="float" office:value="0.0176128226224213" calcext:value-type="float">
            <text:p>0.017612822622421</text:p>
          </table:table-cell>
          <table:table-cell office:value-type="float" office:value="0.0291" calcext:value-type="float">
            <text:p>0.0291</text:p>
          </table:table-cell>
          <table:table-cell table:formula="of:=[.M175]/[.D175]" office:value-type="float" office:value="0.0177347106682512" calcext:value-type="float">
            <text:p>0.017734710668251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76" calcext:value-type="float">
            <text:p>0.0376</text:p>
          </table:table-cell>
          <table:table-cell table:formula="of:=([.B176]+[.C176])/2" office:value-type="float" office:value="0.03805" calcext:value-type="float">
            <text:p>0.03805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454" calcext:value-type="float">
            <text:p>0.0454</text:p>
          </table:table-cell>
          <table:table-cell table:formula="of:=([.E176]+[.F176])/2" office:value-type="float" office:value="0.04105" calcext:value-type="float">
            <text:p>0.04105</text:p>
          </table:table-cell>
          <table:table-cell table:formula="of:=[.G176]/[.D176]" office:value-type="float" office:value="1.07884362680683" calcext:value-type="float">
            <text:p>1.07884362680683</text:p>
          </table:table-cell>
          <table:table-cell table:number-columns-repeated="2" office:value-type="float" office:value="0.0366" calcext:value-type="float">
            <text:p>0.0366</text:p>
          </table:table-cell>
          <table:table-cell table:formula="of:=([.I176]+[.J176])/2" office:value-type="float" office:value="0.0366" calcext:value-type="float">
            <text:p>0.0366</text:p>
          </table:table-cell>
          <table:table-cell table:formula="of:=[.K176]/[.D176]" office:value-type="float" office:value="0.961892247043364" calcext:value-type="float">
            <text:p>0.961892247043364</text:p>
          </table:table-cell>
          <table:table-cell office:value-type="float" office:value="0.0225" calcext:value-type="float">
            <text:p>0.0225</text:p>
          </table:table-cell>
          <table:table-cell table:formula="of:=[.M176]/[.D176]" office:value-type="float" office:value="0.591327201051248" calcext:value-type="float">
            <text:p>0.591327201051248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2523" calcext:value-type="float">
            <text:p>0.2523</text:p>
          </table:table-cell>
          <table:table-cell table:formula="of:=([.B177]+[.C177])/2" office:value-type="float" office:value="0.25125" calcext:value-type="float">
            <text:p>0.25125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2511" calcext:value-type="float">
            <text:p>0.2511</text:p>
          </table:table-cell>
          <table:table-cell table:formula="of:=([.E177]+[.F177])/2" office:value-type="float" office:value="0.2522" calcext:value-type="float">
            <text:p>0.2522</text:p>
          </table:table-cell>
          <table:table-cell table:formula="of:=[.G177]/[.D177]" office:value-type="float" office:value="1.00378109452736" calcext:value-type="float">
            <text:p>1.00378109452736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2432" calcext:value-type="float">
            <text:p>0.2432</text:p>
          </table:table-cell>
          <table:table-cell table:formula="of:=([.I177]+[.J177])/2" office:value-type="float" office:value="0.24725" calcext:value-type="float">
            <text:p>0.24725</text:p>
          </table:table-cell>
          <table:table-cell table:formula="of:=[.K177]/[.D177]" office:value-type="float" office:value="0.98407960199005" calcext:value-type="float">
            <text:p>0.98407960199005</text:p>
          </table:table-cell>
          <table:table-cell office:value-type="float" office:value="0.238" calcext:value-type="float">
            <text:p>0.238</text:p>
          </table:table-cell>
          <table:table-cell table:formula="of:=[.M177]/[.D177]" office:value-type="float" office:value="0.94726368159204" calcext:value-type="float">
            <text:p>0.94726368159204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1335" calcext:value-type="float">
            <text:p>0.1335</text:p>
          </table:table-cell>
          <table:table-cell table:formula="of:=([.B178]+[.C178])/2" office:value-type="float" office:value="0.13045" calcext:value-type="float">
            <text:p>0.13045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1346" calcext:value-type="float">
            <text:p>0.1346</text:p>
          </table:table-cell>
          <table:table-cell table:formula="of:=([.E178]+[.F178])/2" office:value-type="float" office:value="0.13305" calcext:value-type="float">
            <text:p>0.13305</text:p>
          </table:table-cell>
          <table:table-cell table:formula="of:=[.G178]/[.D178]" office:value-type="float" office:value="1.01993100804906" calcext:value-type="float">
            <text:p>1.01993100804906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3" calcext:value-type="float">
            <text:p>0.13</text:p>
          </table:table-cell>
          <table:table-cell table:formula="of:=([.I178]+[.J178])/2" office:value-type="float" office:value="0.12995" calcext:value-type="float">
            <text:p>0.12995</text:p>
          </table:table-cell>
          <table:table-cell table:formula="of:=[.K178]/[.D178]" office:value-type="float" office:value="0.996167113836719" calcext:value-type="float">
            <text:p>0.996167113836719</text:p>
          </table:table-cell>
          <table:table-cell office:value-type="float" office:value="0.0465" calcext:value-type="float">
            <text:p>0.0465</text:p>
          </table:table-cell>
          <table:table-cell table:formula="of:=[.M178]/[.D178]" office:value-type="float" office:value="0.356458413185128" calcext:value-type="float">
            <text:p>0.356458413185128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0.8961" calcext:value-type="float">
            <text:p>0.8961</text:p>
          </table:table-cell>
          <table:table-cell office:value-type="float" office:value="0.8794" calcext:value-type="float">
            <text:p>0.8794</text:p>
          </table:table-cell>
          <table:table-cell table:formula="of:=([.B179]+[.C179])/2" office:value-type="float" office:value="0.88775" calcext:value-type="float">
            <text:p>0.88775</text:p>
          </table:table-cell>
          <table:table-cell office:value-type="float" office:value="1.029" calcext:value-type="float">
            <text:p>1.029</text:p>
          </table:table-cell>
          <table:table-cell office:value-type="float" office:value="1.034" calcext:value-type="float">
            <text:p>1.034</text:p>
          </table:table-cell>
          <table:table-cell table:formula="of:=([.E179]+[.F179])/2" office:value-type="float" office:value="1.0315" calcext:value-type="float">
            <text:p>1.0315</text:p>
          </table:table-cell>
          <table:table-cell table:formula="of:=[.G179]/[.D179]" office:value-type="float" office:value="1.16192621796677" calcext:value-type="float">
            <text:p>1.16192621796677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1" calcext:value-type="float">
            <text:p>0.991</text:p>
          </table:table-cell>
          <table:table-cell table:formula="of:=([.I179]+[.J179])/2" office:value-type="float" office:value="0.99125" calcext:value-type="float">
            <text:p>0.99125</text:p>
          </table:table-cell>
          <table:table-cell table:formula="of:=[.K179]/[.D179]" office:value-type="float" office:value="1.11658687693607" calcext:value-type="float">
            <text:p>1.11658687693607</text:p>
          </table:table-cell>
          <table:table-cell office:value-type="float" office:value="0.9239" calcext:value-type="float">
            <text:p>0.9239</text:p>
          </table:table-cell>
          <table:table-cell table:formula="of:=[.M179]/[.D179]" office:value-type="float" office:value="1.04072092368347" calcext:value-type="float">
            <text:p>1.04072092368347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6.1796" calcext:value-type="float">
            <text:p>6.1796</text:p>
          </table:table-cell>
          <table:table-cell office:value-type="float" office:value="6.2081" calcext:value-type="float">
            <text:p>6.2081</text:p>
          </table:table-cell>
          <table:table-cell table:formula="of:=([.B180]+[.C180])/2" office:value-type="float" office:value="6.19385" calcext:value-type="float">
            <text:p>6.19385</text:p>
          </table:table-cell>
          <table:table-cell office:value-type="float" office:value="6.2534" calcext:value-type="float">
            <text:p>6.2534</text:p>
          </table:table-cell>
          <table:table-cell office:value-type="float" office:value="6.3469" calcext:value-type="float">
            <text:p>6.3469</text:p>
          </table:table-cell>
          <table:table-cell table:formula="of:=([.E180]+[.F180])/2" office:value-type="float" office:value="6.30015" calcext:value-type="float">
            <text:p>6.30015</text:p>
          </table:table-cell>
          <table:table-cell table:formula="of:=[.G180]/[.D180]" office:value-type="float" office:value="1.01716218507068" calcext:value-type="float">
            <text:p>1.01716218507068</text:p>
          </table:table-cell>
          <table:table-cell office:value-type="float" office:value="6.1053" calcext:value-type="float">
            <text:p>6.1053</text:p>
          </table:table-cell>
          <table:table-cell office:value-type="float" office:value="6.2156" calcext:value-type="float">
            <text:p>6.2156</text:p>
          </table:table-cell>
          <table:table-cell table:formula="of:=([.I180]+[.J180])/2" office:value-type="float" office:value="6.16045" calcext:value-type="float">
            <text:p>6.16045</text:p>
          </table:table-cell>
          <table:table-cell table:formula="of:=[.K180]/[.D180]" office:value-type="float" office:value="0.99460755426754" calcext:value-type="float">
            <text:p>0.99460755426754</text:p>
          </table:table-cell>
          <table:table-cell office:value-type="float" office:value="5.9602" calcext:value-type="float">
            <text:p>5.9602</text:p>
          </table:table-cell>
          <table:table-cell table:formula="of:=[.M180]/[.D180]" office:value-type="float" office:value="0.962277097443432" calcext:value-type="float">
            <text:p>0.962277097443432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3641" calcext:value-type="float">
            <text:p>0.3641</text:p>
          </table:table-cell>
          <table:table-cell table:formula="of:=([.B181]+[.C181])/2" office:value-type="float" office:value="0.35975" calcext:value-type="float">
            <text:p>0.35975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3736" calcext:value-type="float">
            <text:p>0.3736</text:p>
          </table:table-cell>
          <table:table-cell table:formula="of:=([.E181]+[.F181])/2" office:value-type="float" office:value="0.36855" calcext:value-type="float">
            <text:p>0.36855</text:p>
          </table:table-cell>
          <table:table-cell table:formula="of:=[.G181]/[.D181]" office:value-type="float" office:value="1.02446143154969" calcext:value-type="float">
            <text:p>1.02446143154969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3555" calcext:value-type="float">
            <text:p>0.3555</text:p>
          </table:table-cell>
          <table:table-cell table:formula="of:=([.I181]+[.J181])/2" office:value-type="float" office:value="0.36095" calcext:value-type="float">
            <text:p>0.36095</text:p>
          </table:table-cell>
          <table:table-cell table:formula="of:=[.K181]/[.D181]" office:value-type="float" office:value="1.00333564975678" calcext:value-type="float">
            <text:p>1.00333564975678</text:p>
          </table:table-cell>
          <table:table-cell office:value-type="float" office:value="0.3497" calcext:value-type="float">
            <text:p>0.3497</text:p>
          </table:table-cell>
          <table:table-cell table:formula="of:=[.M181]/[.D181]" office:value-type="float" office:value="0.972063933287005" calcext:value-type="float">
            <text:p>0.972063933287005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4118" calcext:value-type="float">
            <text:p>0.4118</text:p>
          </table:table-cell>
          <table:table-cell table:formula="of:=([.B182]+[.C182])/2" office:value-type="float" office:value="0.40825" calcext:value-type="float">
            <text:p>0.40825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4226" calcext:value-type="float">
            <text:p>0.4226</text:p>
          </table:table-cell>
          <table:table-cell table:formula="of:=([.E182]+[.F182])/2" office:value-type="float" office:value="0.41555" calcext:value-type="float">
            <text:p>0.41555</text:p>
          </table:table-cell>
          <table:table-cell table:formula="of:=[.G182]/[.D182]" office:value-type="float" office:value="1.01788120024495" calcext:value-type="float">
            <text:p>1.01788120024495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038" calcext:value-type="float">
            <text:p>0.4038</text:p>
          </table:table-cell>
          <table:table-cell table:formula="of:=([.I182]+[.J182])/2" office:value-type="float" office:value="0.4065" calcext:value-type="float">
            <text:p>0.4065</text:p>
          </table:table-cell>
          <table:table-cell table:formula="of:=[.K182]/[.D182]" office:value-type="float" office:value="0.995713410900184" calcext:value-type="float">
            <text:p>0.995713410900184</text:p>
          </table:table-cell>
          <table:table-cell office:value-type="float" office:value="0.3983" calcext:value-type="float">
            <text:p>0.3983</text:p>
          </table:table-cell>
          <table:table-cell table:formula="of:=[.M182]/[.D182]" office:value-type="float" office:value="0.975627679118187" calcext:value-type="float">
            <text:p>0.975627679118187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341" calcext:value-type="float">
            <text:p>0.0341</text:p>
          </table:table-cell>
          <table:table-cell table:formula="of:=([.B183]+[.C183])/2" office:value-type="float" office:value="0.0336" calcext:value-type="float">
            <text:p>0.0336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391" calcext:value-type="float">
            <text:p>0.0391</text:p>
          </table:table-cell>
          <table:table-cell table:formula="of:=([.E183]+[.F183])/2" office:value-type="float" office:value="0.03775" calcext:value-type="float">
            <text:p>0.03775</text:p>
          </table:table-cell>
          <table:table-cell table:formula="of:=[.G183]/[.D183]" office:value-type="float" office:value="1.1235119047619" calcext:value-type="float">
            <text:p>1.123511904761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76" calcext:value-type="float">
            <text:p>0.0376</text:p>
          </table:table-cell>
          <table:table-cell table:formula="of:=([.I183]+[.J183])/2" office:value-type="float" office:value="0.03765" calcext:value-type="float">
            <text:p>0.03765</text:p>
          </table:table-cell>
          <table:table-cell table:formula="of:=[.K183]/[.D183]" office:value-type="float" office:value="1.12053571428571" calcext:value-type="float">
            <text:p>1.12053571428571</text:p>
          </table:table-cell>
          <table:table-cell office:value-type="float" office:value="0.0205" calcext:value-type="float">
            <text:p>0.0205</text:p>
          </table:table-cell>
          <table:table-cell table:formula="of:=[.M183]/[.D183]" office:value-type="float" office:value="0.610119047619048" calcext:value-type="float">
            <text:p>0.610119047619048</text:p>
          </table:table-cell>
        </table:table-row>
        <table:table-row table:style-name="ro1">
          <table:table-cell table:style-name="ce2" office:value-type="string" calcext:value-type="string">
            <text:p>NonCaseLabelInSwitchStatement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83" calcext:value-type="float">
            <text:p>0.0083</text:p>
          </table:table-cell>
          <table:table-cell table:formula="of:=([.B184]+[.C184])/2" office:value-type="float" office:value="0.0084" calcext:value-type="float">
            <text:p>0.0084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94" calcext:value-type="float">
            <text:p>0.0094</text:p>
          </table:table-cell>
          <table:table-cell table:formula="of:=([.E184]+[.F184])/2" office:value-type="float" office:value="0.0089" calcext:value-type="float">
            <text:p>0.0089</text:p>
          </table:table-cell>
          <table:table-cell table:formula="of:=[.G184]/[.D184]" office:value-type="float" office:value="1.05952380952381" calcext:value-type="float">
            <text:p>1.05952380952381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168" calcext:value-type="float">
            <text:p>0.0168</text:p>
          </table:table-cell>
          <table:table-cell table:formula="of:=([.I184]+[.J184])/2" office:value-type="float" office:value="0.01255" calcext:value-type="float">
            <text:p>0.01255</text:p>
          </table:table-cell>
          <table:table-cell table:formula="of:=[.K184]/[.D184]" office:value-type="float" office:value="1.49404761904762" calcext:value-type="float">
            <text:p>1.49404761904762</text:p>
          </table:table-cell>
          <table:table-cell office:value-type="float" office:value="0.0059" calcext:value-type="float">
            <text:p>0.0059</text:p>
          </table:table-cell>
          <table:table-cell table:formula="of:=[.M184]/[.D184]" office:value-type="float" office:value="0.702380952380952" calcext:value-type="float">
            <text:p>0.702380952380952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8735" calcext:value-type="float">
            <text:p>0.8735</text:p>
          </table:table-cell>
          <table:table-cell table:formula="of:=([.B185]+[.C185])/2" office:value-type="float" office:value="0.8942" calcext:value-type="float">
            <text:p>0.8942</text:p>
          </table:table-cell>
          <table:table-cell table:number-columns-repeated="2" office:value-type="float" office:value="0.0066" calcext:value-type="float">
            <text:p>0.0066</text:p>
          </table:table-cell>
          <table:table-cell table:formula="of:=([.E185]+[.F185])/2" office:value-type="float" office:value="0.0066" calcext:value-type="float">
            <text:p>0.0066</text:p>
          </table:table-cell>
          <table:table-cell table:formula="of:=[.G185]/[.D185]" office:value-type="float" office:value="0.00738089912771192" calcext:value-type="float">
            <text:p>0.0073808991277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1" calcext:value-type="float">
            <text:p>0.0061</text:p>
          </table:table-cell>
          <table:table-cell table:formula="of:=([.I185]+[.J185])/2" office:value-type="float" office:value="0.00605" calcext:value-type="float">
            <text:p>0.00605</text:p>
          </table:table-cell>
          <table:table-cell table:formula="of:=[.K185]/[.D185]" office:value-type="float" office:value="0.00676582420040259" calcext:value-type="float">
            <text:p>0.006765824200403</text:p>
          </table:table-cell>
          <table:table-cell office:value-type="float" office:value="0.006" calcext:value-type="float">
            <text:p>0.006</text:p>
          </table:table-cell>
          <table:table-cell table:formula="of:=[.M185]/[.D185]" office:value-type="float" office:value="0.00670990829791993" calcext:value-type="float">
            <text:p>0.00670990829792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295" calcext:value-type="float">
            <text:p>0.295</text:p>
          </table:table-cell>
          <table:table-cell office:value-type="float" office:value="0.2554" calcext:value-type="float">
            <text:p>0.2554</text:p>
          </table:table-cell>
          <table:table-cell table:formula="of:=([.B186]+[.C186])/2" office:value-type="float" office:value="0.2752" calcext:value-type="float">
            <text:p>0.2752</text:p>
          </table:table-cell>
          <table:table-cell office:value-type="float" office:value="0.288" calcext:value-type="float">
            <text:p>0.288</text:p>
          </table:table-cell>
          <table:table-cell office:value-type="float" office:value="0.2654" calcext:value-type="float">
            <text:p>0.2654</text:p>
          </table:table-cell>
          <table:table-cell table:formula="of:=([.E186]+[.F186])/2" office:value-type="float" office:value="0.2767" calcext:value-type="float">
            <text:p>0.2767</text:p>
          </table:table-cell>
          <table:table-cell table:formula="of:=[.G186]/[.D186]" office:value-type="float" office:value="1.00545058139535" calcext:value-type="float">
            <text:p>1.00545058139535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251" calcext:value-type="float">
            <text:p>0.251</text:p>
          </table:table-cell>
          <table:table-cell table:formula="of:=([.I186]+[.J186])/2" office:value-type="float" office:value="0.25435" calcext:value-type="float">
            <text:p>0.25435</text:p>
          </table:table-cell>
          <table:table-cell table:formula="of:=[.K186]/[.D186]" office:value-type="float" office:value="0.924236918604651" calcext:value-type="float">
            <text:p>0.924236918604651</text:p>
          </table:table-cell>
          <table:table-cell office:value-type="float" office:value="0.2665" calcext:value-type="float">
            <text:p>0.2665</text:p>
          </table:table-cell>
          <table:table-cell table:formula="of:=[.M186]/[.D186]" office:value-type="float" office:value="0.968386627906977" calcext:value-type="float">
            <text:p>0.968386627906977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82" calcext:value-type="float">
            <text:p>0.0182</text:p>
          </table:table-cell>
          <table:table-cell table:formula="of:=([.B187]+[.C187])/2" office:value-type="float" office:value="0.01775" calcext:value-type="float">
            <text:p>0.0177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79" calcext:value-type="float">
            <text:p>0.0179</text:p>
          </table:table-cell>
          <table:table-cell table:formula="of:=([.E187]+[.F187])/2" office:value-type="float" office:value="0.0177" calcext:value-type="float">
            <text:p>0.0177</text:p>
          </table:table-cell>
          <table:table-cell table:formula="of:=[.G187]/[.D187]" office:value-type="float" office:value="0.997183098591549" calcext:value-type="float">
            <text:p>0.997183098591549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77" calcext:value-type="float">
            <text:p>0.0177</text:p>
          </table:table-cell>
          <table:table-cell table:formula="of:=([.I187]+[.J187])/2" office:value-type="float" office:value="0.01765" calcext:value-type="float">
            <text:p>0.01765</text:p>
          </table:table-cell>
          <table:table-cell table:formula="of:=[.K187]/[.D187]" office:value-type="float" office:value="0.994366197183098" calcext:value-type="float">
            <text:p>0.994366197183098</text:p>
          </table:table-cell>
          <table:table-cell office:value-type="float" office:value="0.0205" calcext:value-type="float">
            <text:p>0.0205</text:p>
          </table:table-cell>
          <table:table-cell table:formula="of:=[.M187]/[.D187]" office:value-type="float" office:value="1.15492957746479" calcext:value-type="float">
            <text:p>1.15492957746479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1.7467" calcext:value-type="float">
            <text:p>1.7467</text:p>
          </table:table-cell>
          <table:table-cell office:value-type="float" office:value="1.7769" calcext:value-type="float">
            <text:p>1.7769</text:p>
          </table:table-cell>
          <table:table-cell table:formula="of:=([.B188]+[.C188])/2" office:value-type="float" office:value="1.7618" calcext:value-type="float">
            <text:p>1.761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37" calcext:value-type="float">
            <text:p>0.2237</text:p>
          </table:table-cell>
          <table:table-cell table:formula="of:=([.E188]+[.F188])/2" office:value-type="float" office:value="0.22035" calcext:value-type="float">
            <text:p>0.22035</text:p>
          </table:table-cell>
          <table:table-cell table:formula="of:=[.G188]/[.D188]" office:value-type="float" office:value="0.125070950164604" calcext:value-type="float">
            <text:p>0.12507095016460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99" calcext:value-type="float">
            <text:p>0.299</text:p>
          </table:table-cell>
          <table:table-cell table:formula="of:=([.I188]+[.J188])/2" office:value-type="float" office:value="0.2585" calcext:value-type="float">
            <text:p>0.2585</text:p>
          </table:table-cell>
          <table:table-cell table:formula="of:=[.K188]/[.D188]" office:value-type="float" office:value="0.146724940401862" calcext:value-type="float">
            <text:p>0.146724940401862</text:p>
          </table:table-cell>
          <table:table-cell office:value-type="float" office:value="0.2102" calcext:value-type="float">
            <text:p>0.2102</text:p>
          </table:table-cell>
          <table:table-cell table:formula="of:=[.M188]/[.D188]" office:value-type="float" office:value="0.119309796798729" calcext:value-type="float">
            <text:p>0.119309796798729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295" calcext:value-type="float">
            <text:p>0.295</text:p>
          </table:table-cell>
          <table:table-cell table:formula="of:=([.B189]+[.C189])/2" office:value-type="float" office:value="0.28205" calcext:value-type="float">
            <text:p>0.28205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2435" calcext:value-type="float">
            <text:p>0.2435</text:p>
          </table:table-cell>
          <table:table-cell table:formula="of:=([.E189]+[.F189])/2" office:value-type="float" office:value="0.2423" calcext:value-type="float">
            <text:p>0.2423</text:p>
          </table:table-cell>
          <table:table-cell table:formula="of:=[.G189]/[.D189]" office:value-type="float" office:value="0.859067541216096" calcext:value-type="float">
            <text:p>0.859067541216096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2389" calcext:value-type="float">
            <text:p>0.2389</text:p>
          </table:table-cell>
          <table:table-cell table:formula="of:=([.I189]+[.J189])/2" office:value-type="float" office:value="0.2403" calcext:value-type="float">
            <text:p>0.2403</text:p>
          </table:table-cell>
          <table:table-cell table:formula="of:=[.K189]/[.D189]" office:value-type="float" office:value="0.851976599893636" calcext:value-type="float">
            <text:p>0.851976599893636</text:p>
          </table:table-cell>
          <table:table-cell office:value-type="float" office:value="0.2303" calcext:value-type="float">
            <text:p>0.2303</text:p>
          </table:table-cell>
          <table:table-cell table:formula="of:=[.M189]/[.D189]" office:value-type="float" office:value="0.816521893281333" calcext:value-type="float">
            <text:p>0.816521893281333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0.6926" calcext:value-type="float">
            <text:p>0.6926</text:p>
          </table:table-cell>
          <table:table-cell office:value-type="float" office:value="0.6645" calcext:value-type="float">
            <text:p>0.6645</text:p>
          </table:table-cell>
          <table:table-cell table:formula="of:=([.B190]+[.C190])/2" office:value-type="float" office:value="0.67855" calcext:value-type="float">
            <text:p>0.67855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7204" calcext:value-type="float">
            <text:p>0.7204</text:p>
          </table:table-cell>
          <table:table-cell table:formula="of:=([.E190]+[.F190])/2" office:value-type="float" office:value="0.7253" calcext:value-type="float">
            <text:p>0.7253</text:p>
          </table:table-cell>
          <table:table-cell table:formula="of:=[.G190]/[.D190]" office:value-type="float" office:value="1.06889691253408" calcext:value-type="float">
            <text:p>1.06889691253408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743" calcext:value-type="float">
            <text:p>0.743</text:p>
          </table:table-cell>
          <table:table-cell table:formula="of:=([.I190]+[.J190])/2" office:value-type="float" office:value="0.69765" calcext:value-type="float">
            <text:p>0.69765</text:p>
          </table:table-cell>
          <table:table-cell table:formula="of:=[.K190]/[.D190]" office:value-type="float" office:value="1.02814825731339" calcext:value-type="float">
            <text:p>1.02814825731339</text:p>
          </table:table-cell>
          <table:table-cell office:value-type="float" office:value="1.0025" calcext:value-type="float">
            <text:p>1.0025</text:p>
          </table:table-cell>
          <table:table-cell table:formula="of:=[.M190]/[.D190]" office:value-type="float" office:value="1.47741507626557" calcext:value-type="float">
            <text:p>1.47741507626557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299" calcext:value-type="float">
            <text:p>0.299</text:p>
          </table:table-cell>
          <table:table-cell table:formula="of:=([.B191]+[.C191])/2" office:value-type="float" office:value="0.29835" calcext:value-type="float">
            <text:p>0.29835</text:p>
          </table:table-cell>
          <table:table-cell office:value-type="float" office:value="0.3067" calcext:value-type="float">
            <text:p>0.3067</text:p>
          </table:table-cell>
          <table:table-cell office:value-type="float" office:value="0.3101" calcext:value-type="float">
            <text:p>0.3101</text:p>
          </table:table-cell>
          <table:table-cell table:formula="of:=([.E191]+[.F191])/2" office:value-type="float" office:value="0.3084" calcext:value-type="float">
            <text:p>0.3084</text:p>
          </table:table-cell>
          <table:table-cell table:formula="of:=[.G191]/[.D191]" office:value-type="float" office:value="1.03368526897939" calcext:value-type="float">
            <text:p>1.03368526897939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3063" calcext:value-type="float">
            <text:p>0.3063</text:p>
          </table:table-cell>
          <table:table-cell table:formula="of:=([.I191]+[.J191])/2" office:value-type="float" office:value="0.3089" calcext:value-type="float">
            <text:p>0.3089</text:p>
          </table:table-cell>
          <table:table-cell table:formula="of:=[.K191]/[.D191]" office:value-type="float" office:value="1.03536115300821" calcext:value-type="float">
            <text:p>1.03536115300821</text:p>
          </table:table-cell>
          <table:table-cell office:value-type="float" office:value="0.2901" calcext:value-type="float">
            <text:p>0.2901</text:p>
          </table:table-cell>
          <table:table-cell table:formula="of:=[.M191]/[.D191]" office:value-type="float" office:value="0.972347913524384" calcext:value-type="float">
            <text:p>0.972347913524384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381" calcext:value-type="float">
            <text:p>0.0381</text:p>
          </table:table-cell>
          <table:table-cell table:formula="of:=([.B192]+[.C192])/2" office:value-type="float" office:value="0.03695" calcext:value-type="float">
            <text:p>0.03695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69" calcext:value-type="float">
            <text:p>0.0469</text:p>
          </table:table-cell>
          <table:table-cell table:formula="of:=([.E192]+[.F192])/2" office:value-type="float" office:value="0.0461" calcext:value-type="float">
            <text:p>0.0461</text:p>
          </table:table-cell>
          <table:table-cell table:formula="of:=[.G192]/[.D192]" office:value-type="float" office:value="1.24763193504736" calcext:value-type="float">
            <text:p>1.24763193504736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435" calcext:value-type="float">
            <text:p>0.0435</text:p>
          </table:table-cell>
          <table:table-cell table:formula="of:=([.I192]+[.J192])/2" office:value-type="float" office:value="0.0428" calcext:value-type="float">
            <text:p>0.0428</text:p>
          </table:table-cell>
          <table:table-cell table:formula="of:=[.K192]/[.D192]" office:value-type="float" office:value="1.15832205683356" calcext:value-type="float">
            <text:p>1.15832205683356</text:p>
          </table:table-cell>
          <table:table-cell office:value-type="float" office:value="0.0541" calcext:value-type="float">
            <text:p>0.0541</text:p>
          </table:table-cell>
          <table:table-cell table:formula="of:=[.M192]/[.D192]" office:value-type="float" office:value="1.46414073071719" calcext:value-type="float">
            <text:p>1.46414073071719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841" calcext:value-type="float">
            <text:p>0.841</text:p>
          </table:table-cell>
          <table:table-cell table:formula="of:=([.B193]+[.C193])/2" office:value-type="float" office:value="0.7873" calcext:value-type="float">
            <text:p>0.7873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041" calcext:value-type="float">
            <text:p>0.8041</text:p>
          </table:table-cell>
          <table:table-cell table:formula="of:=([.E193]+[.F193])/2" office:value-type="float" office:value="0.8173" calcext:value-type="float">
            <text:p>0.8173</text:p>
          </table:table-cell>
          <table:table-cell table:formula="of:=[.G193]/[.D193]" office:value-type="float" office:value="1.0381049155341" calcext:value-type="float">
            <text:p>1.038104915534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806" calcext:value-type="float">
            <text:p>0.7806</text:p>
          </table:table-cell>
          <table:table-cell table:formula="of:=([.I193]+[.J193])/2" office:value-type="float" office:value="0.8043" calcext:value-type="float">
            <text:p>0.8043</text:p>
          </table:table-cell>
          <table:table-cell table:formula="of:=[.K193]/[.D193]" office:value-type="float" office:value="1.02159278546933" calcext:value-type="float">
            <text:p>1.02159278546933</text:p>
          </table:table-cell>
          <table:table-cell office:value-type="float" office:value="2.5396" calcext:value-type="float">
            <text:p>2.5396</text:p>
          </table:table-cell>
          <table:table-cell table:formula="of:=[.M193]/[.D193]" office:value-type="float" office:value="3.22570811634701" calcext:value-type="float">
            <text:p>3.22570811634701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0.838" calcext:value-type="float">
            <text:p>0.838</text:p>
          </table:table-cell>
          <table:table-cell office:value-type="float" office:value="0.7994" calcext:value-type="float">
            <text:p>0.7994</text:p>
          </table:table-cell>
          <table:table-cell table:formula="of:=([.B194]+[.C194])/2" office:value-type="float" office:value="0.8187" calcext:value-type="float">
            <text:p>0.8187</text:p>
          </table:table-cell>
          <table:table-cell office:value-type="float" office:value="0.7874" calcext:value-type="float">
            <text:p>0.7874</text:p>
          </table:table-cell>
          <table:table-cell office:value-type="float" office:value="0.7575" calcext:value-type="float">
            <text:p>0.7575</text:p>
          </table:table-cell>
          <table:table-cell table:formula="of:=([.E194]+[.F194])/2" office:value-type="float" office:value="0.77245" calcext:value-type="float">
            <text:p>0.77245</text:p>
          </table:table-cell>
          <table:table-cell table:formula="of:=[.G194]/[.D194]" office:value-type="float" office:value="0.943508000488579" calcext:value-type="float">
            <text:p>0.943508000488579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7568" calcext:value-type="float">
            <text:p>0.7568</text:p>
          </table:table-cell>
          <table:table-cell table:formula="of:=([.I194]+[.J194])/2" office:value-type="float" office:value="0.76515" calcext:value-type="float">
            <text:p>0.76515</text:p>
          </table:table-cell>
          <table:table-cell table:formula="of:=[.K194]/[.D194]" office:value-type="float" office:value="0.934591425430561" calcext:value-type="float">
            <text:p>0.934591425430561</text:p>
          </table:table-cell>
          <table:table-cell office:value-type="float" office:value="2.4191" calcext:value-type="float">
            <text:p>2.4191</text:p>
          </table:table-cell>
          <table:table-cell table:formula="of:=[.M194]/[.D194]" office:value-type="float" office:value="2.95480640039086" calcext:value-type="float">
            <text:p>2.95480640039086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4254" calcext:value-type="float">
            <text:p>0.4254</text:p>
          </table:table-cell>
          <table:table-cell table:formula="of:=([.B195]+[.C195])/2" office:value-type="float" office:value="0.4118" calcext:value-type="float">
            <text:p>0.4118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4206" calcext:value-type="float">
            <text:p>0.4206</text:p>
          </table:table-cell>
          <table:table-cell table:formula="of:=([.E195]+[.F195])/2" office:value-type="float" office:value="0.404" calcext:value-type="float">
            <text:p>0.404</text:p>
          </table:table-cell>
          <table:table-cell table:formula="of:=[.G195]/[.D195]" office:value-type="float" office:value="0.981058766391452" calcext:value-type="float">
            <text:p>0.981058766391452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3797" calcext:value-type="float">
            <text:p>0.3797</text:p>
          </table:table-cell>
          <table:table-cell table:formula="of:=([.I195]+[.J195])/2" office:value-type="float" office:value="0.38195" calcext:value-type="float">
            <text:p>0.38195</text:p>
          </table:table-cell>
          <table:table-cell table:formula="of:=[.K195]/[.D195]" office:value-type="float" office:value="0.927513355998057" calcext:value-type="float">
            <text:p>0.927513355998057</text:p>
          </table:table-cell>
          <table:table-cell office:value-type="float" office:value="0.3933" calcext:value-type="float">
            <text:p>0.3933</text:p>
          </table:table-cell>
          <table:table-cell table:formula="of:=[.M195]/[.D195]" office:value-type="float" office:value="0.955075279261778" calcext:value-type="float">
            <text:p>0.955075279261778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2935" calcext:value-type="float">
            <text:p>0.2935</text:p>
          </table:table-cell>
          <table:table-cell table:formula="of:=([.B196]+[.C196])/2" office:value-type="float" office:value="0.29645" calcext:value-type="float">
            <text:p>0.29645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2371" calcext:value-type="float">
            <text:p>0.2371</text:p>
          </table:table-cell>
          <table:table-cell table:formula="of:=([.E196]+[.F196])/2" office:value-type="float" office:value="0.2389" calcext:value-type="float">
            <text:p>0.2389</text:p>
          </table:table-cell>
          <table:table-cell table:formula="of:=[.G196]/[.D196]" office:value-type="float" office:value="0.805869455220105" calcext:value-type="float">
            <text:p>0.80586945522010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2327" calcext:value-type="float">
            <text:p>0.2327</text:p>
          </table:table-cell>
          <table:table-cell table:formula="of:=([.I196]+[.J196])/2" office:value-type="float" office:value="0.2349" calcext:value-type="float">
            <text:p>0.2349</text:p>
          </table:table-cell>
          <table:table-cell table:formula="of:=[.K196]/[.D196]" office:value-type="float" office:value="0.792376454714117" calcext:value-type="float">
            <text:p>0.792376454714117</text:p>
          </table:table-cell>
          <table:table-cell office:value-type="float" office:value="0.2519" calcext:value-type="float">
            <text:p>0.2519</text:p>
          </table:table-cell>
          <table:table-cell table:formula="of:=[.M196]/[.D196]" office:value-type="float" office:value="0.849721706864564" calcext:value-type="float">
            <text:p>0.849721706864564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295" calcext:value-type="float">
            <text:p>0.1295</text:p>
          </table:table-cell>
          <table:table-cell table:formula="of:=([.B197]+[.C197])/2" office:value-type="float" office:value="0.127" calcext:value-type="float">
            <text:p>0.127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1324" calcext:value-type="float">
            <text:p>0.1324</text:p>
          </table:table-cell>
          <table:table-cell table:formula="of:=([.E197]+[.F197])/2" office:value-type="float" office:value="0.14635" calcext:value-type="float">
            <text:p>0.14635</text:p>
          </table:table-cell>
          <table:table-cell table:formula="of:=[.G197]/[.D197]" office:value-type="float" office:value="1.15236220472441" calcext:value-type="float">
            <text:p>1.15236220472441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1262" calcext:value-type="float">
            <text:p>0.1262</text:p>
          </table:table-cell>
          <table:table-cell table:formula="of:=([.I197]+[.J197])/2" office:value-type="float" office:value="0.12725" calcext:value-type="float">
            <text:p>0.12725</text:p>
          </table:table-cell>
          <table:table-cell table:formula="of:=[.K197]/[.D197]" office:value-type="float" office:value="1.00196850393701" calcext:value-type="float">
            <text:p>1.00196850393701</text:p>
          </table:table-cell>
          <table:table-cell office:value-type="float" office:value="1.0865" calcext:value-type="float">
            <text:p>1.0865</text:p>
          </table:table-cell>
          <table:table-cell table:formula="of:=[.M197]/[.D197]" office:value-type="float" office:value="8.55511811023622" calcext:value-type="float">
            <text:p>8.55511811023622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6.5129" calcext:value-type="float">
            <text:p>6.5129</text:p>
          </table:table-cell>
          <table:table-cell office:value-type="float" office:value="6.5107" calcext:value-type="float">
            <text:p>6.5107</text:p>
          </table:table-cell>
          <table:table-cell table:formula="of:=([.B198]+[.C198])/2" office:value-type="float" office:value="6.5118" calcext:value-type="float">
            <text:p>6.5118</text:p>
          </table:table-cell>
          <table:table-cell office:value-type="float" office:value="5.8689" calcext:value-type="float">
            <text:p>5.8689</text:p>
          </table:table-cell>
          <table:table-cell office:value-type="float" office:value="6.1714" calcext:value-type="float">
            <text:p>6.1714</text:p>
          </table:table-cell>
          <table:table-cell table:formula="of:=([.E198]+[.F198])/2" office:value-type="float" office:value="6.02015" calcext:value-type="float">
            <text:p>6.02015</text:p>
          </table:table-cell>
          <table:table-cell table:formula="of:=[.G198]/[.D198]" office:value-type="float" office:value="0.924498602536933" calcext:value-type="float">
            <text:p>0.924498602536933</text:p>
          </table:table-cell>
          <table:table-cell office:value-type="float" office:value="6.04" calcext:value-type="float">
            <text:p>6.04</text:p>
          </table:table-cell>
          <table:table-cell office:value-type="float" office:value="6.0223" calcext:value-type="float">
            <text:p>6.0223</text:p>
          </table:table-cell>
          <table:table-cell table:formula="of:=([.I198]+[.J198])/2" office:value-type="float" office:value="6.03115" calcext:value-type="float">
            <text:p>6.03115</text:p>
          </table:table-cell>
          <table:table-cell table:formula="of:=[.K198]/[.D198]" office:value-type="float" office:value="0.926187843606991" calcext:value-type="float">
            <text:p>0.926187843606991</text:p>
          </table:table-cell>
          <table:table-cell office:value-type="float" office:value="5.6435" calcext:value-type="float">
            <text:p>5.6435</text:p>
          </table:table-cell>
          <table:table-cell table:formula="of:=[.M198]/[.D198]" office:value-type="float" office:value="0.866657452624466" calcext:value-type="float">
            <text:p>0.866657452624466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24" calcext:value-type="float">
            <text:p>0.024</text:p>
          </table:table-cell>
          <table:table-cell table:formula="of:=([.B199]+[.C199])/2" office:value-type="float" office:value="0.0233" calcext:value-type="float">
            <text:p>0.0233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229" calcext:value-type="float">
            <text:p>0.0229</text:p>
          </table:table-cell>
          <table:table-cell table:formula="of:=([.E199]+[.F199])/2" office:value-type="float" office:value="0.02275" calcext:value-type="float">
            <text:p>0.02275</text:p>
          </table:table-cell>
          <table:table-cell table:formula="of:=[.G199]/[.D199]" office:value-type="float" office:value="0.976394849785408" calcext:value-type="float">
            <text:p>0.976394849785408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23" calcext:value-type="float">
            <text:p>0.0223</text:p>
          </table:table-cell>
          <table:table-cell table:formula="of:=([.I199]+[.J199])/2" office:value-type="float" office:value="0.0225" calcext:value-type="float">
            <text:p>0.0225</text:p>
          </table:table-cell>
          <table:table-cell table:formula="of:=[.K199]/[.D199]" office:value-type="float" office:value="0.965665236051502" calcext:value-type="float">
            <text:p>0.965665236051502</text:p>
          </table:table-cell>
          <table:table-cell office:value-type="float" office:value="0.0251" calcext:value-type="float">
            <text:p>0.0251</text:p>
          </table:table-cell>
          <table:table-cell table:formula="of:=[.M199]/[.D199]" office:value-type="float" office:value="1.07725321888412" calcext:value-type="float">
            <text:p>1.07725321888412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86" calcext:value-type="float">
            <text:p>0.0186</text:p>
          </table:table-cell>
          <table:table-cell table:formula="of:=([.B200]+[.C200])/2" office:value-type="float" office:value="0.0185" calcext:value-type="float">
            <text:p>0.0185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11" calcext:value-type="float">
            <text:p>0.0211</text:p>
          </table:table-cell>
          <table:table-cell table:formula="of:=([.E200]+[.F200])/2" office:value-type="float" office:value="0.0207" calcext:value-type="float">
            <text:p>0.0207</text:p>
          </table:table-cell>
          <table:table-cell table:formula="of:=[.G200]/[.D200]" office:value-type="float" office:value="1.11891891891892" calcext:value-type="float">
            <text:p>1.11891891891892</text:p>
          </table:table-cell>
          <table:table-cell table:number-columns-repeated="2" office:value-type="float" office:value="0.0194" calcext:value-type="float">
            <text:p>0.0194</text:p>
          </table:table-cell>
          <table:table-cell table:formula="of:=([.I200]+[.J200])/2" office:value-type="float" office:value="0.0194" calcext:value-type="float">
            <text:p>0.0194</text:p>
          </table:table-cell>
          <table:table-cell table:formula="of:=[.K200]/[.D200]" office:value-type="float" office:value="1.04864864864865" calcext:value-type="float">
            <text:p>1.04864864864865</text:p>
          </table:table-cell>
          <table:table-cell office:value-type="float" office:value="0.025" calcext:value-type="float">
            <text:p>0.025</text:p>
          </table:table-cell>
          <table:table-cell table:formula="of:=[.M200]/[.D200]" office:value-type="float" office:value="1.35135135135135" calcext:value-type="float">
            <text:p>1.35135135135135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165" calcext:value-type="float">
            <text:p>0.0165</text:p>
          </table:table-cell>
          <table:table-cell table:formula="of:=([.B201]+[.C201])/2" office:value-type="float" office:value="0.0189" calcext:value-type="float">
            <text:p>0.018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69" calcext:value-type="float">
            <text:p>0.0169</text:p>
          </table:table-cell>
          <table:table-cell table:formula="of:=([.E201]+[.F201])/2" office:value-type="float" office:value="0.01645" calcext:value-type="float">
            <text:p>0.01645</text:p>
          </table:table-cell>
          <table:table-cell table:formula="of:=[.G201]/[.D201]" office:value-type="float" office:value="0.87037037037037" calcext:value-type="float">
            <text:p>0.87037037037037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59" calcext:value-type="float">
            <text:p>0.0159</text:p>
          </table:table-cell>
          <table:table-cell table:formula="of:=([.I201]+[.J201])/2" office:value-type="float" office:value="0.01605" calcext:value-type="float">
            <text:p>0.01605</text:p>
          </table:table-cell>
          <table:table-cell table:formula="of:=[.K201]/[.D201]" office:value-type="float" office:value="0.849206349206349" calcext:value-type="float">
            <text:p>0.849206349206349</text:p>
          </table:table-cell>
          <table:table-cell office:value-type="float" office:value="0.0215" calcext:value-type="float">
            <text:p>0.0215</text:p>
          </table:table-cell>
          <table:table-cell table:formula="of:=[.M201]/[.D201]" office:value-type="float" office:value="1.13756613756614" calcext:value-type="float">
            <text:p>1.13756613756614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22" calcext:value-type="float">
            <text:p>0.0122</text:p>
          </table:table-cell>
          <table:table-cell table:formula="of:=([.B202]+[.C202])/2" office:value-type="float" office:value="0.0117" calcext:value-type="float">
            <text:p>0.01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6" calcext:value-type="float">
            <text:p>0.0126</text:p>
          </table:table-cell>
          <table:table-cell table:formula="of:=([.E202]+[.F202])/2" office:value-type="float" office:value="0.0123" calcext:value-type="float">
            <text:p>0.0123</text:p>
          </table:table-cell>
          <table:table-cell table:formula="of:=[.G202]/[.D202]" office:value-type="float" office:value="1.05128205128205" calcext:value-type="float">
            <text:p>1.0512820512820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16" calcext:value-type="float">
            <text:p>0.0116</text:p>
          </table:table-cell>
          <table:table-cell table:formula="of:=([.I202]+[.J202])/2" office:value-type="float" office:value="0.0115" calcext:value-type="float">
            <text:p>0.0115</text:p>
          </table:table-cell>
          <table:table-cell table:formula="of:=[.K202]/[.D202]" office:value-type="float" office:value="0.982905982905983" calcext:value-type="float">
            <text:p>0.982905982905983</text:p>
          </table:table-cell>
          <table:table-cell office:value-type="float" office:value="0.0138" calcext:value-type="float">
            <text:p>0.0138</text:p>
          </table:table-cell>
          <table:table-cell table:formula="of:=[.M202]/[.D202]" office:value-type="float" office:value="1.17948717948718" calcext:value-type="float">
            <text:p>1.17948717948718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82" calcext:value-type="float">
            <text:p>0.3182</text:p>
          </table:table-cell>
          <table:table-cell table:formula="of:=([.B203]+[.C203])/2" office:value-type="float" office:value="0.2971" calcext:value-type="float">
            <text:p>0.2971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2799" calcext:value-type="float">
            <text:p>0.2799</text:p>
          </table:table-cell>
          <table:table-cell table:formula="of:=([.E203]+[.F203])/2" office:value-type="float" office:value="0.2789" calcext:value-type="float">
            <text:p>0.2789</text:p>
          </table:table-cell>
          <table:table-cell table:formula="of:=[.G203]/[.D203]" office:value-type="float" office:value="0.938741164591047" calcext:value-type="float">
            <text:p>0.938741164591047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268" calcext:value-type="float">
            <text:p>0.268</text:p>
          </table:table-cell>
          <table:table-cell table:formula="of:=([.I203]+[.J203])/2" office:value-type="float" office:value="0.27665" calcext:value-type="float">
            <text:p>0.27665</text:p>
          </table:table-cell>
          <table:table-cell table:formula="of:=[.K203]/[.D203]" office:value-type="float" office:value="0.931167956916863" calcext:value-type="float">
            <text:p>0.931167956916863</text:p>
          </table:table-cell>
          <table:table-cell office:value-type="float" office:value="0.3697" calcext:value-type="float">
            <text:p>0.3697</text:p>
          </table:table-cell>
          <table:table-cell table:formula="of:=[.M203]/[.D203]" office:value-type="float" office:value="1.24436216762033" calcext:value-type="float">
            <text:p>1.24436216762033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2611" calcext:value-type="float">
            <text:p>0.2611</text:p>
          </table:table-cell>
          <table:table-cell table:formula="of:=([.B204]+[.C204])/2" office:value-type="float" office:value="0.26215" calcext:value-type="float">
            <text:p>0.26215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303" calcext:value-type="float">
            <text:p>0.303</text:p>
          </table:table-cell>
          <table:table-cell table:formula="of:=([.E204]+[.F204])/2" office:value-type="float" office:value="0.3047" calcext:value-type="float">
            <text:p>0.3047</text:p>
          </table:table-cell>
          <table:table-cell table:formula="of:=[.G204]/[.D204]" office:value-type="float" office:value="1.16231165363342" calcext:value-type="float">
            <text:p>1.16231165363342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2816" calcext:value-type="float">
            <text:p>0.2816</text:p>
          </table:table-cell>
          <table:table-cell table:formula="of:=([.I204]+[.J204])/2" office:value-type="float" office:value="0.2922" calcext:value-type="float">
            <text:p>0.2922</text:p>
          </table:table-cell>
          <table:table-cell table:formula="of:=[.K204]/[.D204]" office:value-type="float" office:value="1.11462902918177" calcext:value-type="float">
            <text:p>1.11462902918177</text:p>
          </table:table-cell>
          <table:table-cell office:value-type="float" office:value="0.332" calcext:value-type="float">
            <text:p>0.332</text:p>
          </table:table-cell>
          <table:table-cell table:formula="of:=[.M204]/[.D204]" office:value-type="float" office:value="1.26645050543582" calcext:value-type="float">
            <text:p>1.26645050543582</text:p>
          </table:table-cell>
        </table:table-row>
        <table:table-row table:style-name="ro1">
          <table:table-cell table:style-name="ce1" office:value-type="string" calcext:value-type="string">
            <text:p>ReturnEmptyArrayRatherThanNull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943" calcext:value-type="float">
            <text:p>0.0943</text:p>
          </table:table-cell>
          <table:table-cell table:formula="of:=([.B205]+[.C205])/2" office:value-type="float" office:value="0.0923" calcext:value-type="float">
            <text:p>0.0923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312" calcext:value-type="float">
            <text:p>0.1312</text:p>
          </table:table-cell>
          <table:table-cell table:formula="of:=([.E205]+[.F205])/2" office:value-type="float" office:value="0.1175" calcext:value-type="float">
            <text:p>0.1175</text:p>
          </table:table-cell>
          <table:table-cell table:formula="of:=[.G205]/[.D205]" office:value-type="float" office:value="1.27302275189599" calcext:value-type="float">
            <text:p>1.27302275189599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1012" calcext:value-type="float">
            <text:p>0.1012</text:p>
          </table:table-cell>
          <table:table-cell table:formula="of:=([.I205]+[.J205])/2" office:value-type="float" office:value="0.1013" calcext:value-type="float">
            <text:p>0.1013</text:p>
          </table:table-cell>
          <table:table-cell table:formula="of:=[.K205]/[.D205]" office:value-type="float" office:value="1.09750812567714" calcext:value-type="float">
            <text:p>1.09750812567714</text:p>
          </table:table-cell>
          <table:table-cell office:value-type="float" office:value="0.1163" calcext:value-type="float">
            <text:p>0.1163</text:p>
          </table:table-cell>
          <table:table-cell table:formula="of:=[.M205]/[.D205]" office:value-type="float" office:value="1.26002166847237" calcext:value-type="float">
            <text:p>1.26002166847237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1.5596" calcext:value-type="float">
            <text:p>1.5596</text:p>
          </table:table-cell>
          <table:table-cell office:value-type="float" office:value="1.5559" calcext:value-type="float">
            <text:p>1.5559</text:p>
          </table:table-cell>
          <table:table-cell table:formula="of:=([.B206]+[.C206])/2" office:value-type="float" office:value="1.55775" calcext:value-type="float">
            <text:p>1.55775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3394" calcext:value-type="float">
            <text:p>0.3394</text:p>
          </table:table-cell>
          <table:table-cell table:formula="of:=([.E206]+[.F206])/2" office:value-type="float" office:value="0.36095" calcext:value-type="float">
            <text:p>0.36095</text:p>
          </table:table-cell>
          <table:table-cell table:formula="of:=[.G206]/[.D206]" office:value-type="float" office:value="0.231712405713369" calcext:value-type="float">
            <text:p>0.231712405713369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3235" calcext:value-type="float">
            <text:p>0.3235</text:p>
          </table:table-cell>
          <table:table-cell table:formula="of:=([.I206]+[.J206])/2" office:value-type="float" office:value="0.326" calcext:value-type="float">
            <text:p>0.326</text:p>
          </table:table-cell>
          <table:table-cell table:formula="of:=[.K206]/[.D206]" office:value-type="float" office:value="0.209276199646927" calcext:value-type="float">
            <text:p>0.209276199646927</text:p>
          </table:table-cell>
          <table:table-cell office:value-type="float" office:value="0.3013" calcext:value-type="float">
            <text:p>0.3013</text:p>
          </table:table-cell>
          <table:table-cell table:formula="of:=[.M206]/[.D206]" office:value-type="float" office:value="0.193419996790242" calcext:value-type="float">
            <text:p>0.193419996790242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442" calcext:value-type="float">
            <text:p>0.0442</text:p>
          </table:table-cell>
          <table:table-cell table:formula="of:=([.B207]+[.C207])/2" office:value-type="float" office:value="0.06365" calcext:value-type="float">
            <text:p>0.06365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42" calcext:value-type="float">
            <text:p>0.042</text:p>
          </table:table-cell>
          <table:table-cell table:formula="of:=([.E207]+[.F207])/2" office:value-type="float" office:value="0.0419" calcext:value-type="float">
            <text:p>0.0419</text:p>
          </table:table-cell>
          <table:table-cell table:formula="of:=[.G207]/[.D207]" office:value-type="float" office:value="0.658287509819324" calcext:value-type="float">
            <text:p>0.658287509819324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409" calcext:value-type="float">
            <text:p>0.0409</text:p>
          </table:table-cell>
          <table:table-cell table:formula="of:=([.I207]+[.J207])/2" office:value-type="float" office:value="0.04055" calcext:value-type="float">
            <text:p>0.04055</text:p>
          </table:table-cell>
          <table:table-cell table:formula="of:=[.K207]/[.D207]" office:value-type="float" office:value="0.637077769049489" calcext:value-type="float">
            <text:p>0.637077769049489</text:p>
          </table:table-cell>
          <table:table-cell office:value-type="float" office:value="0.0591" calcext:value-type="float">
            <text:p>0.0591</text:p>
          </table:table-cell>
          <table:table-cell table:formula="of:=[.M207]/[.D207]" office:value-type="float" office:value="0.928515318146111" calcext:value-type="float">
            <text:p>0.928515318146111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539" calcext:value-type="float">
            <text:p>0.0539</text:p>
          </table:table-cell>
          <table:table-cell table:formula="of:=([.B208]+[.C208])/2" office:value-type="float" office:value="0.0529" calcext:value-type="float">
            <text:p>0.052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57" calcext:value-type="float">
            <text:p>0.0557</text:p>
          </table:table-cell>
          <table:table-cell table:formula="of:=([.E208]+[.F208])/2" office:value-type="float" office:value="0.05435" calcext:value-type="float">
            <text:p>0.05435</text:p>
          </table:table-cell>
          <table:table-cell table:formula="of:=[.G208]/[.D208]" office:value-type="float" office:value="1.02741020793951" calcext:value-type="float">
            <text:p>1.02741020793951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514" calcext:value-type="float">
            <text:p>0.0514</text:p>
          </table:table-cell>
          <table:table-cell table:formula="of:=([.I208]+[.J208])/2" office:value-type="float" office:value="0.05215" calcext:value-type="float">
            <text:p>0.05215</text:p>
          </table:table-cell>
          <table:table-cell table:formula="of:=[.K208]/[.D208]" office:value-type="float" office:value="0.985822306238185" calcext:value-type="float">
            <text:p>0.985822306238185</text:p>
          </table:table-cell>
          <table:table-cell office:value-type="float" office:value="0.0742" calcext:value-type="float">
            <text:p>0.0742</text:p>
          </table:table-cell>
          <table:table-cell table:formula="of:=[.M208]/[.D208]" office:value-type="float" office:value="1.40264650283554" calcext:value-type="float">
            <text:p>1.40264650283554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3" calcext:value-type="float">
            <text:p>0.1383</text:p>
          </table:table-cell>
          <table:table-cell table:formula="of:=([.B209]+[.C209])/2" office:value-type="float" office:value="0.13715" calcext:value-type="float">
            <text:p>0.13715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1412" calcext:value-type="float">
            <text:p>0.1412</text:p>
          </table:table-cell>
          <table:table-cell table:formula="of:=([.E209]+[.F209])/2" office:value-type="float" office:value="0.14085" calcext:value-type="float">
            <text:p>0.14085</text:p>
          </table:table-cell>
          <table:table-cell table:formula="of:=[.G209]/[.D209]" office:value-type="float" office:value="1.02697776157492" calcext:value-type="float">
            <text:p>1.02697776157492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136" calcext:value-type="float">
            <text:p>0.136</text:p>
          </table:table-cell>
          <table:table-cell table:formula="of:=([.I209]+[.J209])/2" office:value-type="float" office:value="0.13695" calcext:value-type="float">
            <text:p>0.13695</text:p>
          </table:table-cell>
          <table:table-cell table:formula="of:=[.K209]/[.D209]" office:value-type="float" office:value="0.998541742617572" calcext:value-type="float">
            <text:p>0.998541742617572</text:p>
          </table:table-cell>
          <table:table-cell office:value-type="float" office:value="0.2048" calcext:value-type="float">
            <text:p>0.2048</text:p>
          </table:table-cell>
          <table:table-cell table:formula="of:=[.M209]/[.D209]" office:value-type="float" office:value="1.49325555960627" calcext:value-type="float">
            <text:p>1.49325555960627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1.2383" calcext:value-type="float">
            <text:p>1.2383</text:p>
          </table:table-cell>
          <table:table-cell office:value-type="float" office:value="1.2402" calcext:value-type="float">
            <text:p>1.2402</text:p>
          </table:table-cell>
          <table:table-cell table:formula="of:=([.B210]+[.C210])/2" office:value-type="float" office:value="1.23925" calcext:value-type="float">
            <text:p>1.23925</text:p>
          </table:table-cell>
          <table:table-cell office:value-type="float" office:value="0.65" calcext:value-type="float">
            <text:p>0.65</text:p>
          </table:table-cell>
          <table:table-cell office:value-type="float" office:value="0.731" calcext:value-type="float">
            <text:p>0.731</text:p>
          </table:table-cell>
          <table:table-cell table:formula="of:=([.E210]+[.F210])/2" office:value-type="float" office:value="0.6905" calcext:value-type="float">
            <text:p>0.6905</text:p>
          </table:table-cell>
          <table:table-cell table:formula="of:=[.G210]/[.D210]" office:value-type="float" office:value="0.557191849909219" calcext:value-type="float">
            <text:p>0.557191849909219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6853" calcext:value-type="float">
            <text:p>0.6853</text:p>
          </table:table-cell>
          <table:table-cell table:formula="of:=([.I210]+[.J210])/2" office:value-type="float" office:value="0.666" calcext:value-type="float">
            <text:p>0.666</text:p>
          </table:table-cell>
          <table:table-cell table:formula="of:=[.K210]/[.D210]" office:value-type="float" office:value="0.537421827718378" calcext:value-type="float">
            <text:p>0.537421827718378</text:p>
          </table:table-cell>
          <table:table-cell office:value-type="float" office:value="0.5669" calcext:value-type="float">
            <text:p>0.5669</text:p>
          </table:table-cell>
          <table:table-cell table:formula="of:=[.M210]/[.D210]" office:value-type="float" office:value="0.457454105305628" calcext:value-type="float">
            <text:p>0.457454105305628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3383" calcext:value-type="float">
            <text:p>0.3383</text:p>
          </table:table-cell>
          <table:table-cell table:formula="of:=([.B211]+[.C211])/2" office:value-type="float" office:value="0.3342" calcext:value-type="float">
            <text:p>0.3342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3439" calcext:value-type="float">
            <text:p>0.3439</text:p>
          </table:table-cell>
          <table:table-cell table:formula="of:=([.E211]+[.F211])/2" office:value-type="float" office:value="0.3504" calcext:value-type="float">
            <text:p>0.3504</text:p>
          </table:table-cell>
          <table:table-cell table:formula="of:=[.G211]/[.D211]" office:value-type="float" office:value="1.04847396768402" calcext:value-type="float">
            <text:p>1.04847396768402</text:p>
          </table:table-cell>
          <table:table-cell office:value-type="float" office:value="0.3769" calcext:value-type="float">
            <text:p>0.3769</text:p>
          </table:table-cell>
          <table:table-cell office:value-type="float" office:value="0.3299" calcext:value-type="float">
            <text:p>0.3299</text:p>
          </table:table-cell>
          <table:table-cell table:formula="of:=([.I211]+[.J211])/2" office:value-type="float" office:value="0.3534" calcext:value-type="float">
            <text:p>0.3534</text:p>
          </table:table-cell>
          <table:table-cell table:formula="of:=[.K211]/[.D211]" office:value-type="float" office:value="1.05745062836625" calcext:value-type="float">
            <text:p>1.05745062836625</text:p>
          </table:table-cell>
          <table:table-cell office:value-type="float" office:value="0.3317" calcext:value-type="float">
            <text:p>0.3317</text:p>
          </table:table-cell>
          <table:table-cell table:formula="of:=[.M211]/[.D211]" office:value-type="float" office:value="0.992519449431478" calcext:value-type="float">
            <text:p>0.992519449431478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648" calcext:value-type="float">
            <text:p>0.0648</text:p>
          </table:table-cell>
          <table:table-cell table:formula="of:=([.B212]+[.C212])/2" office:value-type="float" office:value="0.06295" calcext:value-type="float">
            <text:p>0.06295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665" calcext:value-type="float">
            <text:p>0.0665</text:p>
          </table:table-cell>
          <table:table-cell table:formula="of:=([.E212]+[.F212])/2" office:value-type="float" office:value="0.06615" calcext:value-type="float">
            <text:p>0.06615</text:p>
          </table:table-cell>
          <table:table-cell table:formula="of:=[.G212]/[.D212]" office:value-type="float" office:value="1.05083399523431" calcext:value-type="float">
            <text:p>1.05083399523431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63" calcext:value-type="float">
            <text:p>0.063</text:p>
          </table:table-cell>
          <table:table-cell table:formula="of:=([.I212]+[.J212])/2" office:value-type="float" office:value="0.0636" calcext:value-type="float">
            <text:p>0.0636</text:p>
          </table:table-cell>
          <table:table-cell table:formula="of:=[.K212]/[.D212]" office:value-type="float" office:value="1.01032565528197" calcext:value-type="float">
            <text:p>1.01032565528197</text:p>
          </table:table-cell>
          <table:table-cell office:value-type="float" office:value="0.1098" calcext:value-type="float">
            <text:p>0.1098</text:p>
          </table:table-cell>
          <table:table-cell table:formula="of:=[.M212]/[.D212]" office:value-type="float" office:value="1.74424146147736" calcext:value-type="float">
            <text:p>1.74424146147736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119" calcext:value-type="float">
            <text:p>0.0119</text:p>
          </table:table-cell>
          <table:table-cell table:formula="of:=([.B213]+[.C213])/2" office:value-type="float" office:value="0.0117" calcext:value-type="float">
            <text:p>0.0117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23" calcext:value-type="float">
            <text:p>0.0123</text:p>
          </table:table-cell>
          <table:table-cell table:formula="of:=([.E213]+[.F213])/2" office:value-type="float" office:value="0.0121" calcext:value-type="float">
            <text:p>0.0121</text:p>
          </table:table-cell>
          <table:table-cell table:formula="of:=[.G213]/[.D213]" office:value-type="float" office:value="1.03418803418803" calcext:value-type="float">
            <text:p>1.0341880341880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21" calcext:value-type="float">
            <text:p>0.0121</text:p>
          </table:table-cell>
          <table:table-cell table:formula="of:=([.I213]+[.J213])/2" office:value-type="float" office:value="0.01205" calcext:value-type="float">
            <text:p>0.01205</text:p>
          </table:table-cell>
          <table:table-cell table:formula="of:=[.K213]/[.D213]" office:value-type="float" office:value="1.02991452991453" calcext:value-type="float">
            <text:p>1.02991452991453</text:p>
          </table:table-cell>
          <table:table-cell office:value-type="float" office:value="0.0122" calcext:value-type="float">
            <text:p>0.0122</text:p>
          </table:table-cell>
          <table:table-cell table:formula="of:=[.M213]/[.D213]" office:value-type="float" office:value="1.04273504273504" calcext:value-type="float">
            <text:p>1.04273504273504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7.2547" calcext:value-type="float">
            <text:p>17.2547</text:p>
          </table:table-cell>
          <table:table-cell office:value-type="float" office:value="17.2357" calcext:value-type="float">
            <text:p>17.2357</text:p>
          </table:table-cell>
          <table:table-cell table:formula="of:=([.B214]+[.C214])/2" office:value-type="float" office:value="17.2452" calcext:value-type="float">
            <text:p>17.2452</text:p>
          </table:table-cell>
          <table:table-cell office:value-type="float" office:value="17.2372" calcext:value-type="float">
            <text:p>17.2372</text:p>
          </table:table-cell>
          <table:table-cell office:value-type="float" office:value="17.398" calcext:value-type="float">
            <text:p>17.398</text:p>
          </table:table-cell>
          <table:table-cell table:formula="of:=([.E214]+[.F214])/2" office:value-type="float" office:value="17.3176" calcext:value-type="float">
            <text:p>17.3176</text:p>
          </table:table-cell>
          <table:table-cell table:formula="of:=[.G214]/[.D214]" office:value-type="float" office:value="1.00419826966344" calcext:value-type="float">
            <text:p>1.00419826966344</text:p>
          </table:table-cell>
          <table:table-cell office:value-type="float" office:value="12.5505" calcext:value-type="float">
            <text:p>12.5505</text:p>
          </table:table-cell>
          <table:table-cell office:value-type="float" office:value="12.8612" calcext:value-type="float">
            <text:p>12.8612</text:p>
          </table:table-cell>
          <table:table-cell table:formula="of:=([.I214]+[.J214])/2" office:value-type="float" office:value="12.70585" calcext:value-type="float">
            <text:p>12.70585</text:p>
          </table:table-cell>
          <table:table-cell table:formula="of:=[.K214]/[.D214]" office:value-type="float" office:value="0.736776030431656" calcext:value-type="float">
            <text:p>0.736776030431656</text:p>
          </table:table-cell>
          <table:table-cell office:value-type="float" office:value="267.3744" calcext:value-type="float">
            <text:p>267.3744</text:p>
          </table:table-cell>
          <table:table-cell table:formula="of:=[.M214]/[.D214]" office:value-type="float" office:value="15.5042794516735" calcext:value-type="float">
            <text:p>15.5042794516735</text:p>
          </table:table-cell>
        </table:table-row>
        <table:table-row table:style-name="ro1">
          <table:table-cell table:style-name="ce2" office:value-type="string" calcext:value-type="string">
            <text:p>SimplifyBooleanExpressions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241" calcext:value-type="float">
            <text:p>0.0241</text:p>
          </table:table-cell>
          <table:table-cell table:formula="of:=([.B215]+[.C215])/2" office:value-type="float" office:value="0.02335" calcext:value-type="float">
            <text:p>0.0233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9" calcext:value-type="float">
            <text:p>0.0239</text:p>
          </table:table-cell>
          <table:table-cell table:formula="of:=([.E215]+[.F215])/2" office:value-type="float" office:value="0.0237" calcext:value-type="float">
            <text:p>0.0237</text:p>
          </table:table-cell>
          <table:table-cell table:formula="of:=[.G215]/[.D215]" office:value-type="float" office:value="1.01498929336188" calcext:value-type="float">
            <text:p>1.01498929336188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528" calcext:value-type="float">
            <text:p>0.0528</text:p>
          </table:table-cell>
          <table:table-cell table:formula="of:=([.I215]+[.J215])/2" office:value-type="float" office:value="0.03775" calcext:value-type="float">
            <text:p>0.03775</text:p>
          </table:table-cell>
          <table:table-cell table:formula="of:=[.K215]/[.D215]" office:value-type="float" office:value="1.61670235546039" calcext:value-type="float">
            <text:p>1.61670235546039</text:p>
          </table:table-cell>
          <table:table-cell office:value-type="float" office:value="0.0426" calcext:value-type="float">
            <text:p>0.0426</text:p>
          </table:table-cell>
          <table:table-cell table:formula="of:=[.M215]/[.D215]" office:value-type="float" office:value="1.82441113490364" calcext:value-type="float">
            <text:p>1.82441113490364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607" calcext:value-type="float">
            <text:p>0.0607</text:p>
          </table:table-cell>
          <table:table-cell table:formula="of:=([.B216]+[.C216])/2" office:value-type="float" office:value="0.05915" calcext:value-type="float">
            <text:p>0.05915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632" calcext:value-type="float">
            <text:p>0.0632</text:p>
          </table:table-cell>
          <table:table-cell table:formula="of:=([.E216]+[.F216])/2" office:value-type="float" office:value="0.0608" calcext:value-type="float">
            <text:p>0.0608</text:p>
          </table:table-cell>
          <table:table-cell table:formula="of:=[.G216]/[.D216]" office:value-type="float" office:value="1.02789518174134" calcext:value-type="float">
            <text:p>1.02789518174134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568" calcext:value-type="float">
            <text:p>0.0568</text:p>
          </table:table-cell>
          <table:table-cell table:formula="of:=([.I216]+[.J216])/2" office:value-type="float" office:value="0.0575" calcext:value-type="float">
            <text:p>0.0575</text:p>
          </table:table-cell>
          <table:table-cell table:formula="of:=[.K216]/[.D216]" office:value-type="float" office:value="0.972104818258664" calcext:value-type="float">
            <text:p>0.972104818258664</text:p>
          </table:table-cell>
          <table:table-cell office:value-type="float" office:value="0.0576" calcext:value-type="float">
            <text:p>0.0576</text:p>
          </table:table-cell>
          <table:table-cell table:formula="of:=[.M216]/[.D216]" office:value-type="float" office:value="0.973795435333897" calcext:value-type="float">
            <text:p>0.973795435333897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79" calcext:value-type="float">
            <text:p>0.3179</text:p>
          </table:table-cell>
          <table:table-cell table:formula="of:=([.B217]+[.C217])/2" office:value-type="float" office:value="0.31445" calcext:value-type="float">
            <text:p>0.31445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3561" calcext:value-type="float">
            <text:p>0.3561</text:p>
          </table:table-cell>
          <table:table-cell table:formula="of:=([.E217]+[.F217])/2" office:value-type="float" office:value="0.3463" calcext:value-type="float">
            <text:p>0.3463</text:p>
          </table:table-cell>
          <table:table-cell table:formula="of:=[.G217]/[.D217]" office:value-type="float" office:value="1.10128796311019" calcext:value-type="float">
            <text:p>1.10128796311019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2884" calcext:value-type="float">
            <text:p>0.2884</text:p>
          </table:table-cell>
          <table:table-cell table:formula="of:=([.I217]+[.J217])/2" office:value-type="float" office:value="0.32185" calcext:value-type="float">
            <text:p>0.32185</text:p>
          </table:table-cell>
          <table:table-cell table:formula="of:=[.K217]/[.D217]" office:value-type="float" office:value="1.0235331531245" calcext:value-type="float">
            <text:p>1.0235331531245</text:p>
          </table:table-cell>
          <table:table-cell office:value-type="float" office:value="0.5982" calcext:value-type="float">
            <text:p>0.5982</text:p>
          </table:table-cell>
          <table:table-cell table:formula="of:=[.M217]/[.D217]" office:value-type="float" office:value="1.90236921609159" calcext:value-type="float">
            <text:p>1.90236921609159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0445" calcext:value-type="float">
            <text:p>1.0445</text:p>
          </table:table-cell>
          <table:table-cell office:value-type="float" office:value="1.1511" calcext:value-type="float">
            <text:p>1.1511</text:p>
          </table:table-cell>
          <table:table-cell table:formula="of:=([.B218]+[.C218])/2" office:value-type="float" office:value="1.0978" calcext:value-type="float">
            <text:p>1.0978</text:p>
          </table:table-cell>
          <table:table-cell office:value-type="float" office:value="1.0868" calcext:value-type="float">
            <text:p>1.0868</text:p>
          </table:table-cell>
          <table:table-cell office:value-type="float" office:value="1.1319" calcext:value-type="float">
            <text:p>1.1319</text:p>
          </table:table-cell>
          <table:table-cell table:formula="of:=([.E218]+[.F218])/2" office:value-type="float" office:value="1.10935" calcext:value-type="float">
            <text:p>1.10935</text:p>
          </table:table-cell>
          <table:table-cell table:formula="of:=[.G218]/[.D218]" office:value-type="float" office:value="1.01052104208417" calcext:value-type="float">
            <text:p>1.01052104208417</text:p>
          </table:table-cell>
          <table:table-cell office:value-type="float" office:value="1.1717" calcext:value-type="float">
            <text:p>1.1717</text:p>
          </table:table-cell>
          <table:table-cell office:value-type="float" office:value="1.1387" calcext:value-type="float">
            <text:p>1.1387</text:p>
          </table:table-cell>
          <table:table-cell table:formula="of:=([.I218]+[.J218])/2" office:value-type="float" office:value="1.1552" calcext:value-type="float">
            <text:p>1.1552</text:p>
          </table:table-cell>
          <table:table-cell table:formula="of:=[.K218]/[.D218]" office:value-type="float" office:value="1.05228639096375" calcext:value-type="float">
            <text:p>1.05228639096375</text:p>
          </table:table-cell>
          <table:table-cell office:value-type="float" office:value="1.0523" calcext:value-type="float">
            <text:p>1.0523</text:p>
          </table:table-cell>
          <table:table-cell table:formula="of:=[.M218]/[.D218]" office:value-type="float" office:value="0.958553470577519" calcext:value-type="float">
            <text:p>0.958553470577519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6385" calcext:value-type="float">
            <text:p>0.6385</text:p>
          </table:table-cell>
          <table:table-cell table:formula="of:=([.B219]+[.C219])/2" office:value-type="float" office:value="0.62515" calcext:value-type="float">
            <text:p>0.62515</text:p>
          </table:table-cell>
          <table:table-cell office:value-type="float" office:value="0.599" calcext:value-type="float">
            <text:p>0.599</text:p>
          </table:table-cell>
          <table:table-cell office:value-type="float" office:value="0.6689" calcext:value-type="float">
            <text:p>0.6689</text:p>
          </table:table-cell>
          <table:table-cell table:formula="of:=([.E219]+[.F219])/2" office:value-type="float" office:value="0.63395" calcext:value-type="float">
            <text:p>0.63395</text:p>
          </table:table-cell>
          <table:table-cell table:formula="of:=[.G219]/[.D219]" office:value-type="float" office:value="1.01407662161081" calcext:value-type="float">
            <text:p>1.01407662161081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594" calcext:value-type="float">
            <text:p>0.594</text:p>
          </table:table-cell>
          <table:table-cell table:formula="of:=([.I219]+[.J219])/2" office:value-type="float" office:value="0.5973" calcext:value-type="float">
            <text:p>0.5973</text:p>
          </table:table-cell>
          <table:table-cell table:formula="of:=[.K219]/[.D219]" office:value-type="float" office:value="0.955450691833959" calcext:value-type="float">
            <text:p>0.955450691833959</text:p>
          </table:table-cell>
          <table:table-cell office:value-type="float" office:value="0.6004" calcext:value-type="float">
            <text:p>0.6004</text:p>
          </table:table-cell>
          <table:table-cell table:formula="of:=[.M219]/[.D219]" office:value-type="float" office:value="0.960409501719587" calcext:value-type="float">
            <text:p>0.960409501719587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2297" calcext:value-type="float">
            <text:p>0.2297</text:p>
          </table:table-cell>
          <table:table-cell table:formula="of:=([.B220]+[.C220])/2" office:value-type="float" office:value="0.22695" calcext:value-type="float">
            <text:p>0.2269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17" calcext:value-type="float">
            <text:p>0.2317</text:p>
          </table:table-cell>
          <table:table-cell table:formula="of:=([.E220]+[.F220])/2" office:value-type="float" office:value="0.23135" calcext:value-type="float">
            <text:p>0.23135</text:p>
          </table:table-cell>
          <table:table-cell table:formula="of:=[.G220]/[.D220]" office:value-type="float" office:value="1.01938753029302" calcext:value-type="float">
            <text:p>1.01938753029302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2253" calcext:value-type="float">
            <text:p>0.2253</text:p>
          </table:table-cell>
          <table:table-cell table:formula="of:=([.I220]+[.J220])/2" office:value-type="float" office:value="0.2274" calcext:value-type="float">
            <text:p>0.2274</text:p>
          </table:table-cell>
          <table:table-cell table:formula="of:=[.K220]/[.D220]" office:value-type="float" office:value="1.00198281559815" calcext:value-type="float">
            <text:p>1.00198281559815</text:p>
          </table:table-cell>
          <table:table-cell office:value-type="float" office:value="0.2206" calcext:value-type="float">
            <text:p>0.2206</text:p>
          </table:table-cell>
          <table:table-cell table:formula="of:=[.M220]/[.D220]" office:value-type="float" office:value="0.97202026878167" calcext:value-type="float">
            <text:p>0.97202026878167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8795" calcext:value-type="float">
            <text:p>0.8795</text:p>
          </table:table-cell>
          <table:table-cell table:formula="of:=([.B221]+[.C221])/2" office:value-type="float" office:value="0.871" calcext:value-type="float">
            <text:p>0.871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9029" calcext:value-type="float">
            <text:p>0.9029</text:p>
          </table:table-cell>
          <table:table-cell table:formula="of:=([.E221]+[.F221])/2" office:value-type="float" office:value="0.8739" calcext:value-type="float">
            <text:p>0.8739</text:p>
          </table:table-cell>
          <table:table-cell table:formula="of:=[.G221]/[.D221]" office:value-type="float" office:value="1.00332950631458" calcext:value-type="float">
            <text:p>1.00332950631458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8486" calcext:value-type="float">
            <text:p>0.8486</text:p>
          </table:table-cell>
          <table:table-cell table:formula="of:=([.I221]+[.J221])/2" office:value-type="float" office:value="0.83425" calcext:value-type="float">
            <text:p>0.83425</text:p>
          </table:table-cell>
          <table:table-cell table:formula="of:=[.K221]/[.D221]" office:value-type="float" office:value="0.95780711825488" calcext:value-type="float">
            <text:p>0.95780711825488</text:p>
          </table:table-cell>
          <table:table-cell office:value-type="float" office:value="0.7911" calcext:value-type="float">
            <text:p>0.7911</text:p>
          </table:table-cell>
          <table:table-cell table:formula="of:=[.M221]/[.D221]" office:value-type="float" office:value="0.908266360505166" calcext:value-type="float">
            <text:p>0.908266360505166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569" calcext:value-type="float">
            <text:p>0.0569</text:p>
          </table:table-cell>
          <table:table-cell table:formula="of:=([.B222]+[.C222])/2" office:value-type="float" office:value="0.0553" calcext:value-type="float">
            <text:p>0.0553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589" calcext:value-type="float">
            <text:p>0.0589</text:p>
          </table:table-cell>
          <table:table-cell table:formula="of:=([.E222]+[.F222])/2" office:value-type="float" office:value="0.0584" calcext:value-type="float">
            <text:p>0.0584</text:p>
          </table:table-cell>
          <table:table-cell table:formula="of:=[.G222]/[.D222]" office:value-type="float" office:value="1.05605786618445" calcext:value-type="float">
            <text:p>1.05605786618445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561" calcext:value-type="float">
            <text:p>0.0561</text:p>
          </table:table-cell>
          <table:table-cell table:formula="of:=([.I222]+[.J222])/2" office:value-type="float" office:value="0.0563" calcext:value-type="float">
            <text:p>0.0563</text:p>
          </table:table-cell>
          <table:table-cell table:formula="of:=[.K222]/[.D222]" office:value-type="float" office:value="1.01808318264014" calcext:value-type="float">
            <text:p>1.01808318264014</text:p>
          </table:table-cell>
          <table:table-cell office:value-type="float" office:value="0.0489" calcext:value-type="float">
            <text:p>0.0489</text:p>
          </table:table-cell>
          <table:table-cell table:formula="of:=[.M222]/[.D222]" office:value-type="float" office:value="0.884267631103074" calcext:value-type="float">
            <text:p>0.884267631103074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0988" calcext:value-type="float">
            <text:p>0.0988</text:p>
          </table:table-cell>
          <table:table-cell table:formula="of:=([.B223]+[.C223])/2" office:value-type="float" office:value="0.11075" calcext:value-type="float">
            <text:p>0.11075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0967" calcext:value-type="float">
            <text:p>0.0967</text:p>
          </table:table-cell>
          <table:table-cell table:formula="of:=([.E223]+[.F223])/2" office:value-type="float" office:value="0.0976" calcext:value-type="float">
            <text:p>0.0976</text:p>
          </table:table-cell>
          <table:table-cell table:formula="of:=[.G223]/[.D223]" office:value-type="float" office:value="0.881264108352145" calcext:value-type="float">
            <text:p>0.881264108352145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0944" calcext:value-type="float">
            <text:p>0.0944</text:p>
          </table:table-cell>
          <table:table-cell table:formula="of:=([.I223]+[.J223])/2" office:value-type="float" office:value="0.09445" calcext:value-type="float">
            <text:p>0.09445</text:p>
          </table:table-cell>
          <table:table-cell table:formula="of:=[.K223]/[.D223]" office:value-type="float" office:value="0.852821670428894" calcext:value-type="float">
            <text:p>0.852821670428894</text:p>
          </table:table-cell>
          <table:table-cell office:value-type="float" office:value="0.1396" calcext:value-type="float">
            <text:p>0.1396</text:p>
          </table:table-cell>
          <table:table-cell table:formula="of:=[.M223]/[.D223]" office:value-type="float" office:value="1.26049661399549" calcext:value-type="float">
            <text:p>1.26049661399549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9" calcext:value-type="float">
            <text:p>0.0139</text:p>
          </table:table-cell>
          <table:table-cell table:formula="of:=([.B224]+[.C224])/2" office:value-type="float" office:value="0.01405" calcext:value-type="float">
            <text:p>0.0140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1" calcext:value-type="float">
            <text:p>0.0141</text:p>
          </table:table-cell>
          <table:table-cell table:formula="of:=([.E224]+[.F224])/2" office:value-type="float" office:value="0.0145" calcext:value-type="float">
            <text:p>0.0145</text:p>
          </table:table-cell>
          <table:table-cell table:formula="of:=[.G224]/[.D224]" office:value-type="float" office:value="1.03202846975089" calcext:value-type="float">
            <text:p>1.0320284697508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36" calcext:value-type="float">
            <text:p>0.0136</text:p>
          </table:table-cell>
          <table:table-cell table:formula="of:=([.I224]+[.J224])/2" office:value-type="float" office:value="0.01395" calcext:value-type="float">
            <text:p>0.01395</text:p>
          </table:table-cell>
          <table:table-cell table:formula="of:=[.K224]/[.D224]" office:value-type="float" office:value="0.99288256227758" calcext:value-type="float">
            <text:p>0.99288256227758</text:p>
          </table:table-cell>
          <table:table-cell office:value-type="float" office:value="0.0147" calcext:value-type="float">
            <text:p>0.0147</text:p>
          </table:table-cell>
          <table:table-cell table:formula="of:=[.M224]/[.D224]" office:value-type="float" office:value="1.04626334519573" calcext:value-type="float">
            <text:p>1.04626334519573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98" calcext:value-type="float">
            <text:p>0.2998</text:p>
          </table:table-cell>
          <table:table-cell table:formula="of:=([.B225]+[.C225])/2" office:value-type="float" office:value="0.3119" calcext:value-type="float">
            <text:p>0.3119</text:p>
          </table:table-cell>
          <table:table-cell office:value-type="float" office:value="0.3003" calcext:value-type="float">
            <text:p>0.3003</text:p>
          </table:table-cell>
          <table:table-cell office:value-type="float" office:value="0.3067" calcext:value-type="float">
            <text:p>0.3067</text:p>
          </table:table-cell>
          <table:table-cell table:formula="of:=([.E225]+[.F225])/2" office:value-type="float" office:value="0.3035" calcext:value-type="float">
            <text:p>0.3035</text:p>
          </table:table-cell>
          <table:table-cell table:formula="of:=[.G225]/[.D225]" office:value-type="float" office:value="0.973068291118948" calcext:value-type="float">
            <text:p>0.973068291118948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2947" calcext:value-type="float">
            <text:p>0.2947</text:p>
          </table:table-cell>
          <table:table-cell table:formula="of:=([.I225]+[.J225])/2" office:value-type="float" office:value="0.3063" calcext:value-type="float">
            <text:p>0.3063</text:p>
          </table:table-cell>
          <table:table-cell table:formula="of:=[.K225]/[.D225]" office:value-type="float" office:value="0.982045527412632" calcext:value-type="float">
            <text:p>0.982045527412632</text:p>
          </table:table-cell>
          <table:table-cell office:value-type="float" office:value="0.2886" calcext:value-type="float">
            <text:p>0.2886</text:p>
          </table:table-cell>
          <table:table-cell table:formula="of:=[.M225]/[.D225]" office:value-type="float" office:value="0.925296569413274" calcext:value-type="float">
            <text:p>0.925296569413274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2503" calcext:value-type="float">
            <text:p>0.2503</text:p>
          </table:table-cell>
          <table:table-cell table:formula="of:=([.B226]+[.C226])/2" office:value-type="float" office:value="0.2595" calcext:value-type="float">
            <text:p>0.2595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2549" calcext:value-type="float">
            <text:p>0.2549</text:p>
          </table:table-cell>
          <table:table-cell table:formula="of:=([.E226]+[.F226])/2" office:value-type="float" office:value="0.2557" calcext:value-type="float">
            <text:p>0.2557</text:p>
          </table:table-cell>
          <table:table-cell table:formula="of:=[.G226]/[.D226]" office:value-type="float" office:value="0.985356454720617" calcext:value-type="float">
            <text:p>0.985356454720617</text:p>
          </table:table-cell>
          <table:table-cell office:value-type="float" office:value="0.2491" calcext:value-type="float">
            <text:p>0.2491</text:p>
          </table:table-cell>
          <table:table-cell office:value-type="float" office:value="0.2476" calcext:value-type="float">
            <text:p>0.2476</text:p>
          </table:table-cell>
          <table:table-cell table:formula="of:=([.I226]+[.J226])/2" office:value-type="float" office:value="0.24835" calcext:value-type="float">
            <text:p>0.24835</text:p>
          </table:table-cell>
          <table:table-cell table:formula="of:=[.K226]/[.D226]" office:value-type="float" office:value="0.957032755298651" calcext:value-type="float">
            <text:p>0.957032755298651</text:p>
          </table:table-cell>
          <table:table-cell office:value-type="float" office:value="0.4553" calcext:value-type="float">
            <text:p>0.4553</text:p>
          </table:table-cell>
          <table:table-cell table:formula="of:=[.M226]/[.D226]" office:value-type="float" office:value="1.75452793834297" calcext:value-type="float">
            <text:p>1.75452793834297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223" calcext:value-type="float">
            <text:p>0.223</text:p>
          </table:table-cell>
          <table:table-cell table:formula="of:=([.B227]+[.C227])/2" office:value-type="float" office:value="0.22155" calcext:value-type="float">
            <text:p>0.22155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277" calcext:value-type="float">
            <text:p>0.2277</text:p>
          </table:table-cell>
          <table:table-cell table:formula="of:=([.E227]+[.F227])/2" office:value-type="float" office:value="0.22715" calcext:value-type="float">
            <text:p>0.22715</text:p>
          </table:table-cell>
          <table:table-cell table:formula="of:=[.G227]/[.D227]" office:value-type="float" office:value="1.02527646129542" calcext:value-type="float">
            <text:p>1.02527646129542</text:p>
          </table:table-cell>
          <table:table-cell office:value-type="float" office:value="0.2232" calcext:value-type="float">
            <text:p>0.2232</text:p>
          </table:table-cell>
          <table:table-cell office:value-type="float" office:value="0.2215" calcext:value-type="float">
            <text:p>0.2215</text:p>
          </table:table-cell>
          <table:table-cell table:formula="of:=([.I227]+[.J227])/2" office:value-type="float" office:value="0.22235" calcext:value-type="float">
            <text:p>0.22235</text:p>
          </table:table-cell>
          <table:table-cell table:formula="of:=[.K227]/[.D227]" office:value-type="float" office:value="1.0036109230422" calcext:value-type="float">
            <text:p>1.0036109230422</text:p>
          </table:table-cell>
          <table:table-cell office:value-type="float" office:value="0.2169" calcext:value-type="float">
            <text:p>0.2169</text:p>
          </table:table-cell>
          <table:table-cell table:formula="of:=[.M227]/[.D227]" office:value-type="float" office:value="0.979011509817197" calcext:value-type="float">
            <text:p>0.979011509817197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2228" calcext:value-type="float">
            <text:p>0.2228</text:p>
          </table:table-cell>
          <table:table-cell table:formula="of:=([.B228]+[.C228])/2" office:value-type="float" office:value="0.22115" calcext:value-type="float">
            <text:p>0.22115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226" calcext:value-type="float">
            <text:p>0.226</text:p>
          </table:table-cell>
          <table:table-cell table:formula="of:=([.E228]+[.F228])/2" office:value-type="float" office:value="0.2363" calcext:value-type="float">
            <text:p>0.2363</text:p>
          </table:table-cell>
          <table:table-cell table:formula="of:=[.G228]/[.D228]" office:value-type="float" office:value="1.06850553922677" calcext:value-type="float">
            <text:p>1.0685055392267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46" calcext:value-type="float">
            <text:p>0.2246</text:p>
          </table:table-cell>
          <table:table-cell table:formula="of:=([.I228]+[.J228])/2" office:value-type="float" office:value="0.2228" calcext:value-type="float">
            <text:p>0.2228</text:p>
          </table:table-cell>
          <table:table-cell table:formula="of:=[.K228]/[.D228]" office:value-type="float" office:value="1.00746099932173" calcext:value-type="float">
            <text:p>1.00746099932173</text:p>
          </table:table-cell>
          <table:table-cell office:value-type="float" office:value="0.2365" calcext:value-type="float">
            <text:p>0.2365</text:p>
          </table:table-cell>
          <table:table-cell table:formula="of:=[.M228]/[.D228]" office:value-type="float" office:value="1.06940990278092" calcext:value-type="float">
            <text:p>1.06940990278092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2485" calcext:value-type="float">
            <text:p>0.2485</text:p>
          </table:table-cell>
          <table:table-cell table:formula="of:=([.B229]+[.C229])/2" office:value-type="float" office:value="0.24745" calcext:value-type="float">
            <text:p>0.2474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532" calcext:value-type="float">
            <text:p>0.2532</text:p>
          </table:table-cell>
          <table:table-cell table:formula="of:=([.E229]+[.F229])/2" office:value-type="float" office:value="0.25065" calcext:value-type="float">
            <text:p>0.25065</text:p>
          </table:table-cell>
          <table:table-cell table:formula="of:=[.G229]/[.D229]" office:value-type="float" office:value="1.01293190543544" calcext:value-type="float">
            <text:p>1.01293190543544</text:p>
          </table:table-cell>
          <table:table-cell office:value-type="float" office:value="0.2497" calcext:value-type="float">
            <text:p>0.2497</text:p>
          </table:table-cell>
          <table:table-cell office:value-type="float" office:value="0.2455" calcext:value-type="float">
            <text:p>0.2455</text:p>
          </table:table-cell>
          <table:table-cell table:formula="of:=([.I229]+[.J229])/2" office:value-type="float" office:value="0.2476" calcext:value-type="float">
            <text:p>0.2476</text:p>
          </table:table-cell>
          <table:table-cell table:formula="of:=[.K229]/[.D229]" office:value-type="float" office:value="1.00060618306729" calcext:value-type="float">
            <text:p>1.00060618306729</text:p>
          </table:table-cell>
          <table:table-cell office:value-type="float" office:value="0.2394" calcext:value-type="float">
            <text:p>0.2394</text:p>
          </table:table-cell>
          <table:table-cell table:formula="of:=[.M229]/[.D229]" office:value-type="float" office:value="0.967468175388967" calcext:value-type="float">
            <text:p>0.967468175388967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7815" calcext:value-type="float">
            <text:p>0.7815</text:p>
          </table:table-cell>
          <table:table-cell office:value-type="float" office:value="0.7927" calcext:value-type="float">
            <text:p>0.7927</text:p>
          </table:table-cell>
          <table:table-cell table:formula="of:=([.B230]+[.C230])/2" office:value-type="float" office:value="0.7871" calcext:value-type="float">
            <text:p>0.787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9" calcext:value-type="float">
            <text:p>0.0059</text:p>
          </table:table-cell>
          <table:table-cell table:formula="of:=([.E230]+[.F230])/2" office:value-type="float" office:value="0.0056" calcext:value-type="float">
            <text:p>0.0056</text:p>
          </table:table-cell>
          <table:table-cell table:formula="of:=[.G230]/[.D230]" office:value-type="float" office:value="0.00711472493965189" calcext:value-type="float">
            <text:p>0.00711472493965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62" calcext:value-type="float">
            <text:p>0.0062</text:p>
          </table:table-cell>
          <table:table-cell table:formula="of:=([.I230]+[.J230])/2" office:value-type="float" office:value="0.0057" calcext:value-type="float">
            <text:p>0.0057</text:p>
          </table:table-cell>
          <table:table-cell table:formula="of:=[.K230]/[.D230]" office:value-type="float" office:value="0.00724177359928853" calcext:value-type="float">
            <text:p>0.007241773599289</text:p>
          </table:table-cell>
          <table:table-cell office:value-type="float" office:value="0.0051" calcext:value-type="float">
            <text:p>0.0051</text:p>
          </table:table-cell>
          <table:table-cell table:formula="of:=[.M230]/[.D230]" office:value-type="float" office:value="0.00647948164146868" calcext:value-type="float">
            <text:p>0.006479481641469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686" calcext:value-type="float">
            <text:p>0.9686</text:p>
          </table:table-cell>
          <table:table-cell table:formula="of:=([.B231]+[.C231])/2" office:value-type="float" office:value="0.94445" calcext:value-type="float">
            <text:p>0.94445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8909" calcext:value-type="float">
            <text:p>0.8909</text:p>
          </table:table-cell>
          <table:table-cell table:formula="of:=([.E231]+[.F231])/2" office:value-type="float" office:value="0.8894" calcext:value-type="float">
            <text:p>0.8894</text:p>
          </table:table-cell>
          <table:table-cell table:formula="of:=[.G231]/[.D231]" office:value-type="float" office:value="0.941712107575838" calcext:value-type="float">
            <text:p>0.941712107575838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37" calcext:value-type="float">
            <text:p>0.837</text:p>
          </table:table-cell>
          <table:table-cell table:formula="of:=([.I231]+[.J231])/2" office:value-type="float" office:value="0.86035" calcext:value-type="float">
            <text:p>0.86035</text:p>
          </table:table-cell>
          <table:table-cell table:formula="of:=[.K231]/[.D231]" office:value-type="float" office:value="0.910953464979618" calcext:value-type="float">
            <text:p>0.910953464979618</text:p>
          </table:table-cell>
          <table:table-cell office:value-type="float" office:value="1.098" calcext:value-type="float">
            <text:p>1.098</text:p>
          </table:table-cell>
          <table:table-cell table:formula="of:=[.M231]/[.D231]" office:value-type="float" office:value="1.16258139658002" calcext:value-type="float">
            <text:p>1.16258139658002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3.0662" calcext:value-type="float">
            <text:p>3.0662</text:p>
          </table:table-cell>
          <table:table-cell office:value-type="float" office:value="3.1986" calcext:value-type="float">
            <text:p>3.1986</text:p>
          </table:table-cell>
          <table:table-cell table:formula="of:=([.B232]+[.C232])/2" office:value-type="float" office:value="3.1324" calcext:value-type="float">
            <text:p>3.1324</text:p>
          </table:table-cell>
          <table:table-cell office:value-type="float" office:value="2.9911" calcext:value-type="float">
            <text:p>2.9911</text:p>
          </table:table-cell>
          <table:table-cell office:value-type="float" office:value="3.0518" calcext:value-type="float">
            <text:p>3.0518</text:p>
          </table:table-cell>
          <table:table-cell table:formula="of:=([.E232]+[.F232])/2" office:value-type="float" office:value="3.02145" calcext:value-type="float">
            <text:p>3.02145</text:p>
          </table:table-cell>
          <table:table-cell table:formula="of:=[.G232]/[.D232]" office:value-type="float" office:value="0.96457987485634" calcext:value-type="float">
            <text:p>0.96457987485634</text:p>
          </table:table-cell>
          <table:table-cell office:value-type="float" office:value="2.9831" calcext:value-type="float">
            <text:p>2.9831</text:p>
          </table:table-cell>
          <table:table-cell office:value-type="float" office:value="2.9548" calcext:value-type="float">
            <text:p>2.9548</text:p>
          </table:table-cell>
          <table:table-cell table:formula="of:=([.I232]+[.J232])/2" office:value-type="float" office:value="2.96895" calcext:value-type="float">
            <text:p>2.96895</text:p>
          </table:table-cell>
          <table:table-cell table:formula="of:=[.K232]/[.D232]" office:value-type="float" office:value="0.947819563274167" calcext:value-type="float">
            <text:p>0.947819563274167</text:p>
          </table:table-cell>
          <table:table-cell office:value-type="float" office:value="2.8506" calcext:value-type="float">
            <text:p>2.8506</text:p>
          </table:table-cell>
          <table:table-cell table:formula="of:=[.M232]/[.D232]" office:value-type="float" office:value="0.910037032307496" calcext:value-type="float">
            <text:p>0.910037032307496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table:number-columns-repeated="2" office:value-type="float" office:value="0.0093" calcext:value-type="float">
            <text:p>0.0093</text:p>
          </table:table-cell>
          <table:table-cell table:formula="of:=([.B233]+[.C233])/2" office:value-type="float" office:value="0.0093" calcext:value-type="float">
            <text:p>0.0093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13" calcext:value-type="float">
            <text:p>0.0113</text:p>
          </table:table-cell>
          <table:table-cell table:formula="of:=([.E233]+[.F233])/2" office:value-type="float" office:value="0.01045" calcext:value-type="float">
            <text:p>0.01045</text:p>
          </table:table-cell>
          <table:table-cell table:formula="of:=[.G233]/[.D233]" office:value-type="float" office:value="1.12365591397849" calcext:value-type="float">
            <text:p>1.1236559139784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95" calcext:value-type="float">
            <text:p>0.0095</text:p>
          </table:table-cell>
          <table:table-cell table:formula="of:=([.I233]+[.J233])/2" office:value-type="float" office:value="0.0096" calcext:value-type="float">
            <text:p>0.0096</text:p>
          </table:table-cell>
          <table:table-cell table:formula="of:=[.K233]/[.D233]" office:value-type="float" office:value="1.03225806451613" calcext:value-type="float">
            <text:p>1.03225806451613</text:p>
          </table:table-cell>
          <table:table-cell office:value-type="float" office:value="0.0071" calcext:value-type="float">
            <text:p>0.0071</text:p>
          </table:table-cell>
          <table:table-cell table:formula="of:=[.M233]/[.D233]" office:value-type="float" office:value="0.763440860215054" calcext:value-type="float">
            <text:p>0.763440860215054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2966" calcext:value-type="float">
            <text:p>0.2966</text:p>
          </table:table-cell>
          <table:table-cell table:formula="of:=([.B234]+[.C234])/2" office:value-type="float" office:value="0.27095" calcext:value-type="float">
            <text:p>0.27095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302" calcext:value-type="float">
            <text:p>0.302</text:p>
          </table:table-cell>
          <table:table-cell table:formula="of:=([.E234]+[.F234])/2" office:value-type="float" office:value="0.27545" calcext:value-type="float">
            <text:p>0.27545</text:p>
          </table:table-cell>
          <table:table-cell table:formula="of:=[.G234]/[.D234]" office:value-type="float" office:value="1.01660823030079" calcext:value-type="float">
            <text:p>1.01660823030079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2552" calcext:value-type="float">
            <text:p>0.2552</text:p>
          </table:table-cell>
          <table:table-cell table:formula="of:=([.I234]+[.J234])/2" office:value-type="float" office:value="0.2557" calcext:value-type="float">
            <text:p>0.2557</text:p>
          </table:table-cell>
          <table:table-cell table:formula="of:=[.K234]/[.D234]" office:value-type="float" office:value="0.943716552869533" calcext:value-type="float">
            <text:p>0.943716552869533</text:p>
          </table:table-cell>
          <table:table-cell office:value-type="float" office:value="0.2849" calcext:value-type="float">
            <text:p>0.2849</text:p>
          </table:table-cell>
          <table:table-cell table:formula="of:=[.M234]/[.D234]" office:value-type="float" office:value="1.05148551393246" calcext:value-type="float">
            <text:p>1.05148551393246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358" calcext:value-type="float">
            <text:p>0.358</text:p>
          </table:table-cell>
          <table:table-cell office:value-type="float" office:value="0.338" calcext:value-type="float">
            <text:p>0.338</text:p>
          </table:table-cell>
          <table:table-cell table:formula="of:=([.B235]+[.C235])/2" office:value-type="float" office:value="0.348" calcext:value-type="float">
            <text:p>0.348</text:p>
          </table:table-cell>
          <table:table-cell office:value-type="float" office:value="0.3407" calcext:value-type="float">
            <text:p>0.3407</text:p>
          </table:table-cell>
          <table:table-cell office:value-type="float" office:value="0.3399" calcext:value-type="float">
            <text:p>0.3399</text:p>
          </table:table-cell>
          <table:table-cell table:formula="of:=([.E235]+[.F235])/2" office:value-type="float" office:value="0.3403" calcext:value-type="float">
            <text:p>0.3403</text:p>
          </table:table-cell>
          <table:table-cell table:formula="of:=[.G235]/[.D235]" office:value-type="float" office:value="0.977873563218391" calcext:value-type="float">
            <text:p>0.977873563218391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3272" calcext:value-type="float">
            <text:p>0.3272</text:p>
          </table:table-cell>
          <table:table-cell table:formula="of:=([.I235]+[.J235])/2" office:value-type="float" office:value="0.32905" calcext:value-type="float">
            <text:p>0.32905</text:p>
          </table:table-cell>
          <table:table-cell table:formula="of:=[.K235]/[.D235]" office:value-type="float" office:value="0.945545977011494" calcext:value-type="float">
            <text:p>0.945545977011494</text:p>
          </table:table-cell>
          <table:table-cell office:value-type="float" office:value="0.3491" calcext:value-type="float">
            <text:p>0.3491</text:p>
          </table:table-cell>
          <table:table-cell table:formula="of:=[.M235]/[.D235]" office:value-type="float" office:value="1.00316091954023" calcext:value-type="float">
            <text:p>1.00316091954023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1363" calcext:value-type="float">
            <text:p>0.1363</text:p>
          </table:table-cell>
          <table:table-cell table:formula="of:=([.B236]+[.C236])/2" office:value-type="float" office:value="0.13275" calcext:value-type="float">
            <text:p>0.13275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1328" calcext:value-type="float">
            <text:p>0.1328</text:p>
          </table:table-cell>
          <table:table-cell table:formula="of:=([.E236]+[.F236])/2" office:value-type="float" office:value="0.13165" calcext:value-type="float">
            <text:p>0.13165</text:p>
          </table:table-cell>
          <table:table-cell table:formula="of:=[.G236]/[.D236]" office:value-type="float" office:value="0.991713747645951" calcext:value-type="float">
            <text:p>0.991713747645951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271" calcext:value-type="float">
            <text:p>0.1271</text:p>
          </table:table-cell>
          <table:table-cell table:formula="of:=([.I236]+[.J236])/2" office:value-type="float" office:value="0.12765" calcext:value-type="float">
            <text:p>0.12765</text:p>
          </table:table-cell>
          <table:table-cell table:formula="of:=[.K236]/[.D236]" office:value-type="float" office:value="0.961581920903955" calcext:value-type="float">
            <text:p>0.961581920903955</text:p>
          </table:table-cell>
          <table:table-cell office:value-type="float" office:value="0.156" calcext:value-type="float">
            <text:p>0.156</text:p>
          </table:table-cell>
          <table:table-cell table:formula="of:=[.M236]/[.D236]" office:value-type="float" office:value="1.17514124293785" calcext:value-type="float">
            <text:p>1.17514124293785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315" calcext:value-type="float">
            <text:p>0.0315</text:p>
          </table:table-cell>
          <table:table-cell table:formula="of:=([.B237]+[.C237])/2" office:value-type="float" office:value="0.03315" calcext:value-type="float">
            <text:p>0.03315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39" calcext:value-type="float">
            <text:p>0.0339</text:p>
          </table:table-cell>
          <table:table-cell table:formula="of:=([.E237]+[.F237])/2" office:value-type="float" office:value="0.0392" calcext:value-type="float">
            <text:p>0.0392</text:p>
          </table:table-cell>
          <table:table-cell table:formula="of:=[.G237]/[.D237]" office:value-type="float" office:value="1.18250377073906" calcext:value-type="float">
            <text:p>1.18250377073906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" calcext:value-type="float">
            <text:p>0.03</text:p>
          </table:table-cell>
          <table:table-cell table:formula="of:=([.I237]+[.J237])/2" office:value-type="float" office:value="0.0304" calcext:value-type="float">
            <text:p>0.0304</text:p>
          </table:table-cell>
          <table:table-cell table:formula="of:=[.K237]/[.D237]" office:value-type="float" office:value="0.917043740573152" calcext:value-type="float">
            <text:p>0.917043740573152</text:p>
          </table:table-cell>
          <table:table-cell office:value-type="float" office:value="0.0273" calcext:value-type="float">
            <text:p>0.0273</text:p>
          </table:table-cell>
          <table:table-cell table:formula="of:=[.M237]/[.D237]" office:value-type="float" office:value="0.823529411764706" calcext:value-type="float">
            <text:p>0.823529411764706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991" calcext:value-type="float">
            <text:p>0.0991</text:p>
          </table:table-cell>
          <table:table-cell table:formula="of:=([.B238]+[.C238])/2" office:value-type="float" office:value="0.091" calcext:value-type="float">
            <text:p>0.091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949" calcext:value-type="float">
            <text:p>0.0949</text:p>
          </table:table-cell>
          <table:table-cell table:formula="of:=([.E238]+[.F238])/2" office:value-type="float" office:value="0.08435" calcext:value-type="float">
            <text:p>0.08435</text:p>
          </table:table-cell>
          <table:table-cell table:formula="of:=[.G238]/[.D238]" office:value-type="float" office:value="0.926923076923077" calcext:value-type="float">
            <text:p>0.926923076923077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694" calcext:value-type="float">
            <text:p>0.0694</text:p>
          </table:table-cell>
          <table:table-cell table:formula="of:=([.I238]+[.J238])/2" office:value-type="float" office:value="0.07085" calcext:value-type="float">
            <text:p>0.07085</text:p>
          </table:table-cell>
          <table:table-cell table:formula="of:=[.K238]/[.D238]" office:value-type="float" office:value="0.778571428571429" calcext:value-type="float">
            <text:p>0.778571428571429</text:p>
          </table:table-cell>
          <table:table-cell office:value-type="float" office:value="0.0771" calcext:value-type="float">
            <text:p>0.0771</text:p>
          </table:table-cell>
          <table:table-cell table:formula="of:=[.M238]/[.D238]" office:value-type="float" office:value="0.847252747252747" calcext:value-type="float">
            <text:p>0.847252747252747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319" calcext:value-type="float">
            <text:p>0.0319</text:p>
          </table:table-cell>
          <table:table-cell table:formula="of:=([.B239]+[.C239])/2" office:value-type="float" office:value="0.03035" calcext:value-type="float">
            <text:p>0.0303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37" calcext:value-type="float">
            <text:p>0.0337</text:p>
          </table:table-cell>
          <table:table-cell table:formula="of:=([.E239]+[.F239])/2" office:value-type="float" office:value="0.0325" calcext:value-type="float">
            <text:p>0.0325</text:p>
          </table:table-cell>
          <table:table-cell table:formula="of:=[.G239]/[.D239]" office:value-type="float" office:value="1.07084019769357" calcext:value-type="float">
            <text:p>1.07084019769357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293" calcext:value-type="float">
            <text:p>0.0293</text:p>
          </table:table-cell>
          <table:table-cell table:formula="of:=([.I239]+[.J239])/2" office:value-type="float" office:value="0.0297" calcext:value-type="float">
            <text:p>0.0297</text:p>
          </table:table-cell>
          <table:table-cell table:formula="of:=[.K239]/[.D239]" office:value-type="float" office:value="0.978583196046129" calcext:value-type="float">
            <text:p>0.978583196046129</text:p>
          </table:table-cell>
          <table:table-cell office:value-type="float" office:value="0.0472" calcext:value-type="float">
            <text:p>0.0472</text:p>
          </table:table-cell>
          <table:table-cell table:formula="of:=[.M239]/[.D239]" office:value-type="float" office:value="1.55518945634267" calcext:value-type="float">
            <text:p>1.55518945634267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211" calcext:value-type="float">
            <text:p>0.0211</text:p>
          </table:table-cell>
          <table:table-cell table:formula="of:=([.B240]+[.C240])/2" office:value-type="float" office:value="0.0203" calcext:value-type="float">
            <text:p>0.02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34" calcext:value-type="float">
            <text:p>0.0234</text:p>
          </table:table-cell>
          <table:table-cell table:formula="of:=([.E240]+[.F240])/2" office:value-type="float" office:value="0.0232" calcext:value-type="float">
            <text:p>0.0232</text:p>
          </table:table-cell>
          <table:table-cell table:formula="of:=[.G240]/[.D240]" office:value-type="float" office:value="1.14285714285714" calcext:value-type="float">
            <text:p>1.1428571428571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9" calcext:value-type="float">
            <text:p>0.0229</text:p>
          </table:table-cell>
          <table:table-cell table:formula="of:=([.I240]+[.J240])/2" office:value-type="float" office:value="0.02295" calcext:value-type="float">
            <text:p>0.02295</text:p>
          </table:table-cell>
          <table:table-cell table:formula="of:=[.K240]/[.D240]" office:value-type="float" office:value="1.13054187192118" calcext:value-type="float">
            <text:p>1.13054187192118</text:p>
          </table:table-cell>
          <table:table-cell office:value-type="float" office:value="0.0237" calcext:value-type="float">
            <text:p>0.0237</text:p>
          </table:table-cell>
          <table:table-cell table:formula="of:=[.M240]/[.D240]" office:value-type="float" office:value="1.16748768472906" calcext:value-type="float">
            <text:p>1.16748768472906</text:p>
          </table:table-cell>
        </table:table-row>
        <table:table-row table:style-name="ro1">
          <table:table-cell table:style-name="ce2" office:value-type="string" calcext:value-type="string">
            <text:p>UnnecessaryBooleanAssertion</text:p>
          </table:table-cell>
          <table:table-cell office:value-type="float" office:value="0.4601" calcext:value-type="float">
            <text:p>0.4601</text:p>
          </table:table-cell>
          <table:table-cell office:value-type="float" office:value="0.4998" calcext:value-type="float">
            <text:p>0.4998</text:p>
          </table:table-cell>
          <table:table-cell table:formula="of:=([.B241]+[.C241])/2" office:value-type="float" office:value="0.47995" calcext:value-type="float">
            <text:p>0.47995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4735" calcext:value-type="float">
            <text:p>0.4735</text:p>
          </table:table-cell>
          <table:table-cell table:formula="of:=([.E241]+[.F241])/2" office:value-type="float" office:value="0.46765" calcext:value-type="float">
            <text:p>0.46765</text:p>
          </table:table-cell>
          <table:table-cell table:formula="of:=[.G241]/[.D241]" office:value-type="float" office:value="0.974372330451089" calcext:value-type="float">
            <text:p>0.974372330451089</text:p>
          </table:table-cell>
          <table:table-cell office:value-type="float" office:value="0.4037" calcext:value-type="float">
            <text:p>0.4037</text:p>
          </table:table-cell>
          <table:table-cell office:value-type="float" office:value="0.4543" calcext:value-type="float">
            <text:p>0.4543</text:p>
          </table:table-cell>
          <table:table-cell table:formula="of:=([.I241]+[.J241])/2" office:value-type="float" office:value="0.429" calcext:value-type="float">
            <text:p>0.429</text:p>
          </table:table-cell>
          <table:table-cell table:formula="of:=[.K241]/[.D241]" office:value-type="float" office:value="0.893843108657152" calcext:value-type="float">
            <text:p>0.893843108657152</text:p>
          </table:table-cell>
          <table:table-cell office:value-type="float" office:value="267.9903" calcext:value-type="float">
            <text:p>267.9903</text:p>
          </table:table-cell>
          <table:table-cell table:formula="of:=[.M241]/[.D241]" office:value-type="float" office:value="558.371288675904" calcext:value-type="float">
            <text:p>558.371288675904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1453" calcext:value-type="float">
            <text:p>0.1453</text:p>
          </table:table-cell>
          <table:table-cell table:formula="of:=([.B242]+[.C242])/2" office:value-type="float" office:value="0.1435" calcext:value-type="float">
            <text:p>0.1435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1488" calcext:value-type="float">
            <text:p>0.1488</text:p>
          </table:table-cell>
          <table:table-cell table:formula="of:=([.E242]+[.F242])/2" office:value-type="float" office:value="0.14675" calcext:value-type="float">
            <text:p>0.14675</text:p>
          </table:table-cell>
          <table:table-cell table:formula="of:=[.G242]/[.D242]" office:value-type="float" office:value="1.02264808362369" calcext:value-type="float">
            <text:p>1.02264808362369</text:p>
          </table:table-cell>
          <table:table-cell office:value-type="float" office:value="0.1441" calcext:value-type="float">
            <text:p>0.1441</text:p>
          </table:table-cell>
          <table:table-cell office:value-type="float" office:value="0.142" calcext:value-type="float">
            <text:p>0.142</text:p>
          </table:table-cell>
          <table:table-cell table:formula="of:=([.I242]+[.J242])/2" office:value-type="float" office:value="0.14305" calcext:value-type="float">
            <text:p>0.14305</text:p>
          </table:table-cell>
          <table:table-cell table:formula="of:=[.K242]/[.D242]" office:value-type="float" office:value="0.996864111498258" calcext:value-type="float">
            <text:p>0.996864111498258</text:p>
          </table:table-cell>
          <table:table-cell office:value-type="float" office:value="0.1391" calcext:value-type="float">
            <text:p>0.1391</text:p>
          </table:table-cell>
          <table:table-cell table:formula="of:=[.M242]/[.D242]" office:value-type="float" office:value="0.969337979094077" calcext:value-type="float">
            <text:p>0.969337979094077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8202" calcext:value-type="float">
            <text:p>0.8202</text:p>
          </table:table-cell>
          <table:table-cell table:formula="of:=([.B243]+[.C243])/2" office:value-type="float" office:value="0.8233" calcext:value-type="float">
            <text:p>0.8233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452" calcext:value-type="float">
            <text:p>0.8452</text:p>
          </table:table-cell>
          <table:table-cell table:formula="of:=([.E243]+[.F243])/2" office:value-type="float" office:value="0.8254" calcext:value-type="float">
            <text:p>0.8254</text:p>
          </table:table-cell>
          <table:table-cell table:formula="of:=[.G243]/[.D243]" office:value-type="float" office:value="1.00255071055508" calcext:value-type="float">
            <text:p>1.00255071055508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006" calcext:value-type="float">
            <text:p>0.8006</text:p>
          </table:table-cell>
          <table:table-cell table:formula="of:=([.I243]+[.J243])/2" office:value-type="float" office:value="0.80305" calcext:value-type="float">
            <text:p>0.80305</text:p>
          </table:table-cell>
          <table:table-cell table:formula="of:=[.K243]/[.D243]" office:value-type="float" office:value="0.975403862504555" calcext:value-type="float">
            <text:p>0.975403862504555</text:p>
          </table:table-cell>
          <table:table-cell office:value-type="float" office:value="0.7818" calcext:value-type="float">
            <text:p>0.7818</text:p>
          </table:table-cell>
          <table:table-cell table:formula="of:=[.M243]/[.D243]" office:value-type="float" office:value="0.949593100935261" calcext:value-type="float">
            <text:p>0.949593100935261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2409" calcext:value-type="float">
            <text:p>0.2409</text:p>
          </table:table-cell>
          <table:table-cell table:formula="of:=([.B244]+[.C244])/2" office:value-type="float" office:value="0.2382" calcext:value-type="float">
            <text:p>0.2382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2485" calcext:value-type="float">
            <text:p>0.2485</text:p>
          </table:table-cell>
          <table:table-cell table:formula="of:=([.E244]+[.F244])/2" office:value-type="float" office:value="0.2455" calcext:value-type="float">
            <text:p>0.2455</text:p>
          </table:table-cell>
          <table:table-cell table:formula="of:=[.G244]/[.D244]" office:value-type="float" office:value="1.03064651553317" calcext:value-type="float">
            <text:p>1.03064651553317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2401" calcext:value-type="float">
            <text:p>0.2401</text:p>
          </table:table-cell>
          <table:table-cell table:formula="of:=([.I244]+[.J244])/2" office:value-type="float" office:value="0.25185" calcext:value-type="float">
            <text:p>0.25185</text:p>
          </table:table-cell>
          <table:table-cell table:formula="of:=[.K244]/[.D244]" office:value-type="float" office:value="1.05730478589421" calcext:value-type="float">
            <text:p>1.05730478589421</text:p>
          </table:table-cell>
          <table:table-cell office:value-type="float" office:value="0.2373" calcext:value-type="float">
            <text:p>0.2373</text:p>
          </table:table-cell>
          <table:table-cell table:formula="of:=[.M244]/[.D244]" office:value-type="float" office:value="0.996221662468514" calcext:value-type="float">
            <text:p>0.996221662468514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4313" calcext:value-type="float">
            <text:p>0.4313</text:p>
          </table:table-cell>
          <table:table-cell office:value-type="float" office:value="0.4496" calcext:value-type="float">
            <text:p>0.4496</text:p>
          </table:table-cell>
          <table:table-cell table:formula="of:=([.B245]+[.C245])/2" office:value-type="float" office:value="0.44045" calcext:value-type="float">
            <text:p>0.44045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4739" calcext:value-type="float">
            <text:p>0.4739</text:p>
          </table:table-cell>
          <table:table-cell table:formula="of:=([.E245]+[.F245])/2" office:value-type="float" office:value="0.46185" calcext:value-type="float">
            <text:p>0.46185</text:p>
          </table:table-cell>
          <table:table-cell table:formula="of:=[.G245]/[.D245]" office:value-type="float" office:value="1.04858667272108" calcext:value-type="float">
            <text:p>1.04858667272108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4636" calcext:value-type="float">
            <text:p>0.4636</text:p>
          </table:table-cell>
          <table:table-cell table:formula="of:=([.I245]+[.J245])/2" office:value-type="float" office:value="0.45955" calcext:value-type="float">
            <text:p>0.45955</text:p>
          </table:table-cell>
          <table:table-cell table:formula="of:=[.K245]/[.D245]" office:value-type="float" office:value="1.0433647406062" calcext:value-type="float">
            <text:p>1.0433647406062</text:p>
          </table:table-cell>
          <table:table-cell office:value-type="float" office:value="0.4382" calcext:value-type="float">
            <text:p>0.4382</text:p>
          </table:table-cell>
          <table:table-cell table:formula="of:=[.M245]/[.D245]" office:value-type="float" office:value="0.994891588148485" calcext:value-type="float">
            <text:p>0.994891588148485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1397" calcext:value-type="float">
            <text:p>0.1397</text:p>
          </table:table-cell>
          <table:table-cell table:formula="of:=([.B246]+[.C246])/2" office:value-type="float" office:value="0.13615" calcext:value-type="float">
            <text:p>0.13615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373" calcext:value-type="float">
            <text:p>0.1373</text:p>
          </table:table-cell>
          <table:table-cell table:formula="of:=([.E246]+[.F246])/2" office:value-type="float" office:value="0.13645" calcext:value-type="float">
            <text:p>0.13645</text:p>
          </table:table-cell>
          <table:table-cell table:formula="of:=[.G246]/[.D246]" office:value-type="float" office:value="1.00220345207492" calcext:value-type="float">
            <text:p>1.00220345207492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467" calcext:value-type="float">
            <text:p>0.1467</text:p>
          </table:table-cell>
          <table:table-cell table:formula="of:=([.I246]+[.J246])/2" office:value-type="float" office:value="0.14025" calcext:value-type="float">
            <text:p>0.14025</text:p>
          </table:table-cell>
          <table:table-cell table:formula="of:=[.K246]/[.D246]" office:value-type="float" office:value="1.03011384502387" calcext:value-type="float">
            <text:p>1.03011384502387</text:p>
          </table:table-cell>
          <table:table-cell office:value-type="float" office:value="0.1272" calcext:value-type="float">
            <text:p>0.1272</text:p>
          </table:table-cell>
          <table:table-cell table:formula="of:=[.M246]/[.D246]" office:value-type="float" office:value="0.934263679764965" calcext:value-type="float">
            <text:p>0.934263679764965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7" calcext:value-type="float">
            <text:p>0.047</text:p>
          </table:table-cell>
          <table:table-cell table:formula="of:=([.B247]+[.C247])/2" office:value-type="float" office:value="0.0466" calcext:value-type="float">
            <text:p>0.0466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496" calcext:value-type="float">
            <text:p>0.0496</text:p>
          </table:table-cell>
          <table:table-cell table:formula="of:=([.E247]+[.F247])/2" office:value-type="float" office:value="0.04995" calcext:value-type="float">
            <text:p>0.04995</text:p>
          </table:table-cell>
          <table:table-cell table:formula="of:=[.G247]/[.D247]" office:value-type="float" office:value="1.07188841201717" calcext:value-type="float">
            <text:p>1.07188841201717</text:p>
          </table:table-cell>
          <table:table-cell table:number-columns-repeated="2" office:value-type="float" office:value="0.0491" calcext:value-type="float">
            <text:p>0.0491</text:p>
          </table:table-cell>
          <table:table-cell table:formula="of:=([.I247]+[.J247])/2" office:value-type="float" office:value="0.0491" calcext:value-type="float">
            <text:p>0.0491</text:p>
          </table:table-cell>
          <table:table-cell table:formula="of:=[.K247]/[.D247]" office:value-type="float" office:value="1.05364806866953" calcext:value-type="float">
            <text:p>1.05364806866953</text:p>
          </table:table-cell>
          <table:table-cell office:value-type="float" office:value="0.0518" calcext:value-type="float">
            <text:p>0.0518</text:p>
          </table:table-cell>
          <table:table-cell table:formula="of:=[.M247]/[.D247]" office:value-type="float" office:value="1.11158798283262" calcext:value-type="float">
            <text:p>1.11158798283262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1912" calcext:value-type="float">
            <text:p>0.1912</text:p>
          </table:table-cell>
          <table:table-cell table:formula="of:=([.B248]+[.C248])/2" office:value-type="float" office:value="0.1723" calcext:value-type="float">
            <text:p>0.1723</text:p>
          </table:table-cell>
          <table:table-cell office:value-type="float" office:value="0.16" calcext:value-type="float">
            <text:p>0.16</text:p>
          </table:table-cell>
          <table:table-cell office:value-type="float" office:value="0.1577" calcext:value-type="float">
            <text:p>0.1577</text:p>
          </table:table-cell>
          <table:table-cell table:formula="of:=([.E248]+[.F248])/2" office:value-type="float" office:value="0.15885" calcext:value-type="float">
            <text:p>0.15885</text:p>
          </table:table-cell>
          <table:table-cell table:formula="of:=[.G248]/[.D248]" office:value-type="float" office:value="0.921938479396401" calcext:value-type="float">
            <text:p>0.921938479396401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559" calcext:value-type="float">
            <text:p>0.1559</text:p>
          </table:table-cell>
          <table:table-cell table:formula="of:=([.I248]+[.J248])/2" office:value-type="float" office:value="0.1728" calcext:value-type="float">
            <text:p>0.1728</text:p>
          </table:table-cell>
          <table:table-cell table:formula="of:=[.K248]/[.D248]" office:value-type="float" office:value="1.00290191526407" calcext:value-type="float">
            <text:p>1.00290191526407</text:p>
          </table:table-cell>
          <table:table-cell office:value-type="float" office:value="0.1576" calcext:value-type="float">
            <text:p>0.1576</text:p>
          </table:table-cell>
          <table:table-cell table:formula="of:=[.M248]/[.D248]" office:value-type="float" office:value="0.914683691236216" calcext:value-type="float">
            <text:p>0.914683691236216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2718" calcext:value-type="float">
            <text:p>0.2718</text:p>
          </table:table-cell>
          <table:table-cell table:formula="of:=([.B249]+[.C249])/2" office:value-type="float" office:value="0.275" calcext:value-type="float">
            <text:p>0.2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82" calcext:value-type="float">
            <text:p>0.2782</text:p>
          </table:table-cell>
          <table:table-cell table:formula="of:=([.E249]+[.F249])/2" office:value-type="float" office:value="0.2751" calcext:value-type="float">
            <text:p>0.2751</text:p>
          </table:table-cell>
          <table:table-cell table:formula="of:=[.G249]/[.D249]" office:value-type="float" office:value="1.00036363636364" calcext:value-type="float">
            <text:p>1.00036363636364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2666" calcext:value-type="float">
            <text:p>0.2666</text:p>
          </table:table-cell>
          <table:table-cell table:formula="of:=([.I249]+[.J249])/2" office:value-type="float" office:value="0.2701" calcext:value-type="float">
            <text:p>0.2701</text:p>
          </table:table-cell>
          <table:table-cell table:formula="of:=[.K249]/[.D249]" office:value-type="float" office:value="0.982181818181818" calcext:value-type="float">
            <text:p>0.982181818181818</text:p>
          </table:table-cell>
          <table:table-cell office:value-type="float" office:value="0.2574" calcext:value-type="float">
            <text:p>0.2574</text:p>
          </table:table-cell>
          <table:table-cell table:formula="of:=[.M249]/[.D249]" office:value-type="float" office:value="0.936" calcext:value-type="float">
            <text:p>0.936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table:number-columns-repeated="2" office:value-type="float" office:value="0.0122" calcext:value-type="float">
            <text:p>0.0122</text:p>
          </table:table-cell>
          <table:table-cell table:formula="of:=([.B250]+[.C250])/2" office:value-type="float" office:value="0.0122" calcext:value-type="float">
            <text:p>0.012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24" calcext:value-type="float">
            <text:p>0.0124</text:p>
          </table:table-cell>
          <table:table-cell table:formula="of:=([.E250]+[.F250])/2" office:value-type="float" office:value="0.01225" calcext:value-type="float">
            <text:p>0.01225</text:p>
          </table:table-cell>
          <table:table-cell table:formula="of:=[.G250]/[.D250]" office:value-type="float" office:value="1.00409836065574" calcext:value-type="float">
            <text:p>1.00409836065574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19" calcext:value-type="float">
            <text:p>0.0119</text:p>
          </table:table-cell>
          <table:table-cell table:formula="of:=([.I250]+[.J250])/2" office:value-type="float" office:value="0.01185" calcext:value-type="float">
            <text:p>0.01185</text:p>
          </table:table-cell>
          <table:table-cell table:formula="of:=[.K250]/[.D250]" office:value-type="float" office:value="0.971311475409836" calcext:value-type="float">
            <text:p>0.971311475409836</text:p>
          </table:table-cell>
          <table:table-cell office:value-type="float" office:value="0.0149" calcext:value-type="float">
            <text:p>0.0149</text:p>
          </table:table-cell>
          <table:table-cell table:formula="of:=[.M250]/[.D250]" office:value-type="float" office:value="1.22131147540984" calcext:value-type="float">
            <text:p>1.22131147540984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71" calcext:value-type="float">
            <text:p>0.071</text:p>
          </table:table-cell>
          <table:table-cell table:formula="of:=([.B251]+[.C251])/2" office:value-type="float" office:value="0.06835" calcext:value-type="float">
            <text:p>0.06835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6" calcext:value-type="float">
            <text:p>0.06</text:p>
          </table:table-cell>
          <table:table-cell table:formula="of:=([.E251]+[.F251])/2" office:value-type="float" office:value="0.06055" calcext:value-type="float">
            <text:p>0.06055</text:p>
          </table:table-cell>
          <table:table-cell table:formula="of:=[.G251]/[.D251]" office:value-type="float" office:value="0.885881492318947" calcext:value-type="float">
            <text:p>0.885881492318947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73" calcext:value-type="float">
            <text:p>0.0573</text:p>
          </table:table-cell>
          <table:table-cell table:formula="of:=([.I251]+[.J251])/2" office:value-type="float" office:value="0.0584" calcext:value-type="float">
            <text:p>0.0584</text:p>
          </table:table-cell>
          <table:table-cell table:formula="of:=[.K251]/[.D251]" office:value-type="float" office:value="0.854425749817118" calcext:value-type="float">
            <text:p>0.854425749817118</text:p>
          </table:table-cell>
          <table:table-cell office:value-type="float" office:value="0.0602" calcext:value-type="float">
            <text:p>0.0602</text:p>
          </table:table-cell>
          <table:table-cell table:formula="of:=[.M251]/[.D251]" office:value-type="float" office:value="0.880760790051207" calcext:value-type="float">
            <text:p>0.880760790051207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8899" calcext:value-type="float">
            <text:p>0.8899</text:p>
          </table:table-cell>
          <table:table-cell table:formula="of:=([.B252]+[.C252])/2" office:value-type="float" office:value="0.86905" calcext:value-type="float">
            <text:p>0.86905</text:p>
          </table:table-cell>
          <table:table-cell office:value-type="float" office:value="0.863" calcext:value-type="float">
            <text:p>0.863</text:p>
          </table:table-cell>
          <table:table-cell office:value-type="float" office:value="0.9289" calcext:value-type="float">
            <text:p>0.9289</text:p>
          </table:table-cell>
          <table:table-cell table:formula="of:=([.E252]+[.F252])/2" office:value-type="float" office:value="0.89595" calcext:value-type="float">
            <text:p>0.89595</text:p>
          </table:table-cell>
          <table:table-cell table:formula="of:=[.G252]/[.D252]" office:value-type="float" office:value="1.03095333985386" calcext:value-type="float">
            <text:p>1.03095333985386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8482" calcext:value-type="float">
            <text:p>0.8482</text:p>
          </table:table-cell>
          <table:table-cell table:formula="of:=([.I252]+[.J252])/2" office:value-type="float" office:value="0.8624" calcext:value-type="float">
            <text:p>0.8624</text:p>
          </table:table-cell>
          <table:table-cell table:formula="of:=[.K252]/[.D252]" office:value-type="float" office:value="0.992347966169956" calcext:value-type="float">
            <text:p>0.992347966169956</text:p>
          </table:table-cell>
          <table:table-cell office:value-type="float" office:value="0.8501" calcext:value-type="float">
            <text:p>0.8501</text:p>
          </table:table-cell>
          <table:table-cell table:formula="of:=[.M252]/[.D252]" office:value-type="float" office:value="0.978194580288821" calcext:value-type="float">
            <text:p>0.978194580288821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517" calcext:value-type="float">
            <text:p>0.0517</text:p>
          </table:table-cell>
          <table:table-cell table:formula="of:=([.B253]+[.C253])/2" office:value-type="float" office:value="0.0509" calcext:value-type="float">
            <text:p>0.0509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505" calcext:value-type="float">
            <text:p>0.0505</text:p>
          </table:table-cell>
          <table:table-cell table:formula="of:=([.E253]+[.F253])/2" office:value-type="float" office:value="0.0502" calcext:value-type="float">
            <text:p>0.0502</text:p>
          </table:table-cell>
          <table:table-cell table:formula="of:=[.G253]/[.D253]" office:value-type="float" office:value="0.986247544204322" calcext:value-type="float">
            <text:p>0.986247544204322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99" calcext:value-type="float">
            <text:p>0.0499</text:p>
          </table:table-cell>
          <table:table-cell table:formula="of:=([.I253]+[.J253])/2" office:value-type="float" office:value="0.0498" calcext:value-type="float">
            <text:p>0.0498</text:p>
          </table:table-cell>
          <table:table-cell table:formula="of:=[.K253]/[.D253]" office:value-type="float" office:value="0.978388998035363" calcext:value-type="float">
            <text:p>0.978388998035363</text:p>
          </table:table-cell>
          <table:table-cell office:value-type="float" office:value="0.0571" calcext:value-type="float">
            <text:p>0.0571</text:p>
          </table:table-cell>
          <table:table-cell table:formula="of:=[.M253]/[.D253]" office:value-type="float" office:value="1.12180746561886" calcext:value-type="float">
            <text:p>1.12180746561886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2.9509" calcext:value-type="float">
            <text:p>2.9509</text:p>
          </table:table-cell>
          <table:table-cell office:value-type="float" office:value="3.1441" calcext:value-type="float">
            <text:p>3.1441</text:p>
          </table:table-cell>
          <table:table-cell table:formula="of:=([.B254]+[.C254])/2" office:value-type="float" office:value="3.0475" calcext:value-type="float">
            <text:p>3.0475</text:p>
          </table:table-cell>
          <table:table-cell office:value-type="float" office:value="3.0441" calcext:value-type="float">
            <text:p>3.0441</text:p>
          </table:table-cell>
          <table:table-cell office:value-type="float" office:value="3.0086" calcext:value-type="float">
            <text:p>3.0086</text:p>
          </table:table-cell>
          <table:table-cell table:formula="of:=([.E254]+[.F254])/2" office:value-type="float" office:value="3.02635" calcext:value-type="float">
            <text:p>3.02635</text:p>
          </table:table-cell>
          <table:table-cell table:formula="of:=[.G254]/[.D254]" office:value-type="float" office:value="0.993059885151764" calcext:value-type="float">
            <text:p>0.993059885151764</text:p>
          </table:table-cell>
          <table:table-cell office:value-type="float" office:value="3.2786" calcext:value-type="float">
            <text:p>3.2786</text:p>
          </table:table-cell>
          <table:table-cell office:value-type="float" office:value="3.1805" calcext:value-type="float">
            <text:p>3.1805</text:p>
          </table:table-cell>
          <table:table-cell table:formula="of:=([.I254]+[.J254])/2" office:value-type="float" office:value="3.22955" calcext:value-type="float">
            <text:p>3.22955</text:p>
          </table:table-cell>
          <table:table-cell table:formula="of:=[.K254]/[.D254]" office:value-type="float" office:value="1.05973748974569" calcext:value-type="float">
            <text:p>1.05973748974569</text:p>
          </table:table-cell>
          <table:table-cell office:value-type="float" office:value="2.2765" calcext:value-type="float">
            <text:p>2.2765</text:p>
          </table:table-cell>
          <table:table-cell table:formula="of:=[.M254]/[.D254]" office:value-type="float" office:value="0.747005742411813" calcext:value-type="float">
            <text:p>0.747005742411813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1.5129" calcext:value-type="float">
            <text:p>1.5129</text:p>
          </table:table-cell>
          <table:table-cell office:value-type="float" office:value="1.5336" calcext:value-type="float">
            <text:p>1.5336</text:p>
          </table:table-cell>
          <table:table-cell table:formula="of:=([.B255]+[.C255])/2" office:value-type="float" office:value="1.52325" calcext:value-type="float">
            <text:p>1.52325</text:p>
          </table:table-cell>
          <table:table-cell office:value-type="float" office:value="1.4794" calcext:value-type="float">
            <text:p>1.4794</text:p>
          </table:table-cell>
          <table:table-cell office:value-type="float" office:value="1.486" calcext:value-type="float">
            <text:p>1.486</text:p>
          </table:table-cell>
          <table:table-cell table:formula="of:=([.E255]+[.F255])/2" office:value-type="float" office:value="1.4827" calcext:value-type="float">
            <text:p>1.4827</text:p>
          </table:table-cell>
          <table:table-cell table:formula="of:=[.G255]/[.D255]" office:value-type="float" office:value="0.973379287707205" calcext:value-type="float">
            <text:p>0.973379287707205</text:p>
          </table:table-cell>
          <table:table-cell office:value-type="float" office:value="1.4771" calcext:value-type="float">
            <text:p>1.4771</text:p>
          </table:table-cell>
          <table:table-cell office:value-type="float" office:value="1.408" calcext:value-type="float">
            <text:p>1.408</text:p>
          </table:table-cell>
          <table:table-cell table:formula="of:=([.I255]+[.J255])/2" office:value-type="float" office:value="1.44255" calcext:value-type="float">
            <text:p>1.44255</text:p>
          </table:table-cell>
          <table:table-cell table:formula="of:=[.K255]/[.D255]" office:value-type="float" office:value="0.947021171836534" calcext:value-type="float">
            <text:p>0.947021171836534</text:p>
          </table:table-cell>
          <table:table-cell office:value-type="float" office:value="1.3217" calcext:value-type="float">
            <text:p>1.3217</text:p>
          </table:table-cell>
          <table:table-cell table:formula="of:=[.M255]/[.D255]" office:value-type="float" office:value="0.867684227802396" calcext:value-type="float">
            <text:p>0.867684227802396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1309" calcext:value-type="float">
            <text:p>0.1309</text:p>
          </table:table-cell>
          <table:table-cell table:formula="of:=([.B256]+[.C256])/2" office:value-type="float" office:value="0.1131" calcext:value-type="float">
            <text:p>0.1131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1013" calcext:value-type="float">
            <text:p>0.1013</text:p>
          </table:table-cell>
          <table:table-cell table:formula="of:=([.E256]+[.F256])/2" office:value-type="float" office:value="0.10125" calcext:value-type="float">
            <text:p>0.10125</text:p>
          </table:table-cell>
          <table:table-cell table:formula="of:=[.G256]/[.D256]" office:value-type="float" office:value="0.895225464190981" calcext:value-type="float">
            <text:p>0.895225464190981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016" calcext:value-type="float">
            <text:p>0.1016</text:p>
          </table:table-cell>
          <table:table-cell table:formula="of:=([.I256]+[.J256])/2" office:value-type="float" office:value="0.1021" calcext:value-type="float">
            <text:p>0.1021</text:p>
          </table:table-cell>
          <table:table-cell table:formula="of:=[.K256]/[.D256]" office:value-type="float" office:value="0.902740937223696" calcext:value-type="float">
            <text:p>0.902740937223696</text:p>
          </table:table-cell>
          <table:table-cell office:value-type="float" office:value="0.102" calcext:value-type="float">
            <text:p>0.102</text:p>
          </table:table-cell>
          <table:table-cell table:formula="of:=[.M256]/[.D256]" office:value-type="float" office:value="0.901856763925729" calcext:value-type="float">
            <text:p>0.901856763925729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377" calcext:value-type="float">
            <text:p>0.1377</text:p>
          </table:table-cell>
          <table:table-cell table:formula="of:=([.B257]+[.C257])/2" office:value-type="float" office:value="0.13455" calcext:value-type="float">
            <text:p>0.13455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372" calcext:value-type="float">
            <text:p>0.1372</text:p>
          </table:table-cell>
          <table:table-cell table:formula="of:=([.E257]+[.F257])/2" office:value-type="float" office:value="0.13525" calcext:value-type="float">
            <text:p>0.13525</text:p>
          </table:table-cell>
          <table:table-cell table:formula="of:=[.G257]/[.D257]" office:value-type="float" office:value="1.00520252694166" calcext:value-type="float">
            <text:p>1.0052025269416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1" calcext:value-type="float">
            <text:p>0.131</text:p>
          </table:table-cell>
          <table:table-cell table:formula="of:=([.I257]+[.J257])/2" office:value-type="float" office:value="0.133" calcext:value-type="float">
            <text:p>0.133</text:p>
          </table:table-cell>
          <table:table-cell table:formula="of:=[.K257]/[.D257]" office:value-type="float" office:value="0.988480118914901" calcext:value-type="float">
            <text:p>0.988480118914901</text:p>
          </table:table-cell>
          <table:table-cell office:value-type="float" office:value="0.1056" calcext:value-type="float">
            <text:p>0.1056</text:p>
          </table:table-cell>
          <table:table-cell table:formula="of:=[.M257]/[.D257]" office:value-type="float" office:value="0.784838350055741" calcext:value-type="float">
            <text:p>0.784838350055741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2835" calcext:value-type="float">
            <text:p>0.2835</text:p>
          </table:table-cell>
          <table:table-cell table:formula="of:=([.B258]+[.C258])/2" office:value-type="float" office:value="0.28845" calcext:value-type="float">
            <text:p>0.28845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828" calcext:value-type="float">
            <text:p>0.2828</text:p>
          </table:table-cell>
          <table:table-cell table:formula="of:=([.E258]+[.F258])/2" office:value-type="float" office:value="0.28435" calcext:value-type="float">
            <text:p>0.28435</text:p>
          </table:table-cell>
          <table:table-cell table:formula="of:=[.G258]/[.D258]" office:value-type="float" office:value="0.985786098110591" calcext:value-type="float">
            <text:p>0.985786098110591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3104" calcext:value-type="float">
            <text:p>0.3104</text:p>
          </table:table-cell>
          <table:table-cell table:formula="of:=([.I258]+[.J258])/2" office:value-type="float" office:value="0.2946" calcext:value-type="float">
            <text:p>0.2946</text:p>
          </table:table-cell>
          <table:table-cell table:formula="of:=[.K258]/[.D258]" office:value-type="float" office:value="1.02132085283411" calcext:value-type="float">
            <text:p>1.02132085283411</text:p>
          </table:table-cell>
          <table:table-cell office:value-type="float" office:value="0.319" calcext:value-type="float">
            <text:p>0.319</text:p>
          </table:table-cell>
          <table:table-cell table:formula="of:=[.M258]/[.D258]" office:value-type="float" office:value="1.10591090310279" calcext:value-type="float">
            <text:p>1.10591090310279</text:p>
          </table:table-cell>
        </table:table-row>
        <table:table-row table:style-name="ro1">
          <table:table-cell table:style-name="ce2" office:value-type="string" calcext:value-type="string">
            <text:p>UseAssertEqualsInsteadOfAssertTrue</text:p>
          </table:table-cell>
          <table:table-cell office:value-type="float" office:value="2.5925" calcext:value-type="float">
            <text:p>2.5925</text:p>
          </table:table-cell>
          <table:table-cell office:value-type="float" office:value="2.6484" calcext:value-type="float">
            <text:p>2.6484</text:p>
          </table:table-cell>
          <table:table-cell table:formula="of:=([.B259]+[.C259])/2" office:value-type="float" office:value="2.62045" calcext:value-type="float">
            <text:p>2.62045</text:p>
          </table:table-cell>
          <table:table-cell office:value-type="float" office:value="2.7155" calcext:value-type="float">
            <text:p>2.7155</text:p>
          </table:table-cell>
          <table:table-cell office:value-type="float" office:value="2.7833" calcext:value-type="float">
            <text:p>2.7833</text:p>
          </table:table-cell>
          <table:table-cell table:formula="of:=([.E259]+[.F259])/2" office:value-type="float" office:value="2.7494" calcext:value-type="float">
            <text:p>2.7494</text:p>
          </table:table-cell>
          <table:table-cell table:formula="of:=[.G259]/[.D259]" office:value-type="float" office:value="1.04920910530634" calcext:value-type="float">
            <text:p>1.04920910530634</text:p>
          </table:table-cell>
          <table:table-cell office:value-type="float" office:value="1.9324" calcext:value-type="float">
            <text:p>1.9324</text:p>
          </table:table-cell>
          <table:table-cell office:value-type="float" office:value="1.7752" calcext:value-type="float">
            <text:p>1.7752</text:p>
          </table:table-cell>
          <table:table-cell table:formula="of:=([.I259]+[.J259])/2" office:value-type="float" office:value="1.8538" calcext:value-type="float">
            <text:p>1.8538</text:p>
          </table:table-cell>
          <table:table-cell table:formula="of:=[.K259]/[.D259]" office:value-type="float" office:value="0.707435745768856" calcext:value-type="float">
            <text:p>0.707435745768856</text:p>
          </table:table-cell>
          <table:table-cell office:value-type="float" office:value="1751.3019" calcext:value-type="float">
            <text:p>1751.3019</text:p>
          </table:table-cell>
          <table:table-cell table:formula="of:=[.M259]/[.D259]" office:value-type="float" office:value="668.321051727757" calcext:value-type="float">
            <text:p>668.321051727757</text:p>
          </table:table-cell>
        </table:table-row>
        <table:table-row table:style-name="ro1">
          <table:table-cell table:style-name="ce2" office:value-type="string" calcext:value-type="string">
            <text:p>UseAssertNullInsteadOfAssertTrue</text:p>
          </table:table-cell>
          <table:table-cell office:value-type="float" office:value="3.075" calcext:value-type="float">
            <text:p>3.075</text:p>
          </table:table-cell>
          <table:table-cell office:value-type="float" office:value="3.0962" calcext:value-type="float">
            <text:p>3.0962</text:p>
          </table:table-cell>
          <table:table-cell table:formula="of:=([.B260]+[.C260])/2" office:value-type="float" office:value="3.0856" calcext:value-type="float">
            <text:p>3.0856</text:p>
          </table:table-cell>
          <table:table-cell office:value-type="float" office:value="2.9362" calcext:value-type="float">
            <text:p>2.9362</text:p>
          </table:table-cell>
          <table:table-cell office:value-type="float" office:value="3.0191" calcext:value-type="float">
            <text:p>3.0191</text:p>
          </table:table-cell>
          <table:table-cell table:formula="of:=([.E260]+[.F260])/2" office:value-type="float" office:value="2.97765" calcext:value-type="float">
            <text:p>2.97765</text:p>
          </table:table-cell>
          <table:table-cell table:formula="of:=[.G260]/[.D260]" office:value-type="float" office:value="0.965014907959554" calcext:value-type="float">
            <text:p>0.965014907959554</text:p>
          </table:table-cell>
          <table:table-cell office:value-type="float" office:value="2.059" calcext:value-type="float">
            <text:p>2.059</text:p>
          </table:table-cell>
          <table:table-cell office:value-type="float" office:value="1.9716" calcext:value-type="float">
            <text:p>1.9716</text:p>
          </table:table-cell>
          <table:table-cell table:formula="of:=([.I260]+[.J260])/2" office:value-type="float" office:value="2.0153" calcext:value-type="float">
            <text:p>2.0153</text:p>
          </table:table-cell>
          <table:table-cell table:formula="of:=[.K260]/[.D260]" office:value-type="float" office:value="0.653130671506352" calcext:value-type="float">
            <text:p>0.653130671506352</text:p>
          </table:table-cell>
          <table:table-cell office:value-type="float" office:value="1742.9791" calcext:value-type="float">
            <text:p>1742.9791</text:p>
          </table:table-cell>
          <table:table-cell table:formula="of:=[.M260]/[.D260]" office:value-type="float" office:value="564.875259268862" calcext:value-type="float">
            <text:p>564.875259268862</text:p>
          </table:table-cell>
        </table:table-row>
        <table:table-row table:style-name="ro1">
          <table:table-cell table:style-name="ce2" office:value-type="string" calcext:value-type="string">
            <text:p>UseAssertSameInsteadOfAssertTrue</text:p>
          </table:table-cell>
          <table:table-cell office:value-type="float" office:value="13.4606" calcext:value-type="float">
            <text:p>13.4606</text:p>
          </table:table-cell>
          <table:table-cell office:value-type="float" office:value="13.2093" calcext:value-type="float">
            <text:p>13.2093</text:p>
          </table:table-cell>
          <table:table-cell table:formula="of:=([.B261]+[.C261])/2" office:value-type="float" office:value="13.33495" calcext:value-type="float">
            <text:p>13.33495</text:p>
          </table:table-cell>
          <table:table-cell office:value-type="float" office:value="13.7529" calcext:value-type="float">
            <text:p>13.7529</text:p>
          </table:table-cell>
          <table:table-cell office:value-type="float" office:value="13.4273" calcext:value-type="float">
            <text:p>13.4273</text:p>
          </table:table-cell>
          <table:table-cell table:formula="of:=([.E261]+[.F261])/2" office:value-type="float" office:value="13.5901" calcext:value-type="float">
            <text:p>13.5901</text:p>
          </table:table-cell>
          <table:table-cell table:formula="of:=[.G261]/[.D261]" office:value-type="float" office:value="1.01913393001099" calcext:value-type="float">
            <text:p>1.01913393001099</text:p>
          </table:table-cell>
          <table:table-cell office:value-type="float" office:value="7.6947" calcext:value-type="float">
            <text:p>7.6947</text:p>
          </table:table-cell>
          <table:table-cell office:value-type="float" office:value="7.639" calcext:value-type="float">
            <text:p>7.639</text:p>
          </table:table-cell>
          <table:table-cell table:formula="of:=([.I261]+[.J261])/2" office:value-type="float" office:value="7.66685" calcext:value-type="float">
            <text:p>7.66685</text:p>
          </table:table-cell>
          <table:table-cell table:formula="of:=[.K261]/[.D261]" office:value-type="float" office:value="0.574944038035388" calcext:value-type="float">
            <text:p>0.574944038035388</text:p>
          </table:table-cell>
          <table:table-cell office:value-type="float" office:value="1732.8995" calcext:value-type="float">
            <text:p>1732.8995</text:p>
          </table:table-cell>
          <table:table-cell table:formula="of:=[.M261]/[.D261]" office:value-type="float" office:value="129.951705855665" calcext:value-type="float">
            <text:p>129.951705855665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7805" calcext:value-type="float">
            <text:p>0.7805</text:p>
          </table:table-cell>
          <table:table-cell table:formula="of:=([.B262]+[.C262])/2" office:value-type="float" office:value="0.74545" calcext:value-type="float">
            <text:p>0.74545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8236" calcext:value-type="float">
            <text:p>0.8236</text:p>
          </table:table-cell>
          <table:table-cell table:formula="of:=([.E262]+[.F262])/2" office:value-type="float" office:value="0.81005" calcext:value-type="float">
            <text:p>0.81005</text:p>
          </table:table-cell>
          <table:table-cell table:formula="of:=[.G262]/[.D262]" office:value-type="float" office:value="1.0866590649943" calcext:value-type="float">
            <text:p>1.0866590649943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7704" calcext:value-type="float">
            <text:p>0.7704</text:p>
          </table:table-cell>
          <table:table-cell table:formula="of:=([.I262]+[.J262])/2" office:value-type="float" office:value="0.75435" calcext:value-type="float">
            <text:p>0.75435</text:p>
          </table:table-cell>
          <table:table-cell table:formula="of:=[.K262]/[.D262]" office:value-type="float" office:value="1.01193909718962" calcext:value-type="float">
            <text:p>1.01193909718962</text:p>
          </table:table-cell>
          <table:table-cell office:value-type="float" office:value="1.5046" calcext:value-type="float">
            <text:p>1.5046</text:p>
          </table:table-cell>
          <table:table-cell table:formula="of:=[.M262]/[.D262]" office:value-type="float" office:value="2.01837816084244" calcext:value-type="float">
            <text:p>2.01837816084244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2371" calcext:value-type="float">
            <text:p>0.2371</text:p>
          </table:table-cell>
          <table:table-cell table:formula="of:=([.B263]+[.C263])/2" office:value-type="float" office:value="0.2329" calcext:value-type="float">
            <text:p>0.2329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2666" calcext:value-type="float">
            <text:p>0.2666</text:p>
          </table:table-cell>
          <table:table-cell table:formula="of:=([.E263]+[.F263])/2" office:value-type="float" office:value="0.26065" calcext:value-type="float">
            <text:p>0.26065</text:p>
          </table:table-cell>
          <table:table-cell table:formula="of:=[.G263]/[.D263]" office:value-type="float" office:value="1.11914984972091" calcext:value-type="float">
            <text:p>1.1191498497209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95" calcext:value-type="float">
            <text:p>0.2295</text:p>
          </table:table-cell>
          <table:table-cell table:formula="of:=([.I263]+[.J263])/2" office:value-type="float" office:value="0.23175" calcext:value-type="float">
            <text:p>0.23175</text:p>
          </table:table-cell>
          <table:table-cell table:formula="of:=[.K263]/[.D263]" office:value-type="float" office:value="0.995062258480034" calcext:value-type="float">
            <text:p>0.995062258480034</text:p>
          </table:table-cell>
          <table:table-cell office:value-type="float" office:value="0.2215" calcext:value-type="float">
            <text:p>0.2215</text:p>
          </table:table-cell>
          <table:table-cell table:formula="of:=[.M263]/[.D263]" office:value-type="float" office:value="0.951051953628167" calcext:value-type="float">
            <text:p>0.951051953628167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418" calcext:value-type="float">
            <text:p>0.3418</text:p>
          </table:table-cell>
          <table:table-cell table:formula="of:=([.B264]+[.C264])/2" office:value-type="float" office:value="0.33355" calcext:value-type="float">
            <text:p>0.33355</text:p>
          </table:table-cell>
          <table:table-cell office:value-type="float" office:value="0.3363" calcext:value-type="float">
            <text:p>0.3363</text:p>
          </table:table-cell>
          <table:table-cell office:value-type="float" office:value="0.3581" calcext:value-type="float">
            <text:p>0.3581</text:p>
          </table:table-cell>
          <table:table-cell table:formula="of:=([.E264]+[.F264])/2" office:value-type="float" office:value="0.3472" calcext:value-type="float">
            <text:p>0.3472</text:p>
          </table:table-cell>
          <table:table-cell table:formula="of:=[.G264]/[.D264]" office:value-type="float" office:value="1.04092339979014" calcext:value-type="float">
            <text:p>1.04092339979014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3442" calcext:value-type="float">
            <text:p>0.3442</text:p>
          </table:table-cell>
          <table:table-cell table:formula="of:=([.I264]+[.J264])/2" office:value-type="float" office:value="0.3603" calcext:value-type="float">
            <text:p>0.3603</text:p>
          </table:table-cell>
          <table:table-cell table:formula="of:=[.K264]/[.D264]" office:value-type="float" office:value="1.0801978713836" calcext:value-type="float">
            <text:p>1.0801978713836</text:p>
          </table:table-cell>
          <table:table-cell office:value-type="float" office:value="0.3574" calcext:value-type="float">
            <text:p>0.3574</text:p>
          </table:table-cell>
          <table:table-cell table:formula="of:=[.M264]/[.D264]" office:value-type="float" office:value="1.07150352271024" calcext:value-type="float">
            <text:p>1.07150352271024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421" calcext:value-type="float">
            <text:p>0.0421</text:p>
          </table:table-cell>
          <table:table-cell table:formula="of:=([.B265]+[.C265])/2" office:value-type="float" office:value="0.0409" calcext:value-type="float">
            <text:p>0.0409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422" calcext:value-type="float">
            <text:p>0.0422</text:p>
          </table:table-cell>
          <table:table-cell table:formula="of:=([.E265]+[.F265])/2" office:value-type="float" office:value="0.0423" calcext:value-type="float">
            <text:p>0.0423</text:p>
          </table:table-cell>
          <table:table-cell table:formula="of:=[.G265]/[.D265]" office:value-type="float" office:value="1.03422982885086" calcext:value-type="float">
            <text:p>1.03422982885086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" calcext:value-type="float">
            <text:p>0.04</text:p>
          </table:table-cell>
          <table:table-cell table:formula="of:=([.I265]+[.J265])/2" office:value-type="float" office:value="0.03995" calcext:value-type="float">
            <text:p>0.03995</text:p>
          </table:table-cell>
          <table:table-cell table:formula="of:=[.K265]/[.D265]" office:value-type="float" office:value="0.976772616136919" calcext:value-type="float">
            <text:p>0.976772616136919</text:p>
          </table:table-cell>
          <table:table-cell office:value-type="float" office:value="0.053" calcext:value-type="float">
            <text:p>0.053</text:p>
          </table:table-cell>
          <table:table-cell table:formula="of:=[.M265]/[.D265]" office:value-type="float" office:value="1.2958435207824" calcext:value-type="float">
            <text:p>1.2958435207824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7079" calcext:value-type="float">
            <text:p>0.7079</text:p>
          </table:table-cell>
          <table:table-cell table:formula="of:=([.B266]+[.C266])/2" office:value-type="float" office:value="0.7072" calcext:value-type="float">
            <text:p>0.7072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6872" calcext:value-type="float">
            <text:p>0.6872</text:p>
          </table:table-cell>
          <table:table-cell table:formula="of:=([.E266]+[.F266])/2" office:value-type="float" office:value="0.6933" calcext:value-type="float">
            <text:p>0.6933</text:p>
          </table:table-cell>
          <table:table-cell table:formula="of:=[.G266]/[.D266]" office:value-type="float" office:value="0.980345022624434" calcext:value-type="float">
            <text:p>0.980345022624434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6406" calcext:value-type="float">
            <text:p>0.6406</text:p>
          </table:table-cell>
          <table:table-cell table:formula="of:=([.I266]+[.J266])/2" office:value-type="float" office:value="0.64685" calcext:value-type="float">
            <text:p>0.64685</text:p>
          </table:table-cell>
          <table:table-cell table:formula="of:=[.K266]/[.D266]" office:value-type="float" office:value="0.914663461538462" calcext:value-type="float">
            <text:p>0.914663461538462</text:p>
          </table:table-cell>
          <table:table-cell office:value-type="float" office:value="0.5961" calcext:value-type="float">
            <text:p>0.5961</text:p>
          </table:table-cell>
          <table:table-cell table:formula="of:=[.M266]/[.D266]" office:value-type="float" office:value="0.842901583710407" calcext:value-type="float">
            <text:p>0.842901583710407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446" calcext:value-type="float">
            <text:p>0.0446</text:p>
          </table:table-cell>
          <table:table-cell table:formula="of:=([.B267]+[.C267])/2" office:value-type="float" office:value="0.043" calcext:value-type="float">
            <text:p>0.043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71" calcext:value-type="float">
            <text:p>0.0471</text:p>
          </table:table-cell>
          <table:table-cell table:formula="of:=([.E267]+[.F267])/2" office:value-type="float" office:value="0.0456" calcext:value-type="float">
            <text:p>0.0456</text:p>
          </table:table-cell>
          <table:table-cell table:formula="of:=[.G267]/[.D267]" office:value-type="float" office:value="1.06046511627907" calcext:value-type="float">
            <text:p>1.06046511627907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43" calcext:value-type="float">
            <text:p>0.043</text:p>
          </table:table-cell>
          <table:table-cell table:formula="of:=([.I267]+[.J267])/2" office:value-type="float" office:value="0.04315" calcext:value-type="float">
            <text:p>0.04315</text:p>
          </table:table-cell>
          <table:table-cell table:formula="of:=[.K267]/[.D267]" office:value-type="float" office:value="1.00348837209302" calcext:value-type="float">
            <text:p>1.00348837209302</text:p>
          </table:table-cell>
          <table:table-cell office:value-type="float" office:value="0.0622" calcext:value-type="float">
            <text:p>0.0622</text:p>
          </table:table-cell>
          <table:table-cell table:formula="of:=[.M267]/[.D267]" office:value-type="float" office:value="1.44651162790698" calcext:value-type="float">
            <text:p>1.44651162790698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2806" calcext:value-type="float">
            <text:p>0.2806</text:p>
          </table:table-cell>
          <table:table-cell table:formula="of:=([.B268]+[.C268])/2" office:value-type="float" office:value="0.2649" calcext:value-type="float">
            <text:p>0.2649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3081" calcext:value-type="float">
            <text:p>0.3081</text:p>
          </table:table-cell>
          <table:table-cell table:formula="of:=([.E268]+[.F268])/2" office:value-type="float" office:value="0.2817" calcext:value-type="float">
            <text:p>0.2817</text:p>
          </table:table-cell>
          <table:table-cell table:formula="of:=[.G268]/[.D268]" office:value-type="float" office:value="1.0634201585504" calcext:value-type="float">
            <text:p>1.0634201585504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2513" calcext:value-type="float">
            <text:p>0.2513</text:p>
          </table:table-cell>
          <table:table-cell table:formula="of:=([.I268]+[.J268])/2" office:value-type="float" office:value="0.2699" calcext:value-type="float">
            <text:p>0.2699</text:p>
          </table:table-cell>
          <table:table-cell table:formula="of:=[.K268]/[.D268]" office:value-type="float" office:value="1.01887504718762" calcext:value-type="float">
            <text:p>1.01887504718762</text:p>
          </table:table-cell>
          <table:table-cell office:value-type="float" office:value="0.244" calcext:value-type="float">
            <text:p>0.244</text:p>
          </table:table-cell>
          <table:table-cell table:formula="of:=[.M268]/[.D268]" office:value-type="float" office:value="0.921102302755757" calcext:value-type="float">
            <text:p>0.921102302755757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1.7458" calcext:value-type="float">
            <text:p>1.7458</text:p>
          </table:table-cell>
          <table:table-cell office:value-type="float" office:value="1.7771" calcext:value-type="float">
            <text:p>1.7771</text:p>
          </table:table-cell>
          <table:table-cell table:formula="of:=([.B269]+[.C269])/2" office:value-type="float" office:value="1.76145" calcext:value-type="float">
            <text:p>1.76145</text:p>
          </table:table-cell>
          <table:table-cell office:value-type="float" office:value="1.6904" calcext:value-type="float">
            <text:p>1.6904</text:p>
          </table:table-cell>
          <table:table-cell office:value-type="float" office:value="1.6781" calcext:value-type="float">
            <text:p>1.6781</text:p>
          </table:table-cell>
          <table:table-cell table:formula="of:=([.E269]+[.F269])/2" office:value-type="float" office:value="1.68425" calcext:value-type="float">
            <text:p>1.68425</text:p>
          </table:table-cell>
          <table:table-cell table:formula="of:=[.G269]/[.D269]" office:value-type="float" office:value="0.956172471543331" calcext:value-type="float">
            <text:p>0.956172471543331</text:p>
          </table:table-cell>
          <table:table-cell office:value-type="float" office:value="1.6918" calcext:value-type="float">
            <text:p>1.6918</text:p>
          </table:table-cell>
          <table:table-cell office:value-type="float" office:value="1.7088" calcext:value-type="float">
            <text:p>1.7088</text:p>
          </table:table-cell>
          <table:table-cell table:formula="of:=([.I269]+[.J269])/2" office:value-type="float" office:value="1.7003" calcext:value-type="float">
            <text:p>1.7003</text:p>
          </table:table-cell>
          <table:table-cell table:formula="of:=[.K269]/[.D269]" office:value-type="float" office:value="0.965284282835164" calcext:value-type="float">
            <text:p>0.965284282835164</text:p>
          </table:table-cell>
          <table:table-cell office:value-type="float" office:value="2.3033" calcext:value-type="float">
            <text:p>2.3033</text:p>
          </table:table-cell>
          <table:table-cell table:formula="of:=[.M269]/[.D269]" office:value-type="float" office:value="1.3076158846405" calcext:value-type="float">
            <text:p>1.3076158846405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2668" calcext:value-type="float">
            <text:p>0.2668</text:p>
          </table:table-cell>
          <table:table-cell table:formula="of:=([.B270]+[.C270])/2" office:value-type="float" office:value="0.25975" calcext:value-type="float">
            <text:p>0.25975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2684" calcext:value-type="float">
            <text:p>0.2684</text:p>
          </table:table-cell>
          <table:table-cell table:formula="of:=([.E270]+[.F270])/2" office:value-type="float" office:value="0.2666" calcext:value-type="float">
            <text:p>0.2666</text:p>
          </table:table-cell>
          <table:table-cell table:formula="of:=[.G270]/[.D270]" office:value-type="float" office:value="1.02637151106834" calcext:value-type="float">
            <text:p>1.02637151106834</text:p>
          </table:table-cell>
          <table:table-cell office:value-type="float" office:value="0.2601" calcext:value-type="float">
            <text:p>0.2601</text:p>
          </table:table-cell>
          <table:table-cell office:value-type="float" office:value="0.2566" calcext:value-type="float">
            <text:p>0.2566</text:p>
          </table:table-cell>
          <table:table-cell table:formula="of:=([.I270]+[.J270])/2" office:value-type="float" office:value="0.25835" calcext:value-type="float">
            <text:p>0.25835</text:p>
          </table:table-cell>
          <table:table-cell table:formula="of:=[.K270]/[.D270]" office:value-type="float" office:value="0.99461020211742" calcext:value-type="float">
            <text:p>0.99461020211742</text:p>
          </table:table-cell>
          <table:table-cell office:value-type="float" office:value="0.3117" calcext:value-type="float">
            <text:p>0.3117</text:p>
          </table:table-cell>
          <table:table-cell table:formula="of:=[.M270]/[.D270]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498" calcext:value-type="float">
            <text:p>0.2498</text:p>
          </table:table-cell>
          <table:table-cell office:value-type="float" office:value="0.2584" calcext:value-type="float">
            <text:p>0.2584</text:p>
          </table:table-cell>
          <table:table-cell table:formula="of:=([.B271]+[.C271])/2" office:value-type="float" office:value="0.2541" calcext:value-type="float">
            <text:p>0.2541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238" calcext:value-type="float">
            <text:p>0.238</text:p>
          </table:table-cell>
          <table:table-cell table:formula="of:=([.E271]+[.F271])/2" office:value-type="float" office:value="0.23575" calcext:value-type="float">
            <text:p>0.23575</text:p>
          </table:table-cell>
          <table:table-cell table:formula="of:=[.G271]/[.D271]" office:value-type="float" office:value="0.927784336875246" calcext:value-type="float">
            <text:p>0.927784336875246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2542" calcext:value-type="float">
            <text:p>0.2542</text:p>
          </table:table-cell>
          <table:table-cell table:formula="of:=([.I271]+[.J271])/2" office:value-type="float" office:value="0.24095" calcext:value-type="float">
            <text:p>0.24095</text:p>
          </table:table-cell>
          <table:table-cell table:formula="of:=[.K271]/[.D271]" office:value-type="float" office:value="0.948248720975994" calcext:value-type="float">
            <text:p>0.948248720975994</text:p>
          </table:table-cell>
          <table:table-cell office:value-type="float" office:value="0.1803" calcext:value-type="float">
            <text:p>0.1803</text:p>
          </table:table-cell>
          <table:table-cell table:formula="of:=[.M271]/[.D271]" office:value-type="float" office:value="0.709563164108619" calcext:value-type="float">
            <text:p>0.709563164108619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732" calcext:value-type="float">
            <text:p>0.3732</text:p>
          </table:table-cell>
          <table:table-cell table:formula="of:=([.B272]+[.C272])/2" office:value-type="float" office:value="0.3644" calcext:value-type="float">
            <text:p>0.3644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4028" calcext:value-type="float">
            <text:p>0.4028</text:p>
          </table:table-cell>
          <table:table-cell table:formula="of:=([.E272]+[.F272])/2" office:value-type="float" office:value="0.38895" calcext:value-type="float">
            <text:p>0.38895</text:p>
          </table:table-cell>
          <table:table-cell table:formula="of:=[.G272]/[.D272]" office:value-type="float" office:value="1.0673710208562" calcext:value-type="float">
            <text:p>1.0673710208562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3822" calcext:value-type="float">
            <text:p>0.3822</text:p>
          </table:table-cell>
          <table:table-cell table:formula="of:=([.I272]+[.J272])/2" office:value-type="float" office:value="0.37125" calcext:value-type="float">
            <text:p>0.37125</text:p>
          </table:table-cell>
          <table:table-cell table:formula="of:=[.K272]/[.D272]" office:value-type="float" office:value="1.01879802414929" calcext:value-type="float">
            <text:p>1.01879802414929</text:p>
          </table:table-cell>
          <table:table-cell office:value-type="float" office:value="0.5917" calcext:value-type="float">
            <text:p>0.5917</text:p>
          </table:table-cell>
          <table:table-cell table:formula="of:=[.M272]/[.D272]" office:value-type="float" office:value="1.62376509330406" calcext:value-type="float">
            <text:p>1.62376509330406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83" calcext:value-type="float">
            <text:p>0.83</text:p>
          </table:table-cell>
          <table:table-cell office:value-type="float" office:value="0.851" calcext:value-type="float">
            <text:p>0.851</text:p>
          </table:table-cell>
          <table:table-cell table:formula="of:=([.B273]+[.C273])/2" office:value-type="float" office:value="0.8405" calcext:value-type="float">
            <text:p>0.8405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1737" calcext:value-type="float">
            <text:p>0.1737</text:p>
          </table:table-cell>
          <table:table-cell table:formula="of:=([.E273]+[.F273])/2" office:value-type="float" office:value="0.1628" calcext:value-type="float">
            <text:p>0.1628</text:p>
          </table:table-cell>
          <table:table-cell table:formula="of:=[.G273]/[.D273]" office:value-type="float" office:value="0.193694229625223" calcext:value-type="float">
            <text:p>0.193694229625223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1688" calcext:value-type="float">
            <text:p>0.1688</text:p>
          </table:table-cell>
          <table:table-cell table:formula="of:=([.I273]+[.J273])/2" office:value-type="float" office:value="0.1611" calcext:value-type="float">
            <text:p>0.1611</text:p>
          </table:table-cell>
          <table:table-cell table:formula="of:=[.K273]/[.D273]" office:value-type="float" office:value="0.191671624033314" calcext:value-type="float">
            <text:p>0.191671624033314</text:p>
          </table:table-cell>
          <table:table-cell office:value-type="float" office:value="0.1234" calcext:value-type="float">
            <text:p>0.1234</text:p>
          </table:table-cell>
          <table:table-cell table:formula="of:=[.M273]/[.D273]" office:value-type="float" office:value="0.146817370612731" calcext:value-type="float">
            <text:p>0.146817370612731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25" calcext:value-type="float">
            <text:p>0.2325</text:p>
          </table:table-cell>
          <table:table-cell table:formula="of:=([.B274]+[.C274])/2" office:value-type="float" office:value="0.22925" calcext:value-type="float">
            <text:p>0.229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54" calcext:value-type="float">
            <text:p>0.2554</text:p>
          </table:table-cell>
          <table:table-cell table:formula="of:=([.E274]+[.F274])/2" office:value-type="float" office:value="0.2452" calcext:value-type="float">
            <text:p>0.2452</text:p>
          </table:table-cell>
          <table:table-cell table:formula="of:=[.G274]/[.D274]" office:value-type="float" office:value="1.06957470010905" calcext:value-type="float">
            <text:p>1.06957470010905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271" calcext:value-type="float">
            <text:p>0.2271</text:p>
          </table:table-cell>
          <table:table-cell table:formula="of:=([.I274]+[.J274])/2" office:value-type="float" office:value="0.2305" calcext:value-type="float">
            <text:p>0.2305</text:p>
          </table:table-cell>
          <table:table-cell table:formula="of:=[.K274]/[.D274]" office:value-type="float" office:value="1.00545256270447" calcext:value-type="float">
            <text:p>1.00545256270447</text:p>
          </table:table-cell>
          <table:table-cell office:value-type="float" office:value="0.2229" calcext:value-type="float">
            <text:p>0.2229</text:p>
          </table:table-cell>
          <table:table-cell table:formula="of:=[.M274]/[.D274]" office:value-type="float" office:value="0.972300981461287" calcext:value-type="float">
            <text:p>0.972300981461287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2261" calcext:value-type="float">
            <text:p>0.2261</text:p>
          </table:table-cell>
          <table:table-cell table:formula="of:=([.B275]+[.C275])/2" office:value-type="float" office:value="0.22345" calcext:value-type="float">
            <text:p>0.22345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2262" calcext:value-type="float">
            <text:p>0.2262</text:p>
          </table:table-cell>
          <table:table-cell table:formula="of:=([.E275]+[.F275])/2" office:value-type="float" office:value="0.23735" calcext:value-type="float">
            <text:p>0.23735</text:p>
          </table:table-cell>
          <table:table-cell table:formula="of:=[.G275]/[.D275]" office:value-type="float" office:value="1.0622063101365" calcext:value-type="float">
            <text:p>1.0622063101365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2717" calcext:value-type="float">
            <text:p>0.2717</text:p>
          </table:table-cell>
          <table:table-cell table:formula="of:=([.I275]+[.J275])/2" office:value-type="float" office:value="0.24965" calcext:value-type="float">
            <text:p>0.24965</text:p>
          </table:table-cell>
          <table:table-cell table:formula="of:=[.K275]/[.D275]" office:value-type="float" office:value="1.11725218169613" calcext:value-type="float">
            <text:p>1.11725218169613</text:p>
          </table:table-cell>
          <table:table-cell office:value-type="float" office:value="0.2169" calcext:value-type="float">
            <text:p>0.2169</text:p>
          </table:table-cell>
          <table:table-cell table:formula="of:=[.M275]/[.D275]" office:value-type="float" office:value="0.970686954575968" calcext:value-type="float">
            <text:p>0.970686954575968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8394" calcext:value-type="float">
            <text:p>0.8394</text:p>
          </table:table-cell>
          <table:table-cell office:value-type="float" office:value="0.9138" calcext:value-type="float">
            <text:p>0.9138</text:p>
          </table:table-cell>
          <table:table-cell table:formula="of:=([.B276]+[.C276])/2" office:value-type="float" office:value="0.8766" calcext:value-type="float">
            <text:p>0.8766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27" calcext:value-type="float">
            <text:p>0.0327</text:p>
          </table:table-cell>
          <table:table-cell table:formula="of:=([.E276]+[.F276])/2" office:value-type="float" office:value="0.03195" calcext:value-type="float">
            <text:p>0.03195</text:p>
          </table:table-cell>
          <table:table-cell table:formula="of:=[.G276]/[.D276]" office:value-type="float" office:value="0.0364476386036961" calcext:value-type="float">
            <text:p>0.036447638603696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09" calcext:value-type="float">
            <text:p>0.0309</text:p>
          </table:table-cell>
          <table:table-cell table:formula="of:=([.I276]+[.J276])/2" office:value-type="float" office:value="0.03105" calcext:value-type="float">
            <text:p>0.03105</text:p>
          </table:table-cell>
          <table:table-cell table:formula="of:=[.K276]/[.D276]" office:value-type="float" office:value="0.0354209445585216" calcext:value-type="float">
            <text:p>0.035420944558522</text:p>
          </table:table-cell>
          <table:table-cell office:value-type="float" office:value="0.0275" calcext:value-type="float">
            <text:p>0.0275</text:p>
          </table:table-cell>
          <table:table-cell table:formula="of:=[.M276]/[.D276]" office:value-type="float" office:value="0.0313712069358887" calcext:value-type="float">
            <text:p>0.031371206935889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7601" calcext:value-type="float">
            <text:p>1.7601</text:p>
          </table:table-cell>
          <table:table-cell office:value-type="float" office:value="1.759" calcext:value-type="float">
            <text:p>1.759</text:p>
          </table:table-cell>
          <table:table-cell table:formula="of:=([.B277]+[.C277])/2" office:value-type="float" office:value="1.75955" calcext:value-type="float">
            <text:p>1.75955</text:p>
          </table:table-cell>
          <table:table-cell office:value-type="float" office:value="1.206" calcext:value-type="float">
            <text:p>1.206</text:p>
          </table:table-cell>
          <table:table-cell office:value-type="float" office:value="1.3727" calcext:value-type="float">
            <text:p>1.3727</text:p>
          </table:table-cell>
          <table:table-cell table:formula="of:=([.E277]+[.F277])/2" office:value-type="float" office:value="1.28935" calcext:value-type="float">
            <text:p>1.28935</text:p>
          </table:table-cell>
          <table:table-cell table:formula="of:=[.G277]/[.D277]" office:value-type="float" office:value="0.732772583899292" calcext:value-type="float">
            <text:p>0.732772583899292</text:p>
          </table:table-cell>
          <table:table-cell office:value-type="float" office:value="1.3209" calcext:value-type="float">
            <text:p>1.3209</text:p>
          </table:table-cell>
          <table:table-cell office:value-type="float" office:value="1.3526" calcext:value-type="float">
            <text:p>1.3526</text:p>
          </table:table-cell>
          <table:table-cell table:formula="of:=([.I277]+[.J277])/2" office:value-type="float" office:value="1.33675" calcext:value-type="float">
            <text:p>1.33675</text:p>
          </table:table-cell>
          <table:table-cell table:formula="of:=[.K277]/[.D277]" office:value-type="float" office:value="0.759711289818419" calcext:value-type="float">
            <text:p>0.759711289818419</text:p>
          </table:table-cell>
          <table:table-cell office:value-type="float" office:value="1.1762" calcext:value-type="float">
            <text:p>1.1762</text:p>
          </table:table-cell>
          <table:table-cell table:formula="of:=[.M277]/[.D277]" office:value-type="float" office:value="0.668466369242136" calcext:value-type="float">
            <text:p>0.668466369242136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9235" calcext:value-type="float">
            <text:p>0.9235</text:p>
          </table:table-cell>
          <table:table-cell table:formula="of:=([.B278]+[.C278])/2" office:value-type="float" office:value="0.89795" calcext:value-type="float">
            <text:p>0.89795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939" calcext:value-type="float">
            <text:p>0.939</text:p>
          </table:table-cell>
          <table:table-cell table:formula="of:=([.E278]+[.F278])/2" office:value-type="float" office:value="0.91645" calcext:value-type="float">
            <text:p>0.91645</text:p>
          </table:table-cell>
          <table:table-cell table:formula="of:=[.G278]/[.D278]" office:value-type="float" office:value="1.02060248343449" calcext:value-type="float">
            <text:p>1.02060248343449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8605" calcext:value-type="float">
            <text:p>0.8605</text:p>
          </table:table-cell>
          <table:table-cell table:formula="of:=([.I278]+[.J278])/2" office:value-type="float" office:value="0.8792" calcext:value-type="float">
            <text:p>0.8792</text:p>
          </table:table-cell>
          <table:table-cell table:formula="of:=[.K278]/[.D278]" office:value-type="float" office:value="0.979119104627206" calcext:value-type="float">
            <text:p>0.979119104627206</text:p>
          </table:table-cell>
          <table:table-cell office:value-type="float" office:value="0.8288" calcext:value-type="float">
            <text:p>0.8288</text:p>
          </table:table-cell>
          <table:table-cell table:formula="of:=[.M278]/[.D278]" office:value-type="float" office:value="0.922991257865137" calcext:value-type="float">
            <text:p>0.922991257865137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294" calcext:value-type="float">
            <text:p>0.9294</text:p>
          </table:table-cell>
          <table:table-cell table:formula="of:=([.B279]+[.C279])/2" office:value-type="float" office:value="0.94915" calcext:value-type="float">
            <text:p>0.94915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2118" calcext:value-type="float">
            <text:p>0.2118</text:p>
          </table:table-cell>
          <table:table-cell table:formula="of:=([.E279]+[.F279])/2" office:value-type="float" office:value="0.2093" calcext:value-type="float">
            <text:p>0.2093</text:p>
          </table:table-cell>
          <table:table-cell table:formula="of:=[.G279]/[.D279]" office:value-type="float" office:value="0.220513090660064" calcext:value-type="float">
            <text:p>0.220513090660064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2024" calcext:value-type="float">
            <text:p>0.2024</text:p>
          </table:table-cell>
          <table:table-cell table:formula="of:=([.I279]+[.J279])/2" office:value-type="float" office:value="0.2251" calcext:value-type="float">
            <text:p>0.2251</text:p>
          </table:table-cell>
          <table:table-cell table:formula="of:=[.K279]/[.D279]" office:value-type="float" office:value="0.23715956382026" calcext:value-type="float">
            <text:p>0.23715956382026</text:p>
          </table:table-cell>
          <table:table-cell office:value-type="float" office:value="0.1887" calcext:value-type="float">
            <text:p>0.1887</text:p>
          </table:table-cell>
          <table:table-cell table:formula="of:=[.M279]/[.D279]" office:value-type="float" office:value="0.198809461096771" calcext:value-type="float">
            <text:p>0.198809461096771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287" calcext:value-type="float">
            <text:p>0.287</text:p>
          </table:table-cell>
          <table:table-cell office:value-type="float" office:value="0.3179" calcext:value-type="float">
            <text:p>0.3179</text:p>
          </table:table-cell>
          <table:table-cell table:formula="of:=([.B280]+[.C280])/2" office:value-type="float" office:value="0.30245" calcext:value-type="float">
            <text:p>0.30245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2991" calcext:value-type="float">
            <text:p>0.2991</text:p>
          </table:table-cell>
          <table:table-cell table:formula="of:=([.E280]+[.F280])/2" office:value-type="float" office:value="0.29615" calcext:value-type="float">
            <text:p>0.29615</text:p>
          </table:table-cell>
          <table:table-cell table:formula="of:=[.G280]/[.D280]" office:value-type="float" office:value="0.97917011076211" calcext:value-type="float">
            <text:p>0.97917011076211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2898" calcext:value-type="float">
            <text:p>0.2898</text:p>
          </table:table-cell>
          <table:table-cell table:formula="of:=([.I280]+[.J280])/2" office:value-type="float" office:value="0.29405" calcext:value-type="float">
            <text:p>0.29405</text:p>
          </table:table-cell>
          <table:table-cell table:formula="of:=[.K280]/[.D280]" office:value-type="float" office:value="0.972226814349479" calcext:value-type="float">
            <text:p>0.972226814349479</text:p>
          </table:table-cell>
          <table:table-cell office:value-type="float" office:value="0.2732" calcext:value-type="float">
            <text:p>0.2732</text:p>
          </table:table-cell>
          <table:table-cell table:formula="of:=[.M280]/[.D280]" office:value-type="float" office:value="0.903289799966937" calcext:value-type="float">
            <text:p>0.903289799966937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304" calcext:value-type="float">
            <text:p>0.304</text:p>
          </table:table-cell>
          <table:table-cell table:formula="of:=([.B281]+[.C281])/2" office:value-type="float" office:value="0.30195" calcext:value-type="float">
            <text:p>0.30195</text:p>
          </table:table-cell>
          <table:table-cell office:value-type="float" office:value="0.3096" calcext:value-type="float">
            <text:p>0.3096</text:p>
          </table:table-cell>
          <table:table-cell office:value-type="float" office:value="0.3113" calcext:value-type="float">
            <text:p>0.3113</text:p>
          </table:table-cell>
          <table:table-cell table:formula="of:=([.E281]+[.F281])/2" office:value-type="float" office:value="0.31045" calcext:value-type="float">
            <text:p>0.31045</text:p>
          </table:table-cell>
          <table:table-cell table:formula="of:=[.G281]/[.D281]" office:value-type="float" office:value="1.02815035601921" calcext:value-type="float">
            <text:p>1.02815035601921</text:p>
          </table:table-cell>
          <table:table-cell office:value-type="float" office:value="0.3192" calcext:value-type="float">
            <text:p>0.3192</text:p>
          </table:table-cell>
          <table:table-cell office:value-type="float" office:value="0.3088" calcext:value-type="float">
            <text:p>0.3088</text:p>
          </table:table-cell>
          <table:table-cell table:formula="of:=([.I281]+[.J281])/2" office:value-type="float" office:value="0.314" calcext:value-type="float">
            <text:p>0.314</text:p>
          </table:table-cell>
          <table:table-cell table:formula="of:=[.K281]/[.D281]" office:value-type="float" office:value="1.03990726941547" calcext:value-type="float">
            <text:p>1.03990726941547</text:p>
          </table:table-cell>
          <table:table-cell office:value-type="float" office:value="0.3327" calcext:value-type="float">
            <text:p>0.3327</text:p>
          </table:table-cell>
          <table:table-cell table:formula="of:=[.M281]/[.D281]" office:value-type="float" office:value="1.10183805265772" calcext:value-type="float">
            <text:p>1.10183805265772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1.9562" calcext:value-type="float">
            <text:p>1.9562</text:p>
          </table:table-cell>
          <table:table-cell office:value-type="float" office:value="2.038" calcext:value-type="float">
            <text:p>2.038</text:p>
          </table:table-cell>
          <table:table-cell table:formula="of:=([.B282]+[.C282])/2" office:value-type="float" office:value="1.9971" calcext:value-type="float">
            <text:p>1.9971</text:p>
          </table:table-cell>
          <table:table-cell office:value-type="float" office:value="2.0835" calcext:value-type="float">
            <text:p>2.0835</text:p>
          </table:table-cell>
          <table:table-cell office:value-type="float" office:value="2.123" calcext:value-type="float">
            <text:p>2.123</text:p>
          </table:table-cell>
          <table:table-cell table:formula="of:=([.E282]+[.F282])/2" office:value-type="float" office:value="2.10325" calcext:value-type="float">
            <text:p>2.10325</text:p>
          </table:table-cell>
          <table:table-cell table:formula="of:=[.G282]/[.D282]" office:value-type="float" office:value="1.05315207050223" calcext:value-type="float">
            <text:p>1.05315207050223</text:p>
          </table:table-cell>
          <table:table-cell office:value-type="float" office:value="1.9557" calcext:value-type="float">
            <text:p>1.9557</text:p>
          </table:table-cell>
          <table:table-cell office:value-type="float" office:value="1.991" calcext:value-type="float">
            <text:p>1.991</text:p>
          </table:table-cell>
          <table:table-cell table:formula="of:=([.I282]+[.J282])/2" office:value-type="float" office:value="1.97335" calcext:value-type="float">
            <text:p>1.97335</text:p>
          </table:table-cell>
          <table:table-cell table:formula="of:=[.K282]/[.D282]" office:value-type="float" office:value="0.988107756246558" calcext:value-type="float">
            <text:p>0.988107756246558</text:p>
          </table:table-cell>
          <table:table-cell office:value-type="float" office:value="1.5878" calcext:value-type="float">
            <text:p>1.5878</text:p>
          </table:table-cell>
          <table:table-cell table:formula="of:=[.M282]/[.D282]" office:value-type="float" office:value="0.795052826598568" calcext:value-type="float">
            <text:p>0.795052826598568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1.0924" calcext:value-type="float">
            <text:p>1.0924</text:p>
          </table:table-cell>
          <table:table-cell office:value-type="float" office:value="1.1201" calcext:value-type="float">
            <text:p>1.1201</text:p>
          </table:table-cell>
          <table:table-cell table:formula="of:=([.B283]+[.C283])/2" office:value-type="float" office:value="1.10625" calcext:value-type="float">
            <text:p>1.10625</text:p>
          </table:table-cell>
          <table:table-cell office:value-type="float" office:value="1.2017" calcext:value-type="float">
            <text:p>1.2017</text:p>
          </table:table-cell>
          <table:table-cell office:value-type="float" office:value="1.1552" calcext:value-type="float">
            <text:p>1.1552</text:p>
          </table:table-cell>
          <table:table-cell table:formula="of:=([.E283]+[.F283])/2" office:value-type="float" office:value="1.17845" calcext:value-type="float">
            <text:p>1.17845</text:p>
          </table:table-cell>
          <table:table-cell table:formula="of:=[.G283]/[.D283]" office:value-type="float" office:value="1.06526553672316" calcext:value-type="float">
            <text:p>1.06526553672316</text:p>
          </table:table-cell>
          <table:table-cell office:value-type="float" office:value="1.1801" calcext:value-type="float">
            <text:p>1.1801</text:p>
          </table:table-cell>
          <table:table-cell office:value-type="float" office:value="1.1293" calcext:value-type="float">
            <text:p>1.1293</text:p>
          </table:table-cell>
          <table:table-cell table:formula="of:=([.I283]+[.J283])/2" office:value-type="float" office:value="1.1547" calcext:value-type="float">
            <text:p>1.1547</text:p>
          </table:table-cell>
          <table:table-cell table:formula="of:=[.K283]/[.D283]" office:value-type="float" office:value="1.04379661016949" calcext:value-type="float">
            <text:p>1.04379661016949</text:p>
          </table:table-cell>
          <table:table-cell office:value-type="float" office:value="1.9387" calcext:value-type="float">
            <text:p>1.9387</text:p>
          </table:table-cell>
          <table:table-cell table:formula="of:=[.M283]/[.D283]" office:value-type="float" office:value="1.75249717514124" calcext:value-type="float">
            <text:p>1.75249717514124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2226" calcext:value-type="float">
            <text:p>0.2226</text:p>
          </table:table-cell>
          <table:table-cell table:formula="of:=([.B284]+[.C284])/2" office:value-type="float" office:value="0.21915" calcext:value-type="float">
            <text:p>0.21915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2245" calcext:value-type="float">
            <text:p>0.2245</text:p>
          </table:table-cell>
          <table:table-cell table:formula="of:=([.E284]+[.F284])/2" office:value-type="float" office:value="0.2234" calcext:value-type="float">
            <text:p>0.2234</text:p>
          </table:table-cell>
          <table:table-cell table:formula="of:=[.G284]/[.D284]" office:value-type="float" office:value="1.01939310974219" calcext:value-type="float">
            <text:p>1.01939310974219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2168" calcext:value-type="float">
            <text:p>0.2168</text:p>
          </table:table-cell>
          <table:table-cell table:formula="of:=([.I284]+[.J284])/2" office:value-type="float" office:value="0.22005" calcext:value-type="float">
            <text:p>0.22005</text:p>
          </table:table-cell>
          <table:table-cell table:formula="of:=[.K284]/[.D284]" office:value-type="float" office:value="1.0041067761807" calcext:value-type="float">
            <text:p>1.0041067761807</text:p>
          </table:table-cell>
          <table:table-cell office:value-type="float" office:value="0.215" calcext:value-type="float">
            <text:p>0.215</text:p>
          </table:table-cell>
          <table:table-cell table:formula="of:=[.M284]/[.D284]" office:value-type="float" office:value="0.981063198722336" calcext:value-type="float">
            <text:p>0.981063198722336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1.5124" calcext:value-type="float">
            <text:p>1.5124</text:p>
          </table:table-cell>
          <table:table-cell office:value-type="float" office:value="1.5687" calcext:value-type="float">
            <text:p>1.5687</text:p>
          </table:table-cell>
          <table:table-cell table:formula="of:=([.B285]+[.C285])/2" office:value-type="float" office:value="1.54055" calcext:value-type="float">
            <text:p>1.5405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52" calcext:value-type="float">
            <text:p>0.0052</text:p>
          </table:table-cell>
          <table:table-cell table:formula="of:=([.E285]+[.F285])/2" office:value-type="float" office:value="0.00545" calcext:value-type="float">
            <text:p>0.00545</text:p>
          </table:table-cell>
          <table:table-cell table:formula="of:=[.G285]/[.D285]" office:value-type="float" office:value="0.0035376975755412" calcext:value-type="float">
            <text:p>0.00353769757554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58" calcext:value-type="float">
            <text:p>0.0058</text:p>
          </table:table-cell>
          <table:table-cell table:formula="of:=([.I285]+[.J285])/2" office:value-type="float" office:value="0.0056" calcext:value-type="float">
            <text:p>0.0056</text:p>
          </table:table-cell>
          <table:table-cell table:formula="of:=[.K285]/[.D285]" office:value-type="float" office:value="0.00363506539872124" calcext:value-type="float">
            <text:p>0.003635065398721</text:p>
          </table:table-cell>
          <table:table-cell office:value-type="float" office:value="0.0048" calcext:value-type="float">
            <text:p>0.0048</text:p>
          </table:table-cell>
          <table:table-cell table:formula="of:=[.M285]/[.D285]" office:value-type="float" office:value="0.00311577034176106" calcext:value-type="float">
            <text:p>0.003115770341761</text:p>
          </table:table-cell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formula="of:=SUM([.B2:.B285])" office:value-type="float" office:value="170.137" calcext:value-type="float">
            <text:p>170.137</text:p>
          </table:table-cell>
          <table:table-cell table:formula="of:=SUM([.C2:.C285])" office:value-type="float" office:value="173.2887" calcext:value-type="float">
            <text:p>173.2887</text:p>
          </table:table-cell>
          <table:table-cell table:formula="of:=SUM([.D2:.D285])" office:value-type="float" office:value="171.71285" calcext:value-type="float">
            <text:p>171.71285</text:p>
          </table:table-cell>
          <table:table-cell table:formula="of:=SUM([.E2:.E285])" office:value-type="float" office:value="153.4491" calcext:value-type="float">
            <text:p>153.4491</text:p>
          </table:table-cell>
          <table:table-cell table:formula="of:=SUM([.F2:.F285])" office:value-type="float" office:value="154.7705" calcext:value-type="float">
            <text:p>154.7705</text:p>
          </table:table-cell>
          <table:table-cell table:formula="of:=SUM([.G2:.G285])" office:value-type="float" office:value="154.1098" calcext:value-type="float">
            <text:p>154.1098</text:p>
          </table:table-cell>
          <table:table-cell table:formula="of:=[.G286]/[.D286]" office:value-type="float" office:value="0.897485540540501" calcext:value-type="float">
            <text:p>0.897485540540501</text:p>
          </table:table-cell>
          <table:table-cell table:formula="of:=SUM([.I2:.I285])" office:value-type="float" office:value="138.522" calcext:value-type="float">
            <text:p>138.522</text:p>
          </table:table-cell>
          <table:table-cell table:formula="of:=SUM([.J2:.J285])" office:value-type="float" office:value="137.2269" calcext:value-type="float">
            <text:p>137.2269</text:p>
          </table:table-cell>
          <table:table-cell table:formula="of:=SUM([.K2:.K285])" office:value-type="float" office:value="137.87445" calcext:value-type="float">
            <text:p>137.87445</text:p>
          </table:table-cell>
          <table:table-cell table:formula="of:=[.K286]/[.D286]" office:value-type="float" office:value="0.802936122718829" calcext:value-type="float">
            <text:p>0.802936122718829</text:p>
          </table:table-cell>
          <table:table-cell table:formula="of:=SUM([.M2:.M285])" office:value-type="float" office:value="6324.7617" calcext:value-type="float">
            <text:p>6324.7617</text:p>
          </table:table-cell>
          <table:table-cell table:formula="of:=[.M286]/[.D286]" office:value-type="float" office:value="36.8333627914277" calcext:value-type="float">
            <text:p>36.8333627914277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Faster Rules</text:p>
          </table:table-cell>
          <table:table-cell table:number-columns-repeated="6"/>
          <table:table-cell table:style-name="Default" table:formula="of:=COUNTIF([.H2:.H285];&quot;&lt;1.0&quot;)" office:value-type="float" office:value="104" calcext:value-type="float">
            <text:p>104</text:p>
          </table:table-cell>
          <table:table-cell table:number-columns-repeated="3"/>
          <table:table-cell table:style-name="Default" table:formula="of:=COUNTIF([.L2:.L285];&quot;&lt;1.0&quot;)" office:value-type="float" office:value="174" calcext:value-type="float">
            <text:p>174</text:p>
          </table:table-cell>
          <table:table-cell/>
          <table:table-cell table:style-name="Default" table:formula="of:=COUNTIF([.N2:.N285];&quot;&lt;1.0&quot;)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lower Rules</text:p>
          </table:table-cell>
          <table:table-cell table:number-columns-repeated="6"/>
          <table:table-cell table:style-name="Default" table:formula="of:=COUNTIF([.H2:.H285];&quot;&gt;1.0&quot;)" office:value-type="float" office:value="177" calcext:value-type="float">
            <text:p>177</text:p>
          </table:table-cell>
          <table:table-cell table:number-columns-repeated="3"/>
          <table:table-cell table:style-name="Default" table:formula="of:=COUNTIF([.L2:.L285];&quot;&gt;1.0&quot;)" office:value-type="float" office:value="107" calcext:value-type="float">
            <text:p>107</text:p>
          </table:table-cell>
          <table:table-cell/>
          <table:table-cell table:style-name="Default" table:formula="of:=COUNTIF([.N2:.N285];&quot;&gt;1.0&quot;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ules, more than 25% slower</text:p>
          </table:table-cell>
          <table:table-cell table:number-columns-repeated="6"/>
          <table:table-cell table:style-name="Default" table:formula="of:=COUNTIF([.H2:.H285]; &quot;&gt;1.25&quot;)" office:value-type="float" office:value="5" calcext:value-type="float">
            <text:p>5</text:p>
          </table:table-cell>
          <table:table-cell table:number-columns-repeated="3"/>
          <table:table-cell table:style-name="Default" table:formula="of:=COUNTIF([.L2:.L285]; &quot;&gt;1.25&quot;)" office:value-type="float" office:value="5" calcext:value-type="float">
            <text:p>5</text:p>
          </table:table-cell>
          <table:table-cell/>
          <table:table-cell table:style-name="Default" table:formula="of:=COUNTIF([.N2:.N285]; &quot;&gt;1.25&quot;)" office:value-type="float" office:value="61" calcext:value-type="float">
            <text:p>61</text:p>
          </table:table-cell>
        </table:table-row>
        <calcext:conditional-formats>
          <calcext:conditional-format calcext:target-range-address="Sheet1.H2:Sheet1.H286">
            <calcext:condition calcext:apply-style-name="Good" calcext:value="&lt;1" calcext:base-cell-address="Sheet1.H2"/>
            <calcext:condition calcext:apply-style-name="Warning" calcext:value="between(1,1.25)" calcext:base-cell-address="Sheet1.H2"/>
            <calcext:condition calcext:apply-style-name="Bad" calcext:value="&gt;1.25" calcext:base-cell-address="Sheet1.H2"/>
          </calcext:conditional-format>
          <calcext:conditional-format calcext:target-range-address="Sheet1.L2:Sheet1.L286">
            <calcext:condition calcext:apply-style-name="Good" calcext:value="&lt;1" calcext:base-cell-address="Sheet1.L2"/>
            <calcext:condition calcext:apply-style-name="Warning" calcext:value="between(1,1.25)" calcext:base-cell-address="Sheet1.L2"/>
            <calcext:condition calcext:apply-style-name="Bad" calcext:value="&gt;1.25" calcext:base-cell-address="Sheet1.L2"/>
          </calcext:conditional-format>
          <calcext:conditional-format calcext:target-range-address="Sheet1.N2:Sheet1.N286">
            <calcext:condition calcext:apply-style-name="Good" calcext:value="&lt;1" calcext:base-cell-address="Sheet1.N2"/>
            <calcext:condition calcext:apply-style-name="Warning" calcext:value="between(1,1.25)" calcext:base-cell-address="Sheet1.N2"/>
            <calcext:condition calcext:apply-style-name="Bad" calcext:value="&gt;1.25" calcext:base-cell-address="Sheet1.N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7:35:34.257175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9T16:20:22.291119562</meta:creation-date>
    <dc:date>2020-03-29T17:50:10.442328042</dc:date>
    <meta:editing-duration>PT52M42S</meta:editing-duration>
    <meta:editing-cycles>10</meta:editing-cycles>
    <meta:generator>LibreOffice/6.4.1.2$Linux_X86_64 LibreOffice_project/40$Build-2</meta:generator>
    <meta:document-statistic meta:table-count="1" meta:cell-count="4015" meta:object-count="0"/>
  </office:meta>
</office:document-meta>
</file>